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45.28mm"/>
    </style:style>
    <style:style style:name="co4" style:family="table-column">
      <style:table-column-properties fo:break-before="auto" style:column-width="44.2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39.3mm"/>
    </style:style>
    <style:style style:name="co7" style:family="table-column">
      <style:table-column-properties fo:break-before="auto" style:column-width="45.01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25mm"/>
    </style:style>
    <style:style style:name="co11" style:family="table-column">
      <style:table-column-properties fo:break-before="auto" style:column-width="43.52mm"/>
    </style:style>
    <style:style style:name="co12" style:family="table-column">
      <style:table-column-properties fo:break-before="auto" style:column-width="42.16mm"/>
    </style:style>
    <style:style style:name="co13" style:family="table-column">
      <style:table-column-properties fo:break-before="auto" style:column-width="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o.rudyc.auth_account</text:p>
          </table:table-cell>
          <table:table-cell office:value-type="string" calcext:value-type="string">
            <text:p><text:s/>go.rudyc.create_account</text:p>
          </table:table-cell>
          <table:table-cell office:value-type="string" calcext:value-type="string">
            <text:p><text:s/>go.rudyc.create_character</text:p>
          </table:table-cell>
          <table:table-cell office:value-type="string" calcext:value-type="string">
            <text:p><text:s/>go.rudyc.move_character</text:p>
          </table:table-cell>
          <table:table-cell office:value-type="string" calcext:value-type="string">
            <text:p><text:s/>go.rudyc.receive_chats</text:p>
          </table:table-cell>
          <table:table-cell office:value-type="string" calcext:value-type="string">
            <text:p><text:s/>go.rudyc.roi_character</text:p>
          </table:table-cell>
          <table:table-cell office:value-type="string" calcext:value-type="string">
            <text:p><text:s/>go.rudyc.select_character</text:p>
          </table:table-cell>
          <table:table-cell office:value-type="string" calcext:value-type="string">
            <text:p><text:s/>go.rudyc.send_chat</text:p>
          </table:table-cell>
          <table:table-cell/>
        </table:table-row>
        <table:table-row table:style-name="ro1">
          <table:table-cell office:value-type="float" office:value="0.080614291" calcext:value-type="float">
            <text:p>0,080614291</text:p>
          </table:table-cell>
          <table:table-cell office:value-type="float" office:value="0.169129373" calcext:value-type="float">
            <text:p>0,169129373</text:p>
          </table:table-cell>
          <table:table-cell office:value-type="float" office:value="0.024543559" calcext:value-type="float">
            <text:p>0,024543559</text:p>
          </table:table-cell>
          <table:table-cell office:value-type="float" office:value="0.00085441" calcext:value-type="float">
            <text:p>0,00085441</text:p>
          </table:table-cell>
          <table:table-cell office:value-type="float" office:value="0.000916779" calcext:value-type="float">
            <text:p>0,000916779</text:p>
          </table:table-cell>
          <table:table-cell office:value-type="float" office:value="0.007082293" calcext:value-type="float">
            <text:p>0,007082293</text:p>
          </table:table-cell>
          <table:table-cell office:value-type="float" office:value="0.001046235" calcext:value-type="float">
            <text:p>0,001046235</text:p>
          </table:table-cell>
          <table:table-cell office:value-type="float" office:value="0.000988835" calcext:value-type="float">
            <text:p>0,00098883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30759" calcext:value-type="float">
            <text:p>0,000930759</text:p>
          </table:table-cell>
          <table:table-cell office:value-type="float" office:value="0.00107118" calcext:value-type="float">
            <text:p>0,00107118</text:p>
          </table:table-cell>
          <table:table-cell office:value-type="float" office:value="0.008782886" calcext:value-type="float">
            <text:p>0,008782886</text:p>
          </table:table-cell>
          <table:table-cell office:value-type="float" office:value="0" calcext:value-type="float">
            <text:p>0</text:p>
          </table:table-cell>
          <table:table-cell office:value-type="float" office:value="0.000909879" calcext:value-type="float">
            <text:p>0,00090987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55506" calcext:value-type="float">
            <text:p>0,000955506</text:p>
          </table:table-cell>
          <table:table-cell office:value-type="float" office:value="0.001150786" calcext:value-type="float">
            <text:p>0,001150786</text:p>
          </table:table-cell>
          <table:table-cell office:value-type="float" office:value="0.009519839" calcext:value-type="float">
            <text:p>0,009519839</text:p>
          </table:table-cell>
          <table:table-cell office:value-type="float" office:value="0" calcext:value-type="float">
            <text:p>0</text:p>
          </table:table-cell>
          <table:table-cell office:value-type="float" office:value="0.001210777" calcext:value-type="float">
            <text:p>0,00121077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035253" calcext:value-type="float">
            <text:p>0,001035253</text:p>
          </table:table-cell>
          <table:table-cell office:value-type="float" office:value="0.001208716" calcext:value-type="float">
            <text:p>0,001208716</text:p>
          </table:table-cell>
          <table:table-cell office:value-type="float" office:value="0.009038269" calcext:value-type="float">
            <text:p>0,009038269</text:p>
          </table:table-cell>
          <table:table-cell office:value-type="float" office:value="0" calcext:value-type="float">
            <text:p>0</text:p>
          </table:table-cell>
          <table:table-cell office:value-type="float" office:value="0.000929532" calcext:value-type="float">
            <text:p>0,00092953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123862" calcext:value-type="float">
            <text:p>0,001123862</text:p>
          </table:table-cell>
          <table:table-cell office:value-type="float" office:value="0.001105643" calcext:value-type="float">
            <text:p>0,001105643</text:p>
          </table:table-cell>
          <table:table-cell office:value-type="float" office:value="0.008386172" calcext:value-type="float">
            <text:p>0,008386172</text:p>
          </table:table-cell>
          <table:table-cell office:value-type="float" office:value="0" calcext:value-type="float">
            <text:p>0</text:p>
          </table:table-cell>
          <table:table-cell office:value-type="float" office:value="0.001431302" calcext:value-type="float">
            <text:p>0,00143130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029121" calcext:value-type="float">
            <text:p>0,001029121</text:p>
          </table:table-cell>
          <table:table-cell office:value-type="float" office:value="0.001070542" calcext:value-type="float">
            <text:p>0,001070542</text:p>
          </table:table-cell>
          <table:table-cell office:value-type="float" office:value="0.009962024" calcext:value-type="float">
            <text:p>0,009962024</text:p>
          </table:table-cell>
          <table:table-cell office:value-type="float" office:value="0" calcext:value-type="float">
            <text:p>0</text:p>
          </table:table-cell>
          <table:table-cell office:value-type="float" office:value="0.001421592" calcext:value-type="float">
            <text:p>0,001421592</text:p>
          </table:table-cell>
          <table:table-cell/>
        </table:table-row>
        <table:table-row table:style-name="ro1">
          <table:table-cell office:value-type="float" office:value="0.008065955" calcext:value-type="float">
            <text:p>0,008065955</text:p>
          </table:table-cell>
          <table:table-cell office:value-type="float" office:value="0.054001368" calcext:value-type="float">
            <text:p>0,054001368</text:p>
          </table:table-cell>
          <table:table-cell office:value-type="float" office:value="0.022501046" calcext:value-type="float">
            <text:p>0,022501046</text:p>
          </table:table-cell>
          <table:table-cell office:value-type="float" office:value="0.001385851" calcext:value-type="float">
            <text:p>0,001385851</text:p>
          </table:table-cell>
          <table:table-cell office:value-type="float" office:value="0.001133087" calcext:value-type="float">
            <text:p>0,001133087</text:p>
          </table:table-cell>
          <table:table-cell office:value-type="float" office:value="0.009399907" calcext:value-type="float">
            <text:p>0,009399907</text:p>
          </table:table-cell>
          <table:table-cell office:value-type="float" office:value="0.001004912" calcext:value-type="float">
            <text:p>0,001004912</text:p>
          </table:table-cell>
          <table:table-cell office:value-type="float" office:value="0.000891839" calcext:value-type="float">
            <text:p>0,00089183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101358" calcext:value-type="float">
            <text:p>0,001101358</text:p>
          </table:table-cell>
          <table:table-cell office:value-type="float" office:value="0.001001964" calcext:value-type="float">
            <text:p>0,001001964</text:p>
          </table:table-cell>
          <table:table-cell office:value-type="float" office:value="0.009313173" calcext:value-type="float">
            <text:p>0,009313173</text:p>
          </table:table-cell>
          <table:table-cell office:value-type="float" office:value="0" calcext:value-type="float">
            <text:p>0</text:p>
          </table:table-cell>
          <table:table-cell office:value-type="float" office:value="0.00126285" calcext:value-type="float">
            <text:p>0,0012628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137942" calcext:value-type="float">
            <text:p>0,001137942</text:p>
          </table:table-cell>
          <table:table-cell office:value-type="float" office:value="0.001174829" calcext:value-type="float">
            <text:p>0,001174829</text:p>
          </table:table-cell>
          <table:table-cell office:value-type="float" office:value="0.008021216" calcext:value-type="float">
            <text:p>0,008021216</text:p>
          </table:table-cell>
          <table:table-cell office:value-type="float" office:value="0" calcext:value-type="float">
            <text:p>0</text:p>
          </table:table-cell>
          <table:table-cell office:value-type="float" office:value="0.00134602" calcext:value-type="float">
            <text:p>0,0013460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36373" calcext:value-type="float">
            <text:p>0,000936373</text:p>
          </table:table-cell>
          <table:table-cell office:value-type="float" office:value="0.000926891" calcext:value-type="float">
            <text:p>0,000926891</text:p>
          </table:table-cell>
          <table:table-cell office:value-type="float" office:value="0.007707151" calcext:value-type="float">
            <text:p>0,007707151</text:p>
          </table:table-cell>
          <table:table-cell office:value-type="float" office:value="0" calcext:value-type="float">
            <text:p>0</text:p>
          </table:table-cell>
          <table:table-cell office:value-type="float" office:value="0.001070002" calcext:value-type="float">
            <text:p>0,00107000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086635" calcext:value-type="float">
            <text:p>0,001086635</text:p>
          </table:table-cell>
          <table:table-cell office:value-type="float" office:value="0.001108761" calcext:value-type="float">
            <text:p>0,001108761</text:p>
          </table:table-cell>
          <table:table-cell office:value-type="float" office:value="0.011016703" calcext:value-type="float">
            <text:p>0,011016703</text:p>
          </table:table-cell>
          <table:table-cell office:value-type="float" office:value="0" calcext:value-type="float">
            <text:p>0</text:p>
          </table:table-cell>
          <table:table-cell office:value-type="float" office:value="0.001304561" calcext:value-type="float">
            <text:p>0,00130456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49584" calcext:value-type="float">
            <text:p>0,000949584</text:p>
          </table:table-cell>
          <table:table-cell office:value-type="float" office:value="0.000894261" calcext:value-type="float">
            <text:p>0,000894261</text:p>
          </table:table-cell>
          <table:table-cell office:value-type="float" office:value="0.008520421" calcext:value-type="float">
            <text:p>0,008520421</text:p>
          </table:table-cell>
          <table:table-cell office:value-type="float" office:value="0" calcext:value-type="float">
            <text:p>0</text:p>
          </table:table-cell>
          <table:table-cell office:value-type="float" office:value="0.001036985" calcext:value-type="float">
            <text:p>0,001036985</text:p>
          </table:table-cell>
          <table:table-cell/>
        </table:table-row>
        <table:table-row table:style-name="ro1">
          <table:table-cell office:value-type="float" office:value="0.007954407" calcext:value-type="float">
            <text:p>0,007954407</text:p>
          </table:table-cell>
          <table:table-cell office:value-type="float" office:value="0.030480418" calcext:value-type="float">
            <text:p>0,030480418</text:p>
          </table:table-cell>
          <table:table-cell office:value-type="float" office:value="0.024626719" calcext:value-type="float">
            <text:p>0,024626719</text:p>
          </table:table-cell>
          <table:table-cell office:value-type="float" office:value="0.000949853" calcext:value-type="float">
            <text:p>0,000949853</text:p>
          </table:table-cell>
          <table:table-cell office:value-type="float" office:value="0.001091302" calcext:value-type="float">
            <text:p>0,001091302</text:p>
          </table:table-cell>
          <table:table-cell office:value-type="float" office:value="0.008984468" calcext:value-type="float">
            <text:p>0,008984468</text:p>
          </table:table-cell>
          <table:table-cell office:value-type="float" office:value="0.000936211" calcext:value-type="float">
            <text:p>0,000936211</text:p>
          </table:table-cell>
          <table:table-cell office:value-type="float" office:value="0.001067355" calcext:value-type="float">
            <text:p>0,00106735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88202" calcext:value-type="float">
            <text:p>0,00088202</text:p>
          </table:table-cell>
          <table:table-cell office:value-type="float" office:value="0.000901931" calcext:value-type="float">
            <text:p>0,000901931</text:p>
          </table:table-cell>
          <table:table-cell office:value-type="float" office:value="0.006742739" calcext:value-type="float">
            <text:p>0,006742739</text:p>
          </table:table-cell>
          <table:table-cell office:value-type="float" office:value="0" calcext:value-type="float">
            <text:p>0</text:p>
          </table:table-cell>
          <table:table-cell office:value-type="float" office:value="0.001182946" calcext:value-type="float">
            <text:p>0,00118294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863505" calcext:value-type="float">
            <text:p>0,000863505</text:p>
          </table:table-cell>
          <table:table-cell office:value-type="float" office:value="0.00092629" calcext:value-type="float">
            <text:p>0,00092629</text:p>
          </table:table-cell>
          <table:table-cell office:value-type="float" office:value="0.009932391" calcext:value-type="float">
            <text:p>0,009932391</text:p>
          </table:table-cell>
          <table:table-cell office:value-type="float" office:value="0" calcext:value-type="float">
            <text:p>0</text:p>
          </table:table-cell>
          <table:table-cell office:value-type="float" office:value="0.001319656" calcext:value-type="float">
            <text:p>0,00131965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43946" calcext:value-type="float">
            <text:p>0,000943946</text:p>
          </table:table-cell>
          <table:table-cell office:value-type="float" office:value="0.001050665" calcext:value-type="float">
            <text:p>0,001050665</text:p>
          </table:table-cell>
          <table:table-cell office:value-type="float" office:value="0.01369535" calcext:value-type="float">
            <text:p>0,01369535</text:p>
          </table:table-cell>
          <table:table-cell office:value-type="float" office:value="0" calcext:value-type="float">
            <text:p>0</text:p>
          </table:table-cell>
          <table:table-cell office:value-type="float" office:value="0.001061624" calcext:value-type="float">
            <text:p>0,00106162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322766" calcext:value-type="float">
            <text:p>0,001322766</text:p>
          </table:table-cell>
          <table:table-cell office:value-type="float" office:value="0.001323249" calcext:value-type="float">
            <text:p>0,001323249</text:p>
          </table:table-cell>
          <table:table-cell office:value-type="float" office:value="0.007829792" calcext:value-type="float">
            <text:p>0,007829792</text:p>
          </table:table-cell>
          <table:table-cell office:value-type="float" office:value="0" calcext:value-type="float">
            <text:p>0</text:p>
          </table:table-cell>
          <table:table-cell office:value-type="float" office:value="0.001318823" calcext:value-type="float">
            <text:p>0,00131882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106705" calcext:value-type="float">
            <text:p>0,001106705</text:p>
          </table:table-cell>
          <table:table-cell office:value-type="float" office:value="0.001112298" calcext:value-type="float">
            <text:p>0,001112298</text:p>
          </table:table-cell>
          <table:table-cell office:value-type="float" office:value="0.007872564" calcext:value-type="float">
            <text:p>0,007872564</text:p>
          </table:table-cell>
          <table:table-cell office:value-type="float" office:value="0" calcext:value-type="float">
            <text:p>0</text:p>
          </table:table-cell>
          <table:table-cell office:value-type="float" office:value="0.001214333" calcext:value-type="float">
            <text:p>0,001214333</text:p>
          </table:table-cell>
          <table:table-cell/>
        </table:table-row>
        <table:table-row table:style-name="ro1">
          <table:table-cell office:value-type="float" office:value="0.008100256" calcext:value-type="float">
            <text:p>0,008100256</text:p>
          </table:table-cell>
          <table:table-cell office:value-type="float" office:value="0.056154767" calcext:value-type="float">
            <text:p>0,056154767</text:p>
          </table:table-cell>
          <table:table-cell office:value-type="float" office:value="0.033324185" calcext:value-type="float">
            <text:p>0,033324185</text:p>
          </table:table-cell>
          <table:table-cell office:value-type="float" office:value="0.004306216" calcext:value-type="float">
            <text:p>0,004306216</text:p>
          </table:table-cell>
          <table:table-cell office:value-type="float" office:value="0.002872901" calcext:value-type="float">
            <text:p>0,002872901</text:p>
          </table:table-cell>
          <table:table-cell office:value-type="float" office:value="0.007926519" calcext:value-type="float">
            <text:p>0,007926519</text:p>
          </table:table-cell>
          <table:table-cell office:value-type="float" office:value="0.000752974" calcext:value-type="float">
            <text:p>0,000752974</text:p>
          </table:table-cell>
          <table:table-cell office:value-type="float" office:value="0.001007568" calcext:value-type="float">
            <text:p>0,00100756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075227" calcext:value-type="float">
            <text:p>0,001075227</text:p>
          </table:table-cell>
          <table:table-cell office:value-type="float" office:value="0.001157279" calcext:value-type="float">
            <text:p>0,001157279</text:p>
          </table:table-cell>
          <table:table-cell office:value-type="float" office:value="0.007698635" calcext:value-type="float">
            <text:p>0,007698635</text:p>
          </table:table-cell>
          <table:table-cell office:value-type="float" office:value="0" calcext:value-type="float">
            <text:p>0</text:p>
          </table:table-cell>
          <table:table-cell office:value-type="float" office:value="0.001191452" calcext:value-type="float">
            <text:p>0,00119145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182593" calcext:value-type="float">
            <text:p>0,001182593</text:p>
          </table:table-cell>
          <table:table-cell office:value-type="float" office:value="0.001116071" calcext:value-type="float">
            <text:p>0,001116071</text:p>
          </table:table-cell>
          <table:table-cell office:value-type="float" office:value="0.006621788" calcext:value-type="float">
            <text:p>0,006621788</text:p>
          </table:table-cell>
          <table:table-cell office:value-type="float" office:value="0" calcext:value-type="float">
            <text:p>0</text:p>
          </table:table-cell>
          <table:table-cell office:value-type="float" office:value="0.001181213" calcext:value-type="float">
            <text:p>0,00118121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60461" calcext:value-type="float">
            <text:p>0,000960461</text:p>
          </table:table-cell>
          <table:table-cell office:value-type="float" office:value="0.001377707" calcext:value-type="float">
            <text:p>0,001377707</text:p>
          </table:table-cell>
          <table:table-cell office:value-type="float" office:value="0.007978247" calcext:value-type="float">
            <text:p>0,007978247</text:p>
          </table:table-cell>
          <table:table-cell office:value-type="float" office:value="0" calcext:value-type="float">
            <text:p>0</text:p>
          </table:table-cell>
          <table:table-cell office:value-type="float" office:value="0.000854508" calcext:value-type="float">
            <text:p>0,00085450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453484" calcext:value-type="float">
            <text:p>0,001453484</text:p>
          </table:table-cell>
          <table:table-cell office:value-type="float" office:value="0.001020586" calcext:value-type="float">
            <text:p>0,001020586</text:p>
          </table:table-cell>
          <table:table-cell office:value-type="float" office:value="0.009975971" calcext:value-type="float">
            <text:p>0,009975971</text:p>
          </table:table-cell>
          <table:table-cell office:value-type="float" office:value="0" calcext:value-type="float">
            <text:p>0</text:p>
          </table:table-cell>
          <table:table-cell office:value-type="float" office:value="0.00095304" calcext:value-type="float">
            <text:p>0,0009530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008174" calcext:value-type="float">
            <text:p>0,001008174</text:p>
          </table:table-cell>
          <table:table-cell office:value-type="float" office:value="0.000944721" calcext:value-type="float">
            <text:p>0,000944721</text:p>
          </table:table-cell>
          <table:table-cell office:value-type="float" office:value="0.005755974" calcext:value-type="float">
            <text:p>0,005755974</text:p>
          </table:table-cell>
          <table:table-cell office:value-type="float" office:value="0" calcext:value-type="float">
            <text:p>0</text:p>
          </table:table-cell>
          <table:table-cell office:value-type="float" office:value="0.001181086" calcext:value-type="float">
            <text:p>0,001181086</text:p>
          </table:table-cell>
          <table:table-cell/>
        </table:table-row>
        <table:table-row table:style-name="ro1">
          <table:table-cell office:value-type="float" office:value="0.018694109" calcext:value-type="float">
            <text:p>0,018694109</text:p>
          </table:table-cell>
          <table:table-cell office:value-type="float" office:value="0.049326239" calcext:value-type="float">
            <text:p>0,049326239</text:p>
          </table:table-cell>
          <table:table-cell office:value-type="float" office:value="0.028923908" calcext:value-type="float">
            <text:p>0,028923908</text:p>
          </table:table-cell>
          <table:table-cell office:value-type="float" office:value="0.000973808" calcext:value-type="float">
            <text:p>0,000973808</text:p>
          </table:table-cell>
          <table:table-cell office:value-type="float" office:value="0.000950323" calcext:value-type="float">
            <text:p>0,000950323</text:p>
          </table:table-cell>
          <table:table-cell office:value-type="float" office:value="0.006310361" calcext:value-type="float">
            <text:p>0,006310361</text:p>
          </table:table-cell>
          <table:table-cell office:value-type="float" office:value="0.000954152" calcext:value-type="float">
            <text:p>0,000954152</text:p>
          </table:table-cell>
          <table:table-cell office:value-type="float" office:value="0.001251351" calcext:value-type="float">
            <text:p>0,00125135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19049" calcext:value-type="float">
            <text:p>0,000919049</text:p>
          </table:table-cell>
          <table:table-cell office:value-type="float" office:value="0.001622236" calcext:value-type="float">
            <text:p>0,001622236</text:p>
          </table:table-cell>
          <table:table-cell office:value-type="float" office:value="0.010130701" calcext:value-type="float">
            <text:p>0,010130701</text:p>
          </table:table-cell>
          <table:table-cell office:value-type="float" office:value="0" calcext:value-type="float">
            <text:p>0</text:p>
          </table:table-cell>
          <table:table-cell office:value-type="float" office:value="0.000943287" calcext:value-type="float">
            <text:p>0,00094328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518445" calcext:value-type="float">
            <text:p>0,001518445</text:p>
          </table:table-cell>
          <table:table-cell office:value-type="float" office:value="0.002358654" calcext:value-type="float">
            <text:p>0,002358654</text:p>
          </table:table-cell>
          <table:table-cell office:value-type="float" office:value="0.014059762" calcext:value-type="float">
            <text:p>0,014059762</text:p>
          </table:table-cell>
          <table:table-cell office:value-type="float" office:value="0" calcext:value-type="float">
            <text:p>0</text:p>
          </table:table-cell>
          <table:table-cell office:value-type="float" office:value="0.00121255" calcext:value-type="float">
            <text:p>0,0012125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213738" calcext:value-type="float">
            <text:p>0,001213738</text:p>
          </table:table-cell>
          <table:table-cell office:value-type="float" office:value="0.00089503" calcext:value-type="float">
            <text:p>0,00089503</text:p>
          </table:table-cell>
          <table:table-cell office:value-type="float" office:value="0.007361729" calcext:value-type="float">
            <text:p>0,007361729</text:p>
          </table:table-cell>
          <table:table-cell office:value-type="float" office:value="0" calcext:value-type="float">
            <text:p>0</text:p>
          </table:table-cell>
          <table:table-cell office:value-type="float" office:value="0.001240783" calcext:value-type="float">
            <text:p>0,00124078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132111" calcext:value-type="float">
            <text:p>0,001132111</text:p>
          </table:table-cell>
          <table:table-cell office:value-type="float" office:value="0.001024491" calcext:value-type="float">
            <text:p>0,001024491</text:p>
          </table:table-cell>
          <table:table-cell office:value-type="float" office:value="0.009153096" calcext:value-type="float">
            <text:p>0,009153096</text:p>
          </table:table-cell>
          <table:table-cell office:value-type="float" office:value="0" calcext:value-type="float">
            <text:p>0</text:p>
          </table:table-cell>
          <table:table-cell office:value-type="float" office:value="0.001212046" calcext:value-type="float">
            <text:p>0,00121204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035035" calcext:value-type="float">
            <text:p>0,001035035</text:p>
          </table:table-cell>
          <table:table-cell office:value-type="float" office:value="0.001349991" calcext:value-type="float">
            <text:p>0,001349991</text:p>
          </table:table-cell>
          <table:table-cell office:value-type="float" office:value="0.010786694" calcext:value-type="float">
            <text:p>0,010786694</text:p>
          </table:table-cell>
          <table:table-cell office:value-type="float" office:value="0" calcext:value-type="float">
            <text:p>0</text:p>
          </table:table-cell>
          <table:table-cell office:value-type="float" office:value="0.00113547" calcext:value-type="float">
            <text:p>0,00113547</text:p>
          </table:table-cell>
          <table:table-cell/>
        </table:table-row>
        <table:table-row table:style-name="ro1">
          <table:table-cell office:value-type="float" office:value="0.010114179" calcext:value-type="float">
            <text:p>0,010114179</text:p>
          </table:table-cell>
          <table:table-cell office:value-type="float" office:value="0.025002262" calcext:value-type="float">
            <text:p>0,025002262</text:p>
          </table:table-cell>
          <table:table-cell office:value-type="float" office:value="0.024923187" calcext:value-type="float">
            <text:p>0,024923187</text:p>
          </table:table-cell>
          <table:table-cell office:value-type="float" office:value="0.001519057" calcext:value-type="float">
            <text:p>0,001519057</text:p>
          </table:table-cell>
          <table:table-cell office:value-type="float" office:value="0.00133392" calcext:value-type="float">
            <text:p>0,00133392</text:p>
          </table:table-cell>
          <table:table-cell office:value-type="float" office:value="0.01504228" calcext:value-type="float">
            <text:p>0,01504228</text:p>
          </table:table-cell>
          <table:table-cell office:value-type="float" office:value="0.001301043" calcext:value-type="float">
            <text:p>0,001301043</text:p>
          </table:table-cell>
          <table:table-cell office:value-type="float" office:value="0.001149745" calcext:value-type="float">
            <text:p>0,00114974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400973" calcext:value-type="float">
            <text:p>0,001400973</text:p>
          </table:table-cell>
          <table:table-cell office:value-type="float" office:value="0.001647132" calcext:value-type="float">
            <text:p>0,001647132</text:p>
          </table:table-cell>
          <table:table-cell office:value-type="float" office:value="0.012670419" calcext:value-type="float">
            <text:p>0,012670419</text:p>
          </table:table-cell>
          <table:table-cell office:value-type="float" office:value="0" calcext:value-type="float">
            <text:p>0</text:p>
          </table:table-cell>
          <table:table-cell office:value-type="float" office:value="0.001100337" calcext:value-type="float">
            <text:p>0,00110033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379327" calcext:value-type="float">
            <text:p>0,005379327</text:p>
          </table:table-cell>
          <table:table-cell office:value-type="float" office:value="0.001025287" calcext:value-type="float">
            <text:p>0,001025287</text:p>
          </table:table-cell>
          <table:table-cell office:value-type="float" office:value="0.022120483" calcext:value-type="float">
            <text:p>0,022120483</text:p>
          </table:table-cell>
          <table:table-cell office:value-type="float" office:value="0" calcext:value-type="float">
            <text:p>0</text:p>
          </table:table-cell>
          <table:table-cell office:value-type="float" office:value="0.00143715" calcext:value-type="float">
            <text:p>0,0014371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52104" calcext:value-type="float">
            <text:p>0,00252104</text:p>
          </table:table-cell>
          <table:table-cell office:value-type="float" office:value="0.001867542" calcext:value-type="float">
            <text:p>0,001867542</text:p>
          </table:table-cell>
          <table:table-cell office:value-type="float" office:value="0.012712592" calcext:value-type="float">
            <text:p>0,012712592</text:p>
          </table:table-cell>
          <table:table-cell office:value-type="float" office:value="0" calcext:value-type="float">
            <text:p>0</text:p>
          </table:table-cell>
          <table:table-cell office:value-type="float" office:value="0.001333663" calcext:value-type="float">
            <text:p>0,00133366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116986" calcext:value-type="float">
            <text:p>0,001116986</text:p>
          </table:table-cell>
          <table:table-cell office:value-type="float" office:value="0.001046622" calcext:value-type="float">
            <text:p>0,001046622</text:p>
          </table:table-cell>
          <table:table-cell office:value-type="float" office:value="0.010258554" calcext:value-type="float">
            <text:p>0,010258554</text:p>
          </table:table-cell>
          <table:table-cell office:value-type="float" office:value="0" calcext:value-type="float">
            <text:p>0</text:p>
          </table:table-cell>
          <table:table-cell office:value-type="float" office:value="0.001846937" calcext:value-type="float">
            <text:p>0,00184693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214019" calcext:value-type="float">
            <text:p>0,001214019</text:p>
          </table:table-cell>
          <table:table-cell office:value-type="float" office:value="0.001435612" calcext:value-type="float">
            <text:p>0,001435612</text:p>
          </table:table-cell>
          <table:table-cell office:value-type="float" office:value="0.007501117" calcext:value-type="float">
            <text:p>0,007501117</text:p>
          </table:table-cell>
          <table:table-cell office:value-type="float" office:value="0" calcext:value-type="float">
            <text:p>0</text:p>
          </table:table-cell>
          <table:table-cell office:value-type="float" office:value="0.001299833" calcext:value-type="float">
            <text:p>0,001299833</text:p>
          </table:table-cell>
          <table:table-cell/>
        </table:table-row>
        <table:table-row table:style-name="ro1">
          <table:table-cell office:value-type="float" office:value="0.008435916" calcext:value-type="float">
            <text:p>0,008435916</text:p>
          </table:table-cell>
          <table:table-cell office:value-type="float" office:value="0.030663923" calcext:value-type="float">
            <text:p>0,030663923</text:p>
          </table:table-cell>
          <table:table-cell office:value-type="float" office:value="0.021276798" calcext:value-type="float">
            <text:p>0,021276798</text:p>
          </table:table-cell>
          <table:table-cell office:value-type="float" office:value="0.001439735" calcext:value-type="float">
            <text:p>0,001439735</text:p>
          </table:table-cell>
          <table:table-cell office:value-type="float" office:value="0.001559067" calcext:value-type="float">
            <text:p>0,001559067</text:p>
          </table:table-cell>
          <table:table-cell office:value-type="float" office:value="0.01185119" calcext:value-type="float">
            <text:p>0,01185119</text:p>
          </table:table-cell>
          <table:table-cell office:value-type="float" office:value="0.000874104" calcext:value-type="float">
            <text:p>0,000874104</text:p>
          </table:table-cell>
          <table:table-cell office:value-type="float" office:value="0.0020707" calcext:value-type="float">
            <text:p>0,002070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431492" calcext:value-type="float">
            <text:p>0,001431492</text:p>
          </table:table-cell>
          <table:table-cell office:value-type="float" office:value="0.001282271" calcext:value-type="float">
            <text:p>0,001282271</text:p>
          </table:table-cell>
          <table:table-cell office:value-type="float" office:value="0.008962412" calcext:value-type="float">
            <text:p>0,008962412</text:p>
          </table:table-cell>
          <table:table-cell office:value-type="float" office:value="0" calcext:value-type="float">
            <text:p>0</text:p>
          </table:table-cell>
          <table:table-cell office:value-type="float" office:value="0.001303535" calcext:value-type="float">
            <text:p>0,00130353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108406" calcext:value-type="float">
            <text:p>0,002108406</text:p>
          </table:table-cell>
          <table:table-cell office:value-type="float" office:value="0.002174883" calcext:value-type="float">
            <text:p>0,002174883</text:p>
          </table:table-cell>
          <table:table-cell office:value-type="float" office:value="0.012364247" calcext:value-type="float">
            <text:p>0,012364247</text:p>
          </table:table-cell>
          <table:table-cell office:value-type="float" office:value="0" calcext:value-type="float">
            <text:p>0</text:p>
          </table:table-cell>
          <table:table-cell office:value-type="float" office:value="0.002133226" calcext:value-type="float">
            <text:p>0,00213322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895605" calcext:value-type="float">
            <text:p>0,001895605</text:p>
          </table:table-cell>
          <table:table-cell office:value-type="float" office:value="0.002739721" calcext:value-type="float">
            <text:p>0,002739721</text:p>
          </table:table-cell>
          <table:table-cell office:value-type="float" office:value="0.011213436" calcext:value-type="float">
            <text:p>0,011213436</text:p>
          </table:table-cell>
          <table:table-cell office:value-type="float" office:value="0" calcext:value-type="float">
            <text:p>0</text:p>
          </table:table-cell>
          <table:table-cell office:value-type="float" office:value="0.001413954" calcext:value-type="float">
            <text:p>0,00141395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571091" calcext:value-type="float">
            <text:p>0,001571091</text:p>
          </table:table-cell>
          <table:table-cell office:value-type="float" office:value="0.005404459" calcext:value-type="float">
            <text:p>0,005404459</text:p>
          </table:table-cell>
          <table:table-cell office:value-type="float" office:value="0.01458621" calcext:value-type="float">
            <text:p>0,01458621</text:p>
          </table:table-cell>
          <table:table-cell office:value-type="float" office:value="0" calcext:value-type="float">
            <text:p>0</text:p>
          </table:table-cell>
          <table:table-cell office:value-type="float" office:value="0.001001092" calcext:value-type="float">
            <text:p>0,00100109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608535" calcext:value-type="float">
            <text:p>0,001608535</text:p>
          </table:table-cell>
          <table:table-cell office:value-type="float" office:value="0.001135973" calcext:value-type="float">
            <text:p>0,001135973</text:p>
          </table:table-cell>
          <table:table-cell office:value-type="float" office:value="0.017905731" calcext:value-type="float">
            <text:p>0,017905731</text:p>
          </table:table-cell>
          <table:table-cell office:value-type="float" office:value="0" calcext:value-type="float">
            <text:p>0</text:p>
          </table:table-cell>
          <table:table-cell office:value-type="float" office:value="0.001167526" calcext:value-type="float">
            <text:p>0,001167526</text:p>
          </table:table-cell>
          <table:table-cell/>
        </table:table-row>
        <table:table-row table:style-name="ro1">
          <table:table-cell office:value-type="float" office:value="0.009817587" calcext:value-type="float">
            <text:p>0,009817587</text:p>
          </table:table-cell>
          <table:table-cell office:value-type="float" office:value="0.023988614" calcext:value-type="float">
            <text:p>0,023988614</text:p>
          </table:table-cell>
          <table:table-cell office:value-type="float" office:value="0.026321793" calcext:value-type="float">
            <text:p>0,026321793</text:p>
          </table:table-cell>
          <table:table-cell office:value-type="float" office:value="0.00433426" calcext:value-type="float">
            <text:p>0,00433426</text:p>
          </table:table-cell>
          <table:table-cell office:value-type="float" office:value="0.001998496" calcext:value-type="float">
            <text:p>0,001998496</text:p>
          </table:table-cell>
          <table:table-cell office:value-type="float" office:value="0.008394288" calcext:value-type="float">
            <text:p>0,008394288</text:p>
          </table:table-cell>
          <table:table-cell office:value-type="float" office:value="0.001594445" calcext:value-type="float">
            <text:p>0,001594445</text:p>
          </table:table-cell>
          <table:table-cell office:value-type="float" office:value="0.001072061" calcext:value-type="float">
            <text:p>0,00107206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405259" calcext:value-type="float">
            <text:p>0,001405259</text:p>
          </table:table-cell>
          <table:table-cell office:value-type="float" office:value="0.00179542" calcext:value-type="float">
            <text:p>0,00179542</text:p>
          </table:table-cell>
          <table:table-cell office:value-type="float" office:value="0.012960392" calcext:value-type="float">
            <text:p>0,012960392</text:p>
          </table:table-cell>
          <table:table-cell office:value-type="float" office:value="0" calcext:value-type="float">
            <text:p>0</text:p>
          </table:table-cell>
          <table:table-cell office:value-type="float" office:value="0.006618797" calcext:value-type="float">
            <text:p>0,00661879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938467" calcext:value-type="float">
            <text:p>0,001938467</text:p>
          </table:table-cell>
          <table:table-cell office:value-type="float" office:value="0.000959322" calcext:value-type="float">
            <text:p>0,000959322</text:p>
          </table:table-cell>
          <table:table-cell office:value-type="float" office:value="0.014594048" calcext:value-type="float">
            <text:p>0,014594048</text:p>
          </table:table-cell>
          <table:table-cell office:value-type="float" office:value="0" calcext:value-type="float">
            <text:p>0</text:p>
          </table:table-cell>
          <table:table-cell office:value-type="float" office:value="0.001176417" calcext:value-type="float">
            <text:p>0,00117641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789716" calcext:value-type="float">
            <text:p>0,003789716</text:p>
          </table:table-cell>
          <table:table-cell office:value-type="float" office:value="0.005130536" calcext:value-type="float">
            <text:p>0,005130536</text:p>
          </table:table-cell>
          <table:table-cell office:value-type="float" office:value="0.012082809" calcext:value-type="float">
            <text:p>0,012082809</text:p>
          </table:table-cell>
          <table:table-cell office:value-type="float" office:value="0" calcext:value-type="float">
            <text:p>0</text:p>
          </table:table-cell>
          <table:table-cell office:value-type="float" office:value="0.001347842" calcext:value-type="float">
            <text:p>0,00134784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2111457" calcext:value-type="float">
            <text:p>0,012111457</text:p>
          </table:table-cell>
          <table:table-cell office:value-type="float" office:value="0.001535647" calcext:value-type="float">
            <text:p>0,001535647</text:p>
          </table:table-cell>
          <table:table-cell office:value-type="float" office:value="0.01604689" calcext:value-type="float">
            <text:p>0,01604689</text:p>
          </table:table-cell>
          <table:table-cell office:value-type="float" office:value="0" calcext:value-type="float">
            <text:p>0</text:p>
          </table:table-cell>
          <table:table-cell office:value-type="float" office:value="0.002042522" calcext:value-type="float">
            <text:p>0,00204252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48979" calcext:value-type="float">
            <text:p>0,00248979</text:p>
          </table:table-cell>
          <table:table-cell office:value-type="float" office:value="0.002974354" calcext:value-type="float">
            <text:p>0,002974354</text:p>
          </table:table-cell>
          <table:table-cell office:value-type="float" office:value="0.010427749" calcext:value-type="float">
            <text:p>0,010427749</text:p>
          </table:table-cell>
          <table:table-cell office:value-type="float" office:value="0" calcext:value-type="float">
            <text:p>0</text:p>
          </table:table-cell>
          <table:table-cell office:value-type="float" office:value="0.007804766" calcext:value-type="float">
            <text:p>0,007804766</text:p>
          </table:table-cell>
          <table:table-cell/>
        </table:table-row>
        <table:table-row table:style-name="ro1">
          <table:table-cell office:value-type="float" office:value="0.018983966" calcext:value-type="float">
            <text:p>0,018983966</text:p>
          </table:table-cell>
          <table:table-cell office:value-type="float" office:value="0.027722255" calcext:value-type="float">
            <text:p>0,027722255</text:p>
          </table:table-cell>
          <table:table-cell office:value-type="float" office:value="0.025038567" calcext:value-type="float">
            <text:p>0,025038567</text:p>
          </table:table-cell>
          <table:table-cell office:value-type="float" office:value="0.001350142" calcext:value-type="float">
            <text:p>0,001350142</text:p>
          </table:table-cell>
          <table:table-cell office:value-type="float" office:value="0.000930294" calcext:value-type="float">
            <text:p>0,000930294</text:p>
          </table:table-cell>
          <table:table-cell office:value-type="float" office:value="0.01106591" calcext:value-type="float">
            <text:p>0,01106591</text:p>
          </table:table-cell>
          <table:table-cell office:value-type="float" office:value="0.002027737" calcext:value-type="float">
            <text:p>0,002027737</text:p>
          </table:table-cell>
          <table:table-cell office:value-type="float" office:value="0.001012243" calcext:value-type="float">
            <text:p>0,00101224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444756" calcext:value-type="float">
            <text:p>0,001444756</text:p>
          </table:table-cell>
          <table:table-cell office:value-type="float" office:value="0.002148358" calcext:value-type="float">
            <text:p>0,002148358</text:p>
          </table:table-cell>
          <table:table-cell office:value-type="float" office:value="0.00834308" calcext:value-type="float">
            <text:p>0,00834308</text:p>
          </table:table-cell>
          <table:table-cell office:value-type="float" office:value="0" calcext:value-type="float">
            <text:p>0</text:p>
          </table:table-cell>
          <table:table-cell office:value-type="float" office:value="0.001077456" calcext:value-type="float">
            <text:p>0,00107745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542403" calcext:value-type="float">
            <text:p>0,002542403</text:p>
          </table:table-cell>
          <table:table-cell office:value-type="float" office:value="0.005792476" calcext:value-type="float">
            <text:p>0,005792476</text:p>
          </table:table-cell>
          <table:table-cell office:value-type="float" office:value="0.017038947" calcext:value-type="float">
            <text:p>0,017038947</text:p>
          </table:table-cell>
          <table:table-cell office:value-type="float" office:value="0" calcext:value-type="float">
            <text:p>0</text:p>
          </table:table-cell>
          <table:table-cell office:value-type="float" office:value="0.001282173" calcext:value-type="float">
            <text:p>0,00128217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54412" calcext:value-type="float">
            <text:p>0,000954412</text:p>
          </table:table-cell>
          <table:table-cell office:value-type="float" office:value="0.001791016" calcext:value-type="float">
            <text:p>0,001791016</text:p>
          </table:table-cell>
          <table:table-cell office:value-type="float" office:value="0.012011197" calcext:value-type="float">
            <text:p>0,012011197</text:p>
          </table:table-cell>
          <table:table-cell office:value-type="float" office:value="0" calcext:value-type="float">
            <text:p>0</text:p>
          </table:table-cell>
          <table:table-cell office:value-type="float" office:value="0.001175755" calcext:value-type="float">
            <text:p>0,00117575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214373" calcext:value-type="float">
            <text:p>0,001214373</text:p>
          </table:table-cell>
          <table:table-cell office:value-type="float" office:value="0.003025264" calcext:value-type="float">
            <text:p>0,003025264</text:p>
          </table:table-cell>
          <table:table-cell office:value-type="float" office:value="0.010082787" calcext:value-type="float">
            <text:p>0,010082787</text:p>
          </table:table-cell>
          <table:table-cell office:value-type="float" office:value="0" calcext:value-type="float">
            <text:p>0</text:p>
          </table:table-cell>
          <table:table-cell office:value-type="float" office:value="0.004414074" calcext:value-type="float">
            <text:p>0,00441407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747651" calcext:value-type="float">
            <text:p>0,004747651</text:p>
          </table:table-cell>
          <table:table-cell office:value-type="float" office:value="0.00651641" calcext:value-type="float">
            <text:p>0,00651641</text:p>
          </table:table-cell>
          <table:table-cell office:value-type="float" office:value="0.018824405" calcext:value-type="float">
            <text:p>0,018824405</text:p>
          </table:table-cell>
          <table:table-cell office:value-type="float" office:value="0" calcext:value-type="float">
            <text:p>0</text:p>
          </table:table-cell>
          <table:table-cell office:value-type="float" office:value="0.002262664" calcext:value-type="float">
            <text:p>0,002262664</text:p>
          </table:table-cell>
          <table:table-cell/>
        </table:table-row>
        <table:table-row table:style-name="ro1">
          <table:table-cell office:value-type="float" office:value="0.017891179" calcext:value-type="float">
            <text:p>0,017891179</text:p>
          </table:table-cell>
          <table:table-cell office:value-type="float" office:value="0.025253367" calcext:value-type="float">
            <text:p>0,025253367</text:p>
          </table:table-cell>
          <table:table-cell office:value-type="float" office:value="0.024422112" calcext:value-type="float">
            <text:p>0,024422112</text:p>
          </table:table-cell>
          <table:table-cell office:value-type="float" office:value="0.001448734" calcext:value-type="float">
            <text:p>0,001448734</text:p>
          </table:table-cell>
          <table:table-cell office:value-type="float" office:value="0.002462351" calcext:value-type="float">
            <text:p>0,002462351</text:p>
          </table:table-cell>
          <table:table-cell office:value-type="float" office:value="0.036998219" calcext:value-type="float">
            <text:p>0,036998219</text:p>
          </table:table-cell>
          <table:table-cell office:value-type="float" office:value="0.003064498" calcext:value-type="float">
            <text:p>0,003064498</text:p>
          </table:table-cell>
          <table:table-cell office:value-type="float" office:value="0.00085461" calcext:value-type="float">
            <text:p>0,0008546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19822" calcext:value-type="float">
            <text:p>0,00119822</text:p>
          </table:table-cell>
          <table:table-cell office:value-type="float" office:value="0.001211278" calcext:value-type="float">
            <text:p>0,001211278</text:p>
          </table:table-cell>
          <table:table-cell office:value-type="float" office:value="0.007715746" calcext:value-type="float">
            <text:p>0,007715746</text:p>
          </table:table-cell>
          <table:table-cell office:value-type="float" office:value="0" calcext:value-type="float">
            <text:p>0</text:p>
          </table:table-cell>
          <table:table-cell office:value-type="float" office:value="0.000919292" calcext:value-type="float">
            <text:p>0,00091929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466145" calcext:value-type="float">
            <text:p>0,001466145</text:p>
          </table:table-cell>
          <table:table-cell office:value-type="float" office:value="0.005164076" calcext:value-type="float">
            <text:p>0,005164076</text:p>
          </table:table-cell>
          <table:table-cell office:value-type="float" office:value="0.010196703" calcext:value-type="float">
            <text:p>0,010196703</text:p>
          </table:table-cell>
          <table:table-cell office:value-type="float" office:value="0" calcext:value-type="float">
            <text:p>0</text:p>
          </table:table-cell>
          <table:table-cell office:value-type="float" office:value="0.001154279" calcext:value-type="float">
            <text:p>0,00115427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761819" calcext:value-type="float">
            <text:p>0,001761819</text:p>
          </table:table-cell>
          <table:table-cell office:value-type="float" office:value="0.004929247" calcext:value-type="float">
            <text:p>0,004929247</text:p>
          </table:table-cell>
          <table:table-cell office:value-type="float" office:value="0.00756602" calcext:value-type="float">
            <text:p>0,00756602</text:p>
          </table:table-cell>
          <table:table-cell office:value-type="float" office:value="0" calcext:value-type="float">
            <text:p>0</text:p>
          </table:table-cell>
          <table:table-cell office:value-type="float" office:value="0.001358819" calcext:value-type="float">
            <text:p>0,00135881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180197" calcext:value-type="float">
            <text:p>0,003180197</text:p>
          </table:table-cell>
          <table:table-cell office:value-type="float" office:value="0.001468899" calcext:value-type="float">
            <text:p>0,001468899</text:p>
          </table:table-cell>
          <table:table-cell office:value-type="float" office:value="0.022750775" calcext:value-type="float">
            <text:p>0,022750775</text:p>
          </table:table-cell>
          <table:table-cell office:value-type="float" office:value="0" calcext:value-type="float">
            <text:p>0</text:p>
          </table:table-cell>
          <table:table-cell office:value-type="float" office:value="0.001263567" calcext:value-type="float">
            <text:p>0,00126356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1943198" calcext:value-type="float">
            <text:p>0,011943198</text:p>
          </table:table-cell>
          <table:table-cell office:value-type="float" office:value="0.001093111" calcext:value-type="float">
            <text:p>0,001093111</text:p>
          </table:table-cell>
          <table:table-cell office:value-type="float" office:value="0.010485042" calcext:value-type="float">
            <text:p>0,010485042</text:p>
          </table:table-cell>
          <table:table-cell office:value-type="float" office:value="0" calcext:value-type="float">
            <text:p>0</text:p>
          </table:table-cell>
          <table:table-cell office:value-type="float" office:value="0.003046473" calcext:value-type="float">
            <text:p>0,003046473</text:p>
          </table:table-cell>
          <table:table-cell/>
        </table:table-row>
        <table:table-row table:style-name="ro1">
          <table:table-cell office:value-type="float" office:value="0.009569523" calcext:value-type="float">
            <text:p>0,009569523</text:p>
          </table:table-cell>
          <table:table-cell office:value-type="float" office:value="0.030786373" calcext:value-type="float">
            <text:p>0,030786373</text:p>
          </table:table-cell>
          <table:table-cell office:value-type="float" office:value="0.025178636" calcext:value-type="float">
            <text:p>0,025178636</text:p>
          </table:table-cell>
          <table:table-cell office:value-type="float" office:value="0.001151733" calcext:value-type="float">
            <text:p>0,001151733</text:p>
          </table:table-cell>
          <table:table-cell office:value-type="float" office:value="0.000945341" calcext:value-type="float">
            <text:p>0,000945341</text:p>
          </table:table-cell>
          <table:table-cell office:value-type="float" office:value="0.017290242" calcext:value-type="float">
            <text:p>0,017290242</text:p>
          </table:table-cell>
          <table:table-cell office:value-type="float" office:value="0.002325334" calcext:value-type="float">
            <text:p>0,002325334</text:p>
          </table:table-cell>
          <table:table-cell office:value-type="float" office:value="0.001060887" calcext:value-type="float">
            <text:p>0,00106088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193195" calcext:value-type="float">
            <text:p>0,001193195</text:p>
          </table:table-cell>
          <table:table-cell office:value-type="float" office:value="0.00587881" calcext:value-type="float">
            <text:p>0,00587881</text:p>
          </table:table-cell>
          <table:table-cell office:value-type="float" office:value="0.009413182" calcext:value-type="float">
            <text:p>0,009413182</text:p>
          </table:table-cell>
          <table:table-cell office:value-type="float" office:value="0" calcext:value-type="float">
            <text:p>0</text:p>
          </table:table-cell>
          <table:table-cell office:value-type="float" office:value="0.00125817" calcext:value-type="float">
            <text:p>0,0012581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959451" calcext:value-type="float">
            <text:p>0,001959451</text:p>
          </table:table-cell>
          <table:table-cell office:value-type="float" office:value="0.001149088" calcext:value-type="float">
            <text:p>0,001149088</text:p>
          </table:table-cell>
          <table:table-cell office:value-type="float" office:value="0.017421144" calcext:value-type="float">
            <text:p>0,017421144</text:p>
          </table:table-cell>
          <table:table-cell office:value-type="float" office:value="0" calcext:value-type="float">
            <text:p>0</text:p>
          </table:table-cell>
          <table:table-cell office:value-type="float" office:value="0.001457228" calcext:value-type="float">
            <text:p>0,00145722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110465" calcext:value-type="float">
            <text:p>0,007110465</text:p>
          </table:table-cell>
          <table:table-cell office:value-type="float" office:value="0.005762658" calcext:value-type="float">
            <text:p>0,005762658</text:p>
          </table:table-cell>
          <table:table-cell office:value-type="float" office:value="0.024122392" calcext:value-type="float">
            <text:p>0,024122392</text:p>
          </table:table-cell>
          <table:table-cell office:value-type="float" office:value="0" calcext:value-type="float">
            <text:p>0</text:p>
          </table:table-cell>
          <table:table-cell office:value-type="float" office:value="0.002160362" calcext:value-type="float">
            <text:p>0,00216036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192549" calcext:value-type="float">
            <text:p>0,001192549</text:p>
          </table:table-cell>
          <table:table-cell office:value-type="float" office:value="0.007018094" calcext:value-type="float">
            <text:p>0,007018094</text:p>
          </table:table-cell>
          <table:table-cell office:value-type="float" office:value="0.019778791" calcext:value-type="float">
            <text:p>0,019778791</text:p>
          </table:table-cell>
          <table:table-cell office:value-type="float" office:value="0" calcext:value-type="float">
            <text:p>0</text:p>
          </table:table-cell>
          <table:table-cell office:value-type="float" office:value="0.00567822" calcext:value-type="float">
            <text:p>0,0056782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535991" calcext:value-type="float">
            <text:p>0,002535991</text:p>
          </table:table-cell>
          <table:table-cell office:value-type="float" office:value="0.00298178" calcext:value-type="float">
            <text:p>0,00298178</text:p>
          </table:table-cell>
          <table:table-cell office:value-type="float" office:value="0.016254031" calcext:value-type="float">
            <text:p>0,016254031</text:p>
          </table:table-cell>
          <table:table-cell office:value-type="float" office:value="0" calcext:value-type="float">
            <text:p>0</text:p>
          </table:table-cell>
          <table:table-cell office:value-type="float" office:value="0.002081448" calcext:value-type="float">
            <text:p>0,002081448</text:p>
          </table:table-cell>
          <table:table-cell/>
        </table:table-row>
        <table:table-row table:style-name="ro1">
          <table:table-cell office:value-type="float" office:value="0.207815276" calcext:value-type="float">
            <text:p>0,207815276</text:p>
          </table:table-cell>
          <table:table-cell office:value-type="float" office:value="0.036743787" calcext:value-type="float">
            <text:p>0,036743787</text:p>
          </table:table-cell>
          <table:table-cell office:value-type="float" office:value="0.024808613" calcext:value-type="float">
            <text:p>0,024808613</text:p>
          </table:table-cell>
          <table:table-cell office:value-type="float" office:value="0.002790272" calcext:value-type="float">
            <text:p>0,002790272</text:p>
          </table:table-cell>
          <table:table-cell office:value-type="float" office:value="0.001643505" calcext:value-type="float">
            <text:p>0,001643505</text:p>
          </table:table-cell>
          <table:table-cell office:value-type="float" office:value="0.010768815" calcext:value-type="float">
            <text:p>0,010768815</text:p>
          </table:table-cell>
          <table:table-cell office:value-type="float" office:value="0.001694434" calcext:value-type="float">
            <text:p>0,001694434</text:p>
          </table:table-cell>
          <table:table-cell office:value-type="float" office:value="0.006553624" calcext:value-type="float">
            <text:p>0,00655362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895925" calcext:value-type="float">
            <text:p>0,000895925</text:p>
          </table:table-cell>
          <table:table-cell office:value-type="float" office:value="0.002869516" calcext:value-type="float">
            <text:p>0,002869516</text:p>
          </table:table-cell>
          <table:table-cell office:value-type="float" office:value="0.005778344" calcext:value-type="float">
            <text:p>0,005778344</text:p>
          </table:table-cell>
          <table:table-cell office:value-type="float" office:value="0" calcext:value-type="float">
            <text:p>0</text:p>
          </table:table-cell>
          <table:table-cell office:value-type="float" office:value="0.006442302" calcext:value-type="float">
            <text:p>0,00644230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31856" calcext:value-type="float">
            <text:p>0,00331856</text:p>
          </table:table-cell>
          <table:table-cell office:value-type="float" office:value="0.001654571" calcext:value-type="float">
            <text:p>0,001654571</text:p>
          </table:table-cell>
          <table:table-cell office:value-type="float" office:value="0.016233294" calcext:value-type="float">
            <text:p>0,016233294</text:p>
          </table:table-cell>
          <table:table-cell office:value-type="float" office:value="0" calcext:value-type="float">
            <text:p>0</text:p>
          </table:table-cell>
          <table:table-cell office:value-type="float" office:value="0.001102743" calcext:value-type="float">
            <text:p>0,00110274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395633" calcext:value-type="float">
            <text:p>0,003395633</text:p>
          </table:table-cell>
          <table:table-cell office:value-type="float" office:value="0.01096668" calcext:value-type="float">
            <text:p>0,01096668</text:p>
          </table:table-cell>
          <table:table-cell office:value-type="float" office:value="0.020671862" calcext:value-type="float">
            <text:p>0,020671862</text:p>
          </table:table-cell>
          <table:table-cell office:value-type="float" office:value="0" calcext:value-type="float">
            <text:p>0</text:p>
          </table:table-cell>
          <table:table-cell office:value-type="float" office:value="0.001304698" calcext:value-type="float">
            <text:p>0,00130469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564517" calcext:value-type="float">
            <text:p>0,001564517</text:p>
          </table:table-cell>
          <table:table-cell office:value-type="float" office:value="0.007118159" calcext:value-type="float">
            <text:p>0,007118159</text:p>
          </table:table-cell>
          <table:table-cell office:value-type="float" office:value="0.011157364" calcext:value-type="float">
            <text:p>0,011157364</text:p>
          </table:table-cell>
          <table:table-cell office:value-type="float" office:value="0" calcext:value-type="float">
            <text:p>0</text:p>
          </table:table-cell>
          <table:table-cell office:value-type="float" office:value="0.001703293" calcext:value-type="float">
            <text:p>0,00170329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890264" calcext:value-type="float">
            <text:p>0,002890264</text:p>
          </table:table-cell>
          <table:table-cell office:value-type="float" office:value="0.004390597" calcext:value-type="float">
            <text:p>0,004390597</text:p>
          </table:table-cell>
          <table:table-cell office:value-type="float" office:value="0.011504602" calcext:value-type="float">
            <text:p>0,011504602</text:p>
          </table:table-cell>
          <table:table-cell office:value-type="float" office:value="0" calcext:value-type="float">
            <text:p>0</text:p>
          </table:table-cell>
          <table:table-cell office:value-type="float" office:value="0.001397748" calcext:value-type="float">
            <text:p>0,001397748</text:p>
          </table:table-cell>
          <table:table-cell/>
        </table:table-row>
        <table:table-row table:style-name="ro1">
          <table:table-cell office:value-type="float" office:value="0.013349302" calcext:value-type="float">
            <text:p>0,013349302</text:p>
          </table:table-cell>
          <table:table-cell office:value-type="float" office:value="0.024815273" calcext:value-type="float">
            <text:p>0,024815273</text:p>
          </table:table-cell>
          <table:table-cell office:value-type="float" office:value="0.024996548" calcext:value-type="float">
            <text:p>0,024996548</text:p>
          </table:table-cell>
          <table:table-cell office:value-type="float" office:value="0.008029586" calcext:value-type="float">
            <text:p>0,008029586</text:p>
          </table:table-cell>
          <table:table-cell office:value-type="float" office:value="0.001549414" calcext:value-type="float">
            <text:p>0,001549414</text:p>
          </table:table-cell>
          <table:table-cell office:value-type="float" office:value="0.014176642" calcext:value-type="float">
            <text:p>0,014176642</text:p>
          </table:table-cell>
          <table:table-cell office:value-type="float" office:value="0.001591354" calcext:value-type="float">
            <text:p>0,001591354</text:p>
          </table:table-cell>
          <table:table-cell office:value-type="float" office:value="0.001366608" calcext:value-type="float">
            <text:p>0,00136660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570164" calcext:value-type="float">
            <text:p>0,001570164</text:p>
          </table:table-cell>
          <table:table-cell office:value-type="float" office:value="0.00126938" calcext:value-type="float">
            <text:p>0,00126938</text:p>
          </table:table-cell>
          <table:table-cell office:value-type="float" office:value="0.008854122" calcext:value-type="float">
            <text:p>0,008854122</text:p>
          </table:table-cell>
          <table:table-cell office:value-type="float" office:value="0" calcext:value-type="float">
            <text:p>0</text:p>
          </table:table-cell>
          <table:table-cell office:value-type="float" office:value="0.002983506" calcext:value-type="float">
            <text:p>0,00298350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509616" calcext:value-type="float">
            <text:p>0,001509616</text:p>
          </table:table-cell>
          <table:table-cell office:value-type="float" office:value="0.001433862" calcext:value-type="float">
            <text:p>0,001433862</text:p>
          </table:table-cell>
          <table:table-cell office:value-type="float" office:value="0.033566724" calcext:value-type="float">
            <text:p>0,033566724</text:p>
          </table:table-cell>
          <table:table-cell office:value-type="float" office:value="0" calcext:value-type="float">
            <text:p>0</text:p>
          </table:table-cell>
          <table:table-cell office:value-type="float" office:value="0.006865849" calcext:value-type="float">
            <text:p>0,00686584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885946" calcext:value-type="float">
            <text:p>0,001885946</text:p>
          </table:table-cell>
          <table:table-cell office:value-type="float" office:value="0.012052068" calcext:value-type="float">
            <text:p>0,012052068</text:p>
          </table:table-cell>
          <table:table-cell office:value-type="float" office:value="0.013748008" calcext:value-type="float">
            <text:p>0,013748008</text:p>
          </table:table-cell>
          <table:table-cell office:value-type="float" office:value="0" calcext:value-type="float">
            <text:p>0</text:p>
          </table:table-cell>
          <table:table-cell office:value-type="float" office:value="0.004694426" calcext:value-type="float">
            <text:p>0,00469442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42967" calcext:value-type="float">
            <text:p>0,00342967</text:p>
          </table:table-cell>
          <table:table-cell office:value-type="float" office:value="0.010148791" calcext:value-type="float">
            <text:p>0,010148791</text:p>
          </table:table-cell>
          <table:table-cell office:value-type="float" office:value="0.016724251" calcext:value-type="float">
            <text:p>0,016724251</text:p>
          </table:table-cell>
          <table:table-cell office:value-type="float" office:value="0" calcext:value-type="float">
            <text:p>0</text:p>
          </table:table-cell>
          <table:table-cell office:value-type="float" office:value="0.001567781" calcext:value-type="float">
            <text:p>0,00156778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277237" calcext:value-type="float">
            <text:p>0,003277237</text:p>
          </table:table-cell>
          <table:table-cell office:value-type="float" office:value="0.004360825" calcext:value-type="float">
            <text:p>0,004360825</text:p>
          </table:table-cell>
          <table:table-cell office:value-type="float" office:value="0.074562992" calcext:value-type="float">
            <text:p>0,074562992</text:p>
          </table:table-cell>
          <table:table-cell office:value-type="float" office:value="0" calcext:value-type="float">
            <text:p>0</text:p>
          </table:table-cell>
          <table:table-cell office:value-type="float" office:value="0.003383351" calcext:value-type="float">
            <text:p>0,00338335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284157" calcext:value-type="float">
            <text:p>0,002284157</text:p>
          </table:table-cell>
          <table:table-cell office:value-type="float" office:value="0.003769818" calcext:value-type="float">
            <text:p>0,003769818</text:p>
          </table:table-cell>
          <table:table-cell office:value-type="float" office:value="0.008435626" calcext:value-type="float">
            <text:p>0,008435626</text:p>
          </table:table-cell>
          <table:table-cell office:value-type="float" office:value="0" calcext:value-type="float">
            <text:p>0</text:p>
          </table:table-cell>
          <table:table-cell office:value-type="float" office:value="0.001470419" calcext:value-type="float">
            <text:p>0,001470419</text:p>
          </table:table-cell>
          <table:table-cell/>
        </table:table-row>
        <table:table-row table:style-name="ro1">
          <table:table-cell office:value-type="float" office:value="0.01604793" calcext:value-type="float">
            <text:p>0,01604793</text:p>
          </table:table-cell>
          <table:table-cell office:value-type="float" office:value="0.221395227" calcext:value-type="float">
            <text:p>0,221395227</text:p>
          </table:table-cell>
          <table:table-cell office:value-type="float" office:value="0.048724654" calcext:value-type="float">
            <text:p>0,048724654</text:p>
          </table:table-cell>
          <table:table-cell office:value-type="float" office:value="0.003107754" calcext:value-type="float">
            <text:p>0,003107754</text:p>
          </table:table-cell>
          <table:table-cell office:value-type="float" office:value="0.000957942" calcext:value-type="float">
            <text:p>0,000957942</text:p>
          </table:table-cell>
          <table:table-cell office:value-type="float" office:value="0.010090597" calcext:value-type="float">
            <text:p>0,010090597</text:p>
          </table:table-cell>
          <table:table-cell office:value-type="float" office:value="0.001302407" calcext:value-type="float">
            <text:p>0,001302407</text:p>
          </table:table-cell>
          <table:table-cell office:value-type="float" office:value="0.0044803" calcext:value-type="float">
            <text:p>0,004480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600633" calcext:value-type="float">
            <text:p>0,001600633</text:p>
          </table:table-cell>
          <table:table-cell office:value-type="float" office:value="0.001379525" calcext:value-type="float">
            <text:p>0,001379525</text:p>
          </table:table-cell>
          <table:table-cell office:value-type="float" office:value="0.018125986" calcext:value-type="float">
            <text:p>0,018125986</text:p>
          </table:table-cell>
          <table:table-cell office:value-type="float" office:value="0" calcext:value-type="float">
            <text:p>0</text:p>
          </table:table-cell>
          <table:table-cell office:value-type="float" office:value="0.007197705" calcext:value-type="float">
            <text:p>0,00719770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255178" calcext:value-type="float">
            <text:p>0,001255178</text:p>
          </table:table-cell>
          <table:table-cell office:value-type="float" office:value="0.002046089" calcext:value-type="float">
            <text:p>0,002046089</text:p>
          </table:table-cell>
          <table:table-cell office:value-type="float" office:value="0.020629123" calcext:value-type="float">
            <text:p>0,020629123</text:p>
          </table:table-cell>
          <table:table-cell office:value-type="float" office:value="0" calcext:value-type="float">
            <text:p>0</text:p>
          </table:table-cell>
          <table:table-cell office:value-type="float" office:value="0.002294152" calcext:value-type="float">
            <text:p>0,00229415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966046" calcext:value-type="float">
            <text:p>0,002966046</text:p>
          </table:table-cell>
          <table:table-cell office:value-type="float" office:value="0.002274765" calcext:value-type="float">
            <text:p>0,002274765</text:p>
          </table:table-cell>
          <table:table-cell office:value-type="float" office:value="0.015737536" calcext:value-type="float">
            <text:p>0,015737536</text:p>
          </table:table-cell>
          <table:table-cell office:value-type="float" office:value="0" calcext:value-type="float">
            <text:p>0</text:p>
          </table:table-cell>
          <table:table-cell office:value-type="float" office:value="0.001512764" calcext:value-type="float">
            <text:p>0,00151276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233889" calcext:value-type="float">
            <text:p>0,004233889</text:p>
          </table:table-cell>
          <table:table-cell office:value-type="float" office:value="0.007400914" calcext:value-type="float">
            <text:p>0,007400914</text:p>
          </table:table-cell>
          <table:table-cell office:value-type="float" office:value="0.014414265" calcext:value-type="float">
            <text:p>0,014414265</text:p>
          </table:table-cell>
          <table:table-cell office:value-type="float" office:value="0" calcext:value-type="float">
            <text:p>0</text:p>
          </table:table-cell>
          <table:table-cell office:value-type="float" office:value="0.001452347" calcext:value-type="float">
            <text:p>0,001452347</text:p>
          </table:table-cell>
          <table:table-cell/>
        </table:table-row>
        <table:table-row table:style-name="ro1">
          <table:table-cell office:value-type="float" office:value="0.008748719" calcext:value-type="float">
            <text:p>0,008748719</text:p>
          </table:table-cell>
          <table:table-cell office:value-type="float" office:value="0.023457387" calcext:value-type="float">
            <text:p>0,023457387</text:p>
          </table:table-cell>
          <table:table-cell office:value-type="float" office:value="0.090555727" calcext:value-type="float">
            <text:p>0,090555727</text:p>
          </table:table-cell>
          <table:table-cell office:value-type="float" office:value="0.00535369" calcext:value-type="float">
            <text:p>0,00535369</text:p>
          </table:table-cell>
          <table:table-cell office:value-type="float" office:value="0.001199321" calcext:value-type="float">
            <text:p>0,001199321</text:p>
          </table:table-cell>
          <table:table-cell office:value-type="float" office:value="0.028844245" calcext:value-type="float">
            <text:p>0,028844245</text:p>
          </table:table-cell>
          <table:table-cell office:value-type="float" office:value="0.000915767" calcext:value-type="float">
            <text:p>0,000915767</text:p>
          </table:table-cell>
          <table:table-cell office:value-type="float" office:value="0.001572401" calcext:value-type="float">
            <text:p>0,00157240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374074" calcext:value-type="float">
            <text:p>0,006374074</text:p>
          </table:table-cell>
          <table:table-cell office:value-type="float" office:value="0.022752002" calcext:value-type="float">
            <text:p>0,022752002</text:p>
          </table:table-cell>
          <table:table-cell office:value-type="float" office:value="0.030399724" calcext:value-type="float">
            <text:p>0,030399724</text:p>
          </table:table-cell>
          <table:table-cell office:value-type="float" office:value="0" calcext:value-type="float">
            <text:p>0</text:p>
          </table:table-cell>
          <table:table-cell office:value-type="float" office:value="0.002233939" calcext:value-type="float">
            <text:p>0,00223393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356702" calcext:value-type="float">
            <text:p>0,007356702</text:p>
          </table:table-cell>
          <table:table-cell office:value-type="float" office:value="0.004133299" calcext:value-type="float">
            <text:p>0,004133299</text:p>
          </table:table-cell>
          <table:table-cell office:value-type="float" office:value="0.019316581" calcext:value-type="float">
            <text:p>0,019316581</text:p>
          </table:table-cell>
          <table:table-cell office:value-type="float" office:value="0" calcext:value-type="float">
            <text:p>0</text:p>
          </table:table-cell>
          <table:table-cell office:value-type="float" office:value="0.004795964" calcext:value-type="float">
            <text:p>0,00479596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315242" calcext:value-type="float">
            <text:p>0,002315242</text:p>
          </table:table-cell>
          <table:table-cell office:value-type="float" office:value="0.005853884" calcext:value-type="float">
            <text:p>0,005853884</text:p>
          </table:table-cell>
          <table:table-cell office:value-type="float" office:value="0.024176137" calcext:value-type="float">
            <text:p>0,024176137</text:p>
          </table:table-cell>
          <table:table-cell office:value-type="float" office:value="0" calcext:value-type="float">
            <text:p>0</text:p>
          </table:table-cell>
          <table:table-cell office:value-type="float" office:value="0.00702978" calcext:value-type="float">
            <text:p>0,0070297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334584" calcext:value-type="float">
            <text:p>0,004334584</text:p>
          </table:table-cell>
          <table:table-cell office:value-type="float" office:value="0.001645946" calcext:value-type="float">
            <text:p>0,001645946</text:p>
          </table:table-cell>
          <table:table-cell office:value-type="float" office:value="0.024611454" calcext:value-type="float">
            <text:p>0,024611454</text:p>
          </table:table-cell>
          <table:table-cell office:value-type="float" office:value="0" calcext:value-type="float">
            <text:p>0</text:p>
          </table:table-cell>
          <table:table-cell office:value-type="float" office:value="0.003157319" calcext:value-type="float">
            <text:p>0,00315731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263857" calcext:value-type="float">
            <text:p>0,002263857</text:p>
          </table:table-cell>
          <table:table-cell office:value-type="float" office:value="0.002408764" calcext:value-type="float">
            <text:p>0,002408764</text:p>
          </table:table-cell>
          <table:table-cell office:value-type="float" office:value="0.012546343" calcext:value-type="float">
            <text:p>0,012546343</text:p>
          </table:table-cell>
          <table:table-cell office:value-type="float" office:value="0" calcext:value-type="float">
            <text:p>0</text:p>
          </table:table-cell>
          <table:table-cell office:value-type="float" office:value="0.003015058" calcext:value-type="float">
            <text:p>0,003015058</text:p>
          </table:table-cell>
          <table:table-cell/>
        </table:table-row>
        <table:table-row table:style-name="ro1">
          <table:table-cell office:value-type="float" office:value="0.010447692" calcext:value-type="float">
            <text:p>0,010447692</text:p>
          </table:table-cell>
          <table:table-cell office:value-type="float" office:value="0.030057805" calcext:value-type="float">
            <text:p>0,030057805</text:p>
          </table:table-cell>
          <table:table-cell office:value-type="float" office:value="0.024944513" calcext:value-type="float">
            <text:p>0,024944513</text:p>
          </table:table-cell>
          <table:table-cell office:value-type="float" office:value="0.000898268" calcext:value-type="float">
            <text:p>0,000898268</text:p>
          </table:table-cell>
          <table:table-cell office:value-type="float" office:value="0.002299918" calcext:value-type="float">
            <text:p>0,002299918</text:p>
          </table:table-cell>
          <table:table-cell office:value-type="float" office:value="0.018448629" calcext:value-type="float">
            <text:p>0,018448629</text:p>
          </table:table-cell>
          <table:table-cell office:value-type="float" office:value="0.000996417" calcext:value-type="float">
            <text:p>0,000996417</text:p>
          </table:table-cell>
          <table:table-cell office:value-type="float" office:value="0.002032191" calcext:value-type="float">
            <text:p>0,00203219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877451" calcext:value-type="float">
            <text:p>0,000877451</text:p>
          </table:table-cell>
          <table:table-cell office:value-type="float" office:value="0.001296547" calcext:value-type="float">
            <text:p>0,001296547</text:p>
          </table:table-cell>
          <table:table-cell office:value-type="float" office:value="0.011732932" calcext:value-type="float">
            <text:p>0,011732932</text:p>
          </table:table-cell>
          <table:table-cell office:value-type="float" office:value="0" calcext:value-type="float">
            <text:p>0</text:p>
          </table:table-cell>
          <table:table-cell office:value-type="float" office:value="0.00152309" calcext:value-type="float">
            <text:p>0,0015230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910909" calcext:value-type="float">
            <text:p>0,005910909</text:p>
          </table:table-cell>
          <table:table-cell office:value-type="float" office:value="0.006361735" calcext:value-type="float">
            <text:p>0,006361735</text:p>
          </table:table-cell>
          <table:table-cell office:value-type="float" office:value="0.019010458" calcext:value-type="float">
            <text:p>0,019010458</text:p>
          </table:table-cell>
          <table:table-cell office:value-type="float" office:value="0" calcext:value-type="float">
            <text:p>0</text:p>
          </table:table-cell>
          <table:table-cell office:value-type="float" office:value="0.004558122" calcext:value-type="float">
            <text:p>0,00455812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150181" calcext:value-type="float">
            <text:p>0,003150181</text:p>
          </table:table-cell>
          <table:table-cell office:value-type="float" office:value="0.001510574" calcext:value-type="float">
            <text:p>0,001510574</text:p>
          </table:table-cell>
          <table:table-cell office:value-type="float" office:value="0.014883251" calcext:value-type="float">
            <text:p>0,014883251</text:p>
          </table:table-cell>
          <table:table-cell office:value-type="float" office:value="0" calcext:value-type="float">
            <text:p>0</text:p>
          </table:table-cell>
          <table:table-cell office:value-type="float" office:value="0.01040851" calcext:value-type="float">
            <text:p>0,0104085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249027" calcext:value-type="float">
            <text:p>0,005249027</text:p>
          </table:table-cell>
          <table:table-cell office:value-type="float" office:value="0.004620159" calcext:value-type="float">
            <text:p>0,004620159</text:p>
          </table:table-cell>
          <table:table-cell office:value-type="float" office:value="0.025682071" calcext:value-type="float">
            <text:p>0,025682071</text:p>
          </table:table-cell>
          <table:table-cell office:value-type="float" office:value="0" calcext:value-type="float">
            <text:p>0</text:p>
          </table:table-cell>
          <table:table-cell office:value-type="float" office:value="0.004486579" calcext:value-type="float">
            <text:p>0,00448657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548423" calcext:value-type="float">
            <text:p>0,007548423</text:p>
          </table:table-cell>
          <table:table-cell office:value-type="float" office:value="0.004339001" calcext:value-type="float">
            <text:p>0,004339001</text:p>
          </table:table-cell>
          <table:table-cell office:value-type="float" office:value="0.016240676" calcext:value-type="float">
            <text:p>0,016240676</text:p>
          </table:table-cell>
          <table:table-cell office:value-type="float" office:value="0" calcext:value-type="float">
            <text:p>0</text:p>
          </table:table-cell>
          <table:table-cell office:value-type="float" office:value="0.006114199" calcext:value-type="float">
            <text:p>0,006114199</text:p>
          </table:table-cell>
          <table:table-cell/>
        </table:table-row>
        <table:table-row table:style-name="ro1">
          <table:table-cell office:value-type="float" office:value="0.008783961" calcext:value-type="float">
            <text:p>0,008783961</text:p>
          </table:table-cell>
          <table:table-cell office:value-type="float" office:value="0.028656203" calcext:value-type="float">
            <text:p>0,028656203</text:p>
          </table:table-cell>
          <table:table-cell office:value-type="float" office:value="0.023566596" calcext:value-type="float">
            <text:p>0,023566596</text:p>
          </table:table-cell>
          <table:table-cell office:value-type="float" office:value="0.001583738" calcext:value-type="float">
            <text:p>0,001583738</text:p>
          </table:table-cell>
          <table:table-cell office:value-type="float" office:value="0.011337441" calcext:value-type="float">
            <text:p>0,011337441</text:p>
          </table:table-cell>
          <table:table-cell office:value-type="float" office:value="0.017725653" calcext:value-type="float">
            <text:p>0,017725653</text:p>
          </table:table-cell>
          <table:table-cell office:value-type="float" office:value="0.001816488" calcext:value-type="float">
            <text:p>0,001816488</text:p>
          </table:table-cell>
          <table:table-cell office:value-type="float" office:value="0.001419283" calcext:value-type="float">
            <text:p>0,00141928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252612" calcext:value-type="float">
            <text:p>0,002252612</text:p>
          </table:table-cell>
          <table:table-cell office:value-type="float" office:value="0.000876658" calcext:value-type="float">
            <text:p>0,000876658</text:p>
          </table:table-cell>
          <table:table-cell office:value-type="float" office:value="0.014029423" calcext:value-type="float">
            <text:p>0,014029423</text:p>
          </table:table-cell>
          <table:table-cell office:value-type="float" office:value="0" calcext:value-type="float">
            <text:p>0</text:p>
          </table:table-cell>
          <table:table-cell office:value-type="float" office:value="0.002316015" calcext:value-type="float">
            <text:p>0,00231601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720977" calcext:value-type="float">
            <text:p>0,002720977</text:p>
          </table:table-cell>
          <table:table-cell office:value-type="float" office:value="0.005362607" calcext:value-type="float">
            <text:p>0,005362607</text:p>
          </table:table-cell>
          <table:table-cell office:value-type="float" office:value="0.015211168" calcext:value-type="float">
            <text:p>0,015211168</text:p>
          </table:table-cell>
          <table:table-cell office:value-type="float" office:value="0" calcext:value-type="float">
            <text:p>0</text:p>
          </table:table-cell>
          <table:table-cell office:value-type="float" office:value="0.001444227" calcext:value-type="float">
            <text:p>0,00144422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181834" calcext:value-type="float">
            <text:p>0,009181834</text:p>
          </table:table-cell>
          <table:table-cell office:value-type="float" office:value="0.00283352" calcext:value-type="float">
            <text:p>0,00283352</text:p>
          </table:table-cell>
          <table:table-cell office:value-type="float" office:value="0.012602475" calcext:value-type="float">
            <text:p>0,012602475</text:p>
          </table:table-cell>
          <table:table-cell office:value-type="float" office:value="0" calcext:value-type="float">
            <text:p>0</text:p>
          </table:table-cell>
          <table:table-cell office:value-type="float" office:value="0.0020824" calcext:value-type="float">
            <text:p>0,002082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835951" calcext:value-type="float">
            <text:p>0,003835951</text:p>
          </table:table-cell>
          <table:table-cell office:value-type="float" office:value="0.00366509" calcext:value-type="float">
            <text:p>0,00366509</text:p>
          </table:table-cell>
          <table:table-cell office:value-type="float" office:value="0.01109714" calcext:value-type="float">
            <text:p>0,01109714</text:p>
          </table:table-cell>
          <table:table-cell office:value-type="float" office:value="0" calcext:value-type="float">
            <text:p>0</text:p>
          </table:table-cell>
          <table:table-cell office:value-type="float" office:value="0.000922055" calcext:value-type="float">
            <text:p>0,00092205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506738" calcext:value-type="float">
            <text:p>0,007506738</text:p>
          </table:table-cell>
          <table:table-cell office:value-type="float" office:value="0.012884569" calcext:value-type="float">
            <text:p>0,012884569</text:p>
          </table:table-cell>
          <table:table-cell office:value-type="float" office:value="0.008227062" calcext:value-type="float">
            <text:p>0,008227062</text:p>
          </table:table-cell>
          <table:table-cell office:value-type="float" office:value="0" calcext:value-type="float">
            <text:p>0</text:p>
          </table:table-cell>
          <table:table-cell office:value-type="float" office:value="0.005546618" calcext:value-type="float">
            <text:p>0,005546618</text:p>
          </table:table-cell>
          <table:table-cell/>
        </table:table-row>
        <table:table-row table:style-name="ro1">
          <table:table-cell office:value-type="float" office:value="0.022847343" calcext:value-type="float">
            <text:p>0,022847343</text:p>
          </table:table-cell>
          <table:table-cell office:value-type="float" office:value="0.02464083" calcext:value-type="float">
            <text:p>0,02464083</text:p>
          </table:table-cell>
          <table:table-cell office:value-type="float" office:value="0.024868573" calcext:value-type="float">
            <text:p>0,024868573</text:p>
          </table:table-cell>
          <table:table-cell office:value-type="float" office:value="0.014430499" calcext:value-type="float">
            <text:p>0,014430499</text:p>
          </table:table-cell>
          <table:table-cell office:value-type="float" office:value="0.004194056" calcext:value-type="float">
            <text:p>0,004194056</text:p>
          </table:table-cell>
          <table:table-cell office:value-type="float" office:value="0.035841853" calcext:value-type="float">
            <text:p>0,035841853</text:p>
          </table:table-cell>
          <table:table-cell office:value-type="float" office:value="0.001943822" calcext:value-type="float">
            <text:p>0,001943822</text:p>
          </table:table-cell>
          <table:table-cell office:value-type="float" office:value="0.005453549" calcext:value-type="float">
            <text:p>0,00545354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645353" calcext:value-type="float">
            <text:p>0,009645353</text:p>
          </table:table-cell>
          <table:table-cell office:value-type="float" office:value="0.00800268" calcext:value-type="float">
            <text:p>0,00800268</text:p>
          </table:table-cell>
          <table:table-cell office:value-type="float" office:value="0.014389604" calcext:value-type="float">
            <text:p>0,014389604</text:p>
          </table:table-cell>
          <table:table-cell office:value-type="float" office:value="0" calcext:value-type="float">
            <text:p>0</text:p>
          </table:table-cell>
          <table:table-cell office:value-type="float" office:value="0.003690869" calcext:value-type="float">
            <text:p>0,00369086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433609" calcext:value-type="float">
            <text:p>0,005433609</text:p>
          </table:table-cell>
          <table:table-cell office:value-type="float" office:value="0.008239752" calcext:value-type="float">
            <text:p>0,008239752</text:p>
          </table:table-cell>
          <table:table-cell office:value-type="float" office:value="0.021646192" calcext:value-type="float">
            <text:p>0,021646192</text:p>
          </table:table-cell>
          <table:table-cell office:value-type="float" office:value="0" calcext:value-type="float">
            <text:p>0</text:p>
          </table:table-cell>
          <table:table-cell office:value-type="float" office:value="0.001445665" calcext:value-type="float">
            <text:p>0,00144566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514709" calcext:value-type="float">
            <text:p>0,001514709</text:p>
          </table:table-cell>
          <table:table-cell office:value-type="float" office:value="0.014781794" calcext:value-type="float">
            <text:p>0,014781794</text:p>
          </table:table-cell>
          <table:table-cell office:value-type="float" office:value="0.010151421" calcext:value-type="float">
            <text:p>0,010151421</text:p>
          </table:table-cell>
          <table:table-cell office:value-type="float" office:value="0" calcext:value-type="float">
            <text:p>0</text:p>
          </table:table-cell>
          <table:table-cell office:value-type="float" office:value="0.009263059" calcext:value-type="float">
            <text:p>0,00926305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419324" calcext:value-type="float">
            <text:p>0,002419324</text:p>
          </table:table-cell>
          <table:table-cell office:value-type="float" office:value="0.00551062" calcext:value-type="float">
            <text:p>0,00551062</text:p>
          </table:table-cell>
          <table:table-cell office:value-type="float" office:value="0.01363927" calcext:value-type="float">
            <text:p>0,01363927</text:p>
          </table:table-cell>
          <table:table-cell office:value-type="float" office:value="0" calcext:value-type="float">
            <text:p>0</text:p>
          </table:table-cell>
          <table:table-cell office:value-type="float" office:value="0.003109876" calcext:value-type="float">
            <text:p>0,00310987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756006" calcext:value-type="float">
            <text:p>0,002756006</text:p>
          </table:table-cell>
          <table:table-cell office:value-type="float" office:value="0.007763527" calcext:value-type="float">
            <text:p>0,007763527</text:p>
          </table:table-cell>
          <table:table-cell office:value-type="float" office:value="0.006568985" calcext:value-type="float">
            <text:p>0,006568985</text:p>
          </table:table-cell>
          <table:table-cell office:value-type="float" office:value="0" calcext:value-type="float">
            <text:p>0</text:p>
          </table:table-cell>
          <table:table-cell office:value-type="float" office:value="0.002224369" calcext:value-type="float">
            <text:p>0,002224369</text:p>
          </table:table-cell>
          <table:table-cell/>
        </table:table-row>
        <table:table-row table:style-name="ro1">
          <table:table-cell office:value-type="float" office:value="0.020037889" calcext:value-type="float">
            <text:p>0,020037889</text:p>
          </table:table-cell>
          <table:table-cell office:value-type="float" office:value="0.047234803" calcext:value-type="float">
            <text:p>0,047234803</text:p>
          </table:table-cell>
          <table:table-cell office:value-type="float" office:value="0.026813346" calcext:value-type="float">
            <text:p>0,026813346</text:p>
          </table:table-cell>
          <table:table-cell office:value-type="float" office:value="0.00344491" calcext:value-type="float">
            <text:p>0,00344491</text:p>
          </table:table-cell>
          <table:table-cell office:value-type="float" office:value="0.004157853" calcext:value-type="float">
            <text:p>0,004157853</text:p>
          </table:table-cell>
          <table:table-cell office:value-type="float" office:value="0.014717043" calcext:value-type="float">
            <text:p>0,014717043</text:p>
          </table:table-cell>
          <table:table-cell office:value-type="float" office:value="0.001613831" calcext:value-type="float">
            <text:p>0,001613831</text:p>
          </table:table-cell>
          <table:table-cell office:value-type="float" office:value="0.002348193" calcext:value-type="float">
            <text:p>0,00234819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228582" calcext:value-type="float">
            <text:p>0,006228582</text:p>
          </table:table-cell>
          <table:table-cell office:value-type="float" office:value="0.005326039" calcext:value-type="float">
            <text:p>0,005326039</text:p>
          </table:table-cell>
          <table:table-cell office:value-type="float" office:value="0.016938634" calcext:value-type="float">
            <text:p>0,016938634</text:p>
          </table:table-cell>
          <table:table-cell office:value-type="float" office:value="0" calcext:value-type="float">
            <text:p>0</text:p>
          </table:table-cell>
          <table:table-cell office:value-type="float" office:value="0.001147976" calcext:value-type="float">
            <text:p>0,00114797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693316" calcext:value-type="float">
            <text:p>0,004693316</text:p>
          </table:table-cell>
          <table:table-cell office:value-type="float" office:value="0.001792204" calcext:value-type="float">
            <text:p>0,001792204</text:p>
          </table:table-cell>
          <table:table-cell office:value-type="float" office:value="0.031599475" calcext:value-type="float">
            <text:p>0,031599475</text:p>
          </table:table-cell>
          <table:table-cell office:value-type="float" office:value="0" calcext:value-type="float">
            <text:p>0</text:p>
          </table:table-cell>
          <table:table-cell office:value-type="float" office:value="0.003070152" calcext:value-type="float">
            <text:p>0,00307015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894385" calcext:value-type="float">
            <text:p>0,003894385</text:p>
          </table:table-cell>
          <table:table-cell office:value-type="float" office:value="0.012023755" calcext:value-type="float">
            <text:p>0,012023755</text:p>
          </table:table-cell>
          <table:table-cell office:value-type="float" office:value="0.014792717" calcext:value-type="float">
            <text:p>0,014792717</text:p>
          </table:table-cell>
          <table:table-cell office:value-type="float" office:value="0" calcext:value-type="float">
            <text:p>0</text:p>
          </table:table-cell>
          <table:table-cell office:value-type="float" office:value="0.006247504" calcext:value-type="float">
            <text:p>0,00624750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142806" calcext:value-type="float">
            <text:p>0,005142806</text:p>
          </table:table-cell>
          <table:table-cell office:value-type="float" office:value="0.001972244" calcext:value-type="float">
            <text:p>0,001972244</text:p>
          </table:table-cell>
          <table:table-cell office:value-type="float" office:value="0.019337454" calcext:value-type="float">
            <text:p>0,019337454</text:p>
          </table:table-cell>
          <table:table-cell office:value-type="float" office:value="0" calcext:value-type="float">
            <text:p>0</text:p>
          </table:table-cell>
          <table:table-cell office:value-type="float" office:value="0.007566111" calcext:value-type="float">
            <text:p>0,00756611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743941" calcext:value-type="float">
            <text:p>0,002743941</text:p>
          </table:table-cell>
          <table:table-cell office:value-type="float" office:value="0.005519725" calcext:value-type="float">
            <text:p>0,005519725</text:p>
          </table:table-cell>
          <table:table-cell office:value-type="float" office:value="0.019535865" calcext:value-type="float">
            <text:p>0,019535865</text:p>
          </table:table-cell>
          <table:table-cell office:value-type="float" office:value="0" calcext:value-type="float">
            <text:p>0</text:p>
          </table:table-cell>
          <table:table-cell office:value-type="float" office:value="0.001081992" calcext:value-type="float">
            <text:p>0,001081992</text:p>
          </table:table-cell>
          <table:table-cell/>
        </table:table-row>
        <table:table-row table:style-name="ro1">
          <table:table-cell office:value-type="float" office:value="0.009614568" calcext:value-type="float">
            <text:p>0,009614568</text:p>
          </table:table-cell>
          <table:table-cell office:value-type="float" office:value="0.020872847" calcext:value-type="float">
            <text:p>0,020872847</text:p>
          </table:table-cell>
          <table:table-cell office:value-type="float" office:value="0.025362857" calcext:value-type="float">
            <text:p>0,025362857</text:p>
          </table:table-cell>
          <table:table-cell office:value-type="float" office:value="0.003766383" calcext:value-type="float">
            <text:p>0,003766383</text:p>
          </table:table-cell>
          <table:table-cell office:value-type="float" office:value="0.004816059" calcext:value-type="float">
            <text:p>0,004816059</text:p>
          </table:table-cell>
          <table:table-cell office:value-type="float" office:value="0.011087472" calcext:value-type="float">
            <text:p>0,011087472</text:p>
          </table:table-cell>
          <table:table-cell office:value-type="float" office:value="0.010201612" calcext:value-type="float">
            <text:p>0,010201612</text:p>
          </table:table-cell>
          <table:table-cell office:value-type="float" office:value="0.00251726" calcext:value-type="float">
            <text:p>0,0025172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89636" calcext:value-type="float">
            <text:p>0,00289636</text:p>
          </table:table-cell>
          <table:table-cell office:value-type="float" office:value="0.01288665" calcext:value-type="float">
            <text:p>0,01288665</text:p>
          </table:table-cell>
          <table:table-cell office:value-type="float" office:value="0.020376093" calcext:value-type="float">
            <text:p>0,020376093</text:p>
          </table:table-cell>
          <table:table-cell office:value-type="float" office:value="0" calcext:value-type="float">
            <text:p>0</text:p>
          </table:table-cell>
          <table:table-cell office:value-type="float" office:value="0.008289724" calcext:value-type="float">
            <text:p>0,00828972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063401" calcext:value-type="float">
            <text:p>0,004063401</text:p>
          </table:table-cell>
          <table:table-cell office:value-type="float" office:value="0.007455414" calcext:value-type="float">
            <text:p>0,007455414</text:p>
          </table:table-cell>
          <table:table-cell office:value-type="float" office:value="0.019772015" calcext:value-type="float">
            <text:p>0,019772015</text:p>
          </table:table-cell>
          <table:table-cell office:value-type="float" office:value="0" calcext:value-type="float">
            <text:p>0</text:p>
          </table:table-cell>
          <table:table-cell office:value-type="float" office:value="0.001413016" calcext:value-type="float">
            <text:p>0,00141301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668131" calcext:value-type="float">
            <text:p>0,010668131</text:p>
          </table:table-cell>
          <table:table-cell office:value-type="float" office:value="0.001684725" calcext:value-type="float">
            <text:p>0,001684725</text:p>
          </table:table-cell>
          <table:table-cell office:value-type="float" office:value="0.017074387" calcext:value-type="float">
            <text:p>0,017074387</text:p>
          </table:table-cell>
          <table:table-cell office:value-type="float" office:value="0" calcext:value-type="float">
            <text:p>0</text:p>
          </table:table-cell>
          <table:table-cell office:value-type="float" office:value="0.002376253" calcext:value-type="float">
            <text:p>0,00237625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662481" calcext:value-type="float">
            <text:p>0,002662481</text:p>
          </table:table-cell>
          <table:table-cell office:value-type="float" office:value="0.017760954" calcext:value-type="float">
            <text:p>0,017760954</text:p>
          </table:table-cell>
          <table:table-cell office:value-type="float" office:value="0.022288447" calcext:value-type="float">
            <text:p>0,022288447</text:p>
          </table:table-cell>
          <table:table-cell office:value-type="float" office:value="0" calcext:value-type="float">
            <text:p>0</text:p>
          </table:table-cell>
          <table:table-cell office:value-type="float" office:value="0.008509874" calcext:value-type="float">
            <text:p>0,00850987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529768" calcext:value-type="float">
            <text:p>0,002529768</text:p>
          </table:table-cell>
          <table:table-cell office:value-type="float" office:value="0.004858726" calcext:value-type="float">
            <text:p>0,004858726</text:p>
          </table:table-cell>
          <table:table-cell office:value-type="float" office:value="0.026084619" calcext:value-type="float">
            <text:p>0,026084619</text:p>
          </table:table-cell>
          <table:table-cell office:value-type="float" office:value="0" calcext:value-type="float">
            <text:p>0</text:p>
          </table:table-cell>
          <table:table-cell office:value-type="float" office:value="0.00583904" calcext:value-type="float">
            <text:p>0,00583904</text:p>
          </table:table-cell>
          <table:table-cell/>
        </table:table-row>
        <table:table-row table:style-name="ro1">
          <table:table-cell office:value-type="float" office:value="0.017132488" calcext:value-type="float">
            <text:p>0,017132488</text:p>
          </table:table-cell>
          <table:table-cell office:value-type="float" office:value="0.026905487" calcext:value-type="float">
            <text:p>0,026905487</text:p>
          </table:table-cell>
          <table:table-cell office:value-type="float" office:value="0.025295308" calcext:value-type="float">
            <text:p>0,025295308</text:p>
          </table:table-cell>
          <table:table-cell office:value-type="float" office:value="0.003437823" calcext:value-type="float">
            <text:p>0,003437823</text:p>
          </table:table-cell>
          <table:table-cell office:value-type="float" office:value="0.001927001" calcext:value-type="float">
            <text:p>0,001927001</text:p>
          </table:table-cell>
          <table:table-cell office:value-type="float" office:value="0.015648566" calcext:value-type="float">
            <text:p>0,015648566</text:p>
          </table:table-cell>
          <table:table-cell office:value-type="float" office:value="0.000903792" calcext:value-type="float">
            <text:p>0,000903792</text:p>
          </table:table-cell>
          <table:table-cell office:value-type="float" office:value="0.0109908" calcext:value-type="float">
            <text:p>0,010990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419512" calcext:value-type="float">
            <text:p>0,006419512</text:p>
          </table:table-cell>
          <table:table-cell office:value-type="float" office:value="0.003994514" calcext:value-type="float">
            <text:p>0,003994514</text:p>
          </table:table-cell>
          <table:table-cell office:value-type="float" office:value="0.053834451" calcext:value-type="float">
            <text:p>0,053834451</text:p>
          </table:table-cell>
          <table:table-cell office:value-type="float" office:value="0" calcext:value-type="float">
            <text:p>0</text:p>
          </table:table-cell>
          <table:table-cell office:value-type="float" office:value="0.002612312" calcext:value-type="float">
            <text:p>0,00261231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350889" calcext:value-type="float">
            <text:p>0,004350889</text:p>
          </table:table-cell>
          <table:table-cell office:value-type="float" office:value="0.001244091" calcext:value-type="float">
            <text:p>0,001244091</text:p>
          </table:table-cell>
          <table:table-cell office:value-type="float" office:value="0.03452497" calcext:value-type="float">
            <text:p>0,03452497</text:p>
          </table:table-cell>
          <table:table-cell office:value-type="float" office:value="0" calcext:value-type="float">
            <text:p>0</text:p>
          </table:table-cell>
          <table:table-cell office:value-type="float" office:value="0.001417848" calcext:value-type="float">
            <text:p>0,00141784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989345" calcext:value-type="float">
            <text:p>0,007989345</text:p>
          </table:table-cell>
          <table:table-cell office:value-type="float" office:value="0.001331552" calcext:value-type="float">
            <text:p>0,001331552</text:p>
          </table:table-cell>
          <table:table-cell office:value-type="float" office:value="0.0418301" calcext:value-type="float">
            <text:p>0,0418301</text:p>
          </table:table-cell>
          <table:table-cell office:value-type="float" office:value="0" calcext:value-type="float">
            <text:p>0</text:p>
          </table:table-cell>
          <table:table-cell office:value-type="float" office:value="0.003046362" calcext:value-type="float">
            <text:p>0,00304636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1805963" calcext:value-type="float">
            <text:p>0,011805963</text:p>
          </table:table-cell>
          <table:table-cell office:value-type="float" office:value="0.015274338" calcext:value-type="float">
            <text:p>0,015274338</text:p>
          </table:table-cell>
          <table:table-cell office:value-type="float" office:value="0.024896519" calcext:value-type="float">
            <text:p>0,024896519</text:p>
          </table:table-cell>
          <table:table-cell office:value-type="float" office:value="0" calcext:value-type="float">
            <text:p>0</text:p>
          </table:table-cell>
          <table:table-cell office:value-type="float" office:value="0.001376021" calcext:value-type="float">
            <text:p>0,00137602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544672" calcext:value-type="float">
            <text:p>0,006544672</text:p>
          </table:table-cell>
          <table:table-cell office:value-type="float" office:value="0.002532792" calcext:value-type="float">
            <text:p>0,002532792</text:p>
          </table:table-cell>
          <table:table-cell office:value-type="float" office:value="0.018723166" calcext:value-type="float">
            <text:p>0,018723166</text:p>
          </table:table-cell>
          <table:table-cell office:value-type="float" office:value="0" calcext:value-type="float">
            <text:p>0</text:p>
          </table:table-cell>
          <table:table-cell office:value-type="float" office:value="0.004325374" calcext:value-type="float">
            <text:p>0,004325374</text:p>
          </table:table-cell>
          <table:table-cell/>
        </table:table-row>
        <table:table-row table:style-name="ro1">
          <table:table-cell office:value-type="float" office:value="0.010572224" calcext:value-type="float">
            <text:p>0,010572224</text:p>
          </table:table-cell>
          <table:table-cell office:value-type="float" office:value="0.040945515" calcext:value-type="float">
            <text:p>0,040945515</text:p>
          </table:table-cell>
          <table:table-cell office:value-type="float" office:value="0.024238107" calcext:value-type="float">
            <text:p>0,024238107</text:p>
          </table:table-cell>
          <table:table-cell office:value-type="float" office:value="0.016628292" calcext:value-type="float">
            <text:p>0,016628292</text:p>
          </table:table-cell>
          <table:table-cell office:value-type="float" office:value="0.005650419" calcext:value-type="float">
            <text:p>0,005650419</text:p>
          </table:table-cell>
          <table:table-cell office:value-type="float" office:value="0.019364952" calcext:value-type="float">
            <text:p>0,019364952</text:p>
          </table:table-cell>
          <table:table-cell office:value-type="float" office:value="0.000860941" calcext:value-type="float">
            <text:p>0,000860941</text:p>
          </table:table-cell>
          <table:table-cell office:value-type="float" office:value="0.004903507" calcext:value-type="float">
            <text:p>0,00490350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263167" calcext:value-type="float">
            <text:p>0,010263167</text:p>
          </table:table-cell>
          <table:table-cell office:value-type="float" office:value="0.002265645" calcext:value-type="float">
            <text:p>0,002265645</text:p>
          </table:table-cell>
          <table:table-cell office:value-type="float" office:value="0.050055397" calcext:value-type="float">
            <text:p>0,050055397</text:p>
          </table:table-cell>
          <table:table-cell office:value-type="float" office:value="0" calcext:value-type="float">
            <text:p>0</text:p>
          </table:table-cell>
          <table:table-cell office:value-type="float" office:value="0.00115293" calcext:value-type="float">
            <text:p>0,0011529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21166" calcext:value-type="float">
            <text:p>0,000921166</text:p>
          </table:table-cell>
          <table:table-cell office:value-type="float" office:value="0.004215914" calcext:value-type="float">
            <text:p>0,004215914</text:p>
          </table:table-cell>
          <table:table-cell office:value-type="float" office:value="0.015544873" calcext:value-type="float">
            <text:p>0,015544873</text:p>
          </table:table-cell>
          <table:table-cell office:value-type="float" office:value="0" calcext:value-type="float">
            <text:p>0</text:p>
          </table:table-cell>
          <table:table-cell office:value-type="float" office:value="0.00570907" calcext:value-type="float">
            <text:p>0,0057090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284" calcext:value-type="float">
            <text:p>0,0009284</text:p>
          </table:table-cell>
          <table:table-cell office:value-type="float" office:value="0.00855833" calcext:value-type="float">
            <text:p>0,00855833</text:p>
          </table:table-cell>
          <table:table-cell office:value-type="float" office:value="0.028029224" calcext:value-type="float">
            <text:p>0,028029224</text:p>
          </table:table-cell>
          <table:table-cell office:value-type="float" office:value="0" calcext:value-type="float">
            <text:p>0</text:p>
          </table:table-cell>
          <table:table-cell office:value-type="float" office:value="0.007329969" calcext:value-type="float">
            <text:p>0,00732996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075357" calcext:value-type="float">
            <text:p>0,003075357</text:p>
          </table:table-cell>
          <table:table-cell office:value-type="float" office:value="0.005074177" calcext:value-type="float">
            <text:p>0,005074177</text:p>
          </table:table-cell>
          <table:table-cell office:value-type="float" office:value="0.045229548" calcext:value-type="float">
            <text:p>0,045229548</text:p>
          </table:table-cell>
          <table:table-cell office:value-type="float" office:value="0" calcext:value-type="float">
            <text:p>0</text:p>
          </table:table-cell>
          <table:table-cell office:value-type="float" office:value="0.004931477" calcext:value-type="float">
            <text:p>0,00493147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2532051" calcext:value-type="float">
            <text:p>0,012532051</text:p>
          </table:table-cell>
          <table:table-cell office:value-type="float" office:value="0.003827751" calcext:value-type="float">
            <text:p>0,003827751</text:p>
          </table:table-cell>
          <table:table-cell office:value-type="float" office:value="0.017899028" calcext:value-type="float">
            <text:p>0,017899028</text:p>
          </table:table-cell>
          <table:table-cell office:value-type="float" office:value="0" calcext:value-type="float">
            <text:p>0</text:p>
          </table:table-cell>
          <table:table-cell office:value-type="float" office:value="0.006786882" calcext:value-type="float">
            <text:p>0,006786882</text:p>
          </table:table-cell>
          <table:table-cell/>
        </table:table-row>
        <table:table-row table:style-name="ro1">
          <table:table-cell office:value-type="float" office:value="0.013624532" calcext:value-type="float">
            <text:p>0,013624532</text:p>
          </table:table-cell>
          <table:table-cell office:value-type="float" office:value="0.024275939" calcext:value-type="float">
            <text:p>0,024275939</text:p>
          </table:table-cell>
          <table:table-cell office:value-type="float" office:value="0.032107616" calcext:value-type="float">
            <text:p>0,032107616</text:p>
          </table:table-cell>
          <table:table-cell office:value-type="float" office:value="0.012300133" calcext:value-type="float">
            <text:p>0,012300133</text:p>
          </table:table-cell>
          <table:table-cell office:value-type="float" office:value="0.005277656" calcext:value-type="float">
            <text:p>0,005277656</text:p>
          </table:table-cell>
          <table:table-cell office:value-type="float" office:value="0.010642193" calcext:value-type="float">
            <text:p>0,010642193</text:p>
          </table:table-cell>
          <table:table-cell office:value-type="float" office:value="0.002991931" calcext:value-type="float">
            <text:p>0,002991931</text:p>
          </table:table-cell>
          <table:table-cell office:value-type="float" office:value="0.007081328" calcext:value-type="float">
            <text:p>0,00708132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339818" calcext:value-type="float">
            <text:p>0,009339818</text:p>
          </table:table-cell>
          <table:table-cell office:value-type="float" office:value="0.008688294" calcext:value-type="float">
            <text:p>0,008688294</text:p>
          </table:table-cell>
          <table:table-cell office:value-type="float" office:value="0.0143593" calcext:value-type="float">
            <text:p>0,0143593</text:p>
          </table:table-cell>
          <table:table-cell office:value-type="float" office:value="0" calcext:value-type="float">
            <text:p>0</text:p>
          </table:table-cell>
          <table:table-cell office:value-type="float" office:value="0.007221727" calcext:value-type="float">
            <text:p>0,00722172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8200661" calcext:value-type="float">
            <text:p>0,008200661</text:p>
          </table:table-cell>
          <table:table-cell office:value-type="float" office:value="0.003813259" calcext:value-type="float">
            <text:p>0,003813259</text:p>
          </table:table-cell>
          <table:table-cell office:value-type="float" office:value="0.019301739" calcext:value-type="float">
            <text:p>0,019301739</text:p>
          </table:table-cell>
          <table:table-cell office:value-type="float" office:value="0" calcext:value-type="float">
            <text:p>0</text:p>
          </table:table-cell>
          <table:table-cell office:value-type="float" office:value="0.002686997" calcext:value-type="float">
            <text:p>0,00268699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300937" calcext:value-type="float">
            <text:p>0,001300937</text:p>
          </table:table-cell>
          <table:table-cell office:value-type="float" office:value="0.001130761" calcext:value-type="float">
            <text:p>0,001130761</text:p>
          </table:table-cell>
          <table:table-cell office:value-type="float" office:value="0.057439425" calcext:value-type="float">
            <text:p>0,057439425</text:p>
          </table:table-cell>
          <table:table-cell office:value-type="float" office:value="0" calcext:value-type="float">
            <text:p>0</text:p>
          </table:table-cell>
          <table:table-cell office:value-type="float" office:value="0.00330907" calcext:value-type="float">
            <text:p>0,0033090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960174" calcext:value-type="float">
            <text:p>0,000960174</text:p>
          </table:table-cell>
          <table:table-cell office:value-type="float" office:value="0.001651953" calcext:value-type="float">
            <text:p>0,001651953</text:p>
          </table:table-cell>
          <table:table-cell office:value-type="float" office:value="0.019629231" calcext:value-type="float">
            <text:p>0,019629231</text:p>
          </table:table-cell>
          <table:table-cell office:value-type="float" office:value="0" calcext:value-type="float">
            <text:p>0</text:p>
          </table:table-cell>
          <table:table-cell office:value-type="float" office:value="0.006674995" calcext:value-type="float">
            <text:p>0,006674995</text:p>
          </table:table-cell>
          <table:table-cell/>
        </table:table-row>
        <table:table-row table:style-name="ro1">
          <table:table-cell office:value-type="float" office:value="0.008544401" calcext:value-type="float">
            <text:p>0,008544401</text:p>
          </table:table-cell>
          <table:table-cell office:value-type="float" office:value="0.035298386" calcext:value-type="float">
            <text:p>0,035298386</text:p>
          </table:table-cell>
          <table:table-cell office:value-type="float" office:value="0.024090594" calcext:value-type="float">
            <text:p>0,024090594</text:p>
          </table:table-cell>
          <table:table-cell office:value-type="float" office:value="0.011982025" calcext:value-type="float">
            <text:p>0,011982025</text:p>
          </table:table-cell>
          <table:table-cell office:value-type="float" office:value="0.009539528" calcext:value-type="float">
            <text:p>0,009539528</text:p>
          </table:table-cell>
          <table:table-cell office:value-type="float" office:value="0.025123364" calcext:value-type="float">
            <text:p>0,025123364</text:p>
          </table:table-cell>
          <table:table-cell office:value-type="float" office:value="0.002364716" calcext:value-type="float">
            <text:p>0,002364716</text:p>
          </table:table-cell>
          <table:table-cell office:value-type="float" office:value="0.001388318" calcext:value-type="float">
            <text:p>0,00138831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76253" calcext:value-type="float">
            <text:p>0,00676253</text:p>
          </table:table-cell>
          <table:table-cell office:value-type="float" office:value="0.010176376" calcext:value-type="float">
            <text:p>0,010176376</text:p>
          </table:table-cell>
          <table:table-cell office:value-type="float" office:value="0.046780049" calcext:value-type="float">
            <text:p>0,046780049</text:p>
          </table:table-cell>
          <table:table-cell office:value-type="float" office:value="0" calcext:value-type="float">
            <text:p>0</text:p>
          </table:table-cell>
          <table:table-cell office:value-type="float" office:value="0.010636372" calcext:value-type="float">
            <text:p>0,01063637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357064" calcext:value-type="float">
            <text:p>0,002357064</text:p>
          </table:table-cell>
          <table:table-cell office:value-type="float" office:value="0.005074378" calcext:value-type="float">
            <text:p>0,005074378</text:p>
          </table:table-cell>
          <table:table-cell office:value-type="float" office:value="0.041745145" calcext:value-type="float">
            <text:p>0,041745145</text:p>
          </table:table-cell>
          <table:table-cell office:value-type="float" office:value="0" calcext:value-type="float">
            <text:p>0</text:p>
          </table:table-cell>
          <table:table-cell office:value-type="float" office:value="0.007355978" calcext:value-type="float">
            <text:p>0,00735597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516898" calcext:value-type="float">
            <text:p>0,005516898</text:p>
          </table:table-cell>
          <table:table-cell office:value-type="float" office:value="0.012538207" calcext:value-type="float">
            <text:p>0,012538207</text:p>
          </table:table-cell>
          <table:table-cell office:value-type="float" office:value="0.02294659" calcext:value-type="float">
            <text:p>0,02294659</text:p>
          </table:table-cell>
          <table:table-cell office:value-type="float" office:value="0" calcext:value-type="float">
            <text:p>0</text:p>
          </table:table-cell>
          <table:table-cell office:value-type="float" office:value="0.001075759" calcext:value-type="float">
            <text:p>0,00107575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689273" calcext:value-type="float">
            <text:p>0,001689273</text:p>
          </table:table-cell>
          <table:table-cell office:value-type="float" office:value="0.004267492" calcext:value-type="float">
            <text:p>0,004267492</text:p>
          </table:table-cell>
          <table:table-cell office:value-type="float" office:value="0.015694685" calcext:value-type="float">
            <text:p>0,015694685</text:p>
          </table:table-cell>
          <table:table-cell office:value-type="float" office:value="0" calcext:value-type="float">
            <text:p>0</text:p>
          </table:table-cell>
          <table:table-cell office:value-type="float" office:value="0.002238078" calcext:value-type="float">
            <text:p>0,00223807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633035" calcext:value-type="float">
            <text:p>0,01633035</text:p>
          </table:table-cell>
          <table:table-cell office:value-type="float" office:value="0.010607615" calcext:value-type="float">
            <text:p>0,010607615</text:p>
          </table:table-cell>
          <table:table-cell office:value-type="float" office:value="0.018346597" calcext:value-type="float">
            <text:p>0,018346597</text:p>
          </table:table-cell>
          <table:table-cell office:value-type="float" office:value="0" calcext:value-type="float">
            <text:p>0</text:p>
          </table:table-cell>
          <table:table-cell office:value-type="float" office:value="0.002533899" calcext:value-type="float">
            <text:p>0,002533899</text:p>
          </table:table-cell>
          <table:table-cell/>
        </table:table-row>
        <table:table-row table:style-name="ro1">
          <table:table-cell office:value-type="float" office:value="0.008430121" calcext:value-type="float">
            <text:p>0,008430121</text:p>
          </table:table-cell>
          <table:table-cell office:value-type="float" office:value="0.04231283" calcext:value-type="float">
            <text:p>0,04231283</text:p>
          </table:table-cell>
          <table:table-cell office:value-type="float" office:value="0.031346544" calcext:value-type="float">
            <text:p>0,031346544</text:p>
          </table:table-cell>
          <table:table-cell office:value-type="float" office:value="0.009421632" calcext:value-type="float">
            <text:p>0,009421632</text:p>
          </table:table-cell>
          <table:table-cell office:value-type="float" office:value="0.005178069" calcext:value-type="float">
            <text:p>0,005178069</text:p>
          </table:table-cell>
          <table:table-cell office:value-type="float" office:value="0.019022863" calcext:value-type="float">
            <text:p>0,019022863</text:p>
          </table:table-cell>
          <table:table-cell office:value-type="float" office:value="0.001547831" calcext:value-type="float">
            <text:p>0,001547831</text:p>
          </table:table-cell>
          <table:table-cell office:value-type="float" office:value="0.00681178" calcext:value-type="float">
            <text:p>0,0068117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1161936" calcext:value-type="float">
            <text:p>0,011161936</text:p>
          </table:table-cell>
          <table:table-cell office:value-type="float" office:value="0.003010997" calcext:value-type="float">
            <text:p>0,003010997</text:p>
          </table:table-cell>
          <table:table-cell office:value-type="float" office:value="0.029745964" calcext:value-type="float">
            <text:p>0,029745964</text:p>
          </table:table-cell>
          <table:table-cell office:value-type="float" office:value="0" calcext:value-type="float">
            <text:p>0</text:p>
          </table:table-cell>
          <table:table-cell office:value-type="float" office:value="0.001085537" calcext:value-type="float">
            <text:p>0,00108553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025457" calcext:value-type="float">
            <text:p>0,005025457</text:p>
          </table:table-cell>
          <table:table-cell office:value-type="float" office:value="0.005320867" calcext:value-type="float">
            <text:p>0,005320867</text:p>
          </table:table-cell>
          <table:table-cell office:value-type="float" office:value="0.018935319" calcext:value-type="float">
            <text:p>0,018935319</text:p>
          </table:table-cell>
          <table:table-cell office:value-type="float" office:value="0" calcext:value-type="float">
            <text:p>0</text:p>
          </table:table-cell>
          <table:table-cell office:value-type="float" office:value="0.010137742" calcext:value-type="float">
            <text:p>0,01013774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695894" calcext:value-type="float">
            <text:p>0,001695894</text:p>
          </table:table-cell>
          <table:table-cell office:value-type="float" office:value="0.005417218" calcext:value-type="float">
            <text:p>0,005417218</text:p>
          </table:table-cell>
          <table:table-cell office:value-type="float" office:value="0.007190252" calcext:value-type="float">
            <text:p>0,007190252</text:p>
          </table:table-cell>
          <table:table-cell office:value-type="float" office:value="0" calcext:value-type="float">
            <text:p>0</text:p>
          </table:table-cell>
          <table:table-cell office:value-type="float" office:value="0.011404933" calcext:value-type="float">
            <text:p>0,01140493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811422" calcext:value-type="float">
            <text:p>0,002811422</text:p>
          </table:table-cell>
          <table:table-cell office:value-type="float" office:value="0.003674463" calcext:value-type="float">
            <text:p>0,003674463</text:p>
          </table:table-cell>
          <table:table-cell office:value-type="float" office:value="0.01164912" calcext:value-type="float">
            <text:p>0,01164912</text:p>
          </table:table-cell>
          <table:table-cell office:value-type="float" office:value="0" calcext:value-type="float">
            <text:p>0</text:p>
          </table:table-cell>
          <table:table-cell office:value-type="float" office:value="0.007590639" calcext:value-type="float">
            <text:p>0,00759063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414793" calcext:value-type="float">
            <text:p>0,004414793</text:p>
          </table:table-cell>
          <table:table-cell office:value-type="float" office:value="0.006507165" calcext:value-type="float">
            <text:p>0,006507165</text:p>
          </table:table-cell>
          <table:table-cell office:value-type="float" office:value="0.026572538" calcext:value-type="float">
            <text:p>0,026572538</text:p>
          </table:table-cell>
          <table:table-cell office:value-type="float" office:value="0" calcext:value-type="float">
            <text:p>0</text:p>
          </table:table-cell>
          <table:table-cell office:value-type="float" office:value="0.016204786" calcext:value-type="float">
            <text:p>0,016204786</text:p>
          </table:table-cell>
          <table:table-cell/>
        </table:table-row>
        <table:table-row table:style-name="ro1">
          <table:table-cell office:value-type="float" office:value="0.011050271" calcext:value-type="float">
            <text:p>0,011050271</text:p>
          </table:table-cell>
          <table:table-cell office:value-type="float" office:value="0.028706782" calcext:value-type="float">
            <text:p>0,028706782</text:p>
          </table:table-cell>
          <table:table-cell office:value-type="float" office:value="0.035327257" calcext:value-type="float">
            <text:p>0,035327257</text:p>
          </table:table-cell>
          <table:table-cell office:value-type="float" office:value="0.001933042" calcext:value-type="float">
            <text:p>0,001933042</text:p>
          </table:table-cell>
          <table:table-cell office:value-type="float" office:value="0.00507168" calcext:value-type="float">
            <text:p>0,00507168</text:p>
          </table:table-cell>
          <table:table-cell office:value-type="float" office:value="0.021275214" calcext:value-type="float">
            <text:p>0,021275214</text:p>
          </table:table-cell>
          <table:table-cell office:value-type="float" office:value="0.001534641" calcext:value-type="float">
            <text:p>0,001534641</text:p>
          </table:table-cell>
          <table:table-cell office:value-type="float" office:value="0.0053586" calcext:value-type="float">
            <text:p>0,005358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875974" calcext:value-type="float">
            <text:p>0,009875974</text:p>
          </table:table-cell>
          <table:table-cell office:value-type="float" office:value="0.0035348" calcext:value-type="float">
            <text:p>0,0035348</text:p>
          </table:table-cell>
          <table:table-cell office:value-type="float" office:value="0.024254289" calcext:value-type="float">
            <text:p>0,024254289</text:p>
          </table:table-cell>
          <table:table-cell office:value-type="float" office:value="0" calcext:value-type="float">
            <text:p>0</text:p>
          </table:table-cell>
          <table:table-cell office:value-type="float" office:value="0.001125615" calcext:value-type="float">
            <text:p>0,00112561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967727" calcext:value-type="float">
            <text:p>0,010967727</text:p>
          </table:table-cell>
          <table:table-cell office:value-type="float" office:value="0.007746603" calcext:value-type="float">
            <text:p>0,007746603</text:p>
          </table:table-cell>
          <table:table-cell office:value-type="float" office:value="0.021652064" calcext:value-type="float">
            <text:p>0,021652064</text:p>
          </table:table-cell>
          <table:table-cell office:value-type="float" office:value="0" calcext:value-type="float">
            <text:p>0</text:p>
          </table:table-cell>
          <table:table-cell office:value-type="float" office:value="0.004245249" calcext:value-type="float">
            <text:p>0,00424524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8538657" calcext:value-type="float">
            <text:p>0,008538657</text:p>
          </table:table-cell>
          <table:table-cell office:value-type="float" office:value="0.001577539" calcext:value-type="float">
            <text:p>0,001577539</text:p>
          </table:table-cell>
          <table:table-cell office:value-type="float" office:value="0.052442906" calcext:value-type="float">
            <text:p>0,052442906</text:p>
          </table:table-cell>
          <table:table-cell office:value-type="float" office:value="0" calcext:value-type="float">
            <text:p>0</text:p>
          </table:table-cell>
          <table:table-cell office:value-type="float" office:value="0.001805769" calcext:value-type="float">
            <text:p>0,00180576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390014" calcext:value-type="float">
            <text:p>0,001390014</text:p>
          </table:table-cell>
          <table:table-cell office:value-type="float" office:value="0.002159164" calcext:value-type="float">
            <text:p>0,002159164</text:p>
          </table:table-cell>
          <table:table-cell office:value-type="float" office:value="0.020530182" calcext:value-type="float">
            <text:p>0,020530182</text:p>
          </table:table-cell>
          <table:table-cell office:value-type="float" office:value="0" calcext:value-type="float">
            <text:p>0</text:p>
          </table:table-cell>
          <table:table-cell office:value-type="float" office:value="0.002675076" calcext:value-type="float">
            <text:p>0,00267507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771513" calcext:value-type="float">
            <text:p>0,002771513</text:p>
          </table:table-cell>
          <table:table-cell office:value-type="float" office:value="0.004894463" calcext:value-type="float">
            <text:p>0,004894463</text:p>
          </table:table-cell>
          <table:table-cell office:value-type="float" office:value="0.056938901" calcext:value-type="float">
            <text:p>0,056938901</text:p>
          </table:table-cell>
          <table:table-cell office:value-type="float" office:value="0" calcext:value-type="float">
            <text:p>0</text:p>
          </table:table-cell>
          <table:table-cell office:value-type="float" office:value="0.007858711" calcext:value-type="float">
            <text:p>0,007858711</text:p>
          </table:table-cell>
          <table:table-cell/>
        </table:table-row>
        <table:table-row table:style-name="ro1">
          <table:table-cell office:value-type="float" office:value="0.014116492" calcext:value-type="float">
            <text:p>0,014116492</text:p>
          </table:table-cell>
          <table:table-cell office:value-type="float" office:value="0.02508868" calcext:value-type="float">
            <text:p>0,02508868</text:p>
          </table:table-cell>
          <table:table-cell office:value-type="float" office:value="0.025734449" calcext:value-type="float">
            <text:p>0,025734449</text:p>
          </table:table-cell>
          <table:table-cell office:value-type="float" office:value="0.01071019" calcext:value-type="float">
            <text:p>0,01071019</text:p>
          </table:table-cell>
          <table:table-cell office:value-type="float" office:value="0.017897654" calcext:value-type="float">
            <text:p>0,017897654</text:p>
          </table:table-cell>
          <table:table-cell office:value-type="float" office:value="0.009830402" calcext:value-type="float">
            <text:p>0,009830402</text:p>
          </table:table-cell>
          <table:table-cell office:value-type="float" office:value="0.001130208" calcext:value-type="float">
            <text:p>0,001130208</text:p>
          </table:table-cell>
          <table:table-cell office:value-type="float" office:value="0.00921169" calcext:value-type="float">
            <text:p>0,0092116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3216298" calcext:value-type="float">
            <text:p>0,013216298</text:p>
          </table:table-cell>
          <table:table-cell office:value-type="float" office:value="0.004237823" calcext:value-type="float">
            <text:p>0,004237823</text:p>
          </table:table-cell>
          <table:table-cell office:value-type="float" office:value="0.036085016" calcext:value-type="float">
            <text:p>0,036085016</text:p>
          </table:table-cell>
          <table:table-cell office:value-type="float" office:value="0" calcext:value-type="float">
            <text:p>0</text:p>
          </table:table-cell>
          <table:table-cell office:value-type="float" office:value="0.005347563" calcext:value-type="float">
            <text:p>0,00534756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21833181" calcext:value-type="float">
            <text:p>0,021833181</text:p>
          </table:table-cell>
          <table:table-cell office:value-type="float" office:value="0.001896002" calcext:value-type="float">
            <text:p>0,001896002</text:p>
          </table:table-cell>
          <table:table-cell office:value-type="float" office:value="0.021081308" calcext:value-type="float">
            <text:p>0,021081308</text:p>
          </table:table-cell>
          <table:table-cell office:value-type="float" office:value="0" calcext:value-type="float">
            <text:p>0</text:p>
          </table:table-cell>
          <table:table-cell office:value-type="float" office:value="0.008867674" calcext:value-type="float">
            <text:p>0,00886767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663147" calcext:value-type="float">
            <text:p>0,004663147</text:p>
          </table:table-cell>
          <table:table-cell office:value-type="float" office:value="0.005689781" calcext:value-type="float">
            <text:p>0,005689781</text:p>
          </table:table-cell>
          <table:table-cell office:value-type="float" office:value="0.016484972" calcext:value-type="float">
            <text:p>0,016484972</text:p>
          </table:table-cell>
          <table:table-cell office:value-type="float" office:value="0" calcext:value-type="float">
            <text:p>0</text:p>
          </table:table-cell>
          <table:table-cell office:value-type="float" office:value="0.009689623" calcext:value-type="float">
            <text:p>0,00968962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413492" calcext:value-type="float">
            <text:p>0,010413492</text:p>
          </table:table-cell>
          <table:table-cell office:value-type="float" office:value="0.019266973" calcext:value-type="float">
            <text:p>0,019266973</text:p>
          </table:table-cell>
          <table:table-cell office:value-type="float" office:value="0.060097098" calcext:value-type="float">
            <text:p>0,060097098</text:p>
          </table:table-cell>
          <table:table-cell office:value-type="float" office:value="0" calcext:value-type="float">
            <text:p>0</text:p>
          </table:table-cell>
          <table:table-cell office:value-type="float" office:value="0.016037753" calcext:value-type="float">
            <text:p>0,01603775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8025961" calcext:value-type="float">
            <text:p>0,008025961</text:p>
          </table:table-cell>
          <table:table-cell office:value-type="float" office:value="0.001557053" calcext:value-type="float">
            <text:p>0,001557053</text:p>
          </table:table-cell>
          <table:table-cell office:value-type="float" office:value="0.033719276" calcext:value-type="float">
            <text:p>0,033719276</text:p>
          </table:table-cell>
          <table:table-cell office:value-type="float" office:value="0" calcext:value-type="float">
            <text:p>0</text:p>
          </table:table-cell>
          <table:table-cell office:value-type="float" office:value="0.002720704" calcext:value-type="float">
            <text:p>0,002720704</text:p>
          </table:table-cell>
          <table:table-cell/>
        </table:table-row>
        <table:table-row table:style-name="ro1">
          <table:table-cell office:value-type="float" office:value="0.017383626" calcext:value-type="float">
            <text:p>0,017383626</text:p>
          </table:table-cell>
          <table:table-cell office:value-type="float" office:value="0.024758797" calcext:value-type="float">
            <text:p>0,024758797</text:p>
          </table:table-cell>
          <table:table-cell office:value-type="float" office:value="0.029971691" calcext:value-type="float">
            <text:p>0,029971691</text:p>
          </table:table-cell>
          <table:table-cell office:value-type="float" office:value="0.006190733" calcext:value-type="float">
            <text:p>0,006190733</text:p>
          </table:table-cell>
          <table:table-cell office:value-type="float" office:value="0.00600085" calcext:value-type="float">
            <text:p>0,00600085</text:p>
          </table:table-cell>
          <table:table-cell office:value-type="float" office:value="0.026028672" calcext:value-type="float">
            <text:p>0,026028672</text:p>
          </table:table-cell>
          <table:table-cell office:value-type="float" office:value="0.000923984" calcext:value-type="float">
            <text:p>0,000923984</text:p>
          </table:table-cell>
          <table:table-cell office:value-type="float" office:value="0.003697204" calcext:value-type="float">
            <text:p>0,00369720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677346" calcext:value-type="float">
            <text:p>0,006677346</text:p>
          </table:table-cell>
          <table:table-cell office:value-type="float" office:value="0.008368577" calcext:value-type="float">
            <text:p>0,008368577</text:p>
          </table:table-cell>
          <table:table-cell office:value-type="float" office:value="0.04910106" calcext:value-type="float">
            <text:p>0,04910106</text:p>
          </table:table-cell>
          <table:table-cell office:value-type="float" office:value="0" calcext:value-type="float">
            <text:p>0</text:p>
          </table:table-cell>
          <table:table-cell office:value-type="float" office:value="0.00204219" calcext:value-type="float">
            <text:p>0,0020421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142285" calcext:value-type="float">
            <text:p>0,003142285</text:p>
          </table:table-cell>
          <table:table-cell office:value-type="float" office:value="0.002157274" calcext:value-type="float">
            <text:p>0,002157274</text:p>
          </table:table-cell>
          <table:table-cell office:value-type="float" office:value="0.017566994" calcext:value-type="float">
            <text:p>0,017566994</text:p>
          </table:table-cell>
          <table:table-cell office:value-type="float" office:value="0" calcext:value-type="float">
            <text:p>0</text:p>
          </table:table-cell>
          <table:table-cell office:value-type="float" office:value="0.003068893" calcext:value-type="float">
            <text:p>0,00306889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300721" calcext:value-type="float">
            <text:p>0,003300721</text:p>
          </table:table-cell>
          <table:table-cell office:value-type="float" office:value="0.019733205" calcext:value-type="float">
            <text:p>0,019733205</text:p>
          </table:table-cell>
          <table:table-cell office:value-type="float" office:value="0.019483877" calcext:value-type="float">
            <text:p>0,019483877</text:p>
          </table:table-cell>
          <table:table-cell office:value-type="float" office:value="0" calcext:value-type="float">
            <text:p>0</text:p>
          </table:table-cell>
          <table:table-cell office:value-type="float" office:value="0.002593605" calcext:value-type="float">
            <text:p>0,00259360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332329" calcext:value-type="float">
            <text:p>0,01332329</text:p>
          </table:table-cell>
          <table:table-cell office:value-type="float" office:value="0.015538641" calcext:value-type="float">
            <text:p>0,015538641</text:p>
          </table:table-cell>
          <table:table-cell office:value-type="float" office:value="0.067423633" calcext:value-type="float">
            <text:p>0,067423633</text:p>
          </table:table-cell>
          <table:table-cell office:value-type="float" office:value="0" calcext:value-type="float">
            <text:p>0</text:p>
          </table:table-cell>
          <table:table-cell office:value-type="float" office:value="0.015725458" calcext:value-type="float">
            <text:p>0,015725458</text:p>
          </table:table-cell>
          <table:table-cell/>
        </table:table-row>
        <table:table-row table:style-name="ro1">
          <table:table-cell office:value-type="float" office:value="0.02211226" calcext:value-type="float">
            <text:p>0,02211226</text:p>
          </table:table-cell>
          <table:table-cell office:value-type="float" office:value="0.02872417" calcext:value-type="float">
            <text:p>0,02872417</text:p>
          </table:table-cell>
          <table:table-cell office:value-type="float" office:value="0.024424448" calcext:value-type="float">
            <text:p>0,024424448</text:p>
          </table:table-cell>
          <table:table-cell office:value-type="float" office:value="0.024504608" calcext:value-type="float">
            <text:p>0,024504608</text:p>
          </table:table-cell>
          <table:table-cell office:value-type="float" office:value="0.022699909" calcext:value-type="float">
            <text:p>0,022699909</text:p>
          </table:table-cell>
          <table:table-cell office:value-type="float" office:value="0.047598156" calcext:value-type="float">
            <text:p>0,047598156</text:p>
          </table:table-cell>
          <table:table-cell office:value-type="float" office:value="0.001147192" calcext:value-type="float">
            <text:p>0,001147192</text:p>
          </table:table-cell>
          <table:table-cell office:value-type="float" office:value="0.008512381" calcext:value-type="float">
            <text:p>0,00851238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891154" calcext:value-type="float">
            <text:p>0,009891154</text:p>
          </table:table-cell>
          <table:table-cell office:value-type="float" office:value="0.006937832" calcext:value-type="float">
            <text:p>0,006937832</text:p>
          </table:table-cell>
          <table:table-cell office:value-type="float" office:value="0.050245313" calcext:value-type="float">
            <text:p>0,050245313</text:p>
          </table:table-cell>
          <table:table-cell office:value-type="float" office:value="0" calcext:value-type="float">
            <text:p>0</text:p>
          </table:table-cell>
          <table:table-cell office:value-type="float" office:value="0.022056861" calcext:value-type="float">
            <text:p>0,02205686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999874" calcext:value-type="float">
            <text:p>0,006999874</text:p>
          </table:table-cell>
          <table:table-cell office:value-type="float" office:value="0.002269455" calcext:value-type="float">
            <text:p>0,002269455</text:p>
          </table:table-cell>
          <table:table-cell office:value-type="float" office:value="0.032405021" calcext:value-type="float">
            <text:p>0,032405021</text:p>
          </table:table-cell>
          <table:table-cell office:value-type="float" office:value="0" calcext:value-type="float">
            <text:p>0</text:p>
          </table:table-cell>
          <table:table-cell office:value-type="float" office:value="0.009871378" calcext:value-type="float">
            <text:p>0,00987137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4788216" calcext:value-type="float">
            <text:p>0,014788216</text:p>
          </table:table-cell>
          <table:table-cell office:value-type="float" office:value="0.011416826" calcext:value-type="float">
            <text:p>0,011416826</text:p>
          </table:table-cell>
          <table:table-cell office:value-type="float" office:value="0.02093215" calcext:value-type="float">
            <text:p>0,02093215</text:p>
          </table:table-cell>
          <table:table-cell office:value-type="float" office:value="0" calcext:value-type="float">
            <text:p>0</text:p>
          </table:table-cell>
          <table:table-cell office:value-type="float" office:value="0.005709568" calcext:value-type="float">
            <text:p>0,00570956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919733" calcext:value-type="float">
            <text:p>0,004919733</text:p>
          </table:table-cell>
          <table:table-cell office:value-type="float" office:value="0.006195306" calcext:value-type="float">
            <text:p>0,006195306</text:p>
          </table:table-cell>
          <table:table-cell office:value-type="float" office:value="0.044053469" calcext:value-type="float">
            <text:p>0,044053469</text:p>
          </table:table-cell>
          <table:table-cell office:value-type="float" office:value="0" calcext:value-type="float">
            <text:p>0</text:p>
          </table:table-cell>
          <table:table-cell office:value-type="float" office:value="0.003554604" calcext:value-type="float">
            <text:p>0,00355460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8616595" calcext:value-type="float">
            <text:p>0,008616595</text:p>
          </table:table-cell>
          <table:table-cell office:value-type="float" office:value="0.013096857" calcext:value-type="float">
            <text:p>0,013096857</text:p>
          </table:table-cell>
          <table:table-cell office:value-type="float" office:value="0.009861988" calcext:value-type="float">
            <text:p>0,009861988</text:p>
          </table:table-cell>
          <table:table-cell office:value-type="float" office:value="0" calcext:value-type="float">
            <text:p>0</text:p>
          </table:table-cell>
          <table:table-cell office:value-type="float" office:value="0.01713348" calcext:value-type="float">
            <text:p>0,01713348</text:p>
          </table:table-cell>
          <table:table-cell/>
        </table:table-row>
        <table:table-row table:style-name="ro1">
          <table:table-cell office:value-type="float" office:value="0.01074362" calcext:value-type="float">
            <text:p>0,01074362</text:p>
          </table:table-cell>
          <table:table-cell office:value-type="float" office:value="0.030923395" calcext:value-type="float">
            <text:p>0,030923395</text:p>
          </table:table-cell>
          <table:table-cell office:value-type="float" office:value="0.023190141" calcext:value-type="float">
            <text:p>0,023190141</text:p>
          </table:table-cell>
          <table:table-cell office:value-type="float" office:value="0.016508954" calcext:value-type="float">
            <text:p>0,016508954</text:p>
          </table:table-cell>
          <table:table-cell office:value-type="float" office:value="0.001831351" calcext:value-type="float">
            <text:p>0,001831351</text:p>
          </table:table-cell>
          <table:table-cell office:value-type="float" office:value="0.024297227" calcext:value-type="float">
            <text:p>0,024297227</text:p>
          </table:table-cell>
          <table:table-cell office:value-type="float" office:value="0.002781546" calcext:value-type="float">
            <text:p>0,002781546</text:p>
          </table:table-cell>
          <table:table-cell office:value-type="float" office:value="0.003635174" calcext:value-type="float">
            <text:p>0,00363517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558943" calcext:value-type="float">
            <text:p>0,002558943</text:p>
          </table:table-cell>
          <table:table-cell office:value-type="float" office:value="0.010865413" calcext:value-type="float">
            <text:p>0,010865413</text:p>
          </table:table-cell>
          <table:table-cell office:value-type="float" office:value="0.038671431" calcext:value-type="float">
            <text:p>0,038671431</text:p>
          </table:table-cell>
          <table:table-cell office:value-type="float" office:value="0" calcext:value-type="float">
            <text:p>0</text:p>
          </table:table-cell>
          <table:table-cell office:value-type="float" office:value="0.009503375" calcext:value-type="float">
            <text:p>0,00950337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5865281" calcext:value-type="float">
            <text:p>0,015865281</text:p>
          </table:table-cell>
          <table:table-cell office:value-type="float" office:value="0.001719029" calcext:value-type="float">
            <text:p>0,001719029</text:p>
          </table:table-cell>
          <table:table-cell office:value-type="float" office:value="0.023677114" calcext:value-type="float">
            <text:p>0,023677114</text:p>
          </table:table-cell>
          <table:table-cell office:value-type="float" office:value="0" calcext:value-type="float">
            <text:p>0</text:p>
          </table:table-cell>
          <table:table-cell office:value-type="float" office:value="0.007049838" calcext:value-type="float">
            <text:p>0,00704983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3719437" calcext:value-type="float">
            <text:p>0,013719437</text:p>
          </table:table-cell>
          <table:table-cell office:value-type="float" office:value="0.006615177" calcext:value-type="float">
            <text:p>0,006615177</text:p>
          </table:table-cell>
          <table:table-cell office:value-type="float" office:value="0.063031398" calcext:value-type="float">
            <text:p>0,063031398</text:p>
          </table:table-cell>
          <table:table-cell office:value-type="float" office:value="0" calcext:value-type="float">
            <text:p>0</text:p>
          </table:table-cell>
          <table:table-cell office:value-type="float" office:value="0.01074466" calcext:value-type="float">
            <text:p>0,0107446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413929" calcext:value-type="float">
            <text:p>0,006413929</text:p>
          </table:table-cell>
          <table:table-cell office:value-type="float" office:value="0.013648033" calcext:value-type="float">
            <text:p>0,013648033</text:p>
          </table:table-cell>
          <table:table-cell office:value-type="float" office:value="0.027801208" calcext:value-type="float">
            <text:p>0,027801208</text:p>
          </table:table-cell>
          <table:table-cell office:value-type="float" office:value="0" calcext:value-type="float">
            <text:p>0</text:p>
          </table:table-cell>
          <table:table-cell office:value-type="float" office:value="0.001328375" calcext:value-type="float">
            <text:p>0,00132837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342483" calcext:value-type="float">
            <text:p>0,005342483</text:p>
          </table:table-cell>
          <table:table-cell office:value-type="float" office:value="0.013696641" calcext:value-type="float">
            <text:p>0,013696641</text:p>
          </table:table-cell>
          <table:table-cell office:value-type="float" office:value="0.051670164" calcext:value-type="float">
            <text:p>0,051670164</text:p>
          </table:table-cell>
          <table:table-cell office:value-type="float" office:value="0" calcext:value-type="float">
            <text:p>0</text:p>
          </table:table-cell>
          <table:table-cell office:value-type="float" office:value="0.003429376" calcext:value-type="float">
            <text:p>0,003429376</text:p>
          </table:table-cell>
          <table:table-cell/>
        </table:table-row>
        <table:table-row table:style-name="ro1">
          <table:table-cell office:value-type="float" office:value="0.009314612" calcext:value-type="float">
            <text:p>0,009314612</text:p>
          </table:table-cell>
          <table:table-cell office:value-type="float" office:value="0.034403022" calcext:value-type="float">
            <text:p>0,034403022</text:p>
          </table:table-cell>
          <table:table-cell office:value-type="float" office:value="0.019188871" calcext:value-type="float">
            <text:p>0,019188871</text:p>
          </table:table-cell>
          <table:table-cell office:value-type="float" office:value="0.008175514" calcext:value-type="float">
            <text:p>0,008175514</text:p>
          </table:table-cell>
          <table:table-cell office:value-type="float" office:value="0.005510819" calcext:value-type="float">
            <text:p>0,005510819</text:p>
          </table:table-cell>
          <table:table-cell office:value-type="float" office:value="0.074533369" calcext:value-type="float">
            <text:p>0,074533369</text:p>
          </table:table-cell>
          <table:table-cell office:value-type="float" office:value="0.004150427" calcext:value-type="float">
            <text:p>0,004150427</text:p>
          </table:table-cell>
          <table:table-cell office:value-type="float" office:value="0.012359777" calcext:value-type="float">
            <text:p>0,01235977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310135" calcext:value-type="float">
            <text:p>0,007310135</text:p>
          </table:table-cell>
          <table:table-cell office:value-type="float" office:value="0.013096253" calcext:value-type="float">
            <text:p>0,013096253</text:p>
          </table:table-cell>
          <table:table-cell office:value-type="float" office:value="0.02969083" calcext:value-type="float">
            <text:p>0,02969083</text:p>
          </table:table-cell>
          <table:table-cell office:value-type="float" office:value="0" calcext:value-type="float">
            <text:p>0</text:p>
          </table:table-cell>
          <table:table-cell office:value-type="float" office:value="0.007680557" calcext:value-type="float">
            <text:p>0,00768055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8534385" calcext:value-type="float">
            <text:p>0,008534385</text:p>
          </table:table-cell>
          <table:table-cell office:value-type="float" office:value="0.004783086" calcext:value-type="float">
            <text:p>0,004783086</text:p>
          </table:table-cell>
          <table:table-cell office:value-type="float" office:value="0.042738983" calcext:value-type="float">
            <text:p>0,042738983</text:p>
          </table:table-cell>
          <table:table-cell office:value-type="float" office:value="0" calcext:value-type="float">
            <text:p>0</text:p>
          </table:table-cell>
          <table:table-cell office:value-type="float" office:value="0.004689224" calcext:value-type="float">
            <text:p>0,00468922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4885777" calcext:value-type="float">
            <text:p>0,014885777</text:p>
          </table:table-cell>
          <table:table-cell office:value-type="float" office:value="0.016324413" calcext:value-type="float">
            <text:p>0,016324413</text:p>
          </table:table-cell>
          <table:table-cell office:value-type="float" office:value="0.019121083" calcext:value-type="float">
            <text:p>0,019121083</text:p>
          </table:table-cell>
          <table:table-cell office:value-type="float" office:value="0" calcext:value-type="float">
            <text:p>0</text:p>
          </table:table-cell>
          <table:table-cell office:value-type="float" office:value="0.009893802" calcext:value-type="float">
            <text:p>0,00989380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282657" calcext:value-type="float">
            <text:p>0,01282657</text:p>
          </table:table-cell>
          <table:table-cell office:value-type="float" office:value="0.011366828" calcext:value-type="float">
            <text:p>0,011366828</text:p>
          </table:table-cell>
          <table:table-cell office:value-type="float" office:value="0.033083937" calcext:value-type="float">
            <text:p>0,033083937</text:p>
          </table:table-cell>
          <table:table-cell office:value-type="float" office:value="0" calcext:value-type="float">
            <text:p>0</text:p>
          </table:table-cell>
          <table:table-cell office:value-type="float" office:value="0.003868921" calcext:value-type="float">
            <text:p>0,00386892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8151571" calcext:value-type="float">
            <text:p>0,008151571</text:p>
          </table:table-cell>
          <table:table-cell office:value-type="float" office:value="0.007006" calcext:value-type="float">
            <text:p>0,007006</text:p>
          </table:table-cell>
          <table:table-cell office:value-type="float" office:value="0.030168413" calcext:value-type="float">
            <text:p>0,030168413</text:p>
          </table:table-cell>
          <table:table-cell office:value-type="float" office:value="0" calcext:value-type="float">
            <text:p>0</text:p>
          </table:table-cell>
          <table:table-cell office:value-type="float" office:value="0.002041593" calcext:value-type="float">
            <text:p>0,002041593</text:p>
          </table:table-cell>
          <table:table-cell/>
        </table:table-row>
        <table:table-row table:style-name="ro1">
          <table:table-cell office:value-type="float" office:value="0.011632791" calcext:value-type="float">
            <text:p>0,011632791</text:p>
          </table:table-cell>
          <table:table-cell office:value-type="float" office:value="0.029916849" calcext:value-type="float">
            <text:p>0,029916849</text:p>
          </table:table-cell>
          <table:table-cell office:value-type="float" office:value="0.024715086" calcext:value-type="float">
            <text:p>0,024715086</text:p>
          </table:table-cell>
          <table:table-cell office:value-type="float" office:value="0.004650781" calcext:value-type="float">
            <text:p>0,004650781</text:p>
          </table:table-cell>
          <table:table-cell office:value-type="float" office:value="0.006188088" calcext:value-type="float">
            <text:p>0,006188088</text:p>
          </table:table-cell>
          <table:table-cell office:value-type="float" office:value="0.025373971" calcext:value-type="float">
            <text:p>0,025373971</text:p>
          </table:table-cell>
          <table:table-cell office:value-type="float" office:value="0.002424654" calcext:value-type="float">
            <text:p>0,002424654</text:p>
          </table:table-cell>
          <table:table-cell office:value-type="float" office:value="0.014224149" calcext:value-type="float">
            <text:p>0,01422414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453426" calcext:value-type="float">
            <text:p>0,004453426</text:p>
          </table:table-cell>
          <table:table-cell office:value-type="float" office:value="0.016237003" calcext:value-type="float">
            <text:p>0,016237003</text:p>
          </table:table-cell>
          <table:table-cell office:value-type="float" office:value="0.0746559" calcext:value-type="float">
            <text:p>0,0746559</text:p>
          </table:table-cell>
          <table:table-cell office:value-type="float" office:value="0" calcext:value-type="float">
            <text:p>0</text:p>
          </table:table-cell>
          <table:table-cell office:value-type="float" office:value="0.00285052" calcext:value-type="float">
            <text:p>0,0028505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21703446" calcext:value-type="float">
            <text:p>0,021703446</text:p>
          </table:table-cell>
          <table:table-cell office:value-type="float" office:value="0.026688045" calcext:value-type="float">
            <text:p>0,026688045</text:p>
          </table:table-cell>
          <table:table-cell office:value-type="float" office:value="0.030491134" calcext:value-type="float">
            <text:p>0,030491134</text:p>
          </table:table-cell>
          <table:table-cell office:value-type="float" office:value="0" calcext:value-type="float">
            <text:p>0</text:p>
          </table:table-cell>
          <table:table-cell office:value-type="float" office:value="0.004846677" calcext:value-type="float">
            <text:p>0,00484667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6973176" calcext:value-type="float">
            <text:p>0,016973176</text:p>
          </table:table-cell>
          <table:table-cell office:value-type="float" office:value="0.017699503" calcext:value-type="float">
            <text:p>0,017699503</text:p>
          </table:table-cell>
          <table:table-cell office:value-type="float" office:value="0.026772364" calcext:value-type="float">
            <text:p>0,026772364</text:p>
          </table:table-cell>
          <table:table-cell office:value-type="float" office:value="0" calcext:value-type="float">
            <text:p>0</text:p>
          </table:table-cell>
          <table:table-cell office:value-type="float" office:value="0.009895073" calcext:value-type="float">
            <text:p>0,00989507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740626" calcext:value-type="float">
            <text:p>0,006740626</text:p>
          </table:table-cell>
          <table:table-cell office:value-type="float" office:value="0.003923391" calcext:value-type="float">
            <text:p>0,003923391</text:p>
          </table:table-cell>
          <table:table-cell office:value-type="float" office:value="0.018478621" calcext:value-type="float">
            <text:p>0,018478621</text:p>
          </table:table-cell>
          <table:table-cell office:value-type="float" office:value="0" calcext:value-type="float">
            <text:p>0</text:p>
          </table:table-cell>
          <table:table-cell office:value-type="float" office:value="0.003425638" calcext:value-type="float">
            <text:p>0,00342563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56271" calcext:value-type="float">
            <text:p>0,00256271</text:p>
          </table:table-cell>
          <table:table-cell office:value-type="float" office:value="0.001956579" calcext:value-type="float">
            <text:p>0,001956579</text:p>
          </table:table-cell>
          <table:table-cell office:value-type="float" office:value="0.054533485" calcext:value-type="float">
            <text:p>0,054533485</text:p>
          </table:table-cell>
          <table:table-cell office:value-type="float" office:value="0" calcext:value-type="float">
            <text:p>0</text:p>
          </table:table-cell>
          <table:table-cell office:value-type="float" office:value="0.005764189" calcext:value-type="float">
            <text:p>0,005764189</text:p>
          </table:table-cell>
          <table:table-cell/>
        </table:table-row>
        <table:table-row table:style-name="ro1">
          <table:table-cell office:value-type="float" office:value="0.009406094" calcext:value-type="float">
            <text:p>0,009406094</text:p>
          </table:table-cell>
          <table:table-cell office:value-type="float" office:value="0.027305764" calcext:value-type="float">
            <text:p>0,027305764</text:p>
          </table:table-cell>
          <table:table-cell office:value-type="float" office:value="0.025071954" calcext:value-type="float">
            <text:p>0,025071954</text:p>
          </table:table-cell>
          <table:table-cell office:value-type="float" office:value="0.014259652" calcext:value-type="float">
            <text:p>0,014259652</text:p>
          </table:table-cell>
          <table:table-cell office:value-type="float" office:value="0.017277911" calcext:value-type="float">
            <text:p>0,017277911</text:p>
          </table:table-cell>
          <table:table-cell office:value-type="float" office:value="0.03106261" calcext:value-type="float">
            <text:p>0,03106261</text:p>
          </table:table-cell>
          <table:table-cell office:value-type="float" office:value="0.001426433" calcext:value-type="float">
            <text:p>0,001426433</text:p>
          </table:table-cell>
          <table:table-cell office:value-type="float" office:value="0.029328318" calcext:value-type="float">
            <text:p>0,02932831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569097" calcext:value-type="float">
            <text:p>0,010569097</text:p>
          </table:table-cell>
          <table:table-cell office:value-type="float" office:value="0.010732375" calcext:value-type="float">
            <text:p>0,010732375</text:p>
          </table:table-cell>
          <table:table-cell office:value-type="float" office:value="0.02794989" calcext:value-type="float">
            <text:p>0,02794989</text:p>
          </table:table-cell>
          <table:table-cell office:value-type="float" office:value="0" calcext:value-type="float">
            <text:p>0</text:p>
          </table:table-cell>
          <table:table-cell office:value-type="float" office:value="0.00401231" calcext:value-type="float">
            <text:p>0,0040123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342873" calcext:value-type="float">
            <text:p>0,010342873</text:p>
          </table:table-cell>
          <table:table-cell office:value-type="float" office:value="0.002711549" calcext:value-type="float">
            <text:p>0,002711549</text:p>
          </table:table-cell>
          <table:table-cell office:value-type="float" office:value="0.06178858" calcext:value-type="float">
            <text:p>0,06178858</text:p>
          </table:table-cell>
          <table:table-cell office:value-type="float" office:value="0" calcext:value-type="float">
            <text:p>0</text:p>
          </table:table-cell>
          <table:table-cell office:value-type="float" office:value="0.010946316" calcext:value-type="float">
            <text:p>0,01094631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6312522" calcext:value-type="float">
            <text:p>0,016312522</text:p>
          </table:table-cell>
          <table:table-cell office:value-type="float" office:value="0.015641647" calcext:value-type="float">
            <text:p>0,015641647</text:p>
          </table:table-cell>
          <table:table-cell office:value-type="float" office:value="0.049666997" calcext:value-type="float">
            <text:p>0,049666997</text:p>
          </table:table-cell>
          <table:table-cell office:value-type="float" office:value="0" calcext:value-type="float">
            <text:p>0</text:p>
          </table:table-cell>
          <table:table-cell office:value-type="float" office:value="0.01234332" calcext:value-type="float">
            <text:p>0,0123433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998848" calcext:value-type="float">
            <text:p>0,007998848</text:p>
          </table:table-cell>
          <table:table-cell office:value-type="float" office:value="0.017043898" calcext:value-type="float">
            <text:p>0,017043898</text:p>
          </table:table-cell>
          <table:table-cell office:value-type="float" office:value="0.062020436" calcext:value-type="float">
            <text:p>0,062020436</text:p>
          </table:table-cell>
          <table:table-cell office:value-type="float" office:value="0" calcext:value-type="float">
            <text:p>0</text:p>
          </table:table-cell>
          <table:table-cell office:value-type="float" office:value="0.002684709" calcext:value-type="float">
            <text:p>0,00268470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1596697" calcext:value-type="float">
            <text:p>0,011596697</text:p>
          </table:table-cell>
          <table:table-cell office:value-type="float" office:value="0.01153888" calcext:value-type="float">
            <text:p>0,01153888</text:p>
          </table:table-cell>
          <table:table-cell office:value-type="float" office:value="0.040061449" calcext:value-type="float">
            <text:p>0,040061449</text:p>
          </table:table-cell>
          <table:table-cell office:value-type="float" office:value="0" calcext:value-type="float">
            <text:p>0</text:p>
          </table:table-cell>
          <table:table-cell office:value-type="float" office:value="0.012958653" calcext:value-type="float">
            <text:p>0,012958653</text:p>
          </table:table-cell>
          <table:table-cell/>
        </table:table-row>
        <table:table-row table:style-name="ro1">
          <table:table-cell office:value-type="float" office:value="0.019447841" calcext:value-type="float">
            <text:p>0,019447841</text:p>
          </table:table-cell>
          <table:table-cell office:value-type="float" office:value="0.035959204" calcext:value-type="float">
            <text:p>0,035959204</text:p>
          </table:table-cell>
          <table:table-cell office:value-type="float" office:value="0.025385767" calcext:value-type="float">
            <text:p>0,025385767</text:p>
          </table:table-cell>
          <table:table-cell office:value-type="float" office:value="0.02384749" calcext:value-type="float">
            <text:p>0,02384749</text:p>
          </table:table-cell>
          <table:table-cell office:value-type="float" office:value="0.015378631" calcext:value-type="float">
            <text:p>0,015378631</text:p>
          </table:table-cell>
          <table:table-cell office:value-type="float" office:value="0.019059256" calcext:value-type="float">
            <text:p>0,019059256</text:p>
          </table:table-cell>
          <table:table-cell office:value-type="float" office:value="0.009893839" calcext:value-type="float">
            <text:p>0,009893839</text:p>
          </table:table-cell>
          <table:table-cell office:value-type="float" office:value="0.018713236" calcext:value-type="float">
            <text:p>0,01871323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499926" calcext:value-type="float">
            <text:p>0,006499926</text:p>
          </table:table-cell>
          <table:table-cell office:value-type="float" office:value="0.009902426" calcext:value-type="float">
            <text:p>0,009902426</text:p>
          </table:table-cell>
          <table:table-cell office:value-type="float" office:value="0.041560031" calcext:value-type="float">
            <text:p>0,041560031</text:p>
          </table:table-cell>
          <table:table-cell office:value-type="float" office:value="0" calcext:value-type="float">
            <text:p>0</text:p>
          </table:table-cell>
          <table:table-cell office:value-type="float" office:value="0.007360991" calcext:value-type="float">
            <text:p>0,00736099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929065" calcext:value-type="float">
            <text:p>0,007929065</text:p>
          </table:table-cell>
          <table:table-cell office:value-type="float" office:value="0.016020813" calcext:value-type="float">
            <text:p>0,016020813</text:p>
          </table:table-cell>
          <table:table-cell office:value-type="float" office:value="0.021270866" calcext:value-type="float">
            <text:p>0,021270866</text:p>
          </table:table-cell>
          <table:table-cell office:value-type="float" office:value="0" calcext:value-type="float">
            <text:p>0</text:p>
          </table:table-cell>
          <table:table-cell office:value-type="float" office:value="0.001896555" calcext:value-type="float">
            <text:p>0,00189655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360091" calcext:value-type="float">
            <text:p>0,009360091</text:p>
          </table:table-cell>
          <table:table-cell office:value-type="float" office:value="0.008679046" calcext:value-type="float">
            <text:p>0,008679046</text:p>
          </table:table-cell>
          <table:table-cell office:value-type="float" office:value="0.049564758" calcext:value-type="float">
            <text:p>0,049564758</text:p>
          </table:table-cell>
          <table:table-cell office:value-type="float" office:value="0" calcext:value-type="float">
            <text:p>0</text:p>
          </table:table-cell>
          <table:table-cell office:value-type="float" office:value="0.017016936" calcext:value-type="float">
            <text:p>0,01701693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753875" calcext:value-type="float">
            <text:p>0,006753875</text:p>
          </table:table-cell>
          <table:table-cell office:value-type="float" office:value="0.004870615" calcext:value-type="float">
            <text:p>0,004870615</text:p>
          </table:table-cell>
          <table:table-cell office:value-type="float" office:value="0.047581208" calcext:value-type="float">
            <text:p>0,047581208</text:p>
          </table:table-cell>
          <table:table-cell office:value-type="float" office:value="0" calcext:value-type="float">
            <text:p>0</text:p>
          </table:table-cell>
          <table:table-cell office:value-type="float" office:value="0.008304002" calcext:value-type="float">
            <text:p>0,00830400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556559" calcext:value-type="float">
            <text:p>0,009556559</text:p>
          </table:table-cell>
          <table:table-cell office:value-type="float" office:value="0.005647093" calcext:value-type="float">
            <text:p>0,005647093</text:p>
          </table:table-cell>
          <table:table-cell office:value-type="float" office:value="0.027200793" calcext:value-type="float">
            <text:p>0,027200793</text:p>
          </table:table-cell>
          <table:table-cell office:value-type="float" office:value="0" calcext:value-type="float">
            <text:p>0</text:p>
          </table:table-cell>
          <table:table-cell office:value-type="float" office:value="0.004555472" calcext:value-type="float">
            <text:p>0,004555472</text:p>
          </table:table-cell>
          <table:table-cell/>
        </table:table-row>
        <table:table-row table:style-name="ro1">
          <table:table-cell office:value-type="float" office:value="0.008825765" calcext:value-type="float">
            <text:p>0,008825765</text:p>
          </table:table-cell>
          <table:table-cell office:value-type="float" office:value="0.022452754" calcext:value-type="float">
            <text:p>0,022452754</text:p>
          </table:table-cell>
          <table:table-cell office:value-type="float" office:value="0.025238768" calcext:value-type="float">
            <text:p>0,025238768</text:p>
          </table:table-cell>
          <table:table-cell office:value-type="float" office:value="0.011461442" calcext:value-type="float">
            <text:p>0,011461442</text:p>
          </table:table-cell>
          <table:table-cell office:value-type="float" office:value="0.012845198" calcext:value-type="float">
            <text:p>0,012845198</text:p>
          </table:table-cell>
          <table:table-cell office:value-type="float" office:value="0.048453632" calcext:value-type="float">
            <text:p>0,048453632</text:p>
          </table:table-cell>
          <table:table-cell office:value-type="float" office:value="0.00813574" calcext:value-type="float">
            <text:p>0,00813574</text:p>
          </table:table-cell>
          <table:table-cell office:value-type="float" office:value="0.004871334" calcext:value-type="float">
            <text:p>0,00487133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530447" calcext:value-type="float">
            <text:p>0,005530447</text:p>
          </table:table-cell>
          <table:table-cell office:value-type="float" office:value="0.006900696" calcext:value-type="float">
            <text:p>0,006900696</text:p>
          </table:table-cell>
          <table:table-cell office:value-type="float" office:value="0.028702349" calcext:value-type="float">
            <text:p>0,028702349</text:p>
          </table:table-cell>
          <table:table-cell office:value-type="float" office:value="0" calcext:value-type="float">
            <text:p>0</text:p>
          </table:table-cell>
          <table:table-cell office:value-type="float" office:value="0.012560934" calcext:value-type="float">
            <text:p>0,01256093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797188" calcext:value-type="float">
            <text:p>0,005797188</text:p>
          </table:table-cell>
          <table:table-cell office:value-type="float" office:value="0.007328978" calcext:value-type="float">
            <text:p>0,007328978</text:p>
          </table:table-cell>
          <table:table-cell office:value-type="float" office:value="0.012656003" calcext:value-type="float">
            <text:p>0,012656003</text:p>
          </table:table-cell>
          <table:table-cell office:value-type="float" office:value="0" calcext:value-type="float">
            <text:p>0</text:p>
          </table:table-cell>
          <table:table-cell office:value-type="float" office:value="0.010431881" calcext:value-type="float">
            <text:p>0,01043188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20080265" calcext:value-type="float">
            <text:p>0,020080265</text:p>
          </table:table-cell>
          <table:table-cell office:value-type="float" office:value="0.002110632" calcext:value-type="float">
            <text:p>0,002110632</text:p>
          </table:table-cell>
          <table:table-cell office:value-type="float" office:value="0.059690708" calcext:value-type="float">
            <text:p>0,059690708</text:p>
          </table:table-cell>
          <table:table-cell office:value-type="float" office:value="0" calcext:value-type="float">
            <text:p>0</text:p>
          </table:table-cell>
          <table:table-cell office:value-type="float" office:value="0.013154611" calcext:value-type="float">
            <text:p>0,01315461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0879659" calcext:value-type="float">
            <text:p>0,030879659</text:p>
          </table:table-cell>
          <table:table-cell office:value-type="float" office:value="0.034468645" calcext:value-type="float">
            <text:p>0,034468645</text:p>
          </table:table-cell>
          <table:table-cell office:value-type="float" office:value="0.018812013" calcext:value-type="float">
            <text:p>0,018812013</text:p>
          </table:table-cell>
          <table:table-cell office:value-type="float" office:value="0" calcext:value-type="float">
            <text:p>0</text:p>
          </table:table-cell>
          <table:table-cell office:value-type="float" office:value="0.007190462" calcext:value-type="float">
            <text:p>0,00719046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2473011" calcext:value-type="float">
            <text:p>0,012473011</text:p>
          </table:table-cell>
          <table:table-cell office:value-type="float" office:value="0.002271092" calcext:value-type="float">
            <text:p>0,002271092</text:p>
          </table:table-cell>
          <table:table-cell office:value-type="float" office:value="0.05174723" calcext:value-type="float">
            <text:p>0,05174723</text:p>
          </table:table-cell>
          <table:table-cell office:value-type="float" office:value="0" calcext:value-type="float">
            <text:p>0</text:p>
          </table:table-cell>
          <table:table-cell office:value-type="float" office:value="0.012095062" calcext:value-type="float">
            <text:p>0,012095062</text:p>
          </table:table-cell>
          <table:table-cell/>
        </table:table-row>
        <table:table-row table:style-name="ro1">
          <table:table-cell office:value-type="float" office:value="0.018646004" calcext:value-type="float">
            <text:p>0,018646004</text:p>
          </table:table-cell>
          <table:table-cell office:value-type="float" office:value="0.021136254" calcext:value-type="float">
            <text:p>0,021136254</text:p>
          </table:table-cell>
          <table:table-cell office:value-type="float" office:value="0.025218844" calcext:value-type="float">
            <text:p>0,025218844</text:p>
          </table:table-cell>
          <table:table-cell office:value-type="float" office:value="0.022698651" calcext:value-type="float">
            <text:p>0,022698651</text:p>
          </table:table-cell>
          <table:table-cell office:value-type="float" office:value="0.009091829" calcext:value-type="float">
            <text:p>0,009091829</text:p>
          </table:table-cell>
          <table:table-cell office:value-type="float" office:value="0.030185056" calcext:value-type="float">
            <text:p>0,030185056</text:p>
          </table:table-cell>
          <table:table-cell office:value-type="float" office:value="0.001593215" calcext:value-type="float">
            <text:p>0,001593215</text:p>
          </table:table-cell>
          <table:table-cell office:value-type="float" office:value="0.00599196" calcext:value-type="float">
            <text:p>0,0059919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519578" calcext:value-type="float">
            <text:p>0,004519578</text:p>
          </table:table-cell>
          <table:table-cell office:value-type="float" office:value="0.00335595" calcext:value-type="float">
            <text:p>0,00335595</text:p>
          </table:table-cell>
          <table:table-cell office:value-type="float" office:value="0.011427433" calcext:value-type="float">
            <text:p>0,011427433</text:p>
          </table:table-cell>
          <table:table-cell office:value-type="float" office:value="0" calcext:value-type="float">
            <text:p>0</text:p>
          </table:table-cell>
          <table:table-cell office:value-type="float" office:value="0.002486395" calcext:value-type="float">
            <text:p>0,00248639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883744" calcext:value-type="float">
            <text:p>0,004883744</text:p>
          </table:table-cell>
          <table:table-cell office:value-type="float" office:value="0.00983207" calcext:value-type="float">
            <text:p>0,00983207</text:p>
          </table:table-cell>
          <table:table-cell office:value-type="float" office:value="0.049725561" calcext:value-type="float">
            <text:p>0,049725561</text:p>
          </table:table-cell>
          <table:table-cell office:value-type="float" office:value="0" calcext:value-type="float">
            <text:p>0</text:p>
          </table:table-cell>
          <table:table-cell office:value-type="float" office:value="0.003008046" calcext:value-type="float">
            <text:p>0,00300804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322956" calcext:value-type="float">
            <text:p>0,01322956</text:p>
          </table:table-cell>
          <table:table-cell office:value-type="float" office:value="0.01846287" calcext:value-type="float">
            <text:p>0,01846287</text:p>
          </table:table-cell>
          <table:table-cell office:value-type="float" office:value="0.034204368" calcext:value-type="float">
            <text:p>0,034204368</text:p>
          </table:table-cell>
          <table:table-cell office:value-type="float" office:value="0" calcext:value-type="float">
            <text:p>0</text:p>
          </table:table-cell>
          <table:table-cell office:value-type="float" office:value="0.0040717" calcext:value-type="float">
            <text:p>0,004071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9667022" calcext:value-type="float">
            <text:p>0,019667022</text:p>
          </table:table-cell>
          <table:table-cell office:value-type="float" office:value="0.005079966" calcext:value-type="float">
            <text:p>0,005079966</text:p>
          </table:table-cell>
          <table:table-cell office:value-type="float" office:value="0.070150138" calcext:value-type="float">
            <text:p>0,070150138</text:p>
          </table:table-cell>
          <table:table-cell office:value-type="float" office:value="0" calcext:value-type="float">
            <text:p>0</text:p>
          </table:table-cell>
          <table:table-cell office:value-type="float" office:value="0.015384061" calcext:value-type="float">
            <text:p>0,01538406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88764" calcext:value-type="float">
            <text:p>0,00988764</text:p>
          </table:table-cell>
          <table:table-cell office:value-type="float" office:value="0.004643601" calcext:value-type="float">
            <text:p>0,004643601</text:p>
          </table:table-cell>
          <table:table-cell office:value-type="float" office:value="0.025823968" calcext:value-type="float">
            <text:p>0,025823968</text:p>
          </table:table-cell>
          <table:table-cell office:value-type="float" office:value="0" calcext:value-type="float">
            <text:p>0</text:p>
          </table:table-cell>
          <table:table-cell office:value-type="float" office:value="0.004504121" calcext:value-type="float">
            <text:p>0,00450412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042641" calcext:value-type="float">
            <text:p>0,006042641</text:p>
          </table:table-cell>
          <table:table-cell office:value-type="float" office:value="0.002035568" calcext:value-type="float">
            <text:p>0,002035568</text:p>
          </table:table-cell>
          <table:table-cell office:value-type="float" office:value="0.012752028" calcext:value-type="float">
            <text:p>0,012752028</text:p>
          </table:table-cell>
          <table:table-cell office:value-type="float" office:value="0" calcext:value-type="float">
            <text:p>0</text:p>
          </table:table-cell>
          <table:table-cell office:value-type="float" office:value="0.023497304" calcext:value-type="float">
            <text:p>0,023497304</text:p>
          </table:table-cell>
          <table:table-cell/>
        </table:table-row>
        <table:table-row table:style-name="ro1">
          <table:table-cell office:value-type="float" office:value="0.011118862" calcext:value-type="float">
            <text:p>0,011118862</text:p>
          </table:table-cell>
          <table:table-cell office:value-type="float" office:value="0.028985172" calcext:value-type="float">
            <text:p>0,028985172</text:p>
          </table:table-cell>
          <table:table-cell office:value-type="float" office:value="0.027066985" calcext:value-type="float">
            <text:p>0,027066985</text:p>
          </table:table-cell>
          <table:table-cell office:value-type="float" office:value="0.011511944" calcext:value-type="float">
            <text:p>0,011511944</text:p>
          </table:table-cell>
          <table:table-cell office:value-type="float" office:value="0.003366984" calcext:value-type="float">
            <text:p>0,003366984</text:p>
          </table:table-cell>
          <table:table-cell office:value-type="float" office:value="0.02176374" calcext:value-type="float">
            <text:p>0,02176374</text:p>
          </table:table-cell>
          <table:table-cell office:value-type="float" office:value="0.001396712" calcext:value-type="float">
            <text:p>0,001396712</text:p>
          </table:table-cell>
          <table:table-cell office:value-type="float" office:value="0.001045842" calcext:value-type="float">
            <text:p>0,00104584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61248" calcext:value-type="float">
            <text:p>0,0161248</text:p>
          </table:table-cell>
          <table:table-cell office:value-type="float" office:value="0.013638272" calcext:value-type="float">
            <text:p>0,013638272</text:p>
          </table:table-cell>
          <table:table-cell office:value-type="float" office:value="0.041288315" calcext:value-type="float">
            <text:p>0,041288315</text:p>
          </table:table-cell>
          <table:table-cell office:value-type="float" office:value="0" calcext:value-type="float">
            <text:p>0</text:p>
          </table:table-cell>
          <table:table-cell office:value-type="float" office:value="0.006943583" calcext:value-type="float">
            <text:p>0,00694358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8932765" calcext:value-type="float">
            <text:p>0,008932765</text:p>
          </table:table-cell>
          <table:table-cell office:value-type="float" office:value="0.027198103" calcext:value-type="float">
            <text:p>0,027198103</text:p>
          </table:table-cell>
          <table:table-cell office:value-type="float" office:value="0.061055591" calcext:value-type="float">
            <text:p>0,061055591</text:p>
          </table:table-cell>
          <table:table-cell office:value-type="float" office:value="0" calcext:value-type="float">
            <text:p>0</text:p>
          </table:table-cell>
          <table:table-cell office:value-type="float" office:value="0.006706951" calcext:value-type="float">
            <text:p>0,00670695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361421" calcext:value-type="float">
            <text:p>0,006361421</text:p>
          </table:table-cell>
          <table:table-cell office:value-type="float" office:value="0.009188788" calcext:value-type="float">
            <text:p>0,009188788</text:p>
          </table:table-cell>
          <table:table-cell office:value-type="float" office:value="0.011392501" calcext:value-type="float">
            <text:p>0,011392501</text:p>
          </table:table-cell>
          <table:table-cell office:value-type="float" office:value="0" calcext:value-type="float">
            <text:p>0</text:p>
          </table:table-cell>
          <table:table-cell office:value-type="float" office:value="0.005568015" calcext:value-type="float">
            <text:p>0,00556801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49345034" calcext:value-type="float">
            <text:p>0,049345034</text:p>
          </table:table-cell>
          <table:table-cell office:value-type="float" office:value="0.003390473" calcext:value-type="float">
            <text:p>0,003390473</text:p>
          </table:table-cell>
          <table:table-cell office:value-type="float" office:value="0.038920112" calcext:value-type="float">
            <text:p>0,038920112</text:p>
          </table:table-cell>
          <table:table-cell office:value-type="float" office:value="0" calcext:value-type="float">
            <text:p>0</text:p>
          </table:table-cell>
          <table:table-cell office:value-type="float" office:value="0.012731688" calcext:value-type="float">
            <text:p>0,01273168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546816" calcext:value-type="float">
            <text:p>0,007546816</text:p>
          </table:table-cell>
          <table:table-cell office:value-type="float" office:value="0.002478628" calcext:value-type="float">
            <text:p>0,002478628</text:p>
          </table:table-cell>
          <table:table-cell office:value-type="float" office:value="0.035969247" calcext:value-type="float">
            <text:p>0,035969247</text:p>
          </table:table-cell>
          <table:table-cell office:value-type="float" office:value="0" calcext:value-type="float">
            <text:p>0</text:p>
          </table:table-cell>
          <table:table-cell office:value-type="float" office:value="0.006134616" calcext:value-type="float">
            <text:p>0,006134616</text:p>
          </table:table-cell>
          <table:table-cell/>
        </table:table-row>
        <table:table-row table:style-name="ro1">
          <table:table-cell office:value-type="float" office:value="0.008316151" calcext:value-type="float">
            <text:p>0,008316151</text:p>
          </table:table-cell>
          <table:table-cell office:value-type="float" office:value="0.02947088" calcext:value-type="float">
            <text:p>0,02947088</text:p>
          </table:table-cell>
          <table:table-cell office:value-type="float" office:value="0.022252865" calcext:value-type="float">
            <text:p>0,022252865</text:p>
          </table:table-cell>
          <table:table-cell office:value-type="float" office:value="0.006253222" calcext:value-type="float">
            <text:p>0,006253222</text:p>
          </table:table-cell>
          <table:table-cell office:value-type="float" office:value="0.001847162" calcext:value-type="float">
            <text:p>0,001847162</text:p>
          </table:table-cell>
          <table:table-cell office:value-type="float" office:value="0.036790744" calcext:value-type="float">
            <text:p>0,036790744</text:p>
          </table:table-cell>
          <table:table-cell office:value-type="float" office:value="0.001192646" calcext:value-type="float">
            <text:p>0,001192646</text:p>
          </table:table-cell>
          <table:table-cell office:value-type="float" office:value="0.001081556" calcext:value-type="float">
            <text:p>0,00108155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897491" calcext:value-type="float">
            <text:p>0,007897491</text:p>
          </table:table-cell>
          <table:table-cell office:value-type="float" office:value="0.006565403" calcext:value-type="float">
            <text:p>0,006565403</text:p>
          </table:table-cell>
          <table:table-cell office:value-type="float" office:value="0.070325109" calcext:value-type="float">
            <text:p>0,070325109</text:p>
          </table:table-cell>
          <table:table-cell office:value-type="float" office:value="0" calcext:value-type="float">
            <text:p>0</text:p>
          </table:table-cell>
          <table:table-cell office:value-type="float" office:value="0.009192896" calcext:value-type="float">
            <text:p>0,00919289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281954" calcext:value-type="float">
            <text:p>0,009281954</text:p>
          </table:table-cell>
          <table:table-cell office:value-type="float" office:value="0.012948456" calcext:value-type="float">
            <text:p>0,012948456</text:p>
          </table:table-cell>
          <table:table-cell office:value-type="float" office:value="0.029484207" calcext:value-type="float">
            <text:p>0,029484207</text:p>
          </table:table-cell>
          <table:table-cell office:value-type="float" office:value="0" calcext:value-type="float">
            <text:p>0</text:p>
          </table:table-cell>
          <table:table-cell office:value-type="float" office:value="0.001466125" calcext:value-type="float">
            <text:p>0,00146612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376193" calcext:value-type="float">
            <text:p>0,005376193</text:p>
          </table:table-cell>
          <table:table-cell office:value-type="float" office:value="0.004798673" calcext:value-type="float">
            <text:p>0,004798673</text:p>
          </table:table-cell>
          <table:table-cell office:value-type="float" office:value="0.022718509" calcext:value-type="float">
            <text:p>0,022718509</text:p>
          </table:table-cell>
          <table:table-cell office:value-type="float" office:value="0" calcext:value-type="float">
            <text:p>0</text:p>
          </table:table-cell>
          <table:table-cell office:value-type="float" office:value="0.002313664" calcext:value-type="float">
            <text:p>0,00231366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5110648" calcext:value-type="float">
            <text:p>0,015110648</text:p>
          </table:table-cell>
          <table:table-cell office:value-type="float" office:value="0.010535837" calcext:value-type="float">
            <text:p>0,010535837</text:p>
          </table:table-cell>
          <table:table-cell office:value-type="float" office:value="0.051479735" calcext:value-type="float">
            <text:p>0,051479735</text:p>
          </table:table-cell>
          <table:table-cell office:value-type="float" office:value="0" calcext:value-type="float">
            <text:p>0</text:p>
          </table:table-cell>
          <table:table-cell office:value-type="float" office:value="0.020426681" calcext:value-type="float">
            <text:p>0,02042668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737198" calcext:value-type="float">
            <text:p>0,009737198</text:p>
          </table:table-cell>
          <table:table-cell office:value-type="float" office:value="0.004035145" calcext:value-type="float">
            <text:p>0,004035145</text:p>
          </table:table-cell>
          <table:table-cell office:value-type="float" office:value="0.082490603" calcext:value-type="float">
            <text:p>0,082490603</text:p>
          </table:table-cell>
          <table:table-cell office:value-type="float" office:value="0" calcext:value-type="float">
            <text:p>0</text:p>
          </table:table-cell>
          <table:table-cell office:value-type="float" office:value="0.007162196" calcext:value-type="float">
            <text:p>0,007162196</text:p>
          </table:table-cell>
          <table:table-cell/>
        </table:table-row>
        <table:table-row table:style-name="ro1">
          <table:table-cell office:value-type="float" office:value="0.009669341" calcext:value-type="float">
            <text:p>0,009669341</text:p>
          </table:table-cell>
          <table:table-cell office:value-type="float" office:value="0.026445513" calcext:value-type="float">
            <text:p>0,026445513</text:p>
          </table:table-cell>
          <table:table-cell office:value-type="float" office:value="0.023771344" calcext:value-type="float">
            <text:p>0,023771344</text:p>
          </table:table-cell>
          <table:table-cell office:value-type="float" office:value="0.013591666" calcext:value-type="float">
            <text:p>0,013591666</text:p>
          </table:table-cell>
          <table:table-cell office:value-type="float" office:value="0.013885457" calcext:value-type="float">
            <text:p>0,013885457</text:p>
          </table:table-cell>
          <table:table-cell office:value-type="float" office:value="0.032290683" calcext:value-type="float">
            <text:p>0,032290683</text:p>
          </table:table-cell>
          <table:table-cell office:value-type="float" office:value="0.002101028" calcext:value-type="float">
            <text:p>0,002101028</text:p>
          </table:table-cell>
          <table:table-cell office:value-type="float" office:value="0.00626313" calcext:value-type="float">
            <text:p>0,0062631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345685" calcext:value-type="float">
            <text:p>0,006345685</text:p>
          </table:table-cell>
          <table:table-cell office:value-type="float" office:value="0.016933437" calcext:value-type="float">
            <text:p>0,016933437</text:p>
          </table:table-cell>
          <table:table-cell office:value-type="float" office:value="0.026453939" calcext:value-type="float">
            <text:p>0,026453939</text:p>
          </table:table-cell>
          <table:table-cell office:value-type="float" office:value="0" calcext:value-type="float">
            <text:p>0</text:p>
          </table:table-cell>
          <table:table-cell office:value-type="float" office:value="0.001342026" calcext:value-type="float">
            <text:p>0,00134202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959686" calcext:value-type="float">
            <text:p>0,002959686</text:p>
          </table:table-cell>
          <table:table-cell office:value-type="float" office:value="0.009260287" calcext:value-type="float">
            <text:p>0,009260287</text:p>
          </table:table-cell>
          <table:table-cell office:value-type="float" office:value="0.054383097" calcext:value-type="float">
            <text:p>0,054383097</text:p>
          </table:table-cell>
          <table:table-cell office:value-type="float" office:value="0" calcext:value-type="float">
            <text:p>0</text:p>
          </table:table-cell>
          <table:table-cell office:value-type="float" office:value="0.005754992" calcext:value-type="float">
            <text:p>0,00575499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1382795" calcext:value-type="float">
            <text:p>0,011382795</text:p>
          </table:table-cell>
          <table:table-cell office:value-type="float" office:value="0.021535272" calcext:value-type="float">
            <text:p>0,021535272</text:p>
          </table:table-cell>
          <table:table-cell office:value-type="float" office:value="0.032285564" calcext:value-type="float">
            <text:p>0,032285564</text:p>
          </table:table-cell>
          <table:table-cell office:value-type="float" office:value="0" calcext:value-type="float">
            <text:p>0</text:p>
          </table:table-cell>
          <table:table-cell office:value-type="float" office:value="0.003790919" calcext:value-type="float">
            <text:p>0,00379091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456356" calcext:value-type="float">
            <text:p>0,004456356</text:p>
          </table:table-cell>
          <table:table-cell office:value-type="float" office:value="0.006654973" calcext:value-type="float">
            <text:p>0,006654973</text:p>
          </table:table-cell>
          <table:table-cell office:value-type="float" office:value="0.089495874" calcext:value-type="float">
            <text:p>0,089495874</text:p>
          </table:table-cell>
          <table:table-cell office:value-type="float" office:value="0" calcext:value-type="float">
            <text:p>0</text:p>
          </table:table-cell>
          <table:table-cell office:value-type="float" office:value="0.005214415" calcext:value-type="float">
            <text:p>0,00521441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7109185" calcext:value-type="float">
            <text:p>0,017109185</text:p>
          </table:table-cell>
          <table:table-cell office:value-type="float" office:value="0.03057927" calcext:value-type="float">
            <text:p>0,03057927</text:p>
          </table:table-cell>
          <table:table-cell office:value-type="float" office:value="0.036472143" calcext:value-type="float">
            <text:p>0,036472143</text:p>
          </table:table-cell>
          <table:table-cell office:value-type="float" office:value="0" calcext:value-type="float">
            <text:p>0</text:p>
          </table:table-cell>
          <table:table-cell office:value-type="float" office:value="0.034259392" calcext:value-type="float">
            <text:p>0,034259392</text:p>
          </table:table-cell>
          <table:table-cell/>
        </table:table-row>
        <table:table-row table:style-name="ro1">
          <table:table-cell office:value-type="float" office:value="0.008230581" calcext:value-type="float">
            <text:p>0,008230581</text:p>
          </table:table-cell>
          <table:table-cell office:value-type="float" office:value="0.031940381" calcext:value-type="float">
            <text:p>0,031940381</text:p>
          </table:table-cell>
          <table:table-cell office:value-type="float" office:value="0.025367105" calcext:value-type="float">
            <text:p>0,025367105</text:p>
          </table:table-cell>
          <table:table-cell office:value-type="float" office:value="0.02123261" calcext:value-type="float">
            <text:p>0,02123261</text:p>
          </table:table-cell>
          <table:table-cell office:value-type="float" office:value="0.004910902" calcext:value-type="float">
            <text:p>0,004910902</text:p>
          </table:table-cell>
          <table:table-cell office:value-type="float" office:value="0.064086932" calcext:value-type="float">
            <text:p>0,064086932</text:p>
          </table:table-cell>
          <table:table-cell office:value-type="float" office:value="0.001084911" calcext:value-type="float">
            <text:p>0,001084911</text:p>
          </table:table-cell>
          <table:table-cell office:value-type="float" office:value="0.007128432" calcext:value-type="float">
            <text:p>0,00712843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1091899" calcext:value-type="float">
            <text:p>0,011091899</text:p>
          </table:table-cell>
          <table:table-cell office:value-type="float" office:value="0.01221539" calcext:value-type="float">
            <text:p>0,01221539</text:p>
          </table:table-cell>
          <table:table-cell office:value-type="float" office:value="0.060412967" calcext:value-type="float">
            <text:p>0,060412967</text:p>
          </table:table-cell>
          <table:table-cell office:value-type="float" office:value="0" calcext:value-type="float">
            <text:p>0</text:p>
          </table:table-cell>
          <table:table-cell office:value-type="float" office:value="0.014924755" calcext:value-type="float">
            <text:p>0,014924755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26521198" calcext:value-type="float">
            <text:p>0,026521198</text:p>
          </table:table-cell>
          <table:table-cell office:value-type="float" office:value="0.004239928" calcext:value-type="float">
            <text:p>0,004239928</text:p>
          </table:table-cell>
          <table:table-cell office:value-type="float" office:value="0.056153282" calcext:value-type="float">
            <text:p>0,056153282</text:p>
          </table:table-cell>
          <table:table-cell office:value-type="float" office:value="0" calcext:value-type="float">
            <text:p>0</text:p>
          </table:table-cell>
          <table:table-cell office:value-type="float" office:value="0.00522328" calcext:value-type="float">
            <text:p>0,0052232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681852" calcext:value-type="float">
            <text:p>0,003681852</text:p>
          </table:table-cell>
          <table:table-cell office:value-type="float" office:value="0.023209618" calcext:value-type="float">
            <text:p>0,023209618</text:p>
          </table:table-cell>
          <table:table-cell office:value-type="float" office:value="0.069425761" calcext:value-type="float">
            <text:p>0,069425761</text:p>
          </table:table-cell>
          <table:table-cell office:value-type="float" office:value="0" calcext:value-type="float">
            <text:p>0</text:p>
          </table:table-cell>
          <table:table-cell office:value-type="float" office:value="0.00592242" calcext:value-type="float">
            <text:p>0,0059224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4566981" calcext:value-type="float">
            <text:p>0,004566981</text:p>
          </table:table-cell>
          <table:table-cell office:value-type="float" office:value="0.018777056" calcext:value-type="float">
            <text:p>0,018777056</text:p>
          </table:table-cell>
          <table:table-cell office:value-type="float" office:value="0.086141111" calcext:value-type="float">
            <text:p>0,086141111</text:p>
          </table:table-cell>
          <table:table-cell office:value-type="float" office:value="0" calcext:value-type="float">
            <text:p>0</text:p>
          </table:table-cell>
          <table:table-cell office:value-type="float" office:value="0.019484411" calcext:value-type="float">
            <text:p>0,01948441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955746" calcext:value-type="float">
            <text:p>0,007955746</text:p>
          </table:table-cell>
          <table:table-cell office:value-type="float" office:value="0.011086736" calcext:value-type="float">
            <text:p>0,011086736</text:p>
          </table:table-cell>
          <table:table-cell office:value-type="float" office:value="0.057276618" calcext:value-type="float">
            <text:p>0,057276618</text:p>
          </table:table-cell>
          <table:table-cell office:value-type="float" office:value="0" calcext:value-type="float">
            <text:p>0</text:p>
          </table:table-cell>
          <table:table-cell office:value-type="float" office:value="0.00220826" calcext:value-type="float">
            <text:p>0,0022082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6909715" calcext:value-type="float">
            <text:p>0,016909715</text:p>
          </table:table-cell>
          <table:table-cell office:value-type="float" office:value="0.003049255" calcext:value-type="float">
            <text:p>0,003049255</text:p>
          </table:table-cell>
          <table:table-cell office:value-type="float" office:value="0.033919444" calcext:value-type="float">
            <text:p>0,033919444</text:p>
          </table:table-cell>
          <table:table-cell office:value-type="float" office:value="0" calcext:value-type="float">
            <text:p>0</text:p>
          </table:table-cell>
          <table:table-cell office:value-type="float" office:value="0.01467751" calcext:value-type="float">
            <text:p>0,0146775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23117261" calcext:value-type="float">
            <text:p>0,023117261</text:p>
          </table:table-cell>
          <table:table-cell office:value-type="float" office:value="0.002498932" calcext:value-type="float">
            <text:p>0,002498932</text:p>
          </table:table-cell>
          <table:table-cell office:value-type="float" office:value="0.026267497" calcext:value-type="float">
            <text:p>0,026267497</text:p>
          </table:table-cell>
          <table:table-cell office:value-type="float" office:value="0" calcext:value-type="float">
            <text:p>0</text:p>
          </table:table-cell>
          <table:table-cell office:value-type="float" office:value="0.011391043" calcext:value-type="float">
            <text:p>0,01139104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047409" calcext:value-type="float">
            <text:p>0,005047409</text:p>
          </table:table-cell>
          <table:table-cell office:value-type="float" office:value="0.002450268" calcext:value-type="float">
            <text:p>0,002450268</text:p>
          </table:table-cell>
          <table:table-cell office:value-type="float" office:value="0.010914597" calcext:value-type="float">
            <text:p>0,010914597</text:p>
          </table:table-cell>
          <table:table-cell office:value-type="float" office:value="0" calcext:value-type="float">
            <text:p>0</text:p>
          </table:table-cell>
          <table:table-cell office:value-type="float" office:value="0.002508359" calcext:value-type="float">
            <text:p>0,00250835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058974" calcext:value-type="float">
            <text:p>0,006058974</text:p>
          </table:table-cell>
          <table:table-cell office:value-type="float" office:value="0.004146756" calcext:value-type="float">
            <text:p>0,004146756</text:p>
          </table:table-cell>
          <table:table-cell office:value-type="float" office:value="0.047724345" calcext:value-type="float">
            <text:p>0,047724345</text:p>
          </table:table-cell>
          <table:table-cell office:value-type="float" office:value="0" calcext:value-type="float">
            <text:p>0</text:p>
          </table:table-cell>
          <table:table-cell office:value-type="float" office:value="0.023008527" calcext:value-type="float">
            <text:p>0,02300852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740874" calcext:value-type="float">
            <text:p>0,00740874</text:p>
          </table:table-cell>
          <table:table-cell office:value-type="float" office:value="0.006334372" calcext:value-type="float">
            <text:p>0,006334372</text:p>
          </table:table-cell>
          <table:table-cell office:value-type="float" office:value="0.02606295" calcext:value-type="float">
            <text:p>0,02606295</text:p>
          </table:table-cell>
          <table:table-cell office:value-type="float" office:value="0" calcext:value-type="float">
            <text:p>0</text:p>
          </table:table-cell>
          <table:table-cell office:value-type="float" office:value="0.002918109" calcext:value-type="float">
            <text:p>0,00291810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26930861" calcext:value-type="float">
            <text:p>0,026930861</text:p>
          </table:table-cell>
          <table:table-cell office:value-type="float" office:value="0.001796845" calcext:value-type="float">
            <text:p>0,001796845</text:p>
          </table:table-cell>
          <table:table-cell office:value-type="float" office:value="0.020078466" calcext:value-type="float">
            <text:p>0,020078466</text:p>
          </table:table-cell>
          <table:table-cell office:value-type="float" office:value="0" calcext:value-type="float">
            <text:p>0</text:p>
          </table:table-cell>
          <table:table-cell office:value-type="float" office:value="0.02033378" calcext:value-type="float">
            <text:p>0,0203337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32962622" calcext:value-type="float">
            <text:p>0,032962622</text:p>
          </table:table-cell>
          <table:table-cell office:value-type="float" office:value="0.003257251" calcext:value-type="float">
            <text:p>0,003257251</text:p>
          </table:table-cell>
          <table:table-cell office:value-type="float" office:value="0.05960553" calcext:value-type="float">
            <text:p>0,05960553</text:p>
          </table:table-cell>
          <table:table-cell office:value-type="float" office:value="0" calcext:value-type="float">
            <text:p>0</text:p>
          </table:table-cell>
          <table:table-cell office:value-type="float" office:value="0.00670627" calcext:value-type="float">
            <text:p>0,00670627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2129564" calcext:value-type="float">
            <text:p>0,002129564</text:p>
          </table:table-cell>
          <table:table-cell office:value-type="float" office:value="0.015863916" calcext:value-type="float">
            <text:p>0,015863916</text:p>
          </table:table-cell>
          <table:table-cell office:value-type="float" office:value="0.044867652" calcext:value-type="float">
            <text:p>0,044867652</text:p>
          </table:table-cell>
          <table:table-cell office:value-type="float" office:value="0" calcext:value-type="float">
            <text:p>0</text:p>
          </table:table-cell>
          <table:table-cell office:value-type="float" office:value="0.00112796" calcext:value-type="float">
            <text:p>0,0011279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751081" calcext:value-type="float">
            <text:p>0,009751081</text:p>
          </table:table-cell>
          <table:table-cell office:value-type="float" office:value="0.002515707" calcext:value-type="float">
            <text:p>0,002515707</text:p>
          </table:table-cell>
          <table:table-cell office:value-type="float" office:value="0.031398361" calcext:value-type="float">
            <text:p>0,031398361</text:p>
          </table:table-cell>
          <table:table-cell office:value-type="float" office:value="0" calcext:value-type="float">
            <text:p>0</text:p>
          </table:table-cell>
          <table:table-cell office:value-type="float" office:value="0.015303802" calcext:value-type="float">
            <text:p>0,01530380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20179626" calcext:value-type="float">
            <text:p>0,020179626</text:p>
          </table:table-cell>
          <table:table-cell office:value-type="float" office:value="0.010756472" calcext:value-type="float">
            <text:p>0,010756472</text:p>
          </table:table-cell>
          <table:table-cell office:value-type="float" office:value="0.027278326" calcext:value-type="float">
            <text:p>0,027278326</text:p>
          </table:table-cell>
          <table:table-cell office:value-type="float" office:value="0" calcext:value-type="float">
            <text:p>0</text:p>
          </table:table-cell>
          <table:table-cell office:value-type="float" office:value="0.005179294" calcext:value-type="float">
            <text:p>0,005179294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5119024" calcext:value-type="float">
            <text:p>0,015119024</text:p>
          </table:table-cell>
          <table:table-cell office:value-type="float" office:value="0.015911536" calcext:value-type="float">
            <text:p>0,015911536</text:p>
          </table:table-cell>
          <table:table-cell office:value-type="float" office:value="0.010607099" calcext:value-type="float">
            <text:p>0,010607099</text:p>
          </table:table-cell>
          <table:table-cell office:value-type="float" office:value="0" calcext:value-type="float">
            <text:p>0</text:p>
          </table:table-cell>
          <table:table-cell office:value-type="float" office:value="0.011386009" calcext:value-type="float">
            <text:p>0,011386009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6977824" calcext:value-type="float">
            <text:p>0,016977824</text:p>
          </table:table-cell>
          <table:table-cell office:value-type="float" office:value="0.024449824" calcext:value-type="float">
            <text:p>0,024449824</text:p>
          </table:table-cell>
          <table:table-cell office:value-type="float" office:value="0.02062003" calcext:value-type="float">
            <text:p>0,02062003</text:p>
          </table:table-cell>
          <table:table-cell office:value-type="float" office:value="0" calcext:value-type="float">
            <text:p>0</text:p>
          </table:table-cell>
          <table:table-cell office:value-type="float" office:value="0.006157361" calcext:value-type="float">
            <text:p>0,00615736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411954" calcext:value-type="float">
            <text:p>0,010411954</text:p>
          </table:table-cell>
          <table:table-cell office:value-type="float" office:value="0.004322401" calcext:value-type="float">
            <text:p>0,004322401</text:p>
          </table:table-cell>
          <table:table-cell office:value-type="float" office:value="0.039955907" calcext:value-type="float">
            <text:p>0,039955907</text:p>
          </table:table-cell>
          <table:table-cell office:value-type="float" office:value="0" calcext:value-type="float">
            <text:p>0</text:p>
          </table:table-cell>
          <table:table-cell office:value-type="float" office:value="0.0029451" calcext:value-type="float">
            <text:p>0,002945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54784" calcext:value-type="float">
            <text:p>0,01054784</text:p>
          </table:table-cell>
          <table:table-cell office:value-type="float" office:value="0.015721035" calcext:value-type="float">
            <text:p>0,015721035</text:p>
          </table:table-cell>
          <table:table-cell office:value-type="float" office:value="0.016506037" calcext:value-type="float">
            <text:p>0,016506037</text:p>
          </table:table-cell>
          <table:table-cell office:value-type="float" office:value="0" calcext:value-type="float">
            <text:p>0</text:p>
          </table:table-cell>
          <table:table-cell office:value-type="float" office:value="0.004261828" calcext:value-type="float">
            <text:p>0,00426182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527301" calcext:value-type="float">
            <text:p>0,005527301</text:p>
          </table:table-cell>
          <table:table-cell office:value-type="float" office:value="0.026416973" calcext:value-type="float">
            <text:p>0,026416973</text:p>
          </table:table-cell>
          <table:table-cell office:value-type="float" office:value="0.029619369" calcext:value-type="float">
            <text:p>0,029619369</text:p>
          </table:table-cell>
          <table:table-cell office:value-type="float" office:value="0" calcext:value-type="float">
            <text:p>0</text:p>
          </table:table-cell>
          <table:table-cell office:value-type="float" office:value="0.008015006" calcext:value-type="float">
            <text:p>0,00801500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9744095" calcext:value-type="float">
            <text:p>0,009744095</text:p>
          </table:table-cell>
          <table:table-cell office:value-type="float" office:value="0.019119111" calcext:value-type="float">
            <text:p>0,019119111</text:p>
          </table:table-cell>
          <table:table-cell office:value-type="float" office:value="0.051656211" calcext:value-type="float">
            <text:p>0,051656211</text:p>
          </table:table-cell>
          <table:table-cell office:value-type="float" office:value="0" calcext:value-type="float">
            <text:p>0</text:p>
          </table:table-cell>
          <table:table-cell office:value-type="float" office:value="0.029191613" calcext:value-type="float">
            <text:p>0,02919161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22720057" calcext:value-type="float">
            <text:p>0,022720057</text:p>
          </table:table-cell>
          <table:table-cell office:value-type="float" office:value="0.016580888" calcext:value-type="float">
            <text:p>0,016580888</text:p>
          </table:table-cell>
          <table:table-cell office:value-type="float" office:value="0.061194703" calcext:value-type="float">
            <text:p>0,061194703</text:p>
          </table:table-cell>
          <table:table-cell office:value-type="float" office:value="0" calcext:value-type="float">
            <text:p>0</text:p>
          </table:table-cell>
          <table:table-cell office:value-type="float" office:value="0.015673692" calcext:value-type="float">
            <text:p>0,015673692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44431933" calcext:value-type="float">
            <text:p>0,044431933</text:p>
          </table:table-cell>
          <table:table-cell office:value-type="float" office:value="0.05148441" calcext:value-type="float">
            <text:p>0,05148441</text:p>
          </table:table-cell>
          <table:table-cell office:value-type="float" office:value="0.023399221" calcext:value-type="float">
            <text:p>0,023399221</text:p>
          </table:table-cell>
          <table:table-cell office:value-type="float" office:value="0" calcext:value-type="float">
            <text:p>0</text:p>
          </table:table-cell>
          <table:table-cell office:value-type="float" office:value="0.006719888" calcext:value-type="float">
            <text:p>0,006719888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5708876" calcext:value-type="float">
            <text:p>0,005708876</text:p>
          </table:table-cell>
          <table:table-cell office:value-type="float" office:value="0.001041334" calcext:value-type="float">
            <text:p>0,001041334</text:p>
          </table:table-cell>
          <table:table-cell office:value-type="float" office:value="0.032867995" calcext:value-type="float">
            <text:p>0,032867995</text:p>
          </table:table-cell>
          <table:table-cell office:value-type="float" office:value="0" calcext:value-type="float">
            <text:p>0</text:p>
          </table:table-cell>
          <table:table-cell office:value-type="float" office:value="0.002755929" calcext:value-type="float">
            <text:p>0,002755929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formula="of:=MAX([.A1:.A259])" office:value-type="float" office:value="0.207815276" calcext:value-type="float">
            <text:p>0,207815276</text:p>
          </table:table-cell>
          <table:table-cell table:formula="of:=MAX([.B1:.B259])" office:value-type="float" office:value="0.221395227" calcext:value-type="float">
            <text:p>0,221395227</text:p>
          </table:table-cell>
          <table:table-cell table:formula="of:=MAX([.C1:.C259])" office:value-type="float" office:value="0.090555727" calcext:value-type="float">
            <text:p>0,090555727</text:p>
          </table:table-cell>
          <table:table-cell table:formula="of:=MAX([.D1:.D259])" office:value-type="float" office:value="0.049345034" calcext:value-type="float">
            <text:p>0,049345034</text:p>
          </table:table-cell>
          <table:table-cell table:formula="of:=MAX([.E1:.E259])" office:value-type="float" office:value="0.05148441" calcext:value-type="float">
            <text:p>0,05148441</text:p>
          </table:table-cell>
          <table:table-cell table:formula="of:=MAX([.F1:.F259])" office:value-type="float" office:value="0.089495874" calcext:value-type="float">
            <text:p>0,089495874</text:p>
          </table:table-cell>
          <table:table-cell table:formula="of:=MAX([.G1:.G259])" office:value-type="float" office:value="0.010201612" calcext:value-type="float">
            <text:p>0,010201612</text:p>
          </table:table-cell>
          <table:table-cell table:formula="of:=MAX([.H1:.H259])" office:value-type="float" office:value="0.034259392" calcext:value-type="float">
            <text:p>0,034259392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AVERAGE([.A1:.A259])" office:value-type="float" office:value="0.00296221753875969" calcext:value-type="float">
            <text:p>0,00296221753876</text:p>
          </table:table-cell>
          <table:table-cell table:formula="of:=AVERAGE([.B1:.B259])" office:value-type="float" office:value="0.00610984067829458" calcext:value-type="float">
            <text:p>0,006109840678295</text:p>
          </table:table-cell>
          <table:table-cell table:formula="of:=AVERAGE([.C1:.C259])" office:value-type="float" office:value="0.0043206421744186" calcext:value-type="float">
            <text:p>0,004320642174419</text:p>
          </table:table-cell>
          <table:table-cell table:formula="of:=AVERAGE([.D1:.D259])" office:value-type="float" office:value="0.00701230109302326" calcext:value-type="float">
            <text:p>0,007012301093023</text:p>
          </table:table-cell>
          <table:table-cell table:formula="of:=AVERAGE([.E1:.E259])" office:value-type="float" office:value="0.00665243592248062" calcext:value-type="float">
            <text:p>0,006652435922481</text:p>
          </table:table-cell>
          <table:table-cell table:formula="of:=AVERAGE([.F1:.F259])" office:value-type="float" office:value="0.0259505141937985" calcext:value-type="float">
            <text:p>0,025950514193799</text:p>
          </table:table-cell>
          <table:table-cell table:formula="of:=AVERAGE([.G1:.G259])" office:value-type="float" office:value="0.000339318465116279" calcext:value-type="float">
            <text:p>0,000339318465116</text:p>
          </table:table-cell>
          <table:table-cell table:formula="of:=AVERAGE([.H1:.H259])" office:value-type="float" office:value="0.0053537907248062" calcext:value-type="float">
            <text:p>0,00535379072480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MEDIAN([.A1:.A259])" office:value-type="float" office:value="0" calcext:value-type="float">
            <text:p>0</text:p>
          </table:table-cell>
          <table:table-cell table:formula="of:=MEDIAN([.B1:.B259])" office:value-type="float" office:value="0" calcext:value-type="float">
            <text:p>0</text:p>
          </table:table-cell>
          <table:table-cell table:formula="of:=MEDIAN([.C1:.C259])" office:value-type="float" office:value="0" calcext:value-type="float">
            <text:p>0</text:p>
          </table:table-cell>
          <table:table-cell table:formula="of:=MEDIAN([.D1:.D259])" office:value-type="float" office:value="0.0048156975" calcext:value-type="float">
            <text:p>0,0048156975</text:p>
          </table:table-cell>
          <table:table-cell table:formula="of:=MEDIAN([.E1:.E259])" office:value-type="float" office:value="0.004330701" calcext:value-type="float">
            <text:p>0,004330701</text:p>
          </table:table-cell>
          <table:table-cell table:formula="of:=MEDIAN([.F1:.F259])" office:value-type="float" office:value="0.019582548" calcext:value-type="float">
            <text:p>0,019582548</text:p>
          </table:table-cell>
          <table:table-cell table:formula="of:=MEDIAN([.G1:.G259])" office:value-type="float" office:value="0" calcext:value-type="float">
            <text:p>0</text:p>
          </table:table-cell>
          <table:table-cell table:formula="of:=MEDIAN([.H1:.H259])" office:value-type="float" office:value="0.0031335975" calcext:value-type="float">
            <text:p>0,0031335975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table:formula="of:=MIN([.A1:.A259])" office:value-type="float" office:value="0" calcext:value-type="float">
            <text:p>0</text:p>
          </table:table-cell>
          <table:table-cell table:formula="of:=MIN([.B1:.B259])" office:value-type="float" office:value="0" calcext:value-type="float">
            <text:p>0</text:p>
          </table:table-cell>
          <table:table-cell table:formula="of:=MIN([.C1:.C259])" office:value-type="float" office:value="0" calcext:value-type="float">
            <text:p>0</text:p>
          </table:table-cell>
          <table:table-cell table:formula="of:=MIN([.D1:.D259])" office:value-type="float" office:value="0.00085441" calcext:value-type="float">
            <text:p>0,00085441</text:p>
          </table:table-cell>
          <table:table-cell table:formula="of:=MIN([.E1:.E259])" office:value-type="float" office:value="0.000876658" calcext:value-type="float">
            <text:p>0,000876658</text:p>
          </table:table-cell>
          <table:table-cell table:formula="of:=MIN([.F1:.F259])" office:value-type="float" office:value="0.005755974" calcext:value-type="float">
            <text:p>0,005755974</text:p>
          </table:table-cell>
          <table:table-cell table:formula="of:=MIN([.G1:.G259])" office:value-type="float" office:value="0" calcext:value-type="float">
            <text:p>0</text:p>
          </table:table-cell>
          <table:table-cell table:formula="of:=MIN([.H1:.H259])" office:value-type="float" office:value="0.000854508" calcext:value-type="float">
            <text:p>0,000854508</text:p>
          </table:table-cell>
          <table:table-cell office:value-type="string" calcext:value-type="string">
            <text:p>MIN</text:p>
          </table:table-cell>
        </table:table-row>
      </table:table>
      <table:table table:name="HTTP Mo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o.rudyc.auth_account</text:p>
          </table:table-cell>
          <table:table-cell office:value-type="string" calcext:value-type="string">
            <text:p><text:s/>go.rudyc.create_account</text:p>
          </table:table-cell>
          <table:table-cell office:value-type="string" calcext:value-type="string">
            <text:p><text:s/>go.rudyc.create_character</text:p>
          </table:table-cell>
          <table:table-cell office:value-type="string" calcext:value-type="string">
            <text:p><text:s/>go.rudyc.move_character</text:p>
          </table:table-cell>
          <table:table-cell office:value-type="string" calcext:value-type="string">
            <text:p><text:s/>go.rudyc.receive_chats</text:p>
          </table:table-cell>
          <table:table-cell office:value-type="string" calcext:value-type="string">
            <text:p><text:s/>go.rudyc.roi_character</text:p>
          </table:table-cell>
          <table:table-cell office:value-type="string" calcext:value-type="string">
            <text:p><text:s/>go.rudyc.select_character</text:p>
          </table:table-cell>
          <table:table-cell office:value-type="string" calcext:value-type="string">
            <text:p><text:s/>go.rudyc.send_chat</text:p>
          </table:table-cell>
          <table:table-cell/>
        </table:table-row>
        <table:table-row table:style-name="ro1">
          <table:table-cell office:value-type="float" office:value="0.080614291" calcext:value-type="float">
            <text:p>0,080614291</text:p>
          </table:table-cell>
          <table:table-cell office:value-type="float" office:value="0.169129373" calcext:value-type="float">
            <text:p>0,169129373</text:p>
          </table:table-cell>
          <table:table-cell office:value-type="float" office:value="0.024543559" calcext:value-type="float">
            <text:p>0,024543559</text:p>
          </table:table-cell>
          <table:table-cell office:value-type="float" office:value="0.00085441" calcext:value-type="float">
            <text:p>0,00085441</text:p>
          </table:table-cell>
          <table:table-cell office:value-type="float" office:value="0.000916779" calcext:value-type="float">
            <text:p>0,000916779</text:p>
          </table:table-cell>
          <table:table-cell office:value-type="float" office:value="0.007082293" calcext:value-type="float">
            <text:p>0,007082293</text:p>
          </table:table-cell>
          <table:table-cell office:value-type="float" office:value="0.001046235" calcext:value-type="float">
            <text:p>0,001046235</text:p>
          </table:table-cell>
          <table:table-cell office:value-type="float" office:value="0.000988835" calcext:value-type="float">
            <text:p>0,000988835</text:p>
          </table:table-cell>
          <table:table-cell/>
        </table:table-row>
        <table:table-row table:style-name="ro1">
          <table:table-cell office:value-type="float" office:value="0.008065955" calcext:value-type="float">
            <text:p>0,008065955</text:p>
          </table:table-cell>
          <table:table-cell office:value-type="float" office:value="0.054001368" calcext:value-type="float">
            <text:p>0,054001368</text:p>
          </table:table-cell>
          <table:table-cell office:value-type="float" office:value="0.022501046" calcext:value-type="float">
            <text:p>0,022501046</text:p>
          </table:table-cell>
          <table:table-cell office:value-type="float" office:value="0.001385851" calcext:value-type="float">
            <text:p>0,001385851</text:p>
          </table:table-cell>
          <table:table-cell office:value-type="float" office:value="0.001133087" calcext:value-type="float">
            <text:p>0,001133087</text:p>
          </table:table-cell>
          <table:table-cell office:value-type="float" office:value="0.009399907" calcext:value-type="float">
            <text:p>0,009399907</text:p>
          </table:table-cell>
          <table:table-cell office:value-type="float" office:value="0.001004912" calcext:value-type="float">
            <text:p>0,001004912</text:p>
          </table:table-cell>
          <table:table-cell office:value-type="float" office:value="0.000891839" calcext:value-type="float">
            <text:p>0,000891839</text:p>
          </table:table-cell>
          <table:table-cell/>
        </table:table-row>
        <table:table-row table:style-name="ro1">
          <table:table-cell office:value-type="float" office:value="0.007954407" calcext:value-type="float">
            <text:p>0,007954407</text:p>
          </table:table-cell>
          <table:table-cell office:value-type="float" office:value="0.030480418" calcext:value-type="float">
            <text:p>0,030480418</text:p>
          </table:table-cell>
          <table:table-cell office:value-type="float" office:value="0.024626719" calcext:value-type="float">
            <text:p>0,024626719</text:p>
          </table:table-cell>
          <table:table-cell office:value-type="float" office:value="0.000949853" calcext:value-type="float">
            <text:p>0,000949853</text:p>
          </table:table-cell>
          <table:table-cell office:value-type="float" office:value="0.001091302" calcext:value-type="float">
            <text:p>0,001091302</text:p>
          </table:table-cell>
          <table:table-cell office:value-type="float" office:value="0.008984468" calcext:value-type="float">
            <text:p>0,008984468</text:p>
          </table:table-cell>
          <table:table-cell office:value-type="float" office:value="0.000936211" calcext:value-type="float">
            <text:p>0,000936211</text:p>
          </table:table-cell>
          <table:table-cell office:value-type="float" office:value="0.001067355" calcext:value-type="float">
            <text:p>0,001067355</text:p>
          </table:table-cell>
          <table:table-cell/>
        </table:table-row>
        <table:table-row table:style-name="ro1">
          <table:table-cell office:value-type="float" office:value="0.008100256" calcext:value-type="float">
            <text:p>0,008100256</text:p>
          </table:table-cell>
          <table:table-cell office:value-type="float" office:value="0.056154767" calcext:value-type="float">
            <text:p>0,056154767</text:p>
          </table:table-cell>
          <table:table-cell office:value-type="float" office:value="0.033324185" calcext:value-type="float">
            <text:p>0,033324185</text:p>
          </table:table-cell>
          <table:table-cell office:value-type="float" office:value="0.004306216" calcext:value-type="float">
            <text:p>0,004306216</text:p>
          </table:table-cell>
          <table:table-cell office:value-type="float" office:value="0.002872901" calcext:value-type="float">
            <text:p>0,002872901</text:p>
          </table:table-cell>
          <table:table-cell office:value-type="float" office:value="0.007926519" calcext:value-type="float">
            <text:p>0,007926519</text:p>
          </table:table-cell>
          <table:table-cell office:value-type="float" office:value="0.000752974" calcext:value-type="float">
            <text:p>0,000752974</text:p>
          </table:table-cell>
          <table:table-cell office:value-type="float" office:value="0.001007568" calcext:value-type="float">
            <text:p>0,001007568</text:p>
          </table:table-cell>
          <table:table-cell/>
        </table:table-row>
        <table:table-row table:style-name="ro1">
          <table:table-cell office:value-type="float" office:value="0.018694109" calcext:value-type="float">
            <text:p>0,018694109</text:p>
          </table:table-cell>
          <table:table-cell office:value-type="float" office:value="0.049326239" calcext:value-type="float">
            <text:p>0,049326239</text:p>
          </table:table-cell>
          <table:table-cell office:value-type="float" office:value="0.028923908" calcext:value-type="float">
            <text:p>0,028923908</text:p>
          </table:table-cell>
          <table:table-cell office:value-type="float" office:value="0.000973808" calcext:value-type="float">
            <text:p>0,000973808</text:p>
          </table:table-cell>
          <table:table-cell office:value-type="float" office:value="0.000950323" calcext:value-type="float">
            <text:p>0,000950323</text:p>
          </table:table-cell>
          <table:table-cell office:value-type="float" office:value="0.006310361" calcext:value-type="float">
            <text:p>0,006310361</text:p>
          </table:table-cell>
          <table:table-cell office:value-type="float" office:value="0.000954152" calcext:value-type="float">
            <text:p>0,000954152</text:p>
          </table:table-cell>
          <table:table-cell office:value-type="float" office:value="0.001251351" calcext:value-type="float">
            <text:p>0,001251351</text:p>
          </table:table-cell>
          <table:table-cell/>
        </table:table-row>
        <table:table-row table:style-name="ro1">
          <table:table-cell office:value-type="float" office:value="0.010114179" calcext:value-type="float">
            <text:p>0,010114179</text:p>
          </table:table-cell>
          <table:table-cell office:value-type="float" office:value="0.025002262" calcext:value-type="float">
            <text:p>0,025002262</text:p>
          </table:table-cell>
          <table:table-cell office:value-type="float" office:value="0.024923187" calcext:value-type="float">
            <text:p>0,024923187</text:p>
          </table:table-cell>
          <table:table-cell office:value-type="float" office:value="0.001519057" calcext:value-type="float">
            <text:p>0,001519057</text:p>
          </table:table-cell>
          <table:table-cell office:value-type="float" office:value="0.00133392" calcext:value-type="float">
            <text:p>0,00133392</text:p>
          </table:table-cell>
          <table:table-cell office:value-type="float" office:value="0.01504228" calcext:value-type="float">
            <text:p>0,01504228</text:p>
          </table:table-cell>
          <table:table-cell office:value-type="float" office:value="0.001301043" calcext:value-type="float">
            <text:p>0,001301043</text:p>
          </table:table-cell>
          <table:table-cell office:value-type="float" office:value="0.001149745" calcext:value-type="float">
            <text:p>0,001149745</text:p>
          </table:table-cell>
          <table:table-cell/>
        </table:table-row>
        <table:table-row table:style-name="ro1">
          <table:table-cell office:value-type="float" office:value="0.008435916" calcext:value-type="float">
            <text:p>0,008435916</text:p>
          </table:table-cell>
          <table:table-cell office:value-type="float" office:value="0.030663923" calcext:value-type="float">
            <text:p>0,030663923</text:p>
          </table:table-cell>
          <table:table-cell office:value-type="float" office:value="0.021276798" calcext:value-type="float">
            <text:p>0,021276798</text:p>
          </table:table-cell>
          <table:table-cell office:value-type="float" office:value="0.001439735" calcext:value-type="float">
            <text:p>0,001439735</text:p>
          </table:table-cell>
          <table:table-cell office:value-type="float" office:value="0.001559067" calcext:value-type="float">
            <text:p>0,001559067</text:p>
          </table:table-cell>
          <table:table-cell office:value-type="float" office:value="0.01185119" calcext:value-type="float">
            <text:p>0,01185119</text:p>
          </table:table-cell>
          <table:table-cell office:value-type="float" office:value="0.000874104" calcext:value-type="float">
            <text:p>0,000874104</text:p>
          </table:table-cell>
          <table:table-cell office:value-type="float" office:value="0.0020707" calcext:value-type="float">
            <text:p>0,0020707</text:p>
          </table:table-cell>
          <table:table-cell/>
        </table:table-row>
        <table:table-row table:style-name="ro1">
          <table:table-cell office:value-type="float" office:value="0.009817587" calcext:value-type="float">
            <text:p>0,009817587</text:p>
          </table:table-cell>
          <table:table-cell office:value-type="float" office:value="0.023988614" calcext:value-type="float">
            <text:p>0,023988614</text:p>
          </table:table-cell>
          <table:table-cell office:value-type="float" office:value="0.026321793" calcext:value-type="float">
            <text:p>0,026321793</text:p>
          </table:table-cell>
          <table:table-cell office:value-type="float" office:value="0.00433426" calcext:value-type="float">
            <text:p>0,00433426</text:p>
          </table:table-cell>
          <table:table-cell office:value-type="float" office:value="0.001998496" calcext:value-type="float">
            <text:p>0,001998496</text:p>
          </table:table-cell>
          <table:table-cell office:value-type="float" office:value="0.008394288" calcext:value-type="float">
            <text:p>0,008394288</text:p>
          </table:table-cell>
          <table:table-cell office:value-type="float" office:value="0.001594445" calcext:value-type="float">
            <text:p>0,001594445</text:p>
          </table:table-cell>
          <table:table-cell office:value-type="float" office:value="0.001072061" calcext:value-type="float">
            <text:p>0,001072061</text:p>
          </table:table-cell>
          <table:table-cell/>
        </table:table-row>
        <table:table-row table:style-name="ro1">
          <table:table-cell office:value-type="float" office:value="0.018983966" calcext:value-type="float">
            <text:p>0,018983966</text:p>
          </table:table-cell>
          <table:table-cell office:value-type="float" office:value="0.027722255" calcext:value-type="float">
            <text:p>0,027722255</text:p>
          </table:table-cell>
          <table:table-cell office:value-type="float" office:value="0.025038567" calcext:value-type="float">
            <text:p>0,025038567</text:p>
          </table:table-cell>
          <table:table-cell office:value-type="float" office:value="0.001350142" calcext:value-type="float">
            <text:p>0,001350142</text:p>
          </table:table-cell>
          <table:table-cell office:value-type="float" office:value="0.000930294" calcext:value-type="float">
            <text:p>0,000930294</text:p>
          </table:table-cell>
          <table:table-cell office:value-type="float" office:value="0.01106591" calcext:value-type="float">
            <text:p>0,01106591</text:p>
          </table:table-cell>
          <table:table-cell office:value-type="float" office:value="0.002027737" calcext:value-type="float">
            <text:p>0,002027737</text:p>
          </table:table-cell>
          <table:table-cell office:value-type="float" office:value="0.001012243" calcext:value-type="float">
            <text:p>0,001012243</text:p>
          </table:table-cell>
          <table:table-cell/>
        </table:table-row>
        <table:table-row table:style-name="ro1">
          <table:table-cell office:value-type="float" office:value="0.017891179" calcext:value-type="float">
            <text:p>0,017891179</text:p>
          </table:table-cell>
          <table:table-cell office:value-type="float" office:value="0.025253367" calcext:value-type="float">
            <text:p>0,025253367</text:p>
          </table:table-cell>
          <table:table-cell office:value-type="float" office:value="0.024422112" calcext:value-type="float">
            <text:p>0,024422112</text:p>
          </table:table-cell>
          <table:table-cell office:value-type="float" office:value="0.001448734" calcext:value-type="float">
            <text:p>0,001448734</text:p>
          </table:table-cell>
          <table:table-cell office:value-type="float" office:value="0.002462351" calcext:value-type="float">
            <text:p>0,002462351</text:p>
          </table:table-cell>
          <table:table-cell office:value-type="float" office:value="0.036998219" calcext:value-type="float">
            <text:p>0,036998219</text:p>
          </table:table-cell>
          <table:table-cell office:value-type="float" office:value="0.003064498" calcext:value-type="float">
            <text:p>0,003064498</text:p>
          </table:table-cell>
          <table:table-cell office:value-type="float" office:value="0.00085461" calcext:value-type="float">
            <text:p>0,00085461</text:p>
          </table:table-cell>
          <table:table-cell/>
        </table:table-row>
        <table:table-row table:style-name="ro1">
          <table:table-cell office:value-type="float" office:value="0.009569523" calcext:value-type="float">
            <text:p>0,009569523</text:p>
          </table:table-cell>
          <table:table-cell office:value-type="float" office:value="0.030786373" calcext:value-type="float">
            <text:p>0,030786373</text:p>
          </table:table-cell>
          <table:table-cell office:value-type="float" office:value="0.025178636" calcext:value-type="float">
            <text:p>0,025178636</text:p>
          </table:table-cell>
          <table:table-cell office:value-type="float" office:value="0.001151733" calcext:value-type="float">
            <text:p>0,001151733</text:p>
          </table:table-cell>
          <table:table-cell office:value-type="float" office:value="0.000945341" calcext:value-type="float">
            <text:p>0,000945341</text:p>
          </table:table-cell>
          <table:table-cell office:value-type="float" office:value="0.017290242" calcext:value-type="float">
            <text:p>0,017290242</text:p>
          </table:table-cell>
          <table:table-cell office:value-type="float" office:value="0.002325334" calcext:value-type="float">
            <text:p>0,002325334</text:p>
          </table:table-cell>
          <table:table-cell office:value-type="float" office:value="0.001060887" calcext:value-type="float">
            <text:p>0,001060887</text:p>
          </table:table-cell>
          <table:table-cell/>
        </table:table-row>
        <table:table-row table:style-name="ro1">
          <table:table-cell office:value-type="float" office:value="0.207815276" calcext:value-type="float">
            <text:p>0,207815276</text:p>
          </table:table-cell>
          <table:table-cell office:value-type="float" office:value="0.036743787" calcext:value-type="float">
            <text:p>0,036743787</text:p>
          </table:table-cell>
          <table:table-cell office:value-type="float" office:value="0.024808613" calcext:value-type="float">
            <text:p>0,024808613</text:p>
          </table:table-cell>
          <table:table-cell office:value-type="float" office:value="0.002790272" calcext:value-type="float">
            <text:p>0,002790272</text:p>
          </table:table-cell>
          <table:table-cell office:value-type="float" office:value="0.001643505" calcext:value-type="float">
            <text:p>0,001643505</text:p>
          </table:table-cell>
          <table:table-cell office:value-type="float" office:value="0.010768815" calcext:value-type="float">
            <text:p>0,010768815</text:p>
          </table:table-cell>
          <table:table-cell office:value-type="float" office:value="0.001694434" calcext:value-type="float">
            <text:p>0,001694434</text:p>
          </table:table-cell>
          <table:table-cell office:value-type="float" office:value="0.006553624" calcext:value-type="float">
            <text:p>0,006553624</text:p>
          </table:table-cell>
          <table:table-cell/>
        </table:table-row>
        <table:table-row table:style-name="ro1">
          <table:table-cell office:value-type="float" office:value="0.013349302" calcext:value-type="float">
            <text:p>0,013349302</text:p>
          </table:table-cell>
          <table:table-cell office:value-type="float" office:value="0.024815273" calcext:value-type="float">
            <text:p>0,024815273</text:p>
          </table:table-cell>
          <table:table-cell office:value-type="float" office:value="0.024996548" calcext:value-type="float">
            <text:p>0,024996548</text:p>
          </table:table-cell>
          <table:table-cell office:value-type="float" office:value="0.008029586" calcext:value-type="float">
            <text:p>0,008029586</text:p>
          </table:table-cell>
          <table:table-cell office:value-type="float" office:value="0.001549414" calcext:value-type="float">
            <text:p>0,001549414</text:p>
          </table:table-cell>
          <table:table-cell office:value-type="float" office:value="0.014176642" calcext:value-type="float">
            <text:p>0,014176642</text:p>
          </table:table-cell>
          <table:table-cell office:value-type="float" office:value="0.001591354" calcext:value-type="float">
            <text:p>0,001591354</text:p>
          </table:table-cell>
          <table:table-cell office:value-type="float" office:value="0.001366608" calcext:value-type="float">
            <text:p>0,001366608</text:p>
          </table:table-cell>
          <table:table-cell/>
        </table:table-row>
        <table:table-row table:style-name="ro1">
          <table:table-cell office:value-type="float" office:value="0.01604793" calcext:value-type="float">
            <text:p>0,01604793</text:p>
          </table:table-cell>
          <table:table-cell office:value-type="float" office:value="0.221395227" calcext:value-type="float">
            <text:p>0,221395227</text:p>
          </table:table-cell>
          <table:table-cell office:value-type="float" office:value="0.048724654" calcext:value-type="float">
            <text:p>0,048724654</text:p>
          </table:table-cell>
          <table:table-cell office:value-type="float" office:value="0.003107754" calcext:value-type="float">
            <text:p>0,003107754</text:p>
          </table:table-cell>
          <table:table-cell office:value-type="float" office:value="0.000957942" calcext:value-type="float">
            <text:p>0,000957942</text:p>
          </table:table-cell>
          <table:table-cell office:value-type="float" office:value="0.010090597" calcext:value-type="float">
            <text:p>0,010090597</text:p>
          </table:table-cell>
          <table:table-cell office:value-type="float" office:value="0.001302407" calcext:value-type="float">
            <text:p>0,001302407</text:p>
          </table:table-cell>
          <table:table-cell office:value-type="float" office:value="0.0044803" calcext:value-type="float">
            <text:p>0,0044803</text:p>
          </table:table-cell>
          <table:table-cell/>
        </table:table-row>
        <table:table-row table:style-name="ro1">
          <table:table-cell office:value-type="float" office:value="0.008748719" calcext:value-type="float">
            <text:p>0,008748719</text:p>
          </table:table-cell>
          <table:table-cell office:value-type="float" office:value="0.023457387" calcext:value-type="float">
            <text:p>0,023457387</text:p>
          </table:table-cell>
          <table:table-cell office:value-type="float" office:value="0.090555727" calcext:value-type="float">
            <text:p>0,090555727</text:p>
          </table:table-cell>
          <table:table-cell office:value-type="float" office:value="0.00535369" calcext:value-type="float">
            <text:p>0,00535369</text:p>
          </table:table-cell>
          <table:table-cell office:value-type="float" office:value="0.001199321" calcext:value-type="float">
            <text:p>0,001199321</text:p>
          </table:table-cell>
          <table:table-cell office:value-type="float" office:value="0.028844245" calcext:value-type="float">
            <text:p>0,028844245</text:p>
          </table:table-cell>
          <table:table-cell office:value-type="float" office:value="0.000915767" calcext:value-type="float">
            <text:p>0,000915767</text:p>
          </table:table-cell>
          <table:table-cell office:value-type="float" office:value="0.001572401" calcext:value-type="float">
            <text:p>0,001572401</text:p>
          </table:table-cell>
          <table:table-cell/>
        </table:table-row>
        <table:table-row table:style-name="ro1">
          <table:table-cell office:value-type="float" office:value="0.010447692" calcext:value-type="float">
            <text:p>0,010447692</text:p>
          </table:table-cell>
          <table:table-cell office:value-type="float" office:value="0.030057805" calcext:value-type="float">
            <text:p>0,030057805</text:p>
          </table:table-cell>
          <table:table-cell office:value-type="float" office:value="0.024944513" calcext:value-type="float">
            <text:p>0,024944513</text:p>
          </table:table-cell>
          <table:table-cell office:value-type="float" office:value="0.000898268" calcext:value-type="float">
            <text:p>0,000898268</text:p>
          </table:table-cell>
          <table:table-cell office:value-type="float" office:value="0.002299918" calcext:value-type="float">
            <text:p>0,002299918</text:p>
          </table:table-cell>
          <table:table-cell office:value-type="float" office:value="0.018448629" calcext:value-type="float">
            <text:p>0,018448629</text:p>
          </table:table-cell>
          <table:table-cell office:value-type="float" office:value="0.000996417" calcext:value-type="float">
            <text:p>0,000996417</text:p>
          </table:table-cell>
          <table:table-cell office:value-type="float" office:value="0.002032191" calcext:value-type="float">
            <text:p>0,002032191</text:p>
          </table:table-cell>
          <table:table-cell/>
        </table:table-row>
        <table:table-row table:style-name="ro1">
          <table:table-cell office:value-type="float" office:value="0.008783961" calcext:value-type="float">
            <text:p>0,008783961</text:p>
          </table:table-cell>
          <table:table-cell office:value-type="float" office:value="0.028656203" calcext:value-type="float">
            <text:p>0,028656203</text:p>
          </table:table-cell>
          <table:table-cell office:value-type="float" office:value="0.023566596" calcext:value-type="float">
            <text:p>0,023566596</text:p>
          </table:table-cell>
          <table:table-cell office:value-type="float" office:value="0.001583738" calcext:value-type="float">
            <text:p>0,001583738</text:p>
          </table:table-cell>
          <table:table-cell office:value-type="float" office:value="0.011337441" calcext:value-type="float">
            <text:p>0,011337441</text:p>
          </table:table-cell>
          <table:table-cell office:value-type="float" office:value="0.017725653" calcext:value-type="float">
            <text:p>0,017725653</text:p>
          </table:table-cell>
          <table:table-cell office:value-type="float" office:value="0.001816488" calcext:value-type="float">
            <text:p>0,001816488</text:p>
          </table:table-cell>
          <table:table-cell office:value-type="float" office:value="0.001419283" calcext:value-type="float">
            <text:p>0,001419283</text:p>
          </table:table-cell>
          <table:table-cell/>
        </table:table-row>
        <table:table-row table:style-name="ro1">
          <table:table-cell office:value-type="float" office:value="0.022847343" calcext:value-type="float">
            <text:p>0,022847343</text:p>
          </table:table-cell>
          <table:table-cell office:value-type="float" office:value="0.02464083" calcext:value-type="float">
            <text:p>0,02464083</text:p>
          </table:table-cell>
          <table:table-cell office:value-type="float" office:value="0.024868573" calcext:value-type="float">
            <text:p>0,024868573</text:p>
          </table:table-cell>
          <table:table-cell office:value-type="float" office:value="0.014430499" calcext:value-type="float">
            <text:p>0,014430499</text:p>
          </table:table-cell>
          <table:table-cell office:value-type="float" office:value="0.004194056" calcext:value-type="float">
            <text:p>0,004194056</text:p>
          </table:table-cell>
          <table:table-cell office:value-type="float" office:value="0.035841853" calcext:value-type="float">
            <text:p>0,035841853</text:p>
          </table:table-cell>
          <table:table-cell office:value-type="float" office:value="0.001943822" calcext:value-type="float">
            <text:p>0,001943822</text:p>
          </table:table-cell>
          <table:table-cell office:value-type="float" office:value="0.005453549" calcext:value-type="float">
            <text:p>0,005453549</text:p>
          </table:table-cell>
          <table:table-cell/>
        </table:table-row>
        <table:table-row table:style-name="ro1">
          <table:table-cell office:value-type="float" office:value="0.020037889" calcext:value-type="float">
            <text:p>0,020037889</text:p>
          </table:table-cell>
          <table:table-cell office:value-type="float" office:value="0.047234803" calcext:value-type="float">
            <text:p>0,047234803</text:p>
          </table:table-cell>
          <table:table-cell office:value-type="float" office:value="0.026813346" calcext:value-type="float">
            <text:p>0,026813346</text:p>
          </table:table-cell>
          <table:table-cell office:value-type="float" office:value="0.00344491" calcext:value-type="float">
            <text:p>0,00344491</text:p>
          </table:table-cell>
          <table:table-cell office:value-type="float" office:value="0.004157853" calcext:value-type="float">
            <text:p>0,004157853</text:p>
          </table:table-cell>
          <table:table-cell office:value-type="float" office:value="0.014717043" calcext:value-type="float">
            <text:p>0,014717043</text:p>
          </table:table-cell>
          <table:table-cell office:value-type="float" office:value="0.001613831" calcext:value-type="float">
            <text:p>0,001613831</text:p>
          </table:table-cell>
          <table:table-cell office:value-type="float" office:value="0.002348193" calcext:value-type="float">
            <text:p>0,002348193</text:p>
          </table:table-cell>
          <table:table-cell/>
        </table:table-row>
        <table:table-row table:style-name="ro1">
          <table:table-cell office:value-type="float" office:value="0.009614568" calcext:value-type="float">
            <text:p>0,009614568</text:p>
          </table:table-cell>
          <table:table-cell office:value-type="float" office:value="0.020872847" calcext:value-type="float">
            <text:p>0,020872847</text:p>
          </table:table-cell>
          <table:table-cell office:value-type="float" office:value="0.025362857" calcext:value-type="float">
            <text:p>0,025362857</text:p>
          </table:table-cell>
          <table:table-cell office:value-type="float" office:value="0.003766383" calcext:value-type="float">
            <text:p>0,003766383</text:p>
          </table:table-cell>
          <table:table-cell office:value-type="float" office:value="0.004816059" calcext:value-type="float">
            <text:p>0,004816059</text:p>
          </table:table-cell>
          <table:table-cell office:value-type="float" office:value="0.011087472" calcext:value-type="float">
            <text:p>0,011087472</text:p>
          </table:table-cell>
          <table:table-cell office:value-type="float" office:value="0.010201612" calcext:value-type="float">
            <text:p>0,010201612</text:p>
          </table:table-cell>
          <table:table-cell office:value-type="float" office:value="0.00251726" calcext:value-type="float">
            <text:p>0,00251726</text:p>
          </table:table-cell>
          <table:table-cell/>
        </table:table-row>
        <table:table-row table:style-name="ro1">
          <table:table-cell office:value-type="float" office:value="0.017132488" calcext:value-type="float">
            <text:p>0,017132488</text:p>
          </table:table-cell>
          <table:table-cell office:value-type="float" office:value="0.026905487" calcext:value-type="float">
            <text:p>0,026905487</text:p>
          </table:table-cell>
          <table:table-cell office:value-type="float" office:value="0.025295308" calcext:value-type="float">
            <text:p>0,025295308</text:p>
          </table:table-cell>
          <table:table-cell office:value-type="float" office:value="0.003437823" calcext:value-type="float">
            <text:p>0,003437823</text:p>
          </table:table-cell>
          <table:table-cell office:value-type="float" office:value="0.001927001" calcext:value-type="float">
            <text:p>0,001927001</text:p>
          </table:table-cell>
          <table:table-cell office:value-type="float" office:value="0.015648566" calcext:value-type="float">
            <text:p>0,015648566</text:p>
          </table:table-cell>
          <table:table-cell office:value-type="float" office:value="0.000903792" calcext:value-type="float">
            <text:p>0,000903792</text:p>
          </table:table-cell>
          <table:table-cell office:value-type="float" office:value="0.0109908" calcext:value-type="float">
            <text:p>0,0109908</text:p>
          </table:table-cell>
          <table:table-cell/>
        </table:table-row>
        <table:table-row table:style-name="ro1">
          <table:table-cell office:value-type="float" office:value="0.010572224" calcext:value-type="float">
            <text:p>0,010572224</text:p>
          </table:table-cell>
          <table:table-cell office:value-type="float" office:value="0.040945515" calcext:value-type="float">
            <text:p>0,040945515</text:p>
          </table:table-cell>
          <table:table-cell office:value-type="float" office:value="0.024238107" calcext:value-type="float">
            <text:p>0,024238107</text:p>
          </table:table-cell>
          <table:table-cell office:value-type="float" office:value="0.016628292" calcext:value-type="float">
            <text:p>0,016628292</text:p>
          </table:table-cell>
          <table:table-cell office:value-type="float" office:value="0.005650419" calcext:value-type="float">
            <text:p>0,005650419</text:p>
          </table:table-cell>
          <table:table-cell office:value-type="float" office:value="0.019364952" calcext:value-type="float">
            <text:p>0,019364952</text:p>
          </table:table-cell>
          <table:table-cell office:value-type="float" office:value="0.000860941" calcext:value-type="float">
            <text:p>0,000860941</text:p>
          </table:table-cell>
          <table:table-cell office:value-type="float" office:value="0.004903507" calcext:value-type="float">
            <text:p>0,004903507</text:p>
          </table:table-cell>
          <table:table-cell/>
        </table:table-row>
        <table:table-row table:style-name="ro1">
          <table:table-cell office:value-type="float" office:value="0.013624532" calcext:value-type="float">
            <text:p>0,013624532</text:p>
          </table:table-cell>
          <table:table-cell office:value-type="float" office:value="0.024275939" calcext:value-type="float">
            <text:p>0,024275939</text:p>
          </table:table-cell>
          <table:table-cell office:value-type="float" office:value="0.032107616" calcext:value-type="float">
            <text:p>0,032107616</text:p>
          </table:table-cell>
          <table:table-cell office:value-type="float" office:value="0.012300133" calcext:value-type="float">
            <text:p>0,012300133</text:p>
          </table:table-cell>
          <table:table-cell office:value-type="float" office:value="0.005277656" calcext:value-type="float">
            <text:p>0,005277656</text:p>
          </table:table-cell>
          <table:table-cell office:value-type="float" office:value="0.010642193" calcext:value-type="float">
            <text:p>0,010642193</text:p>
          </table:table-cell>
          <table:table-cell office:value-type="float" office:value="0.002991931" calcext:value-type="float">
            <text:p>0,002991931</text:p>
          </table:table-cell>
          <table:table-cell office:value-type="float" office:value="0.007081328" calcext:value-type="float">
            <text:p>0,007081328</text:p>
          </table:table-cell>
          <table:table-cell/>
        </table:table-row>
        <table:table-row table:style-name="ro1">
          <table:table-cell office:value-type="float" office:value="0.008544401" calcext:value-type="float">
            <text:p>0,008544401</text:p>
          </table:table-cell>
          <table:table-cell office:value-type="float" office:value="0.035298386" calcext:value-type="float">
            <text:p>0,035298386</text:p>
          </table:table-cell>
          <table:table-cell office:value-type="float" office:value="0.024090594" calcext:value-type="float">
            <text:p>0,024090594</text:p>
          </table:table-cell>
          <table:table-cell office:value-type="float" office:value="0.011982025" calcext:value-type="float">
            <text:p>0,011982025</text:p>
          </table:table-cell>
          <table:table-cell office:value-type="float" office:value="0.009539528" calcext:value-type="float">
            <text:p>0,009539528</text:p>
          </table:table-cell>
          <table:table-cell office:value-type="float" office:value="0.025123364" calcext:value-type="float">
            <text:p>0,025123364</text:p>
          </table:table-cell>
          <table:table-cell office:value-type="float" office:value="0.002364716" calcext:value-type="float">
            <text:p>0,002364716</text:p>
          </table:table-cell>
          <table:table-cell office:value-type="float" office:value="0.001388318" calcext:value-type="float">
            <text:p>0,001388318</text:p>
          </table:table-cell>
          <table:table-cell/>
        </table:table-row>
        <table:table-row table:style-name="ro1">
          <table:table-cell office:value-type="float" office:value="0.008430121" calcext:value-type="float">
            <text:p>0,008430121</text:p>
          </table:table-cell>
          <table:table-cell office:value-type="float" office:value="0.04231283" calcext:value-type="float">
            <text:p>0,04231283</text:p>
          </table:table-cell>
          <table:table-cell office:value-type="float" office:value="0.031346544" calcext:value-type="float">
            <text:p>0,031346544</text:p>
          </table:table-cell>
          <table:table-cell office:value-type="float" office:value="0.009421632" calcext:value-type="float">
            <text:p>0,009421632</text:p>
          </table:table-cell>
          <table:table-cell office:value-type="float" office:value="0.005178069" calcext:value-type="float">
            <text:p>0,005178069</text:p>
          </table:table-cell>
          <table:table-cell office:value-type="float" office:value="0.019022863" calcext:value-type="float">
            <text:p>0,019022863</text:p>
          </table:table-cell>
          <table:table-cell office:value-type="float" office:value="0.001547831" calcext:value-type="float">
            <text:p>0,001547831</text:p>
          </table:table-cell>
          <table:table-cell office:value-type="float" office:value="0.00681178" calcext:value-type="float">
            <text:p>0,00681178</text:p>
          </table:table-cell>
          <table:table-cell/>
        </table:table-row>
        <table:table-row table:style-name="ro1">
          <table:table-cell office:value-type="float" office:value="0.011050271" calcext:value-type="float">
            <text:p>0,011050271</text:p>
          </table:table-cell>
          <table:table-cell office:value-type="float" office:value="0.028706782" calcext:value-type="float">
            <text:p>0,028706782</text:p>
          </table:table-cell>
          <table:table-cell office:value-type="float" office:value="0.035327257" calcext:value-type="float">
            <text:p>0,035327257</text:p>
          </table:table-cell>
          <table:table-cell office:value-type="float" office:value="0.001933042" calcext:value-type="float">
            <text:p>0,001933042</text:p>
          </table:table-cell>
          <table:table-cell office:value-type="float" office:value="0.00507168" calcext:value-type="float">
            <text:p>0,00507168</text:p>
          </table:table-cell>
          <table:table-cell office:value-type="float" office:value="0.021275214" calcext:value-type="float">
            <text:p>0,021275214</text:p>
          </table:table-cell>
          <table:table-cell office:value-type="float" office:value="0.001534641" calcext:value-type="float">
            <text:p>0,001534641</text:p>
          </table:table-cell>
          <table:table-cell office:value-type="float" office:value="0.0053586" calcext:value-type="float">
            <text:p>0,0053586</text:p>
          </table:table-cell>
          <table:table-cell/>
        </table:table-row>
        <table:table-row table:style-name="ro1">
          <table:table-cell office:value-type="float" office:value="0.014116492" calcext:value-type="float">
            <text:p>0,014116492</text:p>
          </table:table-cell>
          <table:table-cell office:value-type="float" office:value="0.02508868" calcext:value-type="float">
            <text:p>0,02508868</text:p>
          </table:table-cell>
          <table:table-cell office:value-type="float" office:value="0.025734449" calcext:value-type="float">
            <text:p>0,025734449</text:p>
          </table:table-cell>
          <table:table-cell office:value-type="float" office:value="0.01071019" calcext:value-type="float">
            <text:p>0,01071019</text:p>
          </table:table-cell>
          <table:table-cell office:value-type="float" office:value="0.017897654" calcext:value-type="float">
            <text:p>0,017897654</text:p>
          </table:table-cell>
          <table:table-cell office:value-type="float" office:value="0.009830402" calcext:value-type="float">
            <text:p>0,009830402</text:p>
          </table:table-cell>
          <table:table-cell office:value-type="float" office:value="0.001130208" calcext:value-type="float">
            <text:p>0,001130208</text:p>
          </table:table-cell>
          <table:table-cell office:value-type="float" office:value="0.00921169" calcext:value-type="float">
            <text:p>0,00921169</text:p>
          </table:table-cell>
          <table:table-cell/>
        </table:table-row>
        <table:table-row table:style-name="ro1">
          <table:table-cell office:value-type="float" office:value="0.017383626" calcext:value-type="float">
            <text:p>0,017383626</text:p>
          </table:table-cell>
          <table:table-cell office:value-type="float" office:value="0.024758797" calcext:value-type="float">
            <text:p>0,024758797</text:p>
          </table:table-cell>
          <table:table-cell office:value-type="float" office:value="0.029971691" calcext:value-type="float">
            <text:p>0,029971691</text:p>
          </table:table-cell>
          <table:table-cell office:value-type="float" office:value="0.006190733" calcext:value-type="float">
            <text:p>0,006190733</text:p>
          </table:table-cell>
          <table:table-cell office:value-type="float" office:value="0.00600085" calcext:value-type="float">
            <text:p>0,00600085</text:p>
          </table:table-cell>
          <table:table-cell office:value-type="float" office:value="0.026028672" calcext:value-type="float">
            <text:p>0,026028672</text:p>
          </table:table-cell>
          <table:table-cell office:value-type="float" office:value="0.000923984" calcext:value-type="float">
            <text:p>0,000923984</text:p>
          </table:table-cell>
          <table:table-cell office:value-type="float" office:value="0.003697204" calcext:value-type="float">
            <text:p>0,003697204</text:p>
          </table:table-cell>
          <table:table-cell/>
        </table:table-row>
        <table:table-row table:style-name="ro1">
          <table:table-cell office:value-type="float" office:value="0.02211226" calcext:value-type="float">
            <text:p>0,02211226</text:p>
          </table:table-cell>
          <table:table-cell office:value-type="float" office:value="0.02872417" calcext:value-type="float">
            <text:p>0,02872417</text:p>
          </table:table-cell>
          <table:table-cell office:value-type="float" office:value="0.024424448" calcext:value-type="float">
            <text:p>0,024424448</text:p>
          </table:table-cell>
          <table:table-cell office:value-type="float" office:value="0.024504608" calcext:value-type="float">
            <text:p>0,024504608</text:p>
          </table:table-cell>
          <table:table-cell office:value-type="float" office:value="0.022699909" calcext:value-type="float">
            <text:p>0,022699909</text:p>
          </table:table-cell>
          <table:table-cell office:value-type="float" office:value="0.047598156" calcext:value-type="float">
            <text:p>0,047598156</text:p>
          </table:table-cell>
          <table:table-cell office:value-type="float" office:value="0.001147192" calcext:value-type="float">
            <text:p>0,001147192</text:p>
          </table:table-cell>
          <table:table-cell office:value-type="float" office:value="0.008512381" calcext:value-type="float">
            <text:p>0,008512381</text:p>
          </table:table-cell>
          <table:table-cell/>
        </table:table-row>
        <table:table-row table:style-name="ro1">
          <table:table-cell office:value-type="float" office:value="0.01074362" calcext:value-type="float">
            <text:p>0,01074362</text:p>
          </table:table-cell>
          <table:table-cell office:value-type="float" office:value="0.030923395" calcext:value-type="float">
            <text:p>0,030923395</text:p>
          </table:table-cell>
          <table:table-cell office:value-type="float" office:value="0.023190141" calcext:value-type="float">
            <text:p>0,023190141</text:p>
          </table:table-cell>
          <table:table-cell office:value-type="float" office:value="0.016508954" calcext:value-type="float">
            <text:p>0,016508954</text:p>
          </table:table-cell>
          <table:table-cell office:value-type="float" office:value="0.001831351" calcext:value-type="float">
            <text:p>0,001831351</text:p>
          </table:table-cell>
          <table:table-cell office:value-type="float" office:value="0.024297227" calcext:value-type="float">
            <text:p>0,024297227</text:p>
          </table:table-cell>
          <table:table-cell office:value-type="float" office:value="0.002781546" calcext:value-type="float">
            <text:p>0,002781546</text:p>
          </table:table-cell>
          <table:table-cell office:value-type="float" office:value="0.003635174" calcext:value-type="float">
            <text:p>0,003635174</text:p>
          </table:table-cell>
          <table:table-cell/>
        </table:table-row>
        <table:table-row table:style-name="ro1">
          <table:table-cell office:value-type="float" office:value="0.009314612" calcext:value-type="float">
            <text:p>0,009314612</text:p>
          </table:table-cell>
          <table:table-cell office:value-type="float" office:value="0.034403022" calcext:value-type="float">
            <text:p>0,034403022</text:p>
          </table:table-cell>
          <table:table-cell office:value-type="float" office:value="0.019188871" calcext:value-type="float">
            <text:p>0,019188871</text:p>
          </table:table-cell>
          <table:table-cell office:value-type="float" office:value="0.008175514" calcext:value-type="float">
            <text:p>0,008175514</text:p>
          </table:table-cell>
          <table:table-cell office:value-type="float" office:value="0.005510819" calcext:value-type="float">
            <text:p>0,005510819</text:p>
          </table:table-cell>
          <table:table-cell office:value-type="float" office:value="0.074533369" calcext:value-type="float">
            <text:p>0,074533369</text:p>
          </table:table-cell>
          <table:table-cell office:value-type="float" office:value="0.004150427" calcext:value-type="float">
            <text:p>0,004150427</text:p>
          </table:table-cell>
          <table:table-cell office:value-type="float" office:value="0.012359777" calcext:value-type="float">
            <text:p>0,012359777</text:p>
          </table:table-cell>
          <table:table-cell/>
        </table:table-row>
        <table:table-row table:style-name="ro1">
          <table:table-cell office:value-type="float" office:value="0.011632791" calcext:value-type="float">
            <text:p>0,011632791</text:p>
          </table:table-cell>
          <table:table-cell office:value-type="float" office:value="0.029916849" calcext:value-type="float">
            <text:p>0,029916849</text:p>
          </table:table-cell>
          <table:table-cell office:value-type="float" office:value="0.024715086" calcext:value-type="float">
            <text:p>0,024715086</text:p>
          </table:table-cell>
          <table:table-cell office:value-type="float" office:value="0.004650781" calcext:value-type="float">
            <text:p>0,004650781</text:p>
          </table:table-cell>
          <table:table-cell office:value-type="float" office:value="0.006188088" calcext:value-type="float">
            <text:p>0,006188088</text:p>
          </table:table-cell>
          <table:table-cell office:value-type="float" office:value="0.025373971" calcext:value-type="float">
            <text:p>0,025373971</text:p>
          </table:table-cell>
          <table:table-cell office:value-type="float" office:value="0.002424654" calcext:value-type="float">
            <text:p>0,002424654</text:p>
          </table:table-cell>
          <table:table-cell office:value-type="float" office:value="0.014224149" calcext:value-type="float">
            <text:p>0,014224149</text:p>
          </table:table-cell>
          <table:table-cell/>
        </table:table-row>
        <table:table-row table:style-name="ro1">
          <table:table-cell office:value-type="float" office:value="0.009406094" calcext:value-type="float">
            <text:p>0,009406094</text:p>
          </table:table-cell>
          <table:table-cell office:value-type="float" office:value="0.027305764" calcext:value-type="float">
            <text:p>0,027305764</text:p>
          </table:table-cell>
          <table:table-cell office:value-type="float" office:value="0.025071954" calcext:value-type="float">
            <text:p>0,025071954</text:p>
          </table:table-cell>
          <table:table-cell office:value-type="float" office:value="0.014259652" calcext:value-type="float">
            <text:p>0,014259652</text:p>
          </table:table-cell>
          <table:table-cell office:value-type="float" office:value="0.017277911" calcext:value-type="float">
            <text:p>0,017277911</text:p>
          </table:table-cell>
          <table:table-cell office:value-type="float" office:value="0.03106261" calcext:value-type="float">
            <text:p>0,03106261</text:p>
          </table:table-cell>
          <table:table-cell office:value-type="float" office:value="0.001426433" calcext:value-type="float">
            <text:p>0,001426433</text:p>
          </table:table-cell>
          <table:table-cell office:value-type="float" office:value="0.029328318" calcext:value-type="float">
            <text:p>0,029328318</text:p>
          </table:table-cell>
          <table:table-cell/>
        </table:table-row>
        <table:table-row table:style-name="ro1">
          <table:table-cell office:value-type="float" office:value="0.019447841" calcext:value-type="float">
            <text:p>0,019447841</text:p>
          </table:table-cell>
          <table:table-cell office:value-type="float" office:value="0.035959204" calcext:value-type="float">
            <text:p>0,035959204</text:p>
          </table:table-cell>
          <table:table-cell office:value-type="float" office:value="0.025385767" calcext:value-type="float">
            <text:p>0,025385767</text:p>
          </table:table-cell>
          <table:table-cell office:value-type="float" office:value="0.02384749" calcext:value-type="float">
            <text:p>0,02384749</text:p>
          </table:table-cell>
          <table:table-cell office:value-type="float" office:value="0.015378631" calcext:value-type="float">
            <text:p>0,015378631</text:p>
          </table:table-cell>
          <table:table-cell office:value-type="float" office:value="0.019059256" calcext:value-type="float">
            <text:p>0,019059256</text:p>
          </table:table-cell>
          <table:table-cell office:value-type="float" office:value="0.009893839" calcext:value-type="float">
            <text:p>0,009893839</text:p>
          </table:table-cell>
          <table:table-cell office:value-type="float" office:value="0.018713236" calcext:value-type="float">
            <text:p>0,018713236</text:p>
          </table:table-cell>
          <table:table-cell/>
        </table:table-row>
        <table:table-row table:style-name="ro1">
          <table:table-cell office:value-type="float" office:value="0.008825765" calcext:value-type="float">
            <text:p>0,008825765</text:p>
          </table:table-cell>
          <table:table-cell office:value-type="float" office:value="0.022452754" calcext:value-type="float">
            <text:p>0,022452754</text:p>
          </table:table-cell>
          <table:table-cell office:value-type="float" office:value="0.025238768" calcext:value-type="float">
            <text:p>0,025238768</text:p>
          </table:table-cell>
          <table:table-cell office:value-type="float" office:value="0.011461442" calcext:value-type="float">
            <text:p>0,011461442</text:p>
          </table:table-cell>
          <table:table-cell office:value-type="float" office:value="0.012845198" calcext:value-type="float">
            <text:p>0,012845198</text:p>
          </table:table-cell>
          <table:table-cell office:value-type="float" office:value="0.048453632" calcext:value-type="float">
            <text:p>0,048453632</text:p>
          </table:table-cell>
          <table:table-cell office:value-type="float" office:value="0.00813574" calcext:value-type="float">
            <text:p>0,00813574</text:p>
          </table:table-cell>
          <table:table-cell office:value-type="float" office:value="0.004871334" calcext:value-type="float">
            <text:p>0,004871334</text:p>
          </table:table-cell>
          <table:table-cell/>
        </table:table-row>
        <table:table-row table:style-name="ro1">
          <table:table-cell office:value-type="float" office:value="0.018646004" calcext:value-type="float">
            <text:p>0,018646004</text:p>
          </table:table-cell>
          <table:table-cell office:value-type="float" office:value="0.021136254" calcext:value-type="float">
            <text:p>0,021136254</text:p>
          </table:table-cell>
          <table:table-cell office:value-type="float" office:value="0.025218844" calcext:value-type="float">
            <text:p>0,025218844</text:p>
          </table:table-cell>
          <table:table-cell office:value-type="float" office:value="0.022698651" calcext:value-type="float">
            <text:p>0,022698651</text:p>
          </table:table-cell>
          <table:table-cell office:value-type="float" office:value="0.009091829" calcext:value-type="float">
            <text:p>0,009091829</text:p>
          </table:table-cell>
          <table:table-cell office:value-type="float" office:value="0.030185056" calcext:value-type="float">
            <text:p>0,030185056</text:p>
          </table:table-cell>
          <table:table-cell office:value-type="float" office:value="0.001593215" calcext:value-type="float">
            <text:p>0,001593215</text:p>
          </table:table-cell>
          <table:table-cell office:value-type="float" office:value="0.00599196" calcext:value-type="float">
            <text:p>0,00599196</text:p>
          </table:table-cell>
          <table:table-cell/>
        </table:table-row>
        <table:table-row table:style-name="ro1">
          <table:table-cell office:value-type="float" office:value="0.011118862" calcext:value-type="float">
            <text:p>0,011118862</text:p>
          </table:table-cell>
          <table:table-cell office:value-type="float" office:value="0.028985172" calcext:value-type="float">
            <text:p>0,028985172</text:p>
          </table:table-cell>
          <table:table-cell office:value-type="float" office:value="0.027066985" calcext:value-type="float">
            <text:p>0,027066985</text:p>
          </table:table-cell>
          <table:table-cell office:value-type="float" office:value="0.011511944" calcext:value-type="float">
            <text:p>0,011511944</text:p>
          </table:table-cell>
          <table:table-cell office:value-type="float" office:value="0.003366984" calcext:value-type="float">
            <text:p>0,003366984</text:p>
          </table:table-cell>
          <table:table-cell office:value-type="float" office:value="0.02176374" calcext:value-type="float">
            <text:p>0,02176374</text:p>
          </table:table-cell>
          <table:table-cell office:value-type="float" office:value="0.001396712" calcext:value-type="float">
            <text:p>0,001396712</text:p>
          </table:table-cell>
          <table:table-cell office:value-type="float" office:value="0.001045842" calcext:value-type="float">
            <text:p>0,001045842</text:p>
          </table:table-cell>
          <table:table-cell/>
        </table:table-row>
        <table:table-row table:style-name="ro1">
          <table:table-cell office:value-type="float" office:value="0.008316151" calcext:value-type="float">
            <text:p>0,008316151</text:p>
          </table:table-cell>
          <table:table-cell office:value-type="float" office:value="0.02947088" calcext:value-type="float">
            <text:p>0,02947088</text:p>
          </table:table-cell>
          <table:table-cell office:value-type="float" office:value="0.022252865" calcext:value-type="float">
            <text:p>0,022252865</text:p>
          </table:table-cell>
          <table:table-cell office:value-type="float" office:value="0.006253222" calcext:value-type="float">
            <text:p>0,006253222</text:p>
          </table:table-cell>
          <table:table-cell office:value-type="float" office:value="0.001847162" calcext:value-type="float">
            <text:p>0,001847162</text:p>
          </table:table-cell>
          <table:table-cell office:value-type="float" office:value="0.036790744" calcext:value-type="float">
            <text:p>0,036790744</text:p>
          </table:table-cell>
          <table:table-cell office:value-type="float" office:value="0.001192646" calcext:value-type="float">
            <text:p>0,001192646</text:p>
          </table:table-cell>
          <table:table-cell office:value-type="float" office:value="0.001081556" calcext:value-type="float">
            <text:p>0,001081556</text:p>
          </table:table-cell>
          <table:table-cell/>
        </table:table-row>
        <table:table-row table:style-name="ro1">
          <table:table-cell office:value-type="float" office:value="0.009669341" calcext:value-type="float">
            <text:p>0,009669341</text:p>
          </table:table-cell>
          <table:table-cell office:value-type="float" office:value="0.026445513" calcext:value-type="float">
            <text:p>0,026445513</text:p>
          </table:table-cell>
          <table:table-cell office:value-type="float" office:value="0.023771344" calcext:value-type="float">
            <text:p>0,023771344</text:p>
          </table:table-cell>
          <table:table-cell office:value-type="float" office:value="0.013591666" calcext:value-type="float">
            <text:p>0,013591666</text:p>
          </table:table-cell>
          <table:table-cell office:value-type="float" office:value="0.013885457" calcext:value-type="float">
            <text:p>0,013885457</text:p>
          </table:table-cell>
          <table:table-cell office:value-type="float" office:value="0.032290683" calcext:value-type="float">
            <text:p>0,032290683</text:p>
          </table:table-cell>
          <table:table-cell office:value-type="float" office:value="0.002101028" calcext:value-type="float">
            <text:p>0,002101028</text:p>
          </table:table-cell>
          <table:table-cell office:value-type="float" office:value="0.00626313" calcext:value-type="float">
            <text:p>0,00626313</text:p>
          </table:table-cell>
          <table:table-cell/>
        </table:table-row>
        <table:table-row table:style-name="ro1">
          <table:table-cell office:value-type="float" office:value="0.008230581" calcext:value-type="float">
            <text:p>0,008230581</text:p>
          </table:table-cell>
          <table:table-cell office:value-type="float" office:value="0.031940381" calcext:value-type="float">
            <text:p>0,031940381</text:p>
          </table:table-cell>
          <table:table-cell office:value-type="float" office:value="0.025367105" calcext:value-type="float">
            <text:p>0,025367105</text:p>
          </table:table-cell>
          <table:table-cell office:value-type="float" office:value="0.02123261" calcext:value-type="float">
            <text:p>0,02123261</text:p>
          </table:table-cell>
          <table:table-cell office:value-type="float" office:value="0.004910902" calcext:value-type="float">
            <text:p>0,004910902</text:p>
          </table:table-cell>
          <table:table-cell office:value-type="float" office:value="0.064086932" calcext:value-type="float">
            <text:p>0,064086932</text:p>
          </table:table-cell>
          <table:table-cell office:value-type="float" office:value="0.001084911" calcext:value-type="float">
            <text:p>0,001084911</text:p>
          </table:table-cell>
          <table:table-cell office:value-type="float" office:value="0.007128432" calcext:value-type="float">
            <text:p>0,007128432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formula="of:=MAX([.A1:.A41])" office:value-type="float" office:value="0.207815276" calcext:value-type="float">
            <text:p>0,207815276</text:p>
          </table:table-cell>
          <table:table-cell table:formula="of:=MAX([.B1:.B41])" office:value-type="float" office:value="0.221395227" calcext:value-type="float">
            <text:p>0,221395227</text:p>
          </table:table-cell>
          <table:table-cell table:formula="of:=MAX([.C1:.C41])" office:value-type="float" office:value="0.090555727" calcext:value-type="float">
            <text:p>0,090555727</text:p>
          </table:table-cell>
          <table:table-cell table:formula="of:=MAX([.D1:.D41])" office:value-type="float" office:value="0.024504608" calcext:value-type="float">
            <text:p>0,024504608</text:p>
          </table:table-cell>
          <table:table-cell table:formula="of:=MAX([.E1:.E41])" office:value-type="float" office:value="0.022699909" calcext:value-type="float">
            <text:p>0,022699909</text:p>
          </table:table-cell>
          <table:table-cell table:formula="of:=MAX([.F1:.F41])" office:value-type="float" office:value="0.074533369" calcext:value-type="float">
            <text:p>0,074533369</text:p>
          </table:table-cell>
          <table:table-cell table:formula="of:=MAX([.G1:.G41])" office:value-type="float" office:value="0.010201612" calcext:value-type="float">
            <text:p>0,010201612</text:p>
          </table:table-cell>
          <table:table-cell table:formula="of:=MAX([.H1:.H41])" office:value-type="float" office:value="0.029328318" calcext:value-type="float">
            <text:p>0,029328318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AVERAGE([.A1:.A41])" office:value-type="float" office:value="0.019106303125" calcext:value-type="float">
            <text:p>0,019106303125</text:p>
          </table:table-cell>
          <table:table-cell table:formula="of:=AVERAGE([.B1:.B41])" office:value-type="float" office:value="0.039408472375" calcext:value-type="float">
            <text:p>0,039408472375</text:p>
          </table:table-cell>
          <table:table-cell table:formula="of:=AVERAGE([.C1:.C41])" office:value-type="float" office:value="0.027868142025" calcext:value-type="float">
            <text:p>0,027868142025</text:p>
          </table:table-cell>
          <table:table-cell table:formula="of:=AVERAGE([.D1:.D41])" office:value-type="float" office:value="0.007860482575" calcext:value-type="float">
            <text:p>0,007860482575</text:p>
          </table:table-cell>
          <table:table-cell table:formula="of:=AVERAGE([.E1:.E41])" office:value-type="float" office:value="0.0054931617" calcext:value-type="float">
            <text:p>0,0054931617</text:p>
          </table:table-cell>
          <table:table-cell table:formula="of:=AVERAGE([.F1:.F41])" office:value-type="float" office:value="0.0226119557" calcext:value-type="float">
            <text:p>0,0226119557</text:p>
          </table:table-cell>
          <table:table-cell table:formula="of:=AVERAGE([.G1:.G41])" office:value-type="float" office:value="0.0021886041" calcext:value-type="float">
            <text:p>0,0021886041</text:p>
          </table:table-cell>
          <table:table-cell table:formula="of:=AVERAGE([.H1:.H41])" office:value-type="float" office:value="0.005069227975" calcext:value-type="float">
            <text:p>0,00506922797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MEDIAN([.A1:.A41])" office:value-type="float" office:value="0.010657922" calcext:value-type="float">
            <text:p>0,010657922</text:p>
          </table:table-cell>
          <table:table-cell table:formula="of:=MEDIAN([.B1:.B41])" office:value-type="float" office:value="0.029228026" calcext:value-type="float">
            <text:p>0,029228026</text:p>
          </table:table-cell>
          <table:table-cell table:formula="of:=MEDIAN([.C1:.C41])" office:value-type="float" office:value="0.0250552605" calcext:value-type="float">
            <text:p>0,0250552605</text:p>
          </table:table-cell>
          <table:table-cell table:formula="of:=MEDIAN([.D1:.D41])" office:value-type="float" office:value="0.0050022355" calcext:value-type="float">
            <text:p>0,0050022355</text:p>
          </table:table-cell>
          <table:table-cell table:formula="of:=MEDIAN([.E1:.E41])" office:value-type="float" office:value="0.0037624185" calcext:value-type="float">
            <text:p>0,0037624185</text:p>
          </table:table-cell>
          <table:table-cell table:formula="of:=MEDIAN([.F1:.F41])" office:value-type="float" office:value="0.018735746" calcext:value-type="float">
            <text:p>0,018735746</text:p>
          </table:table-cell>
          <table:table-cell table:formula="of:=MEDIAN([.G1:.G41])" office:value-type="float" office:value="0.001541236" calcext:value-type="float">
            <text:p>0,001541236</text:p>
          </table:table-cell>
          <table:table-cell table:formula="of:=MEDIAN([.H1:.H41])" office:value-type="float" office:value="0.003076217" calcext:value-type="float">
            <text:p>0,003076217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table:formula="of:=MIN([.A1:.A41])" office:value-type="float" office:value="0.007954407" calcext:value-type="float">
            <text:p>0,007954407</text:p>
          </table:table-cell>
          <table:table-cell table:formula="of:=MIN([.B1:.B41])" office:value-type="float" office:value="0.020872847" calcext:value-type="float">
            <text:p>0,020872847</text:p>
          </table:table-cell>
          <table:table-cell table:formula="of:=MIN([.C1:.C41])" office:value-type="float" office:value="0.019188871" calcext:value-type="float">
            <text:p>0,019188871</text:p>
          </table:table-cell>
          <table:table-cell table:formula="of:=MIN([.D1:.D41])" office:value-type="float" office:value="0.00085441" calcext:value-type="float">
            <text:p>0,00085441</text:p>
          </table:table-cell>
          <table:table-cell table:formula="of:=MIN([.E1:.E41])" office:value-type="float" office:value="0.000916779" calcext:value-type="float">
            <text:p>0,000916779</text:p>
          </table:table-cell>
          <table:table-cell table:formula="of:=MIN([.F1:.F41])" office:value-type="float" office:value="0.006310361" calcext:value-type="float">
            <text:p>0,006310361</text:p>
          </table:table-cell>
          <table:table-cell table:formula="of:=MIN([.G1:.G41])" office:value-type="float" office:value="0.000752974" calcext:value-type="float">
            <text:p>0,000752974</text:p>
          </table:table-cell>
          <table:table-cell table:formula="of:=MIN([.H1:.H41])" office:value-type="float" office:value="0.00085461" calcext:value-type="float">
            <text:p>0,00085461</text:p>
          </table:table-cell>
          <table:table-cell office:value-type="string" calcext:value-type="string">
            <text:p>MIN</text:p>
          </table:table-cell>
        </table:table-row>
      </table:table>
      <table:table table:name="Only RPC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/>go.rudyc.move_character</text:p>
          </table:table-cell>
          <table:table-cell office:value-type="string" calcext:value-type="string">
            <text:p><text:s/>go.rudyc.receive_chats</text:p>
          </table:table-cell>
          <table:table-cell office:value-type="string" calcext:value-type="string">
            <text:p><text:s/>go.rudyc.roi_character</text:p>
          </table:table-cell>
          <table:table-cell office:value-type="string" calcext:value-type="string">
            <text:p><text:s/>go.rudyc.send_chat</text:p>
          </table:table-cell>
          <table:table-cell/>
        </table:table-row>
        <table:table-row table:style-name="ro1">
          <table:table-cell office:value-type="float" office:value="0.00085441" calcext:value-type="float">
            <text:p>0,00085441</text:p>
          </table:table-cell>
          <table:table-cell office:value-type="float" office:value="0.000916779" calcext:value-type="float">
            <text:p>0,000916779</text:p>
          </table:table-cell>
          <table:table-cell office:value-type="float" office:value="0.007082293" calcext:value-type="float">
            <text:p>0,007082293</text:p>
          </table:table-cell>
          <table:table-cell office:value-type="float" office:value="0.000988835" calcext:value-type="float">
            <text:p>0,000988835</text:p>
          </table:table-cell>
          <table:table-cell/>
        </table:table-row>
        <table:table-row table:style-name="ro1">
          <table:table-cell office:value-type="float" office:value="0.000930759" calcext:value-type="float">
            <text:p>0,000930759</text:p>
          </table:table-cell>
          <table:table-cell office:value-type="float" office:value="0.00107118" calcext:value-type="float">
            <text:p>0,00107118</text:p>
          </table:table-cell>
          <table:table-cell office:value-type="float" office:value="0.008782886" calcext:value-type="float">
            <text:p>0,008782886</text:p>
          </table:table-cell>
          <table:table-cell office:value-type="float" office:value="0.000909879" calcext:value-type="float">
            <text:p>0,000909879</text:p>
          </table:table-cell>
          <table:table-cell/>
        </table:table-row>
        <table:table-row table:style-name="ro1">
          <table:table-cell office:value-type="float" office:value="0.000955506" calcext:value-type="float">
            <text:p>0,000955506</text:p>
          </table:table-cell>
          <table:table-cell office:value-type="float" office:value="0.001150786" calcext:value-type="float">
            <text:p>0,001150786</text:p>
          </table:table-cell>
          <table:table-cell office:value-type="float" office:value="0.009519839" calcext:value-type="float">
            <text:p>0,009519839</text:p>
          </table:table-cell>
          <table:table-cell office:value-type="float" office:value="0.001210777" calcext:value-type="float">
            <text:p>0,001210777</text:p>
          </table:table-cell>
          <table:table-cell/>
        </table:table-row>
        <table:table-row table:style-name="ro1">
          <table:table-cell office:value-type="float" office:value="0.001035253" calcext:value-type="float">
            <text:p>0,001035253</text:p>
          </table:table-cell>
          <table:table-cell office:value-type="float" office:value="0.001208716" calcext:value-type="float">
            <text:p>0,001208716</text:p>
          </table:table-cell>
          <table:table-cell office:value-type="float" office:value="0.009038269" calcext:value-type="float">
            <text:p>0,009038269</text:p>
          </table:table-cell>
          <table:table-cell office:value-type="float" office:value="0.000929532" calcext:value-type="float">
            <text:p>0,000929532</text:p>
          </table:table-cell>
          <table:table-cell/>
        </table:table-row>
        <table:table-row table:style-name="ro1">
          <table:table-cell office:value-type="float" office:value="0.001123862" calcext:value-type="float">
            <text:p>0,001123862</text:p>
          </table:table-cell>
          <table:table-cell office:value-type="float" office:value="0.001105643" calcext:value-type="float">
            <text:p>0,001105643</text:p>
          </table:table-cell>
          <table:table-cell office:value-type="float" office:value="0.008386172" calcext:value-type="float">
            <text:p>0,008386172</text:p>
          </table:table-cell>
          <table:table-cell office:value-type="float" office:value="0.001431302" calcext:value-type="float">
            <text:p>0,001431302</text:p>
          </table:table-cell>
          <table:table-cell/>
        </table:table-row>
        <table:table-row table:style-name="ro1">
          <table:table-cell office:value-type="float" office:value="0.001029121" calcext:value-type="float">
            <text:p>0,001029121</text:p>
          </table:table-cell>
          <table:table-cell office:value-type="float" office:value="0.001070542" calcext:value-type="float">
            <text:p>0,001070542</text:p>
          </table:table-cell>
          <table:table-cell office:value-type="float" office:value="0.009962024" calcext:value-type="float">
            <text:p>0,009962024</text:p>
          </table:table-cell>
          <table:table-cell office:value-type="float" office:value="0.001421592" calcext:value-type="float">
            <text:p>0,001421592</text:p>
          </table:table-cell>
          <table:table-cell/>
        </table:table-row>
        <table:table-row table:style-name="ro1">
          <table:table-cell office:value-type="float" office:value="0.001385851" calcext:value-type="float">
            <text:p>0,001385851</text:p>
          </table:table-cell>
          <table:table-cell office:value-type="float" office:value="0.001133087" calcext:value-type="float">
            <text:p>0,001133087</text:p>
          </table:table-cell>
          <table:table-cell office:value-type="float" office:value="0.009399907" calcext:value-type="float">
            <text:p>0,009399907</text:p>
          </table:table-cell>
          <table:table-cell office:value-type="float" office:value="0.000891839" calcext:value-type="float">
            <text:p>0,000891839</text:p>
          </table:table-cell>
          <table:table-cell/>
        </table:table-row>
        <table:table-row table:style-name="ro1">
          <table:table-cell office:value-type="float" office:value="0.001101358" calcext:value-type="float">
            <text:p>0,001101358</text:p>
          </table:table-cell>
          <table:table-cell office:value-type="float" office:value="0.001001964" calcext:value-type="float">
            <text:p>0,001001964</text:p>
          </table:table-cell>
          <table:table-cell office:value-type="float" office:value="0.009313173" calcext:value-type="float">
            <text:p>0,009313173</text:p>
          </table:table-cell>
          <table:table-cell office:value-type="float" office:value="0.00126285" calcext:value-type="float">
            <text:p>0,00126285</text:p>
          </table:table-cell>
          <table:table-cell/>
        </table:table-row>
        <table:table-row table:style-name="ro1">
          <table:table-cell office:value-type="float" office:value="0.001137942" calcext:value-type="float">
            <text:p>0,001137942</text:p>
          </table:table-cell>
          <table:table-cell office:value-type="float" office:value="0.001174829" calcext:value-type="float">
            <text:p>0,001174829</text:p>
          </table:table-cell>
          <table:table-cell office:value-type="float" office:value="0.008021216" calcext:value-type="float">
            <text:p>0,008021216</text:p>
          </table:table-cell>
          <table:table-cell office:value-type="float" office:value="0.00134602" calcext:value-type="float">
            <text:p>0,00134602</text:p>
          </table:table-cell>
          <table:table-cell/>
        </table:table-row>
        <table:table-row table:style-name="ro1">
          <table:table-cell office:value-type="float" office:value="0.000936373" calcext:value-type="float">
            <text:p>0,000936373</text:p>
          </table:table-cell>
          <table:table-cell office:value-type="float" office:value="0.000926891" calcext:value-type="float">
            <text:p>0,000926891</text:p>
          </table:table-cell>
          <table:table-cell office:value-type="float" office:value="0.007707151" calcext:value-type="float">
            <text:p>0,007707151</text:p>
          </table:table-cell>
          <table:table-cell office:value-type="float" office:value="0.001070002" calcext:value-type="float">
            <text:p>0,001070002</text:p>
          </table:table-cell>
          <table:table-cell/>
        </table:table-row>
        <table:table-row table:style-name="ro1">
          <table:table-cell office:value-type="float" office:value="0.001086635" calcext:value-type="float">
            <text:p>0,001086635</text:p>
          </table:table-cell>
          <table:table-cell office:value-type="float" office:value="0.001108761" calcext:value-type="float">
            <text:p>0,001108761</text:p>
          </table:table-cell>
          <table:table-cell office:value-type="float" office:value="0.011016703" calcext:value-type="float">
            <text:p>0,011016703</text:p>
          </table:table-cell>
          <table:table-cell office:value-type="float" office:value="0.001304561" calcext:value-type="float">
            <text:p>0,001304561</text:p>
          </table:table-cell>
          <table:table-cell/>
        </table:table-row>
        <table:table-row table:style-name="ro1">
          <table:table-cell office:value-type="float" office:value="0.000949584" calcext:value-type="float">
            <text:p>0,000949584</text:p>
          </table:table-cell>
          <table:table-cell office:value-type="float" office:value="0.000894261" calcext:value-type="float">
            <text:p>0,000894261</text:p>
          </table:table-cell>
          <table:table-cell office:value-type="float" office:value="0.008520421" calcext:value-type="float">
            <text:p>0,008520421</text:p>
          </table:table-cell>
          <table:table-cell office:value-type="float" office:value="0.001036985" calcext:value-type="float">
            <text:p>0,001036985</text:p>
          </table:table-cell>
          <table:table-cell/>
        </table:table-row>
        <table:table-row table:style-name="ro1">
          <table:table-cell office:value-type="float" office:value="0.000949853" calcext:value-type="float">
            <text:p>0,000949853</text:p>
          </table:table-cell>
          <table:table-cell office:value-type="float" office:value="0.001091302" calcext:value-type="float">
            <text:p>0,001091302</text:p>
          </table:table-cell>
          <table:table-cell office:value-type="float" office:value="0.008984468" calcext:value-type="float">
            <text:p>0,008984468</text:p>
          </table:table-cell>
          <table:table-cell office:value-type="float" office:value="0.001067355" calcext:value-type="float">
            <text:p>0,001067355</text:p>
          </table:table-cell>
          <table:table-cell/>
        </table:table-row>
        <table:table-row table:style-name="ro1">
          <table:table-cell office:value-type="float" office:value="0.00088202" calcext:value-type="float">
            <text:p>0,00088202</text:p>
          </table:table-cell>
          <table:table-cell office:value-type="float" office:value="0.000901931" calcext:value-type="float">
            <text:p>0,000901931</text:p>
          </table:table-cell>
          <table:table-cell office:value-type="float" office:value="0.006742739" calcext:value-type="float">
            <text:p>0,006742739</text:p>
          </table:table-cell>
          <table:table-cell office:value-type="float" office:value="0.001182946" calcext:value-type="float">
            <text:p>0,001182946</text:p>
          </table:table-cell>
          <table:table-cell/>
        </table:table-row>
        <table:table-row table:style-name="ro1">
          <table:table-cell office:value-type="float" office:value="0.000863505" calcext:value-type="float">
            <text:p>0,000863505</text:p>
          </table:table-cell>
          <table:table-cell office:value-type="float" office:value="0.00092629" calcext:value-type="float">
            <text:p>0,00092629</text:p>
          </table:table-cell>
          <table:table-cell office:value-type="float" office:value="0.009932391" calcext:value-type="float">
            <text:p>0,009932391</text:p>
          </table:table-cell>
          <table:table-cell office:value-type="float" office:value="0.001319656" calcext:value-type="float">
            <text:p>0,001319656</text:p>
          </table:table-cell>
          <table:table-cell/>
        </table:table-row>
        <table:table-row table:style-name="ro1">
          <table:table-cell office:value-type="float" office:value="0.000943946" calcext:value-type="float">
            <text:p>0,000943946</text:p>
          </table:table-cell>
          <table:table-cell office:value-type="float" office:value="0.001050665" calcext:value-type="float">
            <text:p>0,001050665</text:p>
          </table:table-cell>
          <table:table-cell office:value-type="float" office:value="0.01369535" calcext:value-type="float">
            <text:p>0,01369535</text:p>
          </table:table-cell>
          <table:table-cell office:value-type="float" office:value="0.001061624" calcext:value-type="float">
            <text:p>0,001061624</text:p>
          </table:table-cell>
          <table:table-cell/>
        </table:table-row>
        <table:table-row table:style-name="ro1">
          <table:table-cell office:value-type="float" office:value="0.001322766" calcext:value-type="float">
            <text:p>0,001322766</text:p>
          </table:table-cell>
          <table:table-cell office:value-type="float" office:value="0.001323249" calcext:value-type="float">
            <text:p>0,001323249</text:p>
          </table:table-cell>
          <table:table-cell office:value-type="float" office:value="0.007829792" calcext:value-type="float">
            <text:p>0,007829792</text:p>
          </table:table-cell>
          <table:table-cell office:value-type="float" office:value="0.001318823" calcext:value-type="float">
            <text:p>0,001318823</text:p>
          </table:table-cell>
          <table:table-cell/>
        </table:table-row>
        <table:table-row table:style-name="ro1">
          <table:table-cell office:value-type="float" office:value="0.001106705" calcext:value-type="float">
            <text:p>0,001106705</text:p>
          </table:table-cell>
          <table:table-cell office:value-type="float" office:value="0.001112298" calcext:value-type="float">
            <text:p>0,001112298</text:p>
          </table:table-cell>
          <table:table-cell office:value-type="float" office:value="0.007872564" calcext:value-type="float">
            <text:p>0,007872564</text:p>
          </table:table-cell>
          <table:table-cell office:value-type="float" office:value="0.001214333" calcext:value-type="float">
            <text:p>0,001214333</text:p>
          </table:table-cell>
          <table:table-cell/>
        </table:table-row>
        <table:table-row table:style-name="ro1">
          <table:table-cell office:value-type="float" office:value="0.004306216" calcext:value-type="float">
            <text:p>0,004306216</text:p>
          </table:table-cell>
          <table:table-cell office:value-type="float" office:value="0.002872901" calcext:value-type="float">
            <text:p>0,002872901</text:p>
          </table:table-cell>
          <table:table-cell office:value-type="float" office:value="0.007926519" calcext:value-type="float">
            <text:p>0,007926519</text:p>
          </table:table-cell>
          <table:table-cell office:value-type="float" office:value="0.001007568" calcext:value-type="float">
            <text:p>0,001007568</text:p>
          </table:table-cell>
          <table:table-cell/>
        </table:table-row>
        <table:table-row table:style-name="ro1">
          <table:table-cell office:value-type="float" office:value="0.001075227" calcext:value-type="float">
            <text:p>0,001075227</text:p>
          </table:table-cell>
          <table:table-cell office:value-type="float" office:value="0.001157279" calcext:value-type="float">
            <text:p>0,001157279</text:p>
          </table:table-cell>
          <table:table-cell office:value-type="float" office:value="0.007698635" calcext:value-type="float">
            <text:p>0,007698635</text:p>
          </table:table-cell>
          <table:table-cell office:value-type="float" office:value="0.001191452" calcext:value-type="float">
            <text:p>0,001191452</text:p>
          </table:table-cell>
          <table:table-cell/>
        </table:table-row>
        <table:table-row table:style-name="ro1">
          <table:table-cell office:value-type="float" office:value="0.001182593" calcext:value-type="float">
            <text:p>0,001182593</text:p>
          </table:table-cell>
          <table:table-cell office:value-type="float" office:value="0.001116071" calcext:value-type="float">
            <text:p>0,001116071</text:p>
          </table:table-cell>
          <table:table-cell office:value-type="float" office:value="0.006621788" calcext:value-type="float">
            <text:p>0,006621788</text:p>
          </table:table-cell>
          <table:table-cell office:value-type="float" office:value="0.001181213" calcext:value-type="float">
            <text:p>0,001181213</text:p>
          </table:table-cell>
          <table:table-cell/>
        </table:table-row>
        <table:table-row table:style-name="ro1">
          <table:table-cell office:value-type="float" office:value="0.000960461" calcext:value-type="float">
            <text:p>0,000960461</text:p>
          </table:table-cell>
          <table:table-cell office:value-type="float" office:value="0.001377707" calcext:value-type="float">
            <text:p>0,001377707</text:p>
          </table:table-cell>
          <table:table-cell office:value-type="float" office:value="0.007978247" calcext:value-type="float">
            <text:p>0,007978247</text:p>
          </table:table-cell>
          <table:table-cell office:value-type="float" office:value="0.000854508" calcext:value-type="float">
            <text:p>0,000854508</text:p>
          </table:table-cell>
          <table:table-cell/>
        </table:table-row>
        <table:table-row table:style-name="ro1">
          <table:table-cell office:value-type="float" office:value="0.001453484" calcext:value-type="float">
            <text:p>0,001453484</text:p>
          </table:table-cell>
          <table:table-cell office:value-type="float" office:value="0.001020586" calcext:value-type="float">
            <text:p>0,001020586</text:p>
          </table:table-cell>
          <table:table-cell office:value-type="float" office:value="0.009975971" calcext:value-type="float">
            <text:p>0,009975971</text:p>
          </table:table-cell>
          <table:table-cell office:value-type="float" office:value="0.00095304" calcext:value-type="float">
            <text:p>0,00095304</text:p>
          </table:table-cell>
          <table:table-cell/>
        </table:table-row>
        <table:table-row table:style-name="ro1">
          <table:table-cell office:value-type="float" office:value="0.001008174" calcext:value-type="float">
            <text:p>0,001008174</text:p>
          </table:table-cell>
          <table:table-cell office:value-type="float" office:value="0.000944721" calcext:value-type="float">
            <text:p>0,000944721</text:p>
          </table:table-cell>
          <table:table-cell office:value-type="float" office:value="0.005755974" calcext:value-type="float">
            <text:p>0,005755974</text:p>
          </table:table-cell>
          <table:table-cell office:value-type="float" office:value="0.001181086" calcext:value-type="float">
            <text:p>0,001181086</text:p>
          </table:table-cell>
          <table:table-cell/>
        </table:table-row>
        <table:table-row table:style-name="ro1">
          <table:table-cell office:value-type="float" office:value="0.000973808" calcext:value-type="float">
            <text:p>0,000973808</text:p>
          </table:table-cell>
          <table:table-cell office:value-type="float" office:value="0.000950323" calcext:value-type="float">
            <text:p>0,000950323</text:p>
          </table:table-cell>
          <table:table-cell office:value-type="float" office:value="0.006310361" calcext:value-type="float">
            <text:p>0,006310361</text:p>
          </table:table-cell>
          <table:table-cell office:value-type="float" office:value="0.001251351" calcext:value-type="float">
            <text:p>0,001251351</text:p>
          </table:table-cell>
          <table:table-cell/>
        </table:table-row>
        <table:table-row table:style-name="ro1">
          <table:table-cell office:value-type="float" office:value="0.000919049" calcext:value-type="float">
            <text:p>0,000919049</text:p>
          </table:table-cell>
          <table:table-cell office:value-type="float" office:value="0.001622236" calcext:value-type="float">
            <text:p>0,001622236</text:p>
          </table:table-cell>
          <table:table-cell office:value-type="float" office:value="0.010130701" calcext:value-type="float">
            <text:p>0,010130701</text:p>
          </table:table-cell>
          <table:table-cell office:value-type="float" office:value="0.000943287" calcext:value-type="float">
            <text:p>0,000943287</text:p>
          </table:table-cell>
          <table:table-cell/>
        </table:table-row>
        <table:table-row table:style-name="ro1">
          <table:table-cell office:value-type="float" office:value="0.001518445" calcext:value-type="float">
            <text:p>0,001518445</text:p>
          </table:table-cell>
          <table:table-cell office:value-type="float" office:value="0.002358654" calcext:value-type="float">
            <text:p>0,002358654</text:p>
          </table:table-cell>
          <table:table-cell office:value-type="float" office:value="0.014059762" calcext:value-type="float">
            <text:p>0,014059762</text:p>
          </table:table-cell>
          <table:table-cell office:value-type="float" office:value="0.00121255" calcext:value-type="float">
            <text:p>0,00121255</text:p>
          </table:table-cell>
          <table:table-cell/>
        </table:table-row>
        <table:table-row table:style-name="ro1">
          <table:table-cell office:value-type="float" office:value="0.001213738" calcext:value-type="float">
            <text:p>0,001213738</text:p>
          </table:table-cell>
          <table:table-cell office:value-type="float" office:value="0.00089503" calcext:value-type="float">
            <text:p>0,00089503</text:p>
          </table:table-cell>
          <table:table-cell office:value-type="float" office:value="0.007361729" calcext:value-type="float">
            <text:p>0,007361729</text:p>
          </table:table-cell>
          <table:table-cell office:value-type="float" office:value="0.001240783" calcext:value-type="float">
            <text:p>0,001240783</text:p>
          </table:table-cell>
          <table:table-cell/>
        </table:table-row>
        <table:table-row table:style-name="ro1">
          <table:table-cell office:value-type="float" office:value="0.001132111" calcext:value-type="float">
            <text:p>0,001132111</text:p>
          </table:table-cell>
          <table:table-cell office:value-type="float" office:value="0.001024491" calcext:value-type="float">
            <text:p>0,001024491</text:p>
          </table:table-cell>
          <table:table-cell office:value-type="float" office:value="0.009153096" calcext:value-type="float">
            <text:p>0,009153096</text:p>
          </table:table-cell>
          <table:table-cell office:value-type="float" office:value="0.001212046" calcext:value-type="float">
            <text:p>0,001212046</text:p>
          </table:table-cell>
          <table:table-cell/>
        </table:table-row>
        <table:table-row table:style-name="ro1">
          <table:table-cell office:value-type="float" office:value="0.001035035" calcext:value-type="float">
            <text:p>0,001035035</text:p>
          </table:table-cell>
          <table:table-cell office:value-type="float" office:value="0.001349991" calcext:value-type="float">
            <text:p>0,001349991</text:p>
          </table:table-cell>
          <table:table-cell office:value-type="float" office:value="0.010786694" calcext:value-type="float">
            <text:p>0,010786694</text:p>
          </table:table-cell>
          <table:table-cell office:value-type="float" office:value="0.00113547" calcext:value-type="float">
            <text:p>0,00113547</text:p>
          </table:table-cell>
          <table:table-cell/>
        </table:table-row>
        <table:table-row table:style-name="ro1">
          <table:table-cell office:value-type="float" office:value="0.001519057" calcext:value-type="float">
            <text:p>0,001519057</text:p>
          </table:table-cell>
          <table:table-cell office:value-type="float" office:value="0.00133392" calcext:value-type="float">
            <text:p>0,00133392</text:p>
          </table:table-cell>
          <table:table-cell office:value-type="float" office:value="0.01504228" calcext:value-type="float">
            <text:p>0,01504228</text:p>
          </table:table-cell>
          <table:table-cell office:value-type="float" office:value="0.001149745" calcext:value-type="float">
            <text:p>0,001149745</text:p>
          </table:table-cell>
          <table:table-cell/>
        </table:table-row>
        <table:table-row table:style-name="ro1">
          <table:table-cell office:value-type="float" office:value="0.001400973" calcext:value-type="float">
            <text:p>0,001400973</text:p>
          </table:table-cell>
          <table:table-cell office:value-type="float" office:value="0.001647132" calcext:value-type="float">
            <text:p>0,001647132</text:p>
          </table:table-cell>
          <table:table-cell office:value-type="float" office:value="0.012670419" calcext:value-type="float">
            <text:p>0,012670419</text:p>
          </table:table-cell>
          <table:table-cell office:value-type="float" office:value="0.001100337" calcext:value-type="float">
            <text:p>0,001100337</text:p>
          </table:table-cell>
          <table:table-cell/>
        </table:table-row>
        <table:table-row table:style-name="ro1">
          <table:table-cell office:value-type="float" office:value="0.005379327" calcext:value-type="float">
            <text:p>0,005379327</text:p>
          </table:table-cell>
          <table:table-cell office:value-type="float" office:value="0.001025287" calcext:value-type="float">
            <text:p>0,001025287</text:p>
          </table:table-cell>
          <table:table-cell office:value-type="float" office:value="0.022120483" calcext:value-type="float">
            <text:p>0,022120483</text:p>
          </table:table-cell>
          <table:table-cell office:value-type="float" office:value="0.00143715" calcext:value-type="float">
            <text:p>0,00143715</text:p>
          </table:table-cell>
          <table:table-cell/>
        </table:table-row>
        <table:table-row table:style-name="ro1">
          <table:table-cell office:value-type="float" office:value="0.00252104" calcext:value-type="float">
            <text:p>0,00252104</text:p>
          </table:table-cell>
          <table:table-cell office:value-type="float" office:value="0.001867542" calcext:value-type="float">
            <text:p>0,001867542</text:p>
          </table:table-cell>
          <table:table-cell office:value-type="float" office:value="0.012712592" calcext:value-type="float">
            <text:p>0,012712592</text:p>
          </table:table-cell>
          <table:table-cell office:value-type="float" office:value="0.001333663" calcext:value-type="float">
            <text:p>0,001333663</text:p>
          </table:table-cell>
          <table:table-cell/>
        </table:table-row>
        <table:table-row table:style-name="ro1">
          <table:table-cell office:value-type="float" office:value="0.001116986" calcext:value-type="float">
            <text:p>0,001116986</text:p>
          </table:table-cell>
          <table:table-cell office:value-type="float" office:value="0.001046622" calcext:value-type="float">
            <text:p>0,001046622</text:p>
          </table:table-cell>
          <table:table-cell office:value-type="float" office:value="0.010258554" calcext:value-type="float">
            <text:p>0,010258554</text:p>
          </table:table-cell>
          <table:table-cell office:value-type="float" office:value="0.001846937" calcext:value-type="float">
            <text:p>0,001846937</text:p>
          </table:table-cell>
          <table:table-cell/>
        </table:table-row>
        <table:table-row table:style-name="ro1">
          <table:table-cell office:value-type="float" office:value="0.001214019" calcext:value-type="float">
            <text:p>0,001214019</text:p>
          </table:table-cell>
          <table:table-cell office:value-type="float" office:value="0.001435612" calcext:value-type="float">
            <text:p>0,001435612</text:p>
          </table:table-cell>
          <table:table-cell office:value-type="float" office:value="0.007501117" calcext:value-type="float">
            <text:p>0,007501117</text:p>
          </table:table-cell>
          <table:table-cell office:value-type="float" office:value="0.001299833" calcext:value-type="float">
            <text:p>0,001299833</text:p>
          </table:table-cell>
          <table:table-cell/>
        </table:table-row>
        <table:table-row table:style-name="ro1">
          <table:table-cell office:value-type="float" office:value="0.001439735" calcext:value-type="float">
            <text:p>0,001439735</text:p>
          </table:table-cell>
          <table:table-cell office:value-type="float" office:value="0.001559067" calcext:value-type="float">
            <text:p>0,001559067</text:p>
          </table:table-cell>
          <table:table-cell office:value-type="float" office:value="0.01185119" calcext:value-type="float">
            <text:p>0,01185119</text:p>
          </table:table-cell>
          <table:table-cell office:value-type="float" office:value="0.0020707" calcext:value-type="float">
            <text:p>0,0020707</text:p>
          </table:table-cell>
          <table:table-cell/>
        </table:table-row>
        <table:table-row table:style-name="ro1">
          <table:table-cell office:value-type="float" office:value="0.001431492" calcext:value-type="float">
            <text:p>0,001431492</text:p>
          </table:table-cell>
          <table:table-cell office:value-type="float" office:value="0.001282271" calcext:value-type="float">
            <text:p>0,001282271</text:p>
          </table:table-cell>
          <table:table-cell office:value-type="float" office:value="0.008962412" calcext:value-type="float">
            <text:p>0,008962412</text:p>
          </table:table-cell>
          <table:table-cell office:value-type="float" office:value="0.001303535" calcext:value-type="float">
            <text:p>0,001303535</text:p>
          </table:table-cell>
          <table:table-cell/>
        </table:table-row>
        <table:table-row table:style-name="ro1">
          <table:table-cell office:value-type="float" office:value="0.002108406" calcext:value-type="float">
            <text:p>0,002108406</text:p>
          </table:table-cell>
          <table:table-cell office:value-type="float" office:value="0.002174883" calcext:value-type="float">
            <text:p>0,002174883</text:p>
          </table:table-cell>
          <table:table-cell office:value-type="float" office:value="0.012364247" calcext:value-type="float">
            <text:p>0,012364247</text:p>
          </table:table-cell>
          <table:table-cell office:value-type="float" office:value="0.002133226" calcext:value-type="float">
            <text:p>0,002133226</text:p>
          </table:table-cell>
          <table:table-cell/>
        </table:table-row>
        <table:table-row table:style-name="ro1">
          <table:table-cell office:value-type="float" office:value="0.001895605" calcext:value-type="float">
            <text:p>0,001895605</text:p>
          </table:table-cell>
          <table:table-cell office:value-type="float" office:value="0.002739721" calcext:value-type="float">
            <text:p>0,002739721</text:p>
          </table:table-cell>
          <table:table-cell office:value-type="float" office:value="0.011213436" calcext:value-type="float">
            <text:p>0,011213436</text:p>
          </table:table-cell>
          <table:table-cell office:value-type="float" office:value="0.001413954" calcext:value-type="float">
            <text:p>0,001413954</text:p>
          </table:table-cell>
          <table:table-cell/>
        </table:table-row>
        <table:table-row table:style-name="ro1">
          <table:table-cell office:value-type="float" office:value="0.001571091" calcext:value-type="float">
            <text:p>0,001571091</text:p>
          </table:table-cell>
          <table:table-cell office:value-type="float" office:value="0.005404459" calcext:value-type="float">
            <text:p>0,005404459</text:p>
          </table:table-cell>
          <table:table-cell office:value-type="float" office:value="0.01458621" calcext:value-type="float">
            <text:p>0,01458621</text:p>
          </table:table-cell>
          <table:table-cell office:value-type="float" office:value="0.001001092" calcext:value-type="float">
            <text:p>0,001001092</text:p>
          </table:table-cell>
          <table:table-cell/>
        </table:table-row>
        <table:table-row table:style-name="ro1">
          <table:table-cell office:value-type="float" office:value="0.001608535" calcext:value-type="float">
            <text:p>0,001608535</text:p>
          </table:table-cell>
          <table:table-cell office:value-type="float" office:value="0.001135973" calcext:value-type="float">
            <text:p>0,001135973</text:p>
          </table:table-cell>
          <table:table-cell office:value-type="float" office:value="0.017905731" calcext:value-type="float">
            <text:p>0,017905731</text:p>
          </table:table-cell>
          <table:table-cell office:value-type="float" office:value="0.001167526" calcext:value-type="float">
            <text:p>0,001167526</text:p>
          </table:table-cell>
          <table:table-cell/>
        </table:table-row>
        <table:table-row table:style-name="ro1">
          <table:table-cell office:value-type="float" office:value="0.00433426" calcext:value-type="float">
            <text:p>0,00433426</text:p>
          </table:table-cell>
          <table:table-cell office:value-type="float" office:value="0.001998496" calcext:value-type="float">
            <text:p>0,001998496</text:p>
          </table:table-cell>
          <table:table-cell office:value-type="float" office:value="0.008394288" calcext:value-type="float">
            <text:p>0,008394288</text:p>
          </table:table-cell>
          <table:table-cell office:value-type="float" office:value="0.001072061" calcext:value-type="float">
            <text:p>0,001072061</text:p>
          </table:table-cell>
          <table:table-cell/>
        </table:table-row>
        <table:table-row table:style-name="ro1">
          <table:table-cell office:value-type="float" office:value="0.001405259" calcext:value-type="float">
            <text:p>0,001405259</text:p>
          </table:table-cell>
          <table:table-cell office:value-type="float" office:value="0.00179542" calcext:value-type="float">
            <text:p>0,00179542</text:p>
          </table:table-cell>
          <table:table-cell office:value-type="float" office:value="0.012960392" calcext:value-type="float">
            <text:p>0,012960392</text:p>
          </table:table-cell>
          <table:table-cell office:value-type="float" office:value="0.006618797" calcext:value-type="float">
            <text:p>0,006618797</text:p>
          </table:table-cell>
          <table:table-cell/>
        </table:table-row>
        <table:table-row table:style-name="ro1">
          <table:table-cell office:value-type="float" office:value="0.001938467" calcext:value-type="float">
            <text:p>0,001938467</text:p>
          </table:table-cell>
          <table:table-cell office:value-type="float" office:value="0.000959322" calcext:value-type="float">
            <text:p>0,000959322</text:p>
          </table:table-cell>
          <table:table-cell office:value-type="float" office:value="0.014594048" calcext:value-type="float">
            <text:p>0,014594048</text:p>
          </table:table-cell>
          <table:table-cell office:value-type="float" office:value="0.001176417" calcext:value-type="float">
            <text:p>0,001176417</text:p>
          </table:table-cell>
          <table:table-cell/>
        </table:table-row>
        <table:table-row table:style-name="ro1">
          <table:table-cell office:value-type="float" office:value="0.003789716" calcext:value-type="float">
            <text:p>0,003789716</text:p>
          </table:table-cell>
          <table:table-cell office:value-type="float" office:value="0.005130536" calcext:value-type="float">
            <text:p>0,005130536</text:p>
          </table:table-cell>
          <table:table-cell office:value-type="float" office:value="0.012082809" calcext:value-type="float">
            <text:p>0,012082809</text:p>
          </table:table-cell>
          <table:table-cell office:value-type="float" office:value="0.001347842" calcext:value-type="float">
            <text:p>0,001347842</text:p>
          </table:table-cell>
          <table:table-cell/>
        </table:table-row>
        <table:table-row table:style-name="ro1">
          <table:table-cell office:value-type="float" office:value="0.012111457" calcext:value-type="float">
            <text:p>0,012111457</text:p>
          </table:table-cell>
          <table:table-cell office:value-type="float" office:value="0.001535647" calcext:value-type="float">
            <text:p>0,001535647</text:p>
          </table:table-cell>
          <table:table-cell office:value-type="float" office:value="0.01604689" calcext:value-type="float">
            <text:p>0,01604689</text:p>
          </table:table-cell>
          <table:table-cell office:value-type="float" office:value="0.002042522" calcext:value-type="float">
            <text:p>0,002042522</text:p>
          </table:table-cell>
          <table:table-cell/>
        </table:table-row>
        <table:table-row table:style-name="ro1">
          <table:table-cell office:value-type="float" office:value="0.00248979" calcext:value-type="float">
            <text:p>0,00248979</text:p>
          </table:table-cell>
          <table:table-cell office:value-type="float" office:value="0.002974354" calcext:value-type="float">
            <text:p>0,002974354</text:p>
          </table:table-cell>
          <table:table-cell office:value-type="float" office:value="0.010427749" calcext:value-type="float">
            <text:p>0,010427749</text:p>
          </table:table-cell>
          <table:table-cell office:value-type="float" office:value="0.007804766" calcext:value-type="float">
            <text:p>0,007804766</text:p>
          </table:table-cell>
          <table:table-cell/>
        </table:table-row>
        <table:table-row table:style-name="ro1">
          <table:table-cell office:value-type="float" office:value="0.001350142" calcext:value-type="float">
            <text:p>0,001350142</text:p>
          </table:table-cell>
          <table:table-cell office:value-type="float" office:value="0.000930294" calcext:value-type="float">
            <text:p>0,000930294</text:p>
          </table:table-cell>
          <table:table-cell office:value-type="float" office:value="0.01106591" calcext:value-type="float">
            <text:p>0,01106591</text:p>
          </table:table-cell>
          <table:table-cell office:value-type="float" office:value="0.001012243" calcext:value-type="float">
            <text:p>0,001012243</text:p>
          </table:table-cell>
          <table:table-cell/>
        </table:table-row>
        <table:table-row table:style-name="ro1">
          <table:table-cell office:value-type="float" office:value="0.001444756" calcext:value-type="float">
            <text:p>0,001444756</text:p>
          </table:table-cell>
          <table:table-cell office:value-type="float" office:value="0.002148358" calcext:value-type="float">
            <text:p>0,002148358</text:p>
          </table:table-cell>
          <table:table-cell office:value-type="float" office:value="0.00834308" calcext:value-type="float">
            <text:p>0,00834308</text:p>
          </table:table-cell>
          <table:table-cell office:value-type="float" office:value="0.001077456" calcext:value-type="float">
            <text:p>0,001077456</text:p>
          </table:table-cell>
          <table:table-cell/>
        </table:table-row>
        <table:table-row table:style-name="ro1">
          <table:table-cell office:value-type="float" office:value="0.002542403" calcext:value-type="float">
            <text:p>0,002542403</text:p>
          </table:table-cell>
          <table:table-cell office:value-type="float" office:value="0.005792476" calcext:value-type="float">
            <text:p>0,005792476</text:p>
          </table:table-cell>
          <table:table-cell office:value-type="float" office:value="0.017038947" calcext:value-type="float">
            <text:p>0,017038947</text:p>
          </table:table-cell>
          <table:table-cell office:value-type="float" office:value="0.001282173" calcext:value-type="float">
            <text:p>0,001282173</text:p>
          </table:table-cell>
          <table:table-cell/>
        </table:table-row>
        <table:table-row table:style-name="ro1">
          <table:table-cell office:value-type="float" office:value="0.000954412" calcext:value-type="float">
            <text:p>0,000954412</text:p>
          </table:table-cell>
          <table:table-cell office:value-type="float" office:value="0.001791016" calcext:value-type="float">
            <text:p>0,001791016</text:p>
          </table:table-cell>
          <table:table-cell office:value-type="float" office:value="0.012011197" calcext:value-type="float">
            <text:p>0,012011197</text:p>
          </table:table-cell>
          <table:table-cell office:value-type="float" office:value="0.001175755" calcext:value-type="float">
            <text:p>0,001175755</text:p>
          </table:table-cell>
          <table:table-cell/>
        </table:table-row>
        <table:table-row table:style-name="ro1">
          <table:table-cell office:value-type="float" office:value="0.001214373" calcext:value-type="float">
            <text:p>0,001214373</text:p>
          </table:table-cell>
          <table:table-cell office:value-type="float" office:value="0.003025264" calcext:value-type="float">
            <text:p>0,003025264</text:p>
          </table:table-cell>
          <table:table-cell office:value-type="float" office:value="0.010082787" calcext:value-type="float">
            <text:p>0,010082787</text:p>
          </table:table-cell>
          <table:table-cell office:value-type="float" office:value="0.004414074" calcext:value-type="float">
            <text:p>0,004414074</text:p>
          </table:table-cell>
          <table:table-cell/>
        </table:table-row>
        <table:table-row table:style-name="ro1">
          <table:table-cell office:value-type="float" office:value="0.004747651" calcext:value-type="float">
            <text:p>0,004747651</text:p>
          </table:table-cell>
          <table:table-cell office:value-type="float" office:value="0.00651641" calcext:value-type="float">
            <text:p>0,00651641</text:p>
          </table:table-cell>
          <table:table-cell office:value-type="float" office:value="0.018824405" calcext:value-type="float">
            <text:p>0,018824405</text:p>
          </table:table-cell>
          <table:table-cell office:value-type="float" office:value="0.002262664" calcext:value-type="float">
            <text:p>0,002262664</text:p>
          </table:table-cell>
          <table:table-cell/>
        </table:table-row>
        <table:table-row table:style-name="ro1">
          <table:table-cell office:value-type="float" office:value="0.001448734" calcext:value-type="float">
            <text:p>0,001448734</text:p>
          </table:table-cell>
          <table:table-cell office:value-type="float" office:value="0.002462351" calcext:value-type="float">
            <text:p>0,002462351</text:p>
          </table:table-cell>
          <table:table-cell office:value-type="float" office:value="0.036998219" calcext:value-type="float">
            <text:p>0,036998219</text:p>
          </table:table-cell>
          <table:table-cell office:value-type="float" office:value="0.00085461" calcext:value-type="float">
            <text:p>0,00085461</text:p>
          </table:table-cell>
          <table:table-cell/>
        </table:table-row>
        <table:table-row table:style-name="ro1">
          <table:table-cell office:value-type="float" office:value="0.00119822" calcext:value-type="float">
            <text:p>0,00119822</text:p>
          </table:table-cell>
          <table:table-cell office:value-type="float" office:value="0.001211278" calcext:value-type="float">
            <text:p>0,001211278</text:p>
          </table:table-cell>
          <table:table-cell office:value-type="float" office:value="0.007715746" calcext:value-type="float">
            <text:p>0,007715746</text:p>
          </table:table-cell>
          <table:table-cell office:value-type="float" office:value="0.000919292" calcext:value-type="float">
            <text:p>0,000919292</text:p>
          </table:table-cell>
          <table:table-cell/>
        </table:table-row>
        <table:table-row table:style-name="ro1">
          <table:table-cell office:value-type="float" office:value="0.001466145" calcext:value-type="float">
            <text:p>0,001466145</text:p>
          </table:table-cell>
          <table:table-cell office:value-type="float" office:value="0.005164076" calcext:value-type="float">
            <text:p>0,005164076</text:p>
          </table:table-cell>
          <table:table-cell office:value-type="float" office:value="0.010196703" calcext:value-type="float">
            <text:p>0,010196703</text:p>
          </table:table-cell>
          <table:table-cell office:value-type="float" office:value="0.001154279" calcext:value-type="float">
            <text:p>0,001154279</text:p>
          </table:table-cell>
          <table:table-cell/>
        </table:table-row>
        <table:table-row table:style-name="ro1">
          <table:table-cell office:value-type="float" office:value="0.001761819" calcext:value-type="float">
            <text:p>0,001761819</text:p>
          </table:table-cell>
          <table:table-cell office:value-type="float" office:value="0.004929247" calcext:value-type="float">
            <text:p>0,004929247</text:p>
          </table:table-cell>
          <table:table-cell office:value-type="float" office:value="0.00756602" calcext:value-type="float">
            <text:p>0,00756602</text:p>
          </table:table-cell>
          <table:table-cell office:value-type="float" office:value="0.001358819" calcext:value-type="float">
            <text:p>0,001358819</text:p>
          </table:table-cell>
          <table:table-cell/>
        </table:table-row>
        <table:table-row table:style-name="ro1">
          <table:table-cell office:value-type="float" office:value="0.003180197" calcext:value-type="float">
            <text:p>0,003180197</text:p>
          </table:table-cell>
          <table:table-cell office:value-type="float" office:value="0.001468899" calcext:value-type="float">
            <text:p>0,001468899</text:p>
          </table:table-cell>
          <table:table-cell office:value-type="float" office:value="0.022750775" calcext:value-type="float">
            <text:p>0,022750775</text:p>
          </table:table-cell>
          <table:table-cell office:value-type="float" office:value="0.001263567" calcext:value-type="float">
            <text:p>0,001263567</text:p>
          </table:table-cell>
          <table:table-cell/>
        </table:table-row>
        <table:table-row table:style-name="ro1">
          <table:table-cell office:value-type="float" office:value="0.011943198" calcext:value-type="float">
            <text:p>0,011943198</text:p>
          </table:table-cell>
          <table:table-cell office:value-type="float" office:value="0.001093111" calcext:value-type="float">
            <text:p>0,001093111</text:p>
          </table:table-cell>
          <table:table-cell office:value-type="float" office:value="0.010485042" calcext:value-type="float">
            <text:p>0,010485042</text:p>
          </table:table-cell>
          <table:table-cell office:value-type="float" office:value="0.003046473" calcext:value-type="float">
            <text:p>0,003046473</text:p>
          </table:table-cell>
          <table:table-cell/>
        </table:table-row>
        <table:table-row table:style-name="ro1">
          <table:table-cell office:value-type="float" office:value="0.001151733" calcext:value-type="float">
            <text:p>0,001151733</text:p>
          </table:table-cell>
          <table:table-cell office:value-type="float" office:value="0.000945341" calcext:value-type="float">
            <text:p>0,000945341</text:p>
          </table:table-cell>
          <table:table-cell office:value-type="float" office:value="0.017290242" calcext:value-type="float">
            <text:p>0,017290242</text:p>
          </table:table-cell>
          <table:table-cell office:value-type="float" office:value="0.001060887" calcext:value-type="float">
            <text:p>0,001060887</text:p>
          </table:table-cell>
          <table:table-cell/>
        </table:table-row>
        <table:table-row table:style-name="ro1">
          <table:table-cell office:value-type="float" office:value="0.001193195" calcext:value-type="float">
            <text:p>0,001193195</text:p>
          </table:table-cell>
          <table:table-cell office:value-type="float" office:value="0.00587881" calcext:value-type="float">
            <text:p>0,00587881</text:p>
          </table:table-cell>
          <table:table-cell office:value-type="float" office:value="0.009413182" calcext:value-type="float">
            <text:p>0,009413182</text:p>
          </table:table-cell>
          <table:table-cell office:value-type="float" office:value="0.00125817" calcext:value-type="float">
            <text:p>0,00125817</text:p>
          </table:table-cell>
          <table:table-cell/>
        </table:table-row>
        <table:table-row table:style-name="ro1">
          <table:table-cell office:value-type="float" office:value="0.001959451" calcext:value-type="float">
            <text:p>0,001959451</text:p>
          </table:table-cell>
          <table:table-cell office:value-type="float" office:value="0.001149088" calcext:value-type="float">
            <text:p>0,001149088</text:p>
          </table:table-cell>
          <table:table-cell office:value-type="float" office:value="0.017421144" calcext:value-type="float">
            <text:p>0,017421144</text:p>
          </table:table-cell>
          <table:table-cell office:value-type="float" office:value="0.001457228" calcext:value-type="float">
            <text:p>0,001457228</text:p>
          </table:table-cell>
          <table:table-cell/>
        </table:table-row>
        <table:table-row table:style-name="ro1">
          <table:table-cell office:value-type="float" office:value="0.007110465" calcext:value-type="float">
            <text:p>0,007110465</text:p>
          </table:table-cell>
          <table:table-cell office:value-type="float" office:value="0.005762658" calcext:value-type="float">
            <text:p>0,005762658</text:p>
          </table:table-cell>
          <table:table-cell office:value-type="float" office:value="0.024122392" calcext:value-type="float">
            <text:p>0,024122392</text:p>
          </table:table-cell>
          <table:table-cell office:value-type="float" office:value="0.002160362" calcext:value-type="float">
            <text:p>0,002160362</text:p>
          </table:table-cell>
          <table:table-cell/>
        </table:table-row>
        <table:table-row table:style-name="ro1">
          <table:table-cell office:value-type="float" office:value="0.001192549" calcext:value-type="float">
            <text:p>0,001192549</text:p>
          </table:table-cell>
          <table:table-cell office:value-type="float" office:value="0.007018094" calcext:value-type="float">
            <text:p>0,007018094</text:p>
          </table:table-cell>
          <table:table-cell office:value-type="float" office:value="0.019778791" calcext:value-type="float">
            <text:p>0,019778791</text:p>
          </table:table-cell>
          <table:table-cell office:value-type="float" office:value="0.00567822" calcext:value-type="float">
            <text:p>0,00567822</text:p>
          </table:table-cell>
          <table:table-cell/>
        </table:table-row>
        <table:table-row table:style-name="ro1">
          <table:table-cell office:value-type="float" office:value="0.002535991" calcext:value-type="float">
            <text:p>0,002535991</text:p>
          </table:table-cell>
          <table:table-cell office:value-type="float" office:value="0.00298178" calcext:value-type="float">
            <text:p>0,00298178</text:p>
          </table:table-cell>
          <table:table-cell office:value-type="float" office:value="0.016254031" calcext:value-type="float">
            <text:p>0,016254031</text:p>
          </table:table-cell>
          <table:table-cell office:value-type="float" office:value="0.002081448" calcext:value-type="float">
            <text:p>0,002081448</text:p>
          </table:table-cell>
          <table:table-cell/>
        </table:table-row>
        <table:table-row table:style-name="ro1">
          <table:table-cell office:value-type="float" office:value="0.002790272" calcext:value-type="float">
            <text:p>0,002790272</text:p>
          </table:table-cell>
          <table:table-cell office:value-type="float" office:value="0.001643505" calcext:value-type="float">
            <text:p>0,001643505</text:p>
          </table:table-cell>
          <table:table-cell office:value-type="float" office:value="0.010768815" calcext:value-type="float">
            <text:p>0,010768815</text:p>
          </table:table-cell>
          <table:table-cell office:value-type="float" office:value="0.006553624" calcext:value-type="float">
            <text:p>0,006553624</text:p>
          </table:table-cell>
          <table:table-cell/>
        </table:table-row>
        <table:table-row table:style-name="ro1">
          <table:table-cell office:value-type="float" office:value="0.000895925" calcext:value-type="float">
            <text:p>0,000895925</text:p>
          </table:table-cell>
          <table:table-cell office:value-type="float" office:value="0.002869516" calcext:value-type="float">
            <text:p>0,002869516</text:p>
          </table:table-cell>
          <table:table-cell office:value-type="float" office:value="0.005778344" calcext:value-type="float">
            <text:p>0,005778344</text:p>
          </table:table-cell>
          <table:table-cell office:value-type="float" office:value="0.006442302" calcext:value-type="float">
            <text:p>0,006442302</text:p>
          </table:table-cell>
          <table:table-cell/>
        </table:table-row>
        <table:table-row table:style-name="ro1">
          <table:table-cell office:value-type="float" office:value="0.00331856" calcext:value-type="float">
            <text:p>0,00331856</text:p>
          </table:table-cell>
          <table:table-cell office:value-type="float" office:value="0.001654571" calcext:value-type="float">
            <text:p>0,001654571</text:p>
          </table:table-cell>
          <table:table-cell office:value-type="float" office:value="0.016233294" calcext:value-type="float">
            <text:p>0,016233294</text:p>
          </table:table-cell>
          <table:table-cell office:value-type="float" office:value="0.001102743" calcext:value-type="float">
            <text:p>0,001102743</text:p>
          </table:table-cell>
          <table:table-cell/>
        </table:table-row>
        <table:table-row table:style-name="ro1">
          <table:table-cell office:value-type="float" office:value="0.003395633" calcext:value-type="float">
            <text:p>0,003395633</text:p>
          </table:table-cell>
          <table:table-cell office:value-type="float" office:value="0.01096668" calcext:value-type="float">
            <text:p>0,01096668</text:p>
          </table:table-cell>
          <table:table-cell office:value-type="float" office:value="0.020671862" calcext:value-type="float">
            <text:p>0,020671862</text:p>
          </table:table-cell>
          <table:table-cell office:value-type="float" office:value="0.001304698" calcext:value-type="float">
            <text:p>0,001304698</text:p>
          </table:table-cell>
          <table:table-cell/>
        </table:table-row>
        <table:table-row table:style-name="ro1">
          <table:table-cell office:value-type="float" office:value="0.001564517" calcext:value-type="float">
            <text:p>0,001564517</text:p>
          </table:table-cell>
          <table:table-cell office:value-type="float" office:value="0.007118159" calcext:value-type="float">
            <text:p>0,007118159</text:p>
          </table:table-cell>
          <table:table-cell office:value-type="float" office:value="0.011157364" calcext:value-type="float">
            <text:p>0,011157364</text:p>
          </table:table-cell>
          <table:table-cell office:value-type="float" office:value="0.001703293" calcext:value-type="float">
            <text:p>0,001703293</text:p>
          </table:table-cell>
          <table:table-cell/>
        </table:table-row>
        <table:table-row table:style-name="ro1">
          <table:table-cell office:value-type="float" office:value="0.002890264" calcext:value-type="float">
            <text:p>0,002890264</text:p>
          </table:table-cell>
          <table:table-cell office:value-type="float" office:value="0.004390597" calcext:value-type="float">
            <text:p>0,004390597</text:p>
          </table:table-cell>
          <table:table-cell office:value-type="float" office:value="0.011504602" calcext:value-type="float">
            <text:p>0,011504602</text:p>
          </table:table-cell>
          <table:table-cell office:value-type="float" office:value="0.001397748" calcext:value-type="float">
            <text:p>0,001397748</text:p>
          </table:table-cell>
          <table:table-cell/>
        </table:table-row>
        <table:table-row table:style-name="ro1">
          <table:table-cell office:value-type="float" office:value="0.008029586" calcext:value-type="float">
            <text:p>0,008029586</text:p>
          </table:table-cell>
          <table:table-cell office:value-type="float" office:value="0.001549414" calcext:value-type="float">
            <text:p>0,001549414</text:p>
          </table:table-cell>
          <table:table-cell office:value-type="float" office:value="0.014176642" calcext:value-type="float">
            <text:p>0,014176642</text:p>
          </table:table-cell>
          <table:table-cell office:value-type="float" office:value="0.001366608" calcext:value-type="float">
            <text:p>0,001366608</text:p>
          </table:table-cell>
          <table:table-cell/>
        </table:table-row>
        <table:table-row table:style-name="ro1">
          <table:table-cell office:value-type="float" office:value="0.001570164" calcext:value-type="float">
            <text:p>0,001570164</text:p>
          </table:table-cell>
          <table:table-cell office:value-type="float" office:value="0.00126938" calcext:value-type="float">
            <text:p>0,00126938</text:p>
          </table:table-cell>
          <table:table-cell office:value-type="float" office:value="0.008854122" calcext:value-type="float">
            <text:p>0,008854122</text:p>
          </table:table-cell>
          <table:table-cell office:value-type="float" office:value="0.002983506" calcext:value-type="float">
            <text:p>0,002983506</text:p>
          </table:table-cell>
          <table:table-cell/>
        </table:table-row>
        <table:table-row table:style-name="ro1">
          <table:table-cell office:value-type="float" office:value="0.001509616" calcext:value-type="float">
            <text:p>0,001509616</text:p>
          </table:table-cell>
          <table:table-cell office:value-type="float" office:value="0.001433862" calcext:value-type="float">
            <text:p>0,001433862</text:p>
          </table:table-cell>
          <table:table-cell office:value-type="float" office:value="0.033566724" calcext:value-type="float">
            <text:p>0,033566724</text:p>
          </table:table-cell>
          <table:table-cell office:value-type="float" office:value="0.006865849" calcext:value-type="float">
            <text:p>0,006865849</text:p>
          </table:table-cell>
          <table:table-cell/>
        </table:table-row>
        <table:table-row table:style-name="ro1">
          <table:table-cell office:value-type="float" office:value="0.001885946" calcext:value-type="float">
            <text:p>0,001885946</text:p>
          </table:table-cell>
          <table:table-cell office:value-type="float" office:value="0.012052068" calcext:value-type="float">
            <text:p>0,012052068</text:p>
          </table:table-cell>
          <table:table-cell office:value-type="float" office:value="0.013748008" calcext:value-type="float">
            <text:p>0,013748008</text:p>
          </table:table-cell>
          <table:table-cell office:value-type="float" office:value="0.004694426" calcext:value-type="float">
            <text:p>0,004694426</text:p>
          </table:table-cell>
          <table:table-cell/>
        </table:table-row>
        <table:table-row table:style-name="ro1">
          <table:table-cell office:value-type="float" office:value="0.00342967" calcext:value-type="float">
            <text:p>0,00342967</text:p>
          </table:table-cell>
          <table:table-cell office:value-type="float" office:value="0.010148791" calcext:value-type="float">
            <text:p>0,010148791</text:p>
          </table:table-cell>
          <table:table-cell office:value-type="float" office:value="0.016724251" calcext:value-type="float">
            <text:p>0,016724251</text:p>
          </table:table-cell>
          <table:table-cell office:value-type="float" office:value="0.001567781" calcext:value-type="float">
            <text:p>0,001567781</text:p>
          </table:table-cell>
          <table:table-cell/>
        </table:table-row>
        <table:table-row table:style-name="ro1">
          <table:table-cell office:value-type="float" office:value="0.003277237" calcext:value-type="float">
            <text:p>0,003277237</text:p>
          </table:table-cell>
          <table:table-cell office:value-type="float" office:value="0.004360825" calcext:value-type="float">
            <text:p>0,004360825</text:p>
          </table:table-cell>
          <table:table-cell office:value-type="float" office:value="0.074562992" calcext:value-type="float">
            <text:p>0,074562992</text:p>
          </table:table-cell>
          <table:table-cell office:value-type="float" office:value="0.003383351" calcext:value-type="float">
            <text:p>0,003383351</text:p>
          </table:table-cell>
          <table:table-cell/>
        </table:table-row>
        <table:table-row table:style-name="ro1">
          <table:table-cell office:value-type="float" office:value="0.002284157" calcext:value-type="float">
            <text:p>0,002284157</text:p>
          </table:table-cell>
          <table:table-cell office:value-type="float" office:value="0.003769818" calcext:value-type="float">
            <text:p>0,003769818</text:p>
          </table:table-cell>
          <table:table-cell office:value-type="float" office:value="0.008435626" calcext:value-type="float">
            <text:p>0,008435626</text:p>
          </table:table-cell>
          <table:table-cell office:value-type="float" office:value="0.001470419" calcext:value-type="float">
            <text:p>0,001470419</text:p>
          </table:table-cell>
          <table:table-cell/>
        </table:table-row>
        <table:table-row table:style-name="ro1">
          <table:table-cell office:value-type="float" office:value="0.003107754" calcext:value-type="float">
            <text:p>0,003107754</text:p>
          </table:table-cell>
          <table:table-cell office:value-type="float" office:value="0.000957942" calcext:value-type="float">
            <text:p>0,000957942</text:p>
          </table:table-cell>
          <table:table-cell office:value-type="float" office:value="0.010090597" calcext:value-type="float">
            <text:p>0,010090597</text:p>
          </table:table-cell>
          <table:table-cell office:value-type="float" office:value="0.0044803" calcext:value-type="float">
            <text:p>0,0044803</text:p>
          </table:table-cell>
          <table:table-cell/>
        </table:table-row>
        <table:table-row table:style-name="ro1">
          <table:table-cell office:value-type="float" office:value="0.001600633" calcext:value-type="float">
            <text:p>0,001600633</text:p>
          </table:table-cell>
          <table:table-cell office:value-type="float" office:value="0.001379525" calcext:value-type="float">
            <text:p>0,001379525</text:p>
          </table:table-cell>
          <table:table-cell office:value-type="float" office:value="0.018125986" calcext:value-type="float">
            <text:p>0,018125986</text:p>
          </table:table-cell>
          <table:table-cell office:value-type="float" office:value="0.007197705" calcext:value-type="float">
            <text:p>0,007197705</text:p>
          </table:table-cell>
          <table:table-cell/>
        </table:table-row>
        <table:table-row table:style-name="ro1">
          <table:table-cell office:value-type="float" office:value="0.001255178" calcext:value-type="float">
            <text:p>0,001255178</text:p>
          </table:table-cell>
          <table:table-cell office:value-type="float" office:value="0.002046089" calcext:value-type="float">
            <text:p>0,002046089</text:p>
          </table:table-cell>
          <table:table-cell office:value-type="float" office:value="0.020629123" calcext:value-type="float">
            <text:p>0,020629123</text:p>
          </table:table-cell>
          <table:table-cell office:value-type="float" office:value="0.002294152" calcext:value-type="float">
            <text:p>0,002294152</text:p>
          </table:table-cell>
          <table:table-cell/>
        </table:table-row>
        <table:table-row table:style-name="ro1">
          <table:table-cell office:value-type="float" office:value="0.002966046" calcext:value-type="float">
            <text:p>0,002966046</text:p>
          </table:table-cell>
          <table:table-cell office:value-type="float" office:value="0.002274765" calcext:value-type="float">
            <text:p>0,002274765</text:p>
          </table:table-cell>
          <table:table-cell office:value-type="float" office:value="0.015737536" calcext:value-type="float">
            <text:p>0,015737536</text:p>
          </table:table-cell>
          <table:table-cell office:value-type="float" office:value="0.001512764" calcext:value-type="float">
            <text:p>0,001512764</text:p>
          </table:table-cell>
          <table:table-cell/>
        </table:table-row>
        <table:table-row table:style-name="ro1">
          <table:table-cell office:value-type="float" office:value="0.004233889" calcext:value-type="float">
            <text:p>0,004233889</text:p>
          </table:table-cell>
          <table:table-cell office:value-type="float" office:value="0.007400914" calcext:value-type="float">
            <text:p>0,007400914</text:p>
          </table:table-cell>
          <table:table-cell office:value-type="float" office:value="0.014414265" calcext:value-type="float">
            <text:p>0,014414265</text:p>
          </table:table-cell>
          <table:table-cell office:value-type="float" office:value="0.001452347" calcext:value-type="float">
            <text:p>0,001452347</text:p>
          </table:table-cell>
          <table:table-cell/>
        </table:table-row>
        <table:table-row table:style-name="ro1">
          <table:table-cell office:value-type="float" office:value="0.00535369" calcext:value-type="float">
            <text:p>0,00535369</text:p>
          </table:table-cell>
          <table:table-cell office:value-type="float" office:value="0.001199321" calcext:value-type="float">
            <text:p>0,001199321</text:p>
          </table:table-cell>
          <table:table-cell office:value-type="float" office:value="0.028844245" calcext:value-type="float">
            <text:p>0,028844245</text:p>
          </table:table-cell>
          <table:table-cell office:value-type="float" office:value="0.001572401" calcext:value-type="float">
            <text:p>0,001572401</text:p>
          </table:table-cell>
          <table:table-cell/>
        </table:table-row>
        <table:table-row table:style-name="ro1">
          <table:table-cell office:value-type="float" office:value="0.006374074" calcext:value-type="float">
            <text:p>0,006374074</text:p>
          </table:table-cell>
          <table:table-cell office:value-type="float" office:value="0.022752002" calcext:value-type="float">
            <text:p>0,022752002</text:p>
          </table:table-cell>
          <table:table-cell office:value-type="float" office:value="0.030399724" calcext:value-type="float">
            <text:p>0,030399724</text:p>
          </table:table-cell>
          <table:table-cell office:value-type="float" office:value="0.002233939" calcext:value-type="float">
            <text:p>0,002233939</text:p>
          </table:table-cell>
          <table:table-cell/>
        </table:table-row>
        <table:table-row table:style-name="ro1">
          <table:table-cell office:value-type="float" office:value="0.007356702" calcext:value-type="float">
            <text:p>0,007356702</text:p>
          </table:table-cell>
          <table:table-cell office:value-type="float" office:value="0.004133299" calcext:value-type="float">
            <text:p>0,004133299</text:p>
          </table:table-cell>
          <table:table-cell office:value-type="float" office:value="0.019316581" calcext:value-type="float">
            <text:p>0,019316581</text:p>
          </table:table-cell>
          <table:table-cell office:value-type="float" office:value="0.004795964" calcext:value-type="float">
            <text:p>0,004795964</text:p>
          </table:table-cell>
          <table:table-cell/>
        </table:table-row>
        <table:table-row table:style-name="ro1">
          <table:table-cell office:value-type="float" office:value="0.002315242" calcext:value-type="float">
            <text:p>0,002315242</text:p>
          </table:table-cell>
          <table:table-cell office:value-type="float" office:value="0.005853884" calcext:value-type="float">
            <text:p>0,005853884</text:p>
          </table:table-cell>
          <table:table-cell office:value-type="float" office:value="0.024176137" calcext:value-type="float">
            <text:p>0,024176137</text:p>
          </table:table-cell>
          <table:table-cell office:value-type="float" office:value="0.00702978" calcext:value-type="float">
            <text:p>0,00702978</text:p>
          </table:table-cell>
          <table:table-cell/>
        </table:table-row>
        <table:table-row table:style-name="ro1">
          <table:table-cell office:value-type="float" office:value="0.004334584" calcext:value-type="float">
            <text:p>0,004334584</text:p>
          </table:table-cell>
          <table:table-cell office:value-type="float" office:value="0.001645946" calcext:value-type="float">
            <text:p>0,001645946</text:p>
          </table:table-cell>
          <table:table-cell office:value-type="float" office:value="0.024611454" calcext:value-type="float">
            <text:p>0,024611454</text:p>
          </table:table-cell>
          <table:table-cell office:value-type="float" office:value="0.003157319" calcext:value-type="float">
            <text:p>0,003157319</text:p>
          </table:table-cell>
          <table:table-cell/>
        </table:table-row>
        <table:table-row table:style-name="ro1">
          <table:table-cell office:value-type="float" office:value="0.002263857" calcext:value-type="float">
            <text:p>0,002263857</text:p>
          </table:table-cell>
          <table:table-cell office:value-type="float" office:value="0.002408764" calcext:value-type="float">
            <text:p>0,002408764</text:p>
          </table:table-cell>
          <table:table-cell office:value-type="float" office:value="0.012546343" calcext:value-type="float">
            <text:p>0,012546343</text:p>
          </table:table-cell>
          <table:table-cell office:value-type="float" office:value="0.003015058" calcext:value-type="float">
            <text:p>0,003015058</text:p>
          </table:table-cell>
          <table:table-cell/>
        </table:table-row>
        <table:table-row table:style-name="ro1">
          <table:table-cell office:value-type="float" office:value="0.000898268" calcext:value-type="float">
            <text:p>0,000898268</text:p>
          </table:table-cell>
          <table:table-cell office:value-type="float" office:value="0.002299918" calcext:value-type="float">
            <text:p>0,002299918</text:p>
          </table:table-cell>
          <table:table-cell office:value-type="float" office:value="0.018448629" calcext:value-type="float">
            <text:p>0,018448629</text:p>
          </table:table-cell>
          <table:table-cell office:value-type="float" office:value="0.002032191" calcext:value-type="float">
            <text:p>0,002032191</text:p>
          </table:table-cell>
          <table:table-cell/>
        </table:table-row>
        <table:table-row table:style-name="ro1">
          <table:table-cell office:value-type="float" office:value="0.000877451" calcext:value-type="float">
            <text:p>0,000877451</text:p>
          </table:table-cell>
          <table:table-cell office:value-type="float" office:value="0.001296547" calcext:value-type="float">
            <text:p>0,001296547</text:p>
          </table:table-cell>
          <table:table-cell office:value-type="float" office:value="0.011732932" calcext:value-type="float">
            <text:p>0,011732932</text:p>
          </table:table-cell>
          <table:table-cell office:value-type="float" office:value="0.00152309" calcext:value-type="float">
            <text:p>0,00152309</text:p>
          </table:table-cell>
          <table:table-cell/>
        </table:table-row>
        <table:table-row table:style-name="ro1">
          <table:table-cell office:value-type="float" office:value="0.005910909" calcext:value-type="float">
            <text:p>0,005910909</text:p>
          </table:table-cell>
          <table:table-cell office:value-type="float" office:value="0.006361735" calcext:value-type="float">
            <text:p>0,006361735</text:p>
          </table:table-cell>
          <table:table-cell office:value-type="float" office:value="0.019010458" calcext:value-type="float">
            <text:p>0,019010458</text:p>
          </table:table-cell>
          <table:table-cell office:value-type="float" office:value="0.004558122" calcext:value-type="float">
            <text:p>0,004558122</text:p>
          </table:table-cell>
          <table:table-cell/>
        </table:table-row>
        <table:table-row table:style-name="ro1">
          <table:table-cell office:value-type="float" office:value="0.003150181" calcext:value-type="float">
            <text:p>0,003150181</text:p>
          </table:table-cell>
          <table:table-cell office:value-type="float" office:value="0.001510574" calcext:value-type="float">
            <text:p>0,001510574</text:p>
          </table:table-cell>
          <table:table-cell office:value-type="float" office:value="0.014883251" calcext:value-type="float">
            <text:p>0,014883251</text:p>
          </table:table-cell>
          <table:table-cell office:value-type="float" office:value="0.01040851" calcext:value-type="float">
            <text:p>0,01040851</text:p>
          </table:table-cell>
          <table:table-cell/>
        </table:table-row>
        <table:table-row table:style-name="ro1">
          <table:table-cell office:value-type="float" office:value="0.005249027" calcext:value-type="float">
            <text:p>0,005249027</text:p>
          </table:table-cell>
          <table:table-cell office:value-type="float" office:value="0.004620159" calcext:value-type="float">
            <text:p>0,004620159</text:p>
          </table:table-cell>
          <table:table-cell office:value-type="float" office:value="0.025682071" calcext:value-type="float">
            <text:p>0,025682071</text:p>
          </table:table-cell>
          <table:table-cell office:value-type="float" office:value="0.004486579" calcext:value-type="float">
            <text:p>0,004486579</text:p>
          </table:table-cell>
          <table:table-cell/>
        </table:table-row>
        <table:table-row table:style-name="ro1">
          <table:table-cell office:value-type="float" office:value="0.007548423" calcext:value-type="float">
            <text:p>0,007548423</text:p>
          </table:table-cell>
          <table:table-cell office:value-type="float" office:value="0.004339001" calcext:value-type="float">
            <text:p>0,004339001</text:p>
          </table:table-cell>
          <table:table-cell office:value-type="float" office:value="0.016240676" calcext:value-type="float">
            <text:p>0,016240676</text:p>
          </table:table-cell>
          <table:table-cell office:value-type="float" office:value="0.006114199" calcext:value-type="float">
            <text:p>0,006114199</text:p>
          </table:table-cell>
          <table:table-cell/>
        </table:table-row>
        <table:table-row table:style-name="ro1">
          <table:table-cell office:value-type="float" office:value="0.001583738" calcext:value-type="float">
            <text:p>0,001583738</text:p>
          </table:table-cell>
          <table:table-cell office:value-type="float" office:value="0.011337441" calcext:value-type="float">
            <text:p>0,011337441</text:p>
          </table:table-cell>
          <table:table-cell office:value-type="float" office:value="0.017725653" calcext:value-type="float">
            <text:p>0,017725653</text:p>
          </table:table-cell>
          <table:table-cell office:value-type="float" office:value="0.001419283" calcext:value-type="float">
            <text:p>0,001419283</text:p>
          </table:table-cell>
          <table:table-cell/>
        </table:table-row>
        <table:table-row table:style-name="ro1">
          <table:table-cell office:value-type="float" office:value="0.002252612" calcext:value-type="float">
            <text:p>0,002252612</text:p>
          </table:table-cell>
          <table:table-cell office:value-type="float" office:value="0.000876658" calcext:value-type="float">
            <text:p>0,000876658</text:p>
          </table:table-cell>
          <table:table-cell office:value-type="float" office:value="0.014029423" calcext:value-type="float">
            <text:p>0,014029423</text:p>
          </table:table-cell>
          <table:table-cell office:value-type="float" office:value="0.002316015" calcext:value-type="float">
            <text:p>0,002316015</text:p>
          </table:table-cell>
          <table:table-cell/>
        </table:table-row>
        <table:table-row table:style-name="ro1">
          <table:table-cell office:value-type="float" office:value="0.002720977" calcext:value-type="float">
            <text:p>0,002720977</text:p>
          </table:table-cell>
          <table:table-cell office:value-type="float" office:value="0.005362607" calcext:value-type="float">
            <text:p>0,005362607</text:p>
          </table:table-cell>
          <table:table-cell office:value-type="float" office:value="0.015211168" calcext:value-type="float">
            <text:p>0,015211168</text:p>
          </table:table-cell>
          <table:table-cell office:value-type="float" office:value="0.001444227" calcext:value-type="float">
            <text:p>0,001444227</text:p>
          </table:table-cell>
          <table:table-cell/>
        </table:table-row>
        <table:table-row table:style-name="ro1">
          <table:table-cell office:value-type="float" office:value="0.009181834" calcext:value-type="float">
            <text:p>0,009181834</text:p>
          </table:table-cell>
          <table:table-cell office:value-type="float" office:value="0.00283352" calcext:value-type="float">
            <text:p>0,00283352</text:p>
          </table:table-cell>
          <table:table-cell office:value-type="float" office:value="0.012602475" calcext:value-type="float">
            <text:p>0,012602475</text:p>
          </table:table-cell>
          <table:table-cell office:value-type="float" office:value="0.0020824" calcext:value-type="float">
            <text:p>0,0020824</text:p>
          </table:table-cell>
          <table:table-cell/>
        </table:table-row>
        <table:table-row table:style-name="ro1">
          <table:table-cell office:value-type="float" office:value="0.003835951" calcext:value-type="float">
            <text:p>0,003835951</text:p>
          </table:table-cell>
          <table:table-cell office:value-type="float" office:value="0.00366509" calcext:value-type="float">
            <text:p>0,00366509</text:p>
          </table:table-cell>
          <table:table-cell office:value-type="float" office:value="0.01109714" calcext:value-type="float">
            <text:p>0,01109714</text:p>
          </table:table-cell>
          <table:table-cell office:value-type="float" office:value="0.000922055" calcext:value-type="float">
            <text:p>0,000922055</text:p>
          </table:table-cell>
          <table:table-cell/>
        </table:table-row>
        <table:table-row table:style-name="ro1">
          <table:table-cell office:value-type="float" office:value="0.007506738" calcext:value-type="float">
            <text:p>0,007506738</text:p>
          </table:table-cell>
          <table:table-cell office:value-type="float" office:value="0.012884569" calcext:value-type="float">
            <text:p>0,012884569</text:p>
          </table:table-cell>
          <table:table-cell office:value-type="float" office:value="0.008227062" calcext:value-type="float">
            <text:p>0,008227062</text:p>
          </table:table-cell>
          <table:table-cell office:value-type="float" office:value="0.005546618" calcext:value-type="float">
            <text:p>0,005546618</text:p>
          </table:table-cell>
          <table:table-cell/>
        </table:table-row>
        <table:table-row table:style-name="ro1">
          <table:table-cell office:value-type="float" office:value="0.014430499" calcext:value-type="float">
            <text:p>0,014430499</text:p>
          </table:table-cell>
          <table:table-cell office:value-type="float" office:value="0.004194056" calcext:value-type="float">
            <text:p>0,004194056</text:p>
          </table:table-cell>
          <table:table-cell office:value-type="float" office:value="0.035841853" calcext:value-type="float">
            <text:p>0,035841853</text:p>
          </table:table-cell>
          <table:table-cell office:value-type="float" office:value="0.005453549" calcext:value-type="float">
            <text:p>0,005453549</text:p>
          </table:table-cell>
          <table:table-cell/>
        </table:table-row>
        <table:table-row table:style-name="ro1">
          <table:table-cell office:value-type="float" office:value="0.009645353" calcext:value-type="float">
            <text:p>0,009645353</text:p>
          </table:table-cell>
          <table:table-cell office:value-type="float" office:value="0.00800268" calcext:value-type="float">
            <text:p>0,00800268</text:p>
          </table:table-cell>
          <table:table-cell office:value-type="float" office:value="0.014389604" calcext:value-type="float">
            <text:p>0,014389604</text:p>
          </table:table-cell>
          <table:table-cell office:value-type="float" office:value="0.003690869" calcext:value-type="float">
            <text:p>0,003690869</text:p>
          </table:table-cell>
          <table:table-cell/>
        </table:table-row>
        <table:table-row table:style-name="ro1">
          <table:table-cell office:value-type="float" office:value="0.005433609" calcext:value-type="float">
            <text:p>0,005433609</text:p>
          </table:table-cell>
          <table:table-cell office:value-type="float" office:value="0.008239752" calcext:value-type="float">
            <text:p>0,008239752</text:p>
          </table:table-cell>
          <table:table-cell office:value-type="float" office:value="0.021646192" calcext:value-type="float">
            <text:p>0,021646192</text:p>
          </table:table-cell>
          <table:table-cell office:value-type="float" office:value="0.001445665" calcext:value-type="float">
            <text:p>0,001445665</text:p>
          </table:table-cell>
          <table:table-cell/>
        </table:table-row>
        <table:table-row table:style-name="ro1">
          <table:table-cell office:value-type="float" office:value="0.001514709" calcext:value-type="float">
            <text:p>0,001514709</text:p>
          </table:table-cell>
          <table:table-cell office:value-type="float" office:value="0.014781794" calcext:value-type="float">
            <text:p>0,014781794</text:p>
          </table:table-cell>
          <table:table-cell office:value-type="float" office:value="0.010151421" calcext:value-type="float">
            <text:p>0,010151421</text:p>
          </table:table-cell>
          <table:table-cell office:value-type="float" office:value="0.009263059" calcext:value-type="float">
            <text:p>0,009263059</text:p>
          </table:table-cell>
          <table:table-cell/>
        </table:table-row>
        <table:table-row table:style-name="ro1">
          <table:table-cell office:value-type="float" office:value="0.002419324" calcext:value-type="float">
            <text:p>0,002419324</text:p>
          </table:table-cell>
          <table:table-cell office:value-type="float" office:value="0.00551062" calcext:value-type="float">
            <text:p>0,00551062</text:p>
          </table:table-cell>
          <table:table-cell office:value-type="float" office:value="0.01363927" calcext:value-type="float">
            <text:p>0,01363927</text:p>
          </table:table-cell>
          <table:table-cell office:value-type="float" office:value="0.003109876" calcext:value-type="float">
            <text:p>0,003109876</text:p>
          </table:table-cell>
          <table:table-cell/>
        </table:table-row>
        <table:table-row table:style-name="ro1">
          <table:table-cell office:value-type="float" office:value="0.002756006" calcext:value-type="float">
            <text:p>0,002756006</text:p>
          </table:table-cell>
          <table:table-cell office:value-type="float" office:value="0.007763527" calcext:value-type="float">
            <text:p>0,007763527</text:p>
          </table:table-cell>
          <table:table-cell office:value-type="float" office:value="0.006568985" calcext:value-type="float">
            <text:p>0,006568985</text:p>
          </table:table-cell>
          <table:table-cell office:value-type="float" office:value="0.002224369" calcext:value-type="float">
            <text:p>0,002224369</text:p>
          </table:table-cell>
          <table:table-cell/>
        </table:table-row>
        <table:table-row table:style-name="ro1">
          <table:table-cell office:value-type="float" office:value="0.00344491" calcext:value-type="float">
            <text:p>0,00344491</text:p>
          </table:table-cell>
          <table:table-cell office:value-type="float" office:value="0.004157853" calcext:value-type="float">
            <text:p>0,004157853</text:p>
          </table:table-cell>
          <table:table-cell office:value-type="float" office:value="0.014717043" calcext:value-type="float">
            <text:p>0,014717043</text:p>
          </table:table-cell>
          <table:table-cell office:value-type="float" office:value="0.002348193" calcext:value-type="float">
            <text:p>0,002348193</text:p>
          </table:table-cell>
          <table:table-cell/>
        </table:table-row>
        <table:table-row table:style-name="ro1">
          <table:table-cell office:value-type="float" office:value="0.006228582" calcext:value-type="float">
            <text:p>0,006228582</text:p>
          </table:table-cell>
          <table:table-cell office:value-type="float" office:value="0.005326039" calcext:value-type="float">
            <text:p>0,005326039</text:p>
          </table:table-cell>
          <table:table-cell office:value-type="float" office:value="0.016938634" calcext:value-type="float">
            <text:p>0,016938634</text:p>
          </table:table-cell>
          <table:table-cell office:value-type="float" office:value="0.001147976" calcext:value-type="float">
            <text:p>0,001147976</text:p>
          </table:table-cell>
          <table:table-cell/>
        </table:table-row>
        <table:table-row table:style-name="ro1">
          <table:table-cell office:value-type="float" office:value="0.004693316" calcext:value-type="float">
            <text:p>0,004693316</text:p>
          </table:table-cell>
          <table:table-cell office:value-type="float" office:value="0.001792204" calcext:value-type="float">
            <text:p>0,001792204</text:p>
          </table:table-cell>
          <table:table-cell office:value-type="float" office:value="0.031599475" calcext:value-type="float">
            <text:p>0,031599475</text:p>
          </table:table-cell>
          <table:table-cell office:value-type="float" office:value="0.003070152" calcext:value-type="float">
            <text:p>0,003070152</text:p>
          </table:table-cell>
          <table:table-cell/>
        </table:table-row>
        <table:table-row table:style-name="ro1">
          <table:table-cell office:value-type="float" office:value="0.003894385" calcext:value-type="float">
            <text:p>0,003894385</text:p>
          </table:table-cell>
          <table:table-cell office:value-type="float" office:value="0.012023755" calcext:value-type="float">
            <text:p>0,012023755</text:p>
          </table:table-cell>
          <table:table-cell office:value-type="float" office:value="0.014792717" calcext:value-type="float">
            <text:p>0,014792717</text:p>
          </table:table-cell>
          <table:table-cell office:value-type="float" office:value="0.006247504" calcext:value-type="float">
            <text:p>0,006247504</text:p>
          </table:table-cell>
          <table:table-cell/>
        </table:table-row>
        <table:table-row table:style-name="ro1">
          <table:table-cell office:value-type="float" office:value="0.005142806" calcext:value-type="float">
            <text:p>0,005142806</text:p>
          </table:table-cell>
          <table:table-cell office:value-type="float" office:value="0.001972244" calcext:value-type="float">
            <text:p>0,001972244</text:p>
          </table:table-cell>
          <table:table-cell office:value-type="float" office:value="0.019337454" calcext:value-type="float">
            <text:p>0,019337454</text:p>
          </table:table-cell>
          <table:table-cell office:value-type="float" office:value="0.007566111" calcext:value-type="float">
            <text:p>0,007566111</text:p>
          </table:table-cell>
          <table:table-cell/>
        </table:table-row>
        <table:table-row table:style-name="ro1">
          <table:table-cell office:value-type="float" office:value="0.002743941" calcext:value-type="float">
            <text:p>0,002743941</text:p>
          </table:table-cell>
          <table:table-cell office:value-type="float" office:value="0.005519725" calcext:value-type="float">
            <text:p>0,005519725</text:p>
          </table:table-cell>
          <table:table-cell office:value-type="float" office:value="0.019535865" calcext:value-type="float">
            <text:p>0,019535865</text:p>
          </table:table-cell>
          <table:table-cell office:value-type="float" office:value="0.001081992" calcext:value-type="float">
            <text:p>0,001081992</text:p>
          </table:table-cell>
          <table:table-cell/>
        </table:table-row>
        <table:table-row table:style-name="ro1">
          <table:table-cell office:value-type="float" office:value="0.003766383" calcext:value-type="float">
            <text:p>0,003766383</text:p>
          </table:table-cell>
          <table:table-cell office:value-type="float" office:value="0.004816059" calcext:value-type="float">
            <text:p>0,004816059</text:p>
          </table:table-cell>
          <table:table-cell office:value-type="float" office:value="0.011087472" calcext:value-type="float">
            <text:p>0,011087472</text:p>
          </table:table-cell>
          <table:table-cell office:value-type="float" office:value="0.00251726" calcext:value-type="float">
            <text:p>0,00251726</text:p>
          </table:table-cell>
          <table:table-cell/>
        </table:table-row>
        <table:table-row table:style-name="ro1">
          <table:table-cell office:value-type="float" office:value="0.00289636" calcext:value-type="float">
            <text:p>0,00289636</text:p>
          </table:table-cell>
          <table:table-cell office:value-type="float" office:value="0.01288665" calcext:value-type="float">
            <text:p>0,01288665</text:p>
          </table:table-cell>
          <table:table-cell office:value-type="float" office:value="0.020376093" calcext:value-type="float">
            <text:p>0,020376093</text:p>
          </table:table-cell>
          <table:table-cell office:value-type="float" office:value="0.008289724" calcext:value-type="float">
            <text:p>0,008289724</text:p>
          </table:table-cell>
          <table:table-cell/>
        </table:table-row>
        <table:table-row table:style-name="ro1">
          <table:table-cell office:value-type="float" office:value="0.004063401" calcext:value-type="float">
            <text:p>0,004063401</text:p>
          </table:table-cell>
          <table:table-cell office:value-type="float" office:value="0.007455414" calcext:value-type="float">
            <text:p>0,007455414</text:p>
          </table:table-cell>
          <table:table-cell office:value-type="float" office:value="0.019772015" calcext:value-type="float">
            <text:p>0,019772015</text:p>
          </table:table-cell>
          <table:table-cell office:value-type="float" office:value="0.001413016" calcext:value-type="float">
            <text:p>0,001413016</text:p>
          </table:table-cell>
          <table:table-cell/>
        </table:table-row>
        <table:table-row table:style-name="ro1">
          <table:table-cell office:value-type="float" office:value="0.010668131" calcext:value-type="float">
            <text:p>0,010668131</text:p>
          </table:table-cell>
          <table:table-cell office:value-type="float" office:value="0.001684725" calcext:value-type="float">
            <text:p>0,001684725</text:p>
          </table:table-cell>
          <table:table-cell office:value-type="float" office:value="0.017074387" calcext:value-type="float">
            <text:p>0,017074387</text:p>
          </table:table-cell>
          <table:table-cell office:value-type="float" office:value="0.002376253" calcext:value-type="float">
            <text:p>0,002376253</text:p>
          </table:table-cell>
          <table:table-cell/>
        </table:table-row>
        <table:table-row table:style-name="ro1">
          <table:table-cell office:value-type="float" office:value="0.002662481" calcext:value-type="float">
            <text:p>0,002662481</text:p>
          </table:table-cell>
          <table:table-cell office:value-type="float" office:value="0.017760954" calcext:value-type="float">
            <text:p>0,017760954</text:p>
          </table:table-cell>
          <table:table-cell office:value-type="float" office:value="0.022288447" calcext:value-type="float">
            <text:p>0,022288447</text:p>
          </table:table-cell>
          <table:table-cell office:value-type="float" office:value="0.008509874" calcext:value-type="float">
            <text:p>0,008509874</text:p>
          </table:table-cell>
          <table:table-cell/>
        </table:table-row>
        <table:table-row table:style-name="ro1">
          <table:table-cell office:value-type="float" office:value="0.002529768" calcext:value-type="float">
            <text:p>0,002529768</text:p>
          </table:table-cell>
          <table:table-cell office:value-type="float" office:value="0.004858726" calcext:value-type="float">
            <text:p>0,004858726</text:p>
          </table:table-cell>
          <table:table-cell office:value-type="float" office:value="0.026084619" calcext:value-type="float">
            <text:p>0,026084619</text:p>
          </table:table-cell>
          <table:table-cell office:value-type="float" office:value="0.00583904" calcext:value-type="float">
            <text:p>0,00583904</text:p>
          </table:table-cell>
          <table:table-cell/>
        </table:table-row>
        <table:table-row table:style-name="ro1">
          <table:table-cell office:value-type="float" office:value="0.003437823" calcext:value-type="float">
            <text:p>0,003437823</text:p>
          </table:table-cell>
          <table:table-cell office:value-type="float" office:value="0.001927001" calcext:value-type="float">
            <text:p>0,001927001</text:p>
          </table:table-cell>
          <table:table-cell office:value-type="float" office:value="0.015648566" calcext:value-type="float">
            <text:p>0,015648566</text:p>
          </table:table-cell>
          <table:table-cell office:value-type="float" office:value="0.0109908" calcext:value-type="float">
            <text:p>0,0109908</text:p>
          </table:table-cell>
          <table:table-cell/>
        </table:table-row>
        <table:table-row table:style-name="ro1">
          <table:table-cell office:value-type="float" office:value="0.006419512" calcext:value-type="float">
            <text:p>0,006419512</text:p>
          </table:table-cell>
          <table:table-cell office:value-type="float" office:value="0.003994514" calcext:value-type="float">
            <text:p>0,003994514</text:p>
          </table:table-cell>
          <table:table-cell office:value-type="float" office:value="0.053834451" calcext:value-type="float">
            <text:p>0,053834451</text:p>
          </table:table-cell>
          <table:table-cell office:value-type="float" office:value="0.002612312" calcext:value-type="float">
            <text:p>0,002612312</text:p>
          </table:table-cell>
          <table:table-cell/>
        </table:table-row>
        <table:table-row table:style-name="ro1">
          <table:table-cell office:value-type="float" office:value="0.004350889" calcext:value-type="float">
            <text:p>0,004350889</text:p>
          </table:table-cell>
          <table:table-cell office:value-type="float" office:value="0.001244091" calcext:value-type="float">
            <text:p>0,001244091</text:p>
          </table:table-cell>
          <table:table-cell office:value-type="float" office:value="0.03452497" calcext:value-type="float">
            <text:p>0,03452497</text:p>
          </table:table-cell>
          <table:table-cell office:value-type="float" office:value="0.001417848" calcext:value-type="float">
            <text:p>0,001417848</text:p>
          </table:table-cell>
          <table:table-cell/>
        </table:table-row>
        <table:table-row table:style-name="ro1">
          <table:table-cell office:value-type="float" office:value="0.007989345" calcext:value-type="float">
            <text:p>0,007989345</text:p>
          </table:table-cell>
          <table:table-cell office:value-type="float" office:value="0.001331552" calcext:value-type="float">
            <text:p>0,001331552</text:p>
          </table:table-cell>
          <table:table-cell office:value-type="float" office:value="0.0418301" calcext:value-type="float">
            <text:p>0,0418301</text:p>
          </table:table-cell>
          <table:table-cell office:value-type="float" office:value="0.003046362" calcext:value-type="float">
            <text:p>0,003046362</text:p>
          </table:table-cell>
          <table:table-cell/>
        </table:table-row>
        <table:table-row table:style-name="ro1">
          <table:table-cell office:value-type="float" office:value="0.011805963" calcext:value-type="float">
            <text:p>0,011805963</text:p>
          </table:table-cell>
          <table:table-cell office:value-type="float" office:value="0.015274338" calcext:value-type="float">
            <text:p>0,015274338</text:p>
          </table:table-cell>
          <table:table-cell office:value-type="float" office:value="0.024896519" calcext:value-type="float">
            <text:p>0,024896519</text:p>
          </table:table-cell>
          <table:table-cell office:value-type="float" office:value="0.001376021" calcext:value-type="float">
            <text:p>0,001376021</text:p>
          </table:table-cell>
          <table:table-cell/>
        </table:table-row>
        <table:table-row table:style-name="ro1">
          <table:table-cell office:value-type="float" office:value="0.006544672" calcext:value-type="float">
            <text:p>0,006544672</text:p>
          </table:table-cell>
          <table:table-cell office:value-type="float" office:value="0.002532792" calcext:value-type="float">
            <text:p>0,002532792</text:p>
          </table:table-cell>
          <table:table-cell office:value-type="float" office:value="0.018723166" calcext:value-type="float">
            <text:p>0,018723166</text:p>
          </table:table-cell>
          <table:table-cell office:value-type="float" office:value="0.004325374" calcext:value-type="float">
            <text:p>0,004325374</text:p>
          </table:table-cell>
          <table:table-cell/>
        </table:table-row>
        <table:table-row table:style-name="ro1">
          <table:table-cell office:value-type="float" office:value="0.016628292" calcext:value-type="float">
            <text:p>0,016628292</text:p>
          </table:table-cell>
          <table:table-cell office:value-type="float" office:value="0.005650419" calcext:value-type="float">
            <text:p>0,005650419</text:p>
          </table:table-cell>
          <table:table-cell office:value-type="float" office:value="0.019364952" calcext:value-type="float">
            <text:p>0,019364952</text:p>
          </table:table-cell>
          <table:table-cell office:value-type="float" office:value="0.004903507" calcext:value-type="float">
            <text:p>0,004903507</text:p>
          </table:table-cell>
          <table:table-cell/>
        </table:table-row>
        <table:table-row table:style-name="ro1">
          <table:table-cell office:value-type="float" office:value="0.010263167" calcext:value-type="float">
            <text:p>0,010263167</text:p>
          </table:table-cell>
          <table:table-cell office:value-type="float" office:value="0.002265645" calcext:value-type="float">
            <text:p>0,002265645</text:p>
          </table:table-cell>
          <table:table-cell office:value-type="float" office:value="0.050055397" calcext:value-type="float">
            <text:p>0,050055397</text:p>
          </table:table-cell>
          <table:table-cell office:value-type="float" office:value="0.00115293" calcext:value-type="float">
            <text:p>0,00115293</text:p>
          </table:table-cell>
          <table:table-cell/>
        </table:table-row>
        <table:table-row table:style-name="ro1">
          <table:table-cell office:value-type="float" office:value="0.000921166" calcext:value-type="float">
            <text:p>0,000921166</text:p>
          </table:table-cell>
          <table:table-cell office:value-type="float" office:value="0.004215914" calcext:value-type="float">
            <text:p>0,004215914</text:p>
          </table:table-cell>
          <table:table-cell office:value-type="float" office:value="0.015544873" calcext:value-type="float">
            <text:p>0,015544873</text:p>
          </table:table-cell>
          <table:table-cell office:value-type="float" office:value="0.00570907" calcext:value-type="float">
            <text:p>0,00570907</text:p>
          </table:table-cell>
          <table:table-cell/>
        </table:table-row>
        <table:table-row table:style-name="ro1">
          <table:table-cell office:value-type="float" office:value="0.0009284" calcext:value-type="float">
            <text:p>0,0009284</text:p>
          </table:table-cell>
          <table:table-cell office:value-type="float" office:value="0.00855833" calcext:value-type="float">
            <text:p>0,00855833</text:p>
          </table:table-cell>
          <table:table-cell office:value-type="float" office:value="0.028029224" calcext:value-type="float">
            <text:p>0,028029224</text:p>
          </table:table-cell>
          <table:table-cell office:value-type="float" office:value="0.007329969" calcext:value-type="float">
            <text:p>0,007329969</text:p>
          </table:table-cell>
          <table:table-cell/>
        </table:table-row>
        <table:table-row table:style-name="ro1">
          <table:table-cell office:value-type="float" office:value="0.003075357" calcext:value-type="float">
            <text:p>0,003075357</text:p>
          </table:table-cell>
          <table:table-cell office:value-type="float" office:value="0.005074177" calcext:value-type="float">
            <text:p>0,005074177</text:p>
          </table:table-cell>
          <table:table-cell office:value-type="float" office:value="0.045229548" calcext:value-type="float">
            <text:p>0,045229548</text:p>
          </table:table-cell>
          <table:table-cell office:value-type="float" office:value="0.004931477" calcext:value-type="float">
            <text:p>0,004931477</text:p>
          </table:table-cell>
          <table:table-cell/>
        </table:table-row>
        <table:table-row table:style-name="ro1">
          <table:table-cell office:value-type="float" office:value="0.012532051" calcext:value-type="float">
            <text:p>0,012532051</text:p>
          </table:table-cell>
          <table:table-cell office:value-type="float" office:value="0.003827751" calcext:value-type="float">
            <text:p>0,003827751</text:p>
          </table:table-cell>
          <table:table-cell office:value-type="float" office:value="0.017899028" calcext:value-type="float">
            <text:p>0,017899028</text:p>
          </table:table-cell>
          <table:table-cell office:value-type="float" office:value="0.006786882" calcext:value-type="float">
            <text:p>0,006786882</text:p>
          </table:table-cell>
          <table:table-cell/>
        </table:table-row>
        <table:table-row table:style-name="ro1">
          <table:table-cell office:value-type="float" office:value="0.012300133" calcext:value-type="float">
            <text:p>0,012300133</text:p>
          </table:table-cell>
          <table:table-cell office:value-type="float" office:value="0.005277656" calcext:value-type="float">
            <text:p>0,005277656</text:p>
          </table:table-cell>
          <table:table-cell office:value-type="float" office:value="0.010642193" calcext:value-type="float">
            <text:p>0,010642193</text:p>
          </table:table-cell>
          <table:table-cell office:value-type="float" office:value="0.007081328" calcext:value-type="float">
            <text:p>0,007081328</text:p>
          </table:table-cell>
          <table:table-cell/>
        </table:table-row>
        <table:table-row table:style-name="ro1">
          <table:table-cell office:value-type="float" office:value="0.009339818" calcext:value-type="float">
            <text:p>0,009339818</text:p>
          </table:table-cell>
          <table:table-cell office:value-type="float" office:value="0.008688294" calcext:value-type="float">
            <text:p>0,008688294</text:p>
          </table:table-cell>
          <table:table-cell office:value-type="float" office:value="0.0143593" calcext:value-type="float">
            <text:p>0,0143593</text:p>
          </table:table-cell>
          <table:table-cell office:value-type="float" office:value="0.007221727" calcext:value-type="float">
            <text:p>0,007221727</text:p>
          </table:table-cell>
          <table:table-cell/>
        </table:table-row>
        <table:table-row table:style-name="ro1">
          <table:table-cell office:value-type="float" office:value="0.008200661" calcext:value-type="float">
            <text:p>0,008200661</text:p>
          </table:table-cell>
          <table:table-cell office:value-type="float" office:value="0.003813259" calcext:value-type="float">
            <text:p>0,003813259</text:p>
          </table:table-cell>
          <table:table-cell office:value-type="float" office:value="0.019301739" calcext:value-type="float">
            <text:p>0,019301739</text:p>
          </table:table-cell>
          <table:table-cell office:value-type="float" office:value="0.002686997" calcext:value-type="float">
            <text:p>0,002686997</text:p>
          </table:table-cell>
          <table:table-cell/>
        </table:table-row>
        <table:table-row table:style-name="ro1">
          <table:table-cell office:value-type="float" office:value="0.001300937" calcext:value-type="float">
            <text:p>0,001300937</text:p>
          </table:table-cell>
          <table:table-cell office:value-type="float" office:value="0.001130761" calcext:value-type="float">
            <text:p>0,001130761</text:p>
          </table:table-cell>
          <table:table-cell office:value-type="float" office:value="0.057439425" calcext:value-type="float">
            <text:p>0,057439425</text:p>
          </table:table-cell>
          <table:table-cell office:value-type="float" office:value="0.00330907" calcext:value-type="float">
            <text:p>0,00330907</text:p>
          </table:table-cell>
          <table:table-cell/>
        </table:table-row>
        <table:table-row table:style-name="ro1">
          <table:table-cell office:value-type="float" office:value="0.000960174" calcext:value-type="float">
            <text:p>0,000960174</text:p>
          </table:table-cell>
          <table:table-cell office:value-type="float" office:value="0.001651953" calcext:value-type="float">
            <text:p>0,001651953</text:p>
          </table:table-cell>
          <table:table-cell office:value-type="float" office:value="0.019629231" calcext:value-type="float">
            <text:p>0,019629231</text:p>
          </table:table-cell>
          <table:table-cell office:value-type="float" office:value="0.006674995" calcext:value-type="float">
            <text:p>0,006674995</text:p>
          </table:table-cell>
          <table:table-cell/>
        </table:table-row>
        <table:table-row table:style-name="ro1">
          <table:table-cell office:value-type="float" office:value="0.011982025" calcext:value-type="float">
            <text:p>0,011982025</text:p>
          </table:table-cell>
          <table:table-cell office:value-type="float" office:value="0.009539528" calcext:value-type="float">
            <text:p>0,009539528</text:p>
          </table:table-cell>
          <table:table-cell office:value-type="float" office:value="0.025123364" calcext:value-type="float">
            <text:p>0,025123364</text:p>
          </table:table-cell>
          <table:table-cell office:value-type="float" office:value="0.001388318" calcext:value-type="float">
            <text:p>0,001388318</text:p>
          </table:table-cell>
          <table:table-cell/>
        </table:table-row>
        <table:table-row table:style-name="ro1">
          <table:table-cell office:value-type="float" office:value="0.00676253" calcext:value-type="float">
            <text:p>0,00676253</text:p>
          </table:table-cell>
          <table:table-cell office:value-type="float" office:value="0.010176376" calcext:value-type="float">
            <text:p>0,010176376</text:p>
          </table:table-cell>
          <table:table-cell office:value-type="float" office:value="0.046780049" calcext:value-type="float">
            <text:p>0,046780049</text:p>
          </table:table-cell>
          <table:table-cell office:value-type="float" office:value="0.010636372" calcext:value-type="float">
            <text:p>0,010636372</text:p>
          </table:table-cell>
          <table:table-cell/>
        </table:table-row>
        <table:table-row table:style-name="ro1">
          <table:table-cell office:value-type="float" office:value="0.002357064" calcext:value-type="float">
            <text:p>0,002357064</text:p>
          </table:table-cell>
          <table:table-cell office:value-type="float" office:value="0.005074378" calcext:value-type="float">
            <text:p>0,005074378</text:p>
          </table:table-cell>
          <table:table-cell office:value-type="float" office:value="0.041745145" calcext:value-type="float">
            <text:p>0,041745145</text:p>
          </table:table-cell>
          <table:table-cell office:value-type="float" office:value="0.007355978" calcext:value-type="float">
            <text:p>0,007355978</text:p>
          </table:table-cell>
          <table:table-cell/>
        </table:table-row>
        <table:table-row table:style-name="ro1">
          <table:table-cell office:value-type="float" office:value="0.005516898" calcext:value-type="float">
            <text:p>0,005516898</text:p>
          </table:table-cell>
          <table:table-cell office:value-type="float" office:value="0.012538207" calcext:value-type="float">
            <text:p>0,012538207</text:p>
          </table:table-cell>
          <table:table-cell office:value-type="float" office:value="0.02294659" calcext:value-type="float">
            <text:p>0,02294659</text:p>
          </table:table-cell>
          <table:table-cell office:value-type="float" office:value="0.001075759" calcext:value-type="float">
            <text:p>0,001075759</text:p>
          </table:table-cell>
          <table:table-cell/>
        </table:table-row>
        <table:table-row table:style-name="ro1">
          <table:table-cell office:value-type="float" office:value="0.001689273" calcext:value-type="float">
            <text:p>0,001689273</text:p>
          </table:table-cell>
          <table:table-cell office:value-type="float" office:value="0.004267492" calcext:value-type="float">
            <text:p>0,004267492</text:p>
          </table:table-cell>
          <table:table-cell office:value-type="float" office:value="0.015694685" calcext:value-type="float">
            <text:p>0,015694685</text:p>
          </table:table-cell>
          <table:table-cell office:value-type="float" office:value="0.002238078" calcext:value-type="float">
            <text:p>0,002238078</text:p>
          </table:table-cell>
          <table:table-cell/>
        </table:table-row>
        <table:table-row table:style-name="ro1">
          <table:table-cell office:value-type="float" office:value="0.01633035" calcext:value-type="float">
            <text:p>0,01633035</text:p>
          </table:table-cell>
          <table:table-cell office:value-type="float" office:value="0.010607615" calcext:value-type="float">
            <text:p>0,010607615</text:p>
          </table:table-cell>
          <table:table-cell office:value-type="float" office:value="0.018346597" calcext:value-type="float">
            <text:p>0,018346597</text:p>
          </table:table-cell>
          <table:table-cell office:value-type="float" office:value="0.002533899" calcext:value-type="float">
            <text:p>0,002533899</text:p>
          </table:table-cell>
          <table:table-cell/>
        </table:table-row>
        <table:table-row table:style-name="ro1">
          <table:table-cell office:value-type="float" office:value="0.009421632" calcext:value-type="float">
            <text:p>0,009421632</text:p>
          </table:table-cell>
          <table:table-cell office:value-type="float" office:value="0.005178069" calcext:value-type="float">
            <text:p>0,005178069</text:p>
          </table:table-cell>
          <table:table-cell office:value-type="float" office:value="0.019022863" calcext:value-type="float">
            <text:p>0,019022863</text:p>
          </table:table-cell>
          <table:table-cell office:value-type="float" office:value="0.00681178" calcext:value-type="float">
            <text:p>0,00681178</text:p>
          </table:table-cell>
          <table:table-cell/>
        </table:table-row>
        <table:table-row table:style-name="ro1">
          <table:table-cell office:value-type="float" office:value="0.011161936" calcext:value-type="float">
            <text:p>0,011161936</text:p>
          </table:table-cell>
          <table:table-cell office:value-type="float" office:value="0.003010997" calcext:value-type="float">
            <text:p>0,003010997</text:p>
          </table:table-cell>
          <table:table-cell office:value-type="float" office:value="0.029745964" calcext:value-type="float">
            <text:p>0,029745964</text:p>
          </table:table-cell>
          <table:table-cell office:value-type="float" office:value="0.001085537" calcext:value-type="float">
            <text:p>0,001085537</text:p>
          </table:table-cell>
          <table:table-cell/>
        </table:table-row>
        <table:table-row table:style-name="ro1">
          <table:table-cell office:value-type="float" office:value="0.005025457" calcext:value-type="float">
            <text:p>0,005025457</text:p>
          </table:table-cell>
          <table:table-cell office:value-type="float" office:value="0.005320867" calcext:value-type="float">
            <text:p>0,005320867</text:p>
          </table:table-cell>
          <table:table-cell office:value-type="float" office:value="0.018935319" calcext:value-type="float">
            <text:p>0,018935319</text:p>
          </table:table-cell>
          <table:table-cell office:value-type="float" office:value="0.010137742" calcext:value-type="float">
            <text:p>0,010137742</text:p>
          </table:table-cell>
          <table:table-cell/>
        </table:table-row>
        <table:table-row table:style-name="ro1">
          <table:table-cell office:value-type="float" office:value="0.001695894" calcext:value-type="float">
            <text:p>0,001695894</text:p>
          </table:table-cell>
          <table:table-cell office:value-type="float" office:value="0.005417218" calcext:value-type="float">
            <text:p>0,005417218</text:p>
          </table:table-cell>
          <table:table-cell office:value-type="float" office:value="0.007190252" calcext:value-type="float">
            <text:p>0,007190252</text:p>
          </table:table-cell>
          <table:table-cell office:value-type="float" office:value="0.011404933" calcext:value-type="float">
            <text:p>0,011404933</text:p>
          </table:table-cell>
          <table:table-cell/>
        </table:table-row>
        <table:table-row table:style-name="ro1">
          <table:table-cell office:value-type="float" office:value="0.002811422" calcext:value-type="float">
            <text:p>0,002811422</text:p>
          </table:table-cell>
          <table:table-cell office:value-type="float" office:value="0.003674463" calcext:value-type="float">
            <text:p>0,003674463</text:p>
          </table:table-cell>
          <table:table-cell office:value-type="float" office:value="0.01164912" calcext:value-type="float">
            <text:p>0,01164912</text:p>
          </table:table-cell>
          <table:table-cell office:value-type="float" office:value="0.007590639" calcext:value-type="float">
            <text:p>0,007590639</text:p>
          </table:table-cell>
          <table:table-cell/>
        </table:table-row>
        <table:table-row table:style-name="ro1">
          <table:table-cell office:value-type="float" office:value="0.004414793" calcext:value-type="float">
            <text:p>0,004414793</text:p>
          </table:table-cell>
          <table:table-cell office:value-type="float" office:value="0.006507165" calcext:value-type="float">
            <text:p>0,006507165</text:p>
          </table:table-cell>
          <table:table-cell office:value-type="float" office:value="0.026572538" calcext:value-type="float">
            <text:p>0,026572538</text:p>
          </table:table-cell>
          <table:table-cell office:value-type="float" office:value="0.016204786" calcext:value-type="float">
            <text:p>0,016204786</text:p>
          </table:table-cell>
          <table:table-cell/>
        </table:table-row>
        <table:table-row table:style-name="ro1">
          <table:table-cell office:value-type="float" office:value="0.001933042" calcext:value-type="float">
            <text:p>0,001933042</text:p>
          </table:table-cell>
          <table:table-cell office:value-type="float" office:value="0.00507168" calcext:value-type="float">
            <text:p>0,00507168</text:p>
          </table:table-cell>
          <table:table-cell office:value-type="float" office:value="0.021275214" calcext:value-type="float">
            <text:p>0,021275214</text:p>
          </table:table-cell>
          <table:table-cell office:value-type="float" office:value="0.0053586" calcext:value-type="float">
            <text:p>0,0053586</text:p>
          </table:table-cell>
          <table:table-cell/>
        </table:table-row>
        <table:table-row table:style-name="ro1">
          <table:table-cell office:value-type="float" office:value="0.009875974" calcext:value-type="float">
            <text:p>0,009875974</text:p>
          </table:table-cell>
          <table:table-cell office:value-type="float" office:value="0.0035348" calcext:value-type="float">
            <text:p>0,0035348</text:p>
          </table:table-cell>
          <table:table-cell office:value-type="float" office:value="0.024254289" calcext:value-type="float">
            <text:p>0,024254289</text:p>
          </table:table-cell>
          <table:table-cell office:value-type="float" office:value="0.001125615" calcext:value-type="float">
            <text:p>0,001125615</text:p>
          </table:table-cell>
          <table:table-cell/>
        </table:table-row>
        <table:table-row table:style-name="ro1">
          <table:table-cell office:value-type="float" office:value="0.010967727" calcext:value-type="float">
            <text:p>0,010967727</text:p>
          </table:table-cell>
          <table:table-cell office:value-type="float" office:value="0.007746603" calcext:value-type="float">
            <text:p>0,007746603</text:p>
          </table:table-cell>
          <table:table-cell office:value-type="float" office:value="0.021652064" calcext:value-type="float">
            <text:p>0,021652064</text:p>
          </table:table-cell>
          <table:table-cell office:value-type="float" office:value="0.004245249" calcext:value-type="float">
            <text:p>0,004245249</text:p>
          </table:table-cell>
          <table:table-cell/>
        </table:table-row>
        <table:table-row table:style-name="ro1">
          <table:table-cell office:value-type="float" office:value="0.008538657" calcext:value-type="float">
            <text:p>0,008538657</text:p>
          </table:table-cell>
          <table:table-cell office:value-type="float" office:value="0.001577539" calcext:value-type="float">
            <text:p>0,001577539</text:p>
          </table:table-cell>
          <table:table-cell office:value-type="float" office:value="0.052442906" calcext:value-type="float">
            <text:p>0,052442906</text:p>
          </table:table-cell>
          <table:table-cell office:value-type="float" office:value="0.001805769" calcext:value-type="float">
            <text:p>0,001805769</text:p>
          </table:table-cell>
          <table:table-cell/>
        </table:table-row>
        <table:table-row table:style-name="ro1">
          <table:table-cell office:value-type="float" office:value="0.001390014" calcext:value-type="float">
            <text:p>0,001390014</text:p>
          </table:table-cell>
          <table:table-cell office:value-type="float" office:value="0.002159164" calcext:value-type="float">
            <text:p>0,002159164</text:p>
          </table:table-cell>
          <table:table-cell office:value-type="float" office:value="0.020530182" calcext:value-type="float">
            <text:p>0,020530182</text:p>
          </table:table-cell>
          <table:table-cell office:value-type="float" office:value="0.002675076" calcext:value-type="float">
            <text:p>0,002675076</text:p>
          </table:table-cell>
          <table:table-cell/>
        </table:table-row>
        <table:table-row table:style-name="ro1">
          <table:table-cell office:value-type="float" office:value="0.002771513" calcext:value-type="float">
            <text:p>0,002771513</text:p>
          </table:table-cell>
          <table:table-cell office:value-type="float" office:value="0.004894463" calcext:value-type="float">
            <text:p>0,004894463</text:p>
          </table:table-cell>
          <table:table-cell office:value-type="float" office:value="0.056938901" calcext:value-type="float">
            <text:p>0,056938901</text:p>
          </table:table-cell>
          <table:table-cell office:value-type="float" office:value="0.007858711" calcext:value-type="float">
            <text:p>0,007858711</text:p>
          </table:table-cell>
          <table:table-cell/>
        </table:table-row>
        <table:table-row table:style-name="ro1">
          <table:table-cell office:value-type="float" office:value="0.01071019" calcext:value-type="float">
            <text:p>0,01071019</text:p>
          </table:table-cell>
          <table:table-cell office:value-type="float" office:value="0.017897654" calcext:value-type="float">
            <text:p>0,017897654</text:p>
          </table:table-cell>
          <table:table-cell office:value-type="float" office:value="0.009830402" calcext:value-type="float">
            <text:p>0,009830402</text:p>
          </table:table-cell>
          <table:table-cell office:value-type="float" office:value="0.00921169" calcext:value-type="float">
            <text:p>0,00921169</text:p>
          </table:table-cell>
          <table:table-cell/>
        </table:table-row>
        <table:table-row table:style-name="ro1">
          <table:table-cell office:value-type="float" office:value="0.013216298" calcext:value-type="float">
            <text:p>0,013216298</text:p>
          </table:table-cell>
          <table:table-cell office:value-type="float" office:value="0.004237823" calcext:value-type="float">
            <text:p>0,004237823</text:p>
          </table:table-cell>
          <table:table-cell office:value-type="float" office:value="0.036085016" calcext:value-type="float">
            <text:p>0,036085016</text:p>
          </table:table-cell>
          <table:table-cell office:value-type="float" office:value="0.005347563" calcext:value-type="float">
            <text:p>0,005347563</text:p>
          </table:table-cell>
          <table:table-cell/>
        </table:table-row>
        <table:table-row table:style-name="ro1">
          <table:table-cell office:value-type="float" office:value="0.021833181" calcext:value-type="float">
            <text:p>0,021833181</text:p>
          </table:table-cell>
          <table:table-cell office:value-type="float" office:value="0.001896002" calcext:value-type="float">
            <text:p>0,001896002</text:p>
          </table:table-cell>
          <table:table-cell office:value-type="float" office:value="0.021081308" calcext:value-type="float">
            <text:p>0,021081308</text:p>
          </table:table-cell>
          <table:table-cell office:value-type="float" office:value="0.008867674" calcext:value-type="float">
            <text:p>0,008867674</text:p>
          </table:table-cell>
          <table:table-cell/>
        </table:table-row>
        <table:table-row table:style-name="ro1">
          <table:table-cell office:value-type="float" office:value="0.004663147" calcext:value-type="float">
            <text:p>0,004663147</text:p>
          </table:table-cell>
          <table:table-cell office:value-type="float" office:value="0.005689781" calcext:value-type="float">
            <text:p>0,005689781</text:p>
          </table:table-cell>
          <table:table-cell office:value-type="float" office:value="0.016484972" calcext:value-type="float">
            <text:p>0,016484972</text:p>
          </table:table-cell>
          <table:table-cell office:value-type="float" office:value="0.009689623" calcext:value-type="float">
            <text:p>0,009689623</text:p>
          </table:table-cell>
          <table:table-cell/>
        </table:table-row>
        <table:table-row table:style-name="ro1">
          <table:table-cell office:value-type="float" office:value="0.010413492" calcext:value-type="float">
            <text:p>0,010413492</text:p>
          </table:table-cell>
          <table:table-cell office:value-type="float" office:value="0.019266973" calcext:value-type="float">
            <text:p>0,019266973</text:p>
          </table:table-cell>
          <table:table-cell office:value-type="float" office:value="0.060097098" calcext:value-type="float">
            <text:p>0,060097098</text:p>
          </table:table-cell>
          <table:table-cell office:value-type="float" office:value="0.016037753" calcext:value-type="float">
            <text:p>0,016037753</text:p>
          </table:table-cell>
          <table:table-cell/>
        </table:table-row>
        <table:table-row table:style-name="ro1">
          <table:table-cell office:value-type="float" office:value="0.008025961" calcext:value-type="float">
            <text:p>0,008025961</text:p>
          </table:table-cell>
          <table:table-cell office:value-type="float" office:value="0.001557053" calcext:value-type="float">
            <text:p>0,001557053</text:p>
          </table:table-cell>
          <table:table-cell office:value-type="float" office:value="0.033719276" calcext:value-type="float">
            <text:p>0,033719276</text:p>
          </table:table-cell>
          <table:table-cell office:value-type="float" office:value="0.002720704" calcext:value-type="float">
            <text:p>0,002720704</text:p>
          </table:table-cell>
          <table:table-cell/>
        </table:table-row>
        <table:table-row table:style-name="ro1">
          <table:table-cell office:value-type="float" office:value="0.006190733" calcext:value-type="float">
            <text:p>0,006190733</text:p>
          </table:table-cell>
          <table:table-cell office:value-type="float" office:value="0.00600085" calcext:value-type="float">
            <text:p>0,00600085</text:p>
          </table:table-cell>
          <table:table-cell office:value-type="float" office:value="0.026028672" calcext:value-type="float">
            <text:p>0,026028672</text:p>
          </table:table-cell>
          <table:table-cell office:value-type="float" office:value="0.003697204" calcext:value-type="float">
            <text:p>0,003697204</text:p>
          </table:table-cell>
          <table:table-cell/>
        </table:table-row>
        <table:table-row table:style-name="ro1">
          <table:table-cell office:value-type="float" office:value="0.006677346" calcext:value-type="float">
            <text:p>0,006677346</text:p>
          </table:table-cell>
          <table:table-cell office:value-type="float" office:value="0.008368577" calcext:value-type="float">
            <text:p>0,008368577</text:p>
          </table:table-cell>
          <table:table-cell office:value-type="float" office:value="0.04910106" calcext:value-type="float">
            <text:p>0,04910106</text:p>
          </table:table-cell>
          <table:table-cell office:value-type="float" office:value="0.00204219" calcext:value-type="float">
            <text:p>0,00204219</text:p>
          </table:table-cell>
          <table:table-cell/>
        </table:table-row>
        <table:table-row table:style-name="ro1">
          <table:table-cell office:value-type="float" office:value="0.003142285" calcext:value-type="float">
            <text:p>0,003142285</text:p>
          </table:table-cell>
          <table:table-cell office:value-type="float" office:value="0.002157274" calcext:value-type="float">
            <text:p>0,002157274</text:p>
          </table:table-cell>
          <table:table-cell office:value-type="float" office:value="0.017566994" calcext:value-type="float">
            <text:p>0,017566994</text:p>
          </table:table-cell>
          <table:table-cell office:value-type="float" office:value="0.003068893" calcext:value-type="float">
            <text:p>0,003068893</text:p>
          </table:table-cell>
          <table:table-cell/>
        </table:table-row>
        <table:table-row table:style-name="ro1">
          <table:table-cell office:value-type="float" office:value="0.003300721" calcext:value-type="float">
            <text:p>0,003300721</text:p>
          </table:table-cell>
          <table:table-cell office:value-type="float" office:value="0.019733205" calcext:value-type="float">
            <text:p>0,019733205</text:p>
          </table:table-cell>
          <table:table-cell office:value-type="float" office:value="0.019483877" calcext:value-type="float">
            <text:p>0,019483877</text:p>
          </table:table-cell>
          <table:table-cell office:value-type="float" office:value="0.002593605" calcext:value-type="float">
            <text:p>0,002593605</text:p>
          </table:table-cell>
          <table:table-cell/>
        </table:table-row>
        <table:table-row table:style-name="ro1">
          <table:table-cell office:value-type="float" office:value="0.01332329" calcext:value-type="float">
            <text:p>0,01332329</text:p>
          </table:table-cell>
          <table:table-cell office:value-type="float" office:value="0.015538641" calcext:value-type="float">
            <text:p>0,015538641</text:p>
          </table:table-cell>
          <table:table-cell office:value-type="float" office:value="0.067423633" calcext:value-type="float">
            <text:p>0,067423633</text:p>
          </table:table-cell>
          <table:table-cell office:value-type="float" office:value="0.015725458" calcext:value-type="float">
            <text:p>0,015725458</text:p>
          </table:table-cell>
          <table:table-cell/>
        </table:table-row>
        <table:table-row table:style-name="ro1">
          <table:table-cell office:value-type="float" office:value="0.024504608" calcext:value-type="float">
            <text:p>0,024504608</text:p>
          </table:table-cell>
          <table:table-cell office:value-type="float" office:value="0.022699909" calcext:value-type="float">
            <text:p>0,022699909</text:p>
          </table:table-cell>
          <table:table-cell office:value-type="float" office:value="0.047598156" calcext:value-type="float">
            <text:p>0,047598156</text:p>
          </table:table-cell>
          <table:table-cell office:value-type="float" office:value="0.008512381" calcext:value-type="float">
            <text:p>0,008512381</text:p>
          </table:table-cell>
          <table:table-cell/>
        </table:table-row>
        <table:table-row table:style-name="ro1">
          <table:table-cell office:value-type="float" office:value="0.009891154" calcext:value-type="float">
            <text:p>0,009891154</text:p>
          </table:table-cell>
          <table:table-cell office:value-type="float" office:value="0.006937832" calcext:value-type="float">
            <text:p>0,006937832</text:p>
          </table:table-cell>
          <table:table-cell office:value-type="float" office:value="0.050245313" calcext:value-type="float">
            <text:p>0,050245313</text:p>
          </table:table-cell>
          <table:table-cell office:value-type="float" office:value="0.022056861" calcext:value-type="float">
            <text:p>0,022056861</text:p>
          </table:table-cell>
          <table:table-cell/>
        </table:table-row>
        <table:table-row table:style-name="ro1">
          <table:table-cell office:value-type="float" office:value="0.006999874" calcext:value-type="float">
            <text:p>0,006999874</text:p>
          </table:table-cell>
          <table:table-cell office:value-type="float" office:value="0.002269455" calcext:value-type="float">
            <text:p>0,002269455</text:p>
          </table:table-cell>
          <table:table-cell office:value-type="float" office:value="0.032405021" calcext:value-type="float">
            <text:p>0,032405021</text:p>
          </table:table-cell>
          <table:table-cell office:value-type="float" office:value="0.009871378" calcext:value-type="float">
            <text:p>0,009871378</text:p>
          </table:table-cell>
          <table:table-cell/>
        </table:table-row>
        <table:table-row table:style-name="ro1">
          <table:table-cell office:value-type="float" office:value="0.014788216" calcext:value-type="float">
            <text:p>0,014788216</text:p>
          </table:table-cell>
          <table:table-cell office:value-type="float" office:value="0.011416826" calcext:value-type="float">
            <text:p>0,011416826</text:p>
          </table:table-cell>
          <table:table-cell office:value-type="float" office:value="0.02093215" calcext:value-type="float">
            <text:p>0,02093215</text:p>
          </table:table-cell>
          <table:table-cell office:value-type="float" office:value="0.005709568" calcext:value-type="float">
            <text:p>0,005709568</text:p>
          </table:table-cell>
          <table:table-cell/>
        </table:table-row>
        <table:table-row table:style-name="ro1">
          <table:table-cell office:value-type="float" office:value="0.004919733" calcext:value-type="float">
            <text:p>0,004919733</text:p>
          </table:table-cell>
          <table:table-cell office:value-type="float" office:value="0.006195306" calcext:value-type="float">
            <text:p>0,006195306</text:p>
          </table:table-cell>
          <table:table-cell office:value-type="float" office:value="0.044053469" calcext:value-type="float">
            <text:p>0,044053469</text:p>
          </table:table-cell>
          <table:table-cell office:value-type="float" office:value="0.003554604" calcext:value-type="float">
            <text:p>0,003554604</text:p>
          </table:table-cell>
          <table:table-cell/>
        </table:table-row>
        <table:table-row table:style-name="ro1">
          <table:table-cell office:value-type="float" office:value="0.008616595" calcext:value-type="float">
            <text:p>0,008616595</text:p>
          </table:table-cell>
          <table:table-cell office:value-type="float" office:value="0.013096857" calcext:value-type="float">
            <text:p>0,013096857</text:p>
          </table:table-cell>
          <table:table-cell office:value-type="float" office:value="0.009861988" calcext:value-type="float">
            <text:p>0,009861988</text:p>
          </table:table-cell>
          <table:table-cell office:value-type="float" office:value="0.01713348" calcext:value-type="float">
            <text:p>0,01713348</text:p>
          </table:table-cell>
          <table:table-cell/>
        </table:table-row>
        <table:table-row table:style-name="ro1">
          <table:table-cell office:value-type="float" office:value="0.016508954" calcext:value-type="float">
            <text:p>0,016508954</text:p>
          </table:table-cell>
          <table:table-cell office:value-type="float" office:value="0.001831351" calcext:value-type="float">
            <text:p>0,001831351</text:p>
          </table:table-cell>
          <table:table-cell office:value-type="float" office:value="0.024297227" calcext:value-type="float">
            <text:p>0,024297227</text:p>
          </table:table-cell>
          <table:table-cell office:value-type="float" office:value="0.003635174" calcext:value-type="float">
            <text:p>0,003635174</text:p>
          </table:table-cell>
          <table:table-cell/>
        </table:table-row>
        <table:table-row table:style-name="ro1">
          <table:table-cell office:value-type="float" office:value="0.002558943" calcext:value-type="float">
            <text:p>0,002558943</text:p>
          </table:table-cell>
          <table:table-cell office:value-type="float" office:value="0.010865413" calcext:value-type="float">
            <text:p>0,010865413</text:p>
          </table:table-cell>
          <table:table-cell office:value-type="float" office:value="0.038671431" calcext:value-type="float">
            <text:p>0,038671431</text:p>
          </table:table-cell>
          <table:table-cell office:value-type="float" office:value="0.009503375" calcext:value-type="float">
            <text:p>0,009503375</text:p>
          </table:table-cell>
          <table:table-cell/>
        </table:table-row>
        <table:table-row table:style-name="ro1">
          <table:table-cell office:value-type="float" office:value="0.015865281" calcext:value-type="float">
            <text:p>0,015865281</text:p>
          </table:table-cell>
          <table:table-cell office:value-type="float" office:value="0.001719029" calcext:value-type="float">
            <text:p>0,001719029</text:p>
          </table:table-cell>
          <table:table-cell office:value-type="float" office:value="0.023677114" calcext:value-type="float">
            <text:p>0,023677114</text:p>
          </table:table-cell>
          <table:table-cell office:value-type="float" office:value="0.007049838" calcext:value-type="float">
            <text:p>0,007049838</text:p>
          </table:table-cell>
          <table:table-cell/>
        </table:table-row>
        <table:table-row table:style-name="ro1">
          <table:table-cell office:value-type="float" office:value="0.013719437" calcext:value-type="float">
            <text:p>0,013719437</text:p>
          </table:table-cell>
          <table:table-cell office:value-type="float" office:value="0.006615177" calcext:value-type="float">
            <text:p>0,006615177</text:p>
          </table:table-cell>
          <table:table-cell office:value-type="float" office:value="0.063031398" calcext:value-type="float">
            <text:p>0,063031398</text:p>
          </table:table-cell>
          <table:table-cell office:value-type="float" office:value="0.01074466" calcext:value-type="float">
            <text:p>0,01074466</text:p>
          </table:table-cell>
          <table:table-cell/>
        </table:table-row>
        <table:table-row table:style-name="ro1">
          <table:table-cell office:value-type="float" office:value="0.006413929" calcext:value-type="float">
            <text:p>0,006413929</text:p>
          </table:table-cell>
          <table:table-cell office:value-type="float" office:value="0.013648033" calcext:value-type="float">
            <text:p>0,013648033</text:p>
          </table:table-cell>
          <table:table-cell office:value-type="float" office:value="0.027801208" calcext:value-type="float">
            <text:p>0,027801208</text:p>
          </table:table-cell>
          <table:table-cell office:value-type="float" office:value="0.001328375" calcext:value-type="float">
            <text:p>0,001328375</text:p>
          </table:table-cell>
          <table:table-cell/>
        </table:table-row>
        <table:table-row table:style-name="ro1">
          <table:table-cell office:value-type="float" office:value="0.005342483" calcext:value-type="float">
            <text:p>0,005342483</text:p>
          </table:table-cell>
          <table:table-cell office:value-type="float" office:value="0.013696641" calcext:value-type="float">
            <text:p>0,013696641</text:p>
          </table:table-cell>
          <table:table-cell office:value-type="float" office:value="0.051670164" calcext:value-type="float">
            <text:p>0,051670164</text:p>
          </table:table-cell>
          <table:table-cell office:value-type="float" office:value="0.003429376" calcext:value-type="float">
            <text:p>0,003429376</text:p>
          </table:table-cell>
          <table:table-cell/>
        </table:table-row>
        <table:table-row table:style-name="ro1">
          <table:table-cell office:value-type="float" office:value="0.008175514" calcext:value-type="float">
            <text:p>0,008175514</text:p>
          </table:table-cell>
          <table:table-cell office:value-type="float" office:value="0.005510819" calcext:value-type="float">
            <text:p>0,005510819</text:p>
          </table:table-cell>
          <table:table-cell office:value-type="float" office:value="0.074533369" calcext:value-type="float">
            <text:p>0,074533369</text:p>
          </table:table-cell>
          <table:table-cell office:value-type="float" office:value="0.012359777" calcext:value-type="float">
            <text:p>0,012359777</text:p>
          </table:table-cell>
          <table:table-cell/>
        </table:table-row>
        <table:table-row table:style-name="ro1">
          <table:table-cell office:value-type="float" office:value="0.007310135" calcext:value-type="float">
            <text:p>0,007310135</text:p>
          </table:table-cell>
          <table:table-cell office:value-type="float" office:value="0.013096253" calcext:value-type="float">
            <text:p>0,013096253</text:p>
          </table:table-cell>
          <table:table-cell office:value-type="float" office:value="0.02969083" calcext:value-type="float">
            <text:p>0,02969083</text:p>
          </table:table-cell>
          <table:table-cell office:value-type="float" office:value="0.007680557" calcext:value-type="float">
            <text:p>0,007680557</text:p>
          </table:table-cell>
          <table:table-cell/>
        </table:table-row>
        <table:table-row table:style-name="ro1">
          <table:table-cell office:value-type="float" office:value="0.008534385" calcext:value-type="float">
            <text:p>0,008534385</text:p>
          </table:table-cell>
          <table:table-cell office:value-type="float" office:value="0.004783086" calcext:value-type="float">
            <text:p>0,004783086</text:p>
          </table:table-cell>
          <table:table-cell office:value-type="float" office:value="0.042738983" calcext:value-type="float">
            <text:p>0,042738983</text:p>
          </table:table-cell>
          <table:table-cell office:value-type="float" office:value="0.004689224" calcext:value-type="float">
            <text:p>0,004689224</text:p>
          </table:table-cell>
          <table:table-cell/>
        </table:table-row>
        <table:table-row table:style-name="ro1">
          <table:table-cell office:value-type="float" office:value="0.014885777" calcext:value-type="float">
            <text:p>0,014885777</text:p>
          </table:table-cell>
          <table:table-cell office:value-type="float" office:value="0.016324413" calcext:value-type="float">
            <text:p>0,016324413</text:p>
          </table:table-cell>
          <table:table-cell office:value-type="float" office:value="0.019121083" calcext:value-type="float">
            <text:p>0,019121083</text:p>
          </table:table-cell>
          <table:table-cell office:value-type="float" office:value="0.009893802" calcext:value-type="float">
            <text:p>0,009893802</text:p>
          </table:table-cell>
          <table:table-cell/>
        </table:table-row>
        <table:table-row table:style-name="ro1">
          <table:table-cell office:value-type="float" office:value="0.01282657" calcext:value-type="float">
            <text:p>0,01282657</text:p>
          </table:table-cell>
          <table:table-cell office:value-type="float" office:value="0.011366828" calcext:value-type="float">
            <text:p>0,011366828</text:p>
          </table:table-cell>
          <table:table-cell office:value-type="float" office:value="0.033083937" calcext:value-type="float">
            <text:p>0,033083937</text:p>
          </table:table-cell>
          <table:table-cell office:value-type="float" office:value="0.003868921" calcext:value-type="float">
            <text:p>0,003868921</text:p>
          </table:table-cell>
          <table:table-cell/>
        </table:table-row>
        <table:table-row table:style-name="ro1">
          <table:table-cell office:value-type="float" office:value="0.008151571" calcext:value-type="float">
            <text:p>0,008151571</text:p>
          </table:table-cell>
          <table:table-cell office:value-type="float" office:value="0.007006" calcext:value-type="float">
            <text:p>0,007006</text:p>
          </table:table-cell>
          <table:table-cell office:value-type="float" office:value="0.030168413" calcext:value-type="float">
            <text:p>0,030168413</text:p>
          </table:table-cell>
          <table:table-cell office:value-type="float" office:value="0.002041593" calcext:value-type="float">
            <text:p>0,002041593</text:p>
          </table:table-cell>
          <table:table-cell/>
        </table:table-row>
        <table:table-row table:style-name="ro1">
          <table:table-cell office:value-type="float" office:value="0.004650781" calcext:value-type="float">
            <text:p>0,004650781</text:p>
          </table:table-cell>
          <table:table-cell office:value-type="float" office:value="0.006188088" calcext:value-type="float">
            <text:p>0,006188088</text:p>
          </table:table-cell>
          <table:table-cell office:value-type="float" office:value="0.025373971" calcext:value-type="float">
            <text:p>0,025373971</text:p>
          </table:table-cell>
          <table:table-cell office:value-type="float" office:value="0.014224149" calcext:value-type="float">
            <text:p>0,014224149</text:p>
          </table:table-cell>
          <table:table-cell/>
        </table:table-row>
        <table:table-row table:style-name="ro1">
          <table:table-cell office:value-type="float" office:value="0.004453426" calcext:value-type="float">
            <text:p>0,004453426</text:p>
          </table:table-cell>
          <table:table-cell office:value-type="float" office:value="0.016237003" calcext:value-type="float">
            <text:p>0,016237003</text:p>
          </table:table-cell>
          <table:table-cell office:value-type="float" office:value="0.0746559" calcext:value-type="float">
            <text:p>0,0746559</text:p>
          </table:table-cell>
          <table:table-cell office:value-type="float" office:value="0.00285052" calcext:value-type="float">
            <text:p>0,00285052</text:p>
          </table:table-cell>
          <table:table-cell/>
        </table:table-row>
        <table:table-row table:style-name="ro1">
          <table:table-cell office:value-type="float" office:value="0.021703446" calcext:value-type="float">
            <text:p>0,021703446</text:p>
          </table:table-cell>
          <table:table-cell office:value-type="float" office:value="0.026688045" calcext:value-type="float">
            <text:p>0,026688045</text:p>
          </table:table-cell>
          <table:table-cell office:value-type="float" office:value="0.030491134" calcext:value-type="float">
            <text:p>0,030491134</text:p>
          </table:table-cell>
          <table:table-cell office:value-type="float" office:value="0.004846677" calcext:value-type="float">
            <text:p>0,004846677</text:p>
          </table:table-cell>
          <table:table-cell/>
        </table:table-row>
        <table:table-row table:style-name="ro1">
          <table:table-cell office:value-type="float" office:value="0.016973176" calcext:value-type="float">
            <text:p>0,016973176</text:p>
          </table:table-cell>
          <table:table-cell office:value-type="float" office:value="0.017699503" calcext:value-type="float">
            <text:p>0,017699503</text:p>
          </table:table-cell>
          <table:table-cell office:value-type="float" office:value="0.026772364" calcext:value-type="float">
            <text:p>0,026772364</text:p>
          </table:table-cell>
          <table:table-cell office:value-type="float" office:value="0.009895073" calcext:value-type="float">
            <text:p>0,009895073</text:p>
          </table:table-cell>
          <table:table-cell/>
        </table:table-row>
        <table:table-row table:style-name="ro1">
          <table:table-cell office:value-type="float" office:value="0.006740626" calcext:value-type="float">
            <text:p>0,006740626</text:p>
          </table:table-cell>
          <table:table-cell office:value-type="float" office:value="0.003923391" calcext:value-type="float">
            <text:p>0,003923391</text:p>
          </table:table-cell>
          <table:table-cell office:value-type="float" office:value="0.018478621" calcext:value-type="float">
            <text:p>0,018478621</text:p>
          </table:table-cell>
          <table:table-cell office:value-type="float" office:value="0.003425638" calcext:value-type="float">
            <text:p>0,003425638</text:p>
          </table:table-cell>
          <table:table-cell/>
        </table:table-row>
        <table:table-row table:style-name="ro1">
          <table:table-cell office:value-type="float" office:value="0.00256271" calcext:value-type="float">
            <text:p>0,00256271</text:p>
          </table:table-cell>
          <table:table-cell office:value-type="float" office:value="0.001956579" calcext:value-type="float">
            <text:p>0,001956579</text:p>
          </table:table-cell>
          <table:table-cell office:value-type="float" office:value="0.054533485" calcext:value-type="float">
            <text:p>0,054533485</text:p>
          </table:table-cell>
          <table:table-cell office:value-type="float" office:value="0.005764189" calcext:value-type="float">
            <text:p>0,005764189</text:p>
          </table:table-cell>
          <table:table-cell/>
        </table:table-row>
        <table:table-row table:style-name="ro1">
          <table:table-cell office:value-type="float" office:value="0.014259652" calcext:value-type="float">
            <text:p>0,014259652</text:p>
          </table:table-cell>
          <table:table-cell office:value-type="float" office:value="0.017277911" calcext:value-type="float">
            <text:p>0,017277911</text:p>
          </table:table-cell>
          <table:table-cell office:value-type="float" office:value="0.03106261" calcext:value-type="float">
            <text:p>0,03106261</text:p>
          </table:table-cell>
          <table:table-cell office:value-type="float" office:value="0.029328318" calcext:value-type="float">
            <text:p>0,029328318</text:p>
          </table:table-cell>
          <table:table-cell/>
        </table:table-row>
        <table:table-row table:style-name="ro1">
          <table:table-cell office:value-type="float" office:value="0.010569097" calcext:value-type="float">
            <text:p>0,010569097</text:p>
          </table:table-cell>
          <table:table-cell office:value-type="float" office:value="0.010732375" calcext:value-type="float">
            <text:p>0,010732375</text:p>
          </table:table-cell>
          <table:table-cell office:value-type="float" office:value="0.02794989" calcext:value-type="float">
            <text:p>0,02794989</text:p>
          </table:table-cell>
          <table:table-cell office:value-type="float" office:value="0.00401231" calcext:value-type="float">
            <text:p>0,00401231</text:p>
          </table:table-cell>
          <table:table-cell/>
        </table:table-row>
        <table:table-row table:style-name="ro1">
          <table:table-cell office:value-type="float" office:value="0.010342873" calcext:value-type="float">
            <text:p>0,010342873</text:p>
          </table:table-cell>
          <table:table-cell office:value-type="float" office:value="0.002711549" calcext:value-type="float">
            <text:p>0,002711549</text:p>
          </table:table-cell>
          <table:table-cell office:value-type="float" office:value="0.06178858" calcext:value-type="float">
            <text:p>0,06178858</text:p>
          </table:table-cell>
          <table:table-cell office:value-type="float" office:value="0.010946316" calcext:value-type="float">
            <text:p>0,010946316</text:p>
          </table:table-cell>
          <table:table-cell/>
        </table:table-row>
        <table:table-row table:style-name="ro1">
          <table:table-cell office:value-type="float" office:value="0.016312522" calcext:value-type="float">
            <text:p>0,016312522</text:p>
          </table:table-cell>
          <table:table-cell office:value-type="float" office:value="0.015641647" calcext:value-type="float">
            <text:p>0,015641647</text:p>
          </table:table-cell>
          <table:table-cell office:value-type="float" office:value="0.049666997" calcext:value-type="float">
            <text:p>0,049666997</text:p>
          </table:table-cell>
          <table:table-cell office:value-type="float" office:value="0.01234332" calcext:value-type="float">
            <text:p>0,01234332</text:p>
          </table:table-cell>
          <table:table-cell/>
        </table:table-row>
        <table:table-row table:style-name="ro1">
          <table:table-cell office:value-type="float" office:value="0.007998848" calcext:value-type="float">
            <text:p>0,007998848</text:p>
          </table:table-cell>
          <table:table-cell office:value-type="float" office:value="0.017043898" calcext:value-type="float">
            <text:p>0,017043898</text:p>
          </table:table-cell>
          <table:table-cell office:value-type="float" office:value="0.062020436" calcext:value-type="float">
            <text:p>0,062020436</text:p>
          </table:table-cell>
          <table:table-cell office:value-type="float" office:value="0.002684709" calcext:value-type="float">
            <text:p>0,002684709</text:p>
          </table:table-cell>
          <table:table-cell/>
        </table:table-row>
        <table:table-row table:style-name="ro1">
          <table:table-cell office:value-type="float" office:value="0.011596697" calcext:value-type="float">
            <text:p>0,011596697</text:p>
          </table:table-cell>
          <table:table-cell office:value-type="float" office:value="0.01153888" calcext:value-type="float">
            <text:p>0,01153888</text:p>
          </table:table-cell>
          <table:table-cell office:value-type="float" office:value="0.040061449" calcext:value-type="float">
            <text:p>0,040061449</text:p>
          </table:table-cell>
          <table:table-cell office:value-type="float" office:value="0.012958653" calcext:value-type="float">
            <text:p>0,012958653</text:p>
          </table:table-cell>
          <table:table-cell/>
        </table:table-row>
        <table:table-row table:style-name="ro1">
          <table:table-cell office:value-type="float" office:value="0.02384749" calcext:value-type="float">
            <text:p>0,02384749</text:p>
          </table:table-cell>
          <table:table-cell office:value-type="float" office:value="0.015378631" calcext:value-type="float">
            <text:p>0,015378631</text:p>
          </table:table-cell>
          <table:table-cell office:value-type="float" office:value="0.019059256" calcext:value-type="float">
            <text:p>0,019059256</text:p>
          </table:table-cell>
          <table:table-cell office:value-type="float" office:value="0.018713236" calcext:value-type="float">
            <text:p>0,018713236</text:p>
          </table:table-cell>
          <table:table-cell/>
        </table:table-row>
        <table:table-row table:style-name="ro1">
          <table:table-cell office:value-type="float" office:value="0.006499926" calcext:value-type="float">
            <text:p>0,006499926</text:p>
          </table:table-cell>
          <table:table-cell office:value-type="float" office:value="0.009902426" calcext:value-type="float">
            <text:p>0,009902426</text:p>
          </table:table-cell>
          <table:table-cell office:value-type="float" office:value="0.041560031" calcext:value-type="float">
            <text:p>0,041560031</text:p>
          </table:table-cell>
          <table:table-cell office:value-type="float" office:value="0.007360991" calcext:value-type="float">
            <text:p>0,007360991</text:p>
          </table:table-cell>
          <table:table-cell/>
        </table:table-row>
        <table:table-row table:style-name="ro1">
          <table:table-cell office:value-type="float" office:value="0.007929065" calcext:value-type="float">
            <text:p>0,007929065</text:p>
          </table:table-cell>
          <table:table-cell office:value-type="float" office:value="0.016020813" calcext:value-type="float">
            <text:p>0,016020813</text:p>
          </table:table-cell>
          <table:table-cell office:value-type="float" office:value="0.021270866" calcext:value-type="float">
            <text:p>0,021270866</text:p>
          </table:table-cell>
          <table:table-cell office:value-type="float" office:value="0.001896555" calcext:value-type="float">
            <text:p>0,001896555</text:p>
          </table:table-cell>
          <table:table-cell/>
        </table:table-row>
        <table:table-row table:style-name="ro1">
          <table:table-cell office:value-type="float" office:value="0.009360091" calcext:value-type="float">
            <text:p>0,009360091</text:p>
          </table:table-cell>
          <table:table-cell office:value-type="float" office:value="0.008679046" calcext:value-type="float">
            <text:p>0,008679046</text:p>
          </table:table-cell>
          <table:table-cell office:value-type="float" office:value="0.049564758" calcext:value-type="float">
            <text:p>0,049564758</text:p>
          </table:table-cell>
          <table:table-cell office:value-type="float" office:value="0.017016936" calcext:value-type="float">
            <text:p>0,017016936</text:p>
          </table:table-cell>
          <table:table-cell/>
        </table:table-row>
        <table:table-row table:style-name="ro1">
          <table:table-cell office:value-type="float" office:value="0.006753875" calcext:value-type="float">
            <text:p>0,006753875</text:p>
          </table:table-cell>
          <table:table-cell office:value-type="float" office:value="0.004870615" calcext:value-type="float">
            <text:p>0,004870615</text:p>
          </table:table-cell>
          <table:table-cell office:value-type="float" office:value="0.047581208" calcext:value-type="float">
            <text:p>0,047581208</text:p>
          </table:table-cell>
          <table:table-cell office:value-type="float" office:value="0.008304002" calcext:value-type="float">
            <text:p>0,008304002</text:p>
          </table:table-cell>
          <table:table-cell/>
        </table:table-row>
        <table:table-row table:style-name="ro1">
          <table:table-cell office:value-type="float" office:value="0.009556559" calcext:value-type="float">
            <text:p>0,009556559</text:p>
          </table:table-cell>
          <table:table-cell office:value-type="float" office:value="0.005647093" calcext:value-type="float">
            <text:p>0,005647093</text:p>
          </table:table-cell>
          <table:table-cell office:value-type="float" office:value="0.027200793" calcext:value-type="float">
            <text:p>0,027200793</text:p>
          </table:table-cell>
          <table:table-cell office:value-type="float" office:value="0.004555472" calcext:value-type="float">
            <text:p>0,004555472</text:p>
          </table:table-cell>
          <table:table-cell/>
        </table:table-row>
        <table:table-row table:style-name="ro1">
          <table:table-cell office:value-type="float" office:value="0.011461442" calcext:value-type="float">
            <text:p>0,011461442</text:p>
          </table:table-cell>
          <table:table-cell office:value-type="float" office:value="0.012845198" calcext:value-type="float">
            <text:p>0,012845198</text:p>
          </table:table-cell>
          <table:table-cell office:value-type="float" office:value="0.048453632" calcext:value-type="float">
            <text:p>0,048453632</text:p>
          </table:table-cell>
          <table:table-cell office:value-type="float" office:value="0.004871334" calcext:value-type="float">
            <text:p>0,004871334</text:p>
          </table:table-cell>
          <table:table-cell/>
        </table:table-row>
        <table:table-row table:style-name="ro1">
          <table:table-cell office:value-type="float" office:value="0.005530447" calcext:value-type="float">
            <text:p>0,005530447</text:p>
          </table:table-cell>
          <table:table-cell office:value-type="float" office:value="0.006900696" calcext:value-type="float">
            <text:p>0,006900696</text:p>
          </table:table-cell>
          <table:table-cell office:value-type="float" office:value="0.028702349" calcext:value-type="float">
            <text:p>0,028702349</text:p>
          </table:table-cell>
          <table:table-cell office:value-type="float" office:value="0.012560934" calcext:value-type="float">
            <text:p>0,012560934</text:p>
          </table:table-cell>
          <table:table-cell/>
        </table:table-row>
        <table:table-row table:style-name="ro1">
          <table:table-cell office:value-type="float" office:value="0.005797188" calcext:value-type="float">
            <text:p>0,005797188</text:p>
          </table:table-cell>
          <table:table-cell office:value-type="float" office:value="0.007328978" calcext:value-type="float">
            <text:p>0,007328978</text:p>
          </table:table-cell>
          <table:table-cell office:value-type="float" office:value="0.012656003" calcext:value-type="float">
            <text:p>0,012656003</text:p>
          </table:table-cell>
          <table:table-cell office:value-type="float" office:value="0.010431881" calcext:value-type="float">
            <text:p>0,010431881</text:p>
          </table:table-cell>
          <table:table-cell/>
        </table:table-row>
        <table:table-row table:style-name="ro1">
          <table:table-cell office:value-type="float" office:value="0.020080265" calcext:value-type="float">
            <text:p>0,020080265</text:p>
          </table:table-cell>
          <table:table-cell office:value-type="float" office:value="0.002110632" calcext:value-type="float">
            <text:p>0,002110632</text:p>
          </table:table-cell>
          <table:table-cell office:value-type="float" office:value="0.059690708" calcext:value-type="float">
            <text:p>0,059690708</text:p>
          </table:table-cell>
          <table:table-cell office:value-type="float" office:value="0.013154611" calcext:value-type="float">
            <text:p>0,013154611</text:p>
          </table:table-cell>
          <table:table-cell/>
        </table:table-row>
        <table:table-row table:style-name="ro1">
          <table:table-cell office:value-type="float" office:value="0.030879659" calcext:value-type="float">
            <text:p>0,030879659</text:p>
          </table:table-cell>
          <table:table-cell office:value-type="float" office:value="0.034468645" calcext:value-type="float">
            <text:p>0,034468645</text:p>
          </table:table-cell>
          <table:table-cell office:value-type="float" office:value="0.018812013" calcext:value-type="float">
            <text:p>0,018812013</text:p>
          </table:table-cell>
          <table:table-cell office:value-type="float" office:value="0.007190462" calcext:value-type="float">
            <text:p>0,007190462</text:p>
          </table:table-cell>
          <table:table-cell/>
        </table:table-row>
        <table:table-row table:style-name="ro1">
          <table:table-cell office:value-type="float" office:value="0.012473011" calcext:value-type="float">
            <text:p>0,012473011</text:p>
          </table:table-cell>
          <table:table-cell office:value-type="float" office:value="0.002271092" calcext:value-type="float">
            <text:p>0,002271092</text:p>
          </table:table-cell>
          <table:table-cell office:value-type="float" office:value="0.05174723" calcext:value-type="float">
            <text:p>0,05174723</text:p>
          </table:table-cell>
          <table:table-cell office:value-type="float" office:value="0.012095062" calcext:value-type="float">
            <text:p>0,012095062</text:p>
          </table:table-cell>
          <table:table-cell/>
        </table:table-row>
        <table:table-row table:style-name="ro1">
          <table:table-cell office:value-type="float" office:value="0.022698651" calcext:value-type="float">
            <text:p>0,022698651</text:p>
          </table:table-cell>
          <table:table-cell office:value-type="float" office:value="0.009091829" calcext:value-type="float">
            <text:p>0,009091829</text:p>
          </table:table-cell>
          <table:table-cell office:value-type="float" office:value="0.030185056" calcext:value-type="float">
            <text:p>0,030185056</text:p>
          </table:table-cell>
          <table:table-cell office:value-type="float" office:value="0.00599196" calcext:value-type="float">
            <text:p>0,00599196</text:p>
          </table:table-cell>
          <table:table-cell/>
        </table:table-row>
        <table:table-row table:style-name="ro1">
          <table:table-cell office:value-type="float" office:value="0.004519578" calcext:value-type="float">
            <text:p>0,004519578</text:p>
          </table:table-cell>
          <table:table-cell office:value-type="float" office:value="0.00335595" calcext:value-type="float">
            <text:p>0,00335595</text:p>
          </table:table-cell>
          <table:table-cell office:value-type="float" office:value="0.011427433" calcext:value-type="float">
            <text:p>0,011427433</text:p>
          </table:table-cell>
          <table:table-cell office:value-type="float" office:value="0.002486395" calcext:value-type="float">
            <text:p>0,002486395</text:p>
          </table:table-cell>
          <table:table-cell/>
        </table:table-row>
        <table:table-row table:style-name="ro1">
          <table:table-cell office:value-type="float" office:value="0.004883744" calcext:value-type="float">
            <text:p>0,004883744</text:p>
          </table:table-cell>
          <table:table-cell office:value-type="float" office:value="0.00983207" calcext:value-type="float">
            <text:p>0,00983207</text:p>
          </table:table-cell>
          <table:table-cell office:value-type="float" office:value="0.049725561" calcext:value-type="float">
            <text:p>0,049725561</text:p>
          </table:table-cell>
          <table:table-cell office:value-type="float" office:value="0.003008046" calcext:value-type="float">
            <text:p>0,003008046</text:p>
          </table:table-cell>
          <table:table-cell/>
        </table:table-row>
        <table:table-row table:style-name="ro1">
          <table:table-cell office:value-type="float" office:value="0.01322956" calcext:value-type="float">
            <text:p>0,01322956</text:p>
          </table:table-cell>
          <table:table-cell office:value-type="float" office:value="0.01846287" calcext:value-type="float">
            <text:p>0,01846287</text:p>
          </table:table-cell>
          <table:table-cell office:value-type="float" office:value="0.034204368" calcext:value-type="float">
            <text:p>0,034204368</text:p>
          </table:table-cell>
          <table:table-cell office:value-type="float" office:value="0.0040717" calcext:value-type="float">
            <text:p>0,0040717</text:p>
          </table:table-cell>
          <table:table-cell/>
        </table:table-row>
        <table:table-row table:style-name="ro1">
          <table:table-cell office:value-type="float" office:value="0.019667022" calcext:value-type="float">
            <text:p>0,019667022</text:p>
          </table:table-cell>
          <table:table-cell office:value-type="float" office:value="0.005079966" calcext:value-type="float">
            <text:p>0,005079966</text:p>
          </table:table-cell>
          <table:table-cell office:value-type="float" office:value="0.070150138" calcext:value-type="float">
            <text:p>0,070150138</text:p>
          </table:table-cell>
          <table:table-cell office:value-type="float" office:value="0.015384061" calcext:value-type="float">
            <text:p>0,015384061</text:p>
          </table:table-cell>
          <table:table-cell/>
        </table:table-row>
        <table:table-row table:style-name="ro1">
          <table:table-cell office:value-type="float" office:value="0.00988764" calcext:value-type="float">
            <text:p>0,00988764</text:p>
          </table:table-cell>
          <table:table-cell office:value-type="float" office:value="0.004643601" calcext:value-type="float">
            <text:p>0,004643601</text:p>
          </table:table-cell>
          <table:table-cell office:value-type="float" office:value="0.025823968" calcext:value-type="float">
            <text:p>0,025823968</text:p>
          </table:table-cell>
          <table:table-cell office:value-type="float" office:value="0.004504121" calcext:value-type="float">
            <text:p>0,004504121</text:p>
          </table:table-cell>
          <table:table-cell/>
        </table:table-row>
        <table:table-row table:style-name="ro1">
          <table:table-cell office:value-type="float" office:value="0.006042641" calcext:value-type="float">
            <text:p>0,006042641</text:p>
          </table:table-cell>
          <table:table-cell office:value-type="float" office:value="0.002035568" calcext:value-type="float">
            <text:p>0,002035568</text:p>
          </table:table-cell>
          <table:table-cell office:value-type="float" office:value="0.012752028" calcext:value-type="float">
            <text:p>0,012752028</text:p>
          </table:table-cell>
          <table:table-cell office:value-type="float" office:value="0.023497304" calcext:value-type="float">
            <text:p>0,023497304</text:p>
          </table:table-cell>
          <table:table-cell/>
        </table:table-row>
        <table:table-row table:style-name="ro1">
          <table:table-cell office:value-type="float" office:value="0.011511944" calcext:value-type="float">
            <text:p>0,011511944</text:p>
          </table:table-cell>
          <table:table-cell office:value-type="float" office:value="0.003366984" calcext:value-type="float">
            <text:p>0,003366984</text:p>
          </table:table-cell>
          <table:table-cell office:value-type="float" office:value="0.02176374" calcext:value-type="float">
            <text:p>0,02176374</text:p>
          </table:table-cell>
          <table:table-cell office:value-type="float" office:value="0.001045842" calcext:value-type="float">
            <text:p>0,001045842</text:p>
          </table:table-cell>
          <table:table-cell/>
        </table:table-row>
        <table:table-row table:style-name="ro1">
          <table:table-cell office:value-type="float" office:value="0.0161248" calcext:value-type="float">
            <text:p>0,0161248</text:p>
          </table:table-cell>
          <table:table-cell office:value-type="float" office:value="0.013638272" calcext:value-type="float">
            <text:p>0,013638272</text:p>
          </table:table-cell>
          <table:table-cell office:value-type="float" office:value="0.041288315" calcext:value-type="float">
            <text:p>0,041288315</text:p>
          </table:table-cell>
          <table:table-cell office:value-type="float" office:value="0.006943583" calcext:value-type="float">
            <text:p>0,006943583</text:p>
          </table:table-cell>
          <table:table-cell/>
        </table:table-row>
        <table:table-row table:style-name="ro1">
          <table:table-cell office:value-type="float" office:value="0.008932765" calcext:value-type="float">
            <text:p>0,008932765</text:p>
          </table:table-cell>
          <table:table-cell office:value-type="float" office:value="0.027198103" calcext:value-type="float">
            <text:p>0,027198103</text:p>
          </table:table-cell>
          <table:table-cell office:value-type="float" office:value="0.061055591" calcext:value-type="float">
            <text:p>0,061055591</text:p>
          </table:table-cell>
          <table:table-cell office:value-type="float" office:value="0.006706951" calcext:value-type="float">
            <text:p>0,006706951</text:p>
          </table:table-cell>
          <table:table-cell/>
        </table:table-row>
        <table:table-row table:style-name="ro1">
          <table:table-cell office:value-type="float" office:value="0.006361421" calcext:value-type="float">
            <text:p>0,006361421</text:p>
          </table:table-cell>
          <table:table-cell office:value-type="float" office:value="0.009188788" calcext:value-type="float">
            <text:p>0,009188788</text:p>
          </table:table-cell>
          <table:table-cell office:value-type="float" office:value="0.011392501" calcext:value-type="float">
            <text:p>0,011392501</text:p>
          </table:table-cell>
          <table:table-cell office:value-type="float" office:value="0.005568015" calcext:value-type="float">
            <text:p>0,005568015</text:p>
          </table:table-cell>
          <table:table-cell/>
        </table:table-row>
        <table:table-row table:style-name="ro1">
          <table:table-cell office:value-type="float" office:value="0.049345034" calcext:value-type="float">
            <text:p>0,049345034</text:p>
          </table:table-cell>
          <table:table-cell office:value-type="float" office:value="0.003390473" calcext:value-type="float">
            <text:p>0,003390473</text:p>
          </table:table-cell>
          <table:table-cell office:value-type="float" office:value="0.038920112" calcext:value-type="float">
            <text:p>0,038920112</text:p>
          </table:table-cell>
          <table:table-cell office:value-type="float" office:value="0.012731688" calcext:value-type="float">
            <text:p>0,012731688</text:p>
          </table:table-cell>
          <table:table-cell/>
        </table:table-row>
        <table:table-row table:style-name="ro1">
          <table:table-cell office:value-type="float" office:value="0.007546816" calcext:value-type="float">
            <text:p>0,007546816</text:p>
          </table:table-cell>
          <table:table-cell office:value-type="float" office:value="0.002478628" calcext:value-type="float">
            <text:p>0,002478628</text:p>
          </table:table-cell>
          <table:table-cell office:value-type="float" office:value="0.035969247" calcext:value-type="float">
            <text:p>0,035969247</text:p>
          </table:table-cell>
          <table:table-cell office:value-type="float" office:value="0.006134616" calcext:value-type="float">
            <text:p>0,006134616</text:p>
          </table:table-cell>
          <table:table-cell/>
        </table:table-row>
        <table:table-row table:style-name="ro1">
          <table:table-cell office:value-type="float" office:value="0.006253222" calcext:value-type="float">
            <text:p>0,006253222</text:p>
          </table:table-cell>
          <table:table-cell office:value-type="float" office:value="0.001847162" calcext:value-type="float">
            <text:p>0,001847162</text:p>
          </table:table-cell>
          <table:table-cell office:value-type="float" office:value="0.036790744" calcext:value-type="float">
            <text:p>0,036790744</text:p>
          </table:table-cell>
          <table:table-cell office:value-type="float" office:value="0.001081556" calcext:value-type="float">
            <text:p>0,001081556</text:p>
          </table:table-cell>
          <table:table-cell/>
        </table:table-row>
        <table:table-row table:style-name="ro1">
          <table:table-cell office:value-type="float" office:value="0.007897491" calcext:value-type="float">
            <text:p>0,007897491</text:p>
          </table:table-cell>
          <table:table-cell office:value-type="float" office:value="0.006565403" calcext:value-type="float">
            <text:p>0,006565403</text:p>
          </table:table-cell>
          <table:table-cell office:value-type="float" office:value="0.070325109" calcext:value-type="float">
            <text:p>0,070325109</text:p>
          </table:table-cell>
          <table:table-cell office:value-type="float" office:value="0.009192896" calcext:value-type="float">
            <text:p>0,009192896</text:p>
          </table:table-cell>
          <table:table-cell/>
        </table:table-row>
        <table:table-row table:style-name="ro1">
          <table:table-cell office:value-type="float" office:value="0.009281954" calcext:value-type="float">
            <text:p>0,009281954</text:p>
          </table:table-cell>
          <table:table-cell office:value-type="float" office:value="0.012948456" calcext:value-type="float">
            <text:p>0,012948456</text:p>
          </table:table-cell>
          <table:table-cell office:value-type="float" office:value="0.029484207" calcext:value-type="float">
            <text:p>0,029484207</text:p>
          </table:table-cell>
          <table:table-cell office:value-type="float" office:value="0.001466125" calcext:value-type="float">
            <text:p>0,001466125</text:p>
          </table:table-cell>
          <table:table-cell/>
        </table:table-row>
        <table:table-row table:style-name="ro1">
          <table:table-cell office:value-type="float" office:value="0.005376193" calcext:value-type="float">
            <text:p>0,005376193</text:p>
          </table:table-cell>
          <table:table-cell office:value-type="float" office:value="0.004798673" calcext:value-type="float">
            <text:p>0,004798673</text:p>
          </table:table-cell>
          <table:table-cell office:value-type="float" office:value="0.022718509" calcext:value-type="float">
            <text:p>0,022718509</text:p>
          </table:table-cell>
          <table:table-cell office:value-type="float" office:value="0.002313664" calcext:value-type="float">
            <text:p>0,002313664</text:p>
          </table:table-cell>
          <table:table-cell/>
        </table:table-row>
        <table:table-row table:style-name="ro1">
          <table:table-cell office:value-type="float" office:value="0.015110648" calcext:value-type="float">
            <text:p>0,015110648</text:p>
          </table:table-cell>
          <table:table-cell office:value-type="float" office:value="0.010535837" calcext:value-type="float">
            <text:p>0,010535837</text:p>
          </table:table-cell>
          <table:table-cell office:value-type="float" office:value="0.051479735" calcext:value-type="float">
            <text:p>0,051479735</text:p>
          </table:table-cell>
          <table:table-cell office:value-type="float" office:value="0.020426681" calcext:value-type="float">
            <text:p>0,020426681</text:p>
          </table:table-cell>
          <table:table-cell/>
        </table:table-row>
        <table:table-row table:style-name="ro1">
          <table:table-cell office:value-type="float" office:value="0.009737198" calcext:value-type="float">
            <text:p>0,009737198</text:p>
          </table:table-cell>
          <table:table-cell office:value-type="float" office:value="0.004035145" calcext:value-type="float">
            <text:p>0,004035145</text:p>
          </table:table-cell>
          <table:table-cell office:value-type="float" office:value="0.082490603" calcext:value-type="float">
            <text:p>0,082490603</text:p>
          </table:table-cell>
          <table:table-cell office:value-type="float" office:value="0.007162196" calcext:value-type="float">
            <text:p>0,007162196</text:p>
          </table:table-cell>
          <table:table-cell/>
        </table:table-row>
        <table:table-row table:style-name="ro1">
          <table:table-cell office:value-type="float" office:value="0.013591666" calcext:value-type="float">
            <text:p>0,013591666</text:p>
          </table:table-cell>
          <table:table-cell office:value-type="float" office:value="0.013885457" calcext:value-type="float">
            <text:p>0,013885457</text:p>
          </table:table-cell>
          <table:table-cell office:value-type="float" office:value="0.032290683" calcext:value-type="float">
            <text:p>0,032290683</text:p>
          </table:table-cell>
          <table:table-cell office:value-type="float" office:value="0.00626313" calcext:value-type="float">
            <text:p>0,00626313</text:p>
          </table:table-cell>
          <table:table-cell/>
        </table:table-row>
        <table:table-row table:style-name="ro1">
          <table:table-cell office:value-type="float" office:value="0.006345685" calcext:value-type="float">
            <text:p>0,006345685</text:p>
          </table:table-cell>
          <table:table-cell office:value-type="float" office:value="0.016933437" calcext:value-type="float">
            <text:p>0,016933437</text:p>
          </table:table-cell>
          <table:table-cell office:value-type="float" office:value="0.026453939" calcext:value-type="float">
            <text:p>0,026453939</text:p>
          </table:table-cell>
          <table:table-cell office:value-type="float" office:value="0.001342026" calcext:value-type="float">
            <text:p>0,001342026</text:p>
          </table:table-cell>
          <table:table-cell/>
        </table:table-row>
        <table:table-row table:style-name="ro1">
          <table:table-cell office:value-type="float" office:value="0.002959686" calcext:value-type="float">
            <text:p>0,002959686</text:p>
          </table:table-cell>
          <table:table-cell office:value-type="float" office:value="0.009260287" calcext:value-type="float">
            <text:p>0,009260287</text:p>
          </table:table-cell>
          <table:table-cell office:value-type="float" office:value="0.054383097" calcext:value-type="float">
            <text:p>0,054383097</text:p>
          </table:table-cell>
          <table:table-cell office:value-type="float" office:value="0.005754992" calcext:value-type="float">
            <text:p>0,005754992</text:p>
          </table:table-cell>
          <table:table-cell/>
        </table:table-row>
        <table:table-row table:style-name="ro1">
          <table:table-cell office:value-type="float" office:value="0.011382795" calcext:value-type="float">
            <text:p>0,011382795</text:p>
          </table:table-cell>
          <table:table-cell office:value-type="float" office:value="0.021535272" calcext:value-type="float">
            <text:p>0,021535272</text:p>
          </table:table-cell>
          <table:table-cell office:value-type="float" office:value="0.032285564" calcext:value-type="float">
            <text:p>0,032285564</text:p>
          </table:table-cell>
          <table:table-cell office:value-type="float" office:value="0.003790919" calcext:value-type="float">
            <text:p>0,003790919</text:p>
          </table:table-cell>
          <table:table-cell/>
        </table:table-row>
        <table:table-row table:style-name="ro1">
          <table:table-cell office:value-type="float" office:value="0.004456356" calcext:value-type="float">
            <text:p>0,004456356</text:p>
          </table:table-cell>
          <table:table-cell office:value-type="float" office:value="0.006654973" calcext:value-type="float">
            <text:p>0,006654973</text:p>
          </table:table-cell>
          <table:table-cell office:value-type="float" office:value="0.089495874" calcext:value-type="float">
            <text:p>0,089495874</text:p>
          </table:table-cell>
          <table:table-cell office:value-type="float" office:value="0.005214415" calcext:value-type="float">
            <text:p>0,005214415</text:p>
          </table:table-cell>
          <table:table-cell/>
        </table:table-row>
        <table:table-row table:style-name="ro1">
          <table:table-cell office:value-type="float" office:value="0.017109185" calcext:value-type="float">
            <text:p>0,017109185</text:p>
          </table:table-cell>
          <table:table-cell office:value-type="float" office:value="0.03057927" calcext:value-type="float">
            <text:p>0,03057927</text:p>
          </table:table-cell>
          <table:table-cell office:value-type="float" office:value="0.036472143" calcext:value-type="float">
            <text:p>0,036472143</text:p>
          </table:table-cell>
          <table:table-cell office:value-type="float" office:value="0.034259392" calcext:value-type="float">
            <text:p>0,034259392</text:p>
          </table:table-cell>
          <table:table-cell/>
        </table:table-row>
        <table:table-row table:style-name="ro1">
          <table:table-cell office:value-type="float" office:value="0.02123261" calcext:value-type="float">
            <text:p>0,02123261</text:p>
          </table:table-cell>
          <table:table-cell office:value-type="float" office:value="0.004910902" calcext:value-type="float">
            <text:p>0,004910902</text:p>
          </table:table-cell>
          <table:table-cell office:value-type="float" office:value="0.064086932" calcext:value-type="float">
            <text:p>0,064086932</text:p>
          </table:table-cell>
          <table:table-cell office:value-type="float" office:value="0.007128432" calcext:value-type="float">
            <text:p>0,007128432</text:p>
          </table:table-cell>
          <table:table-cell/>
        </table:table-row>
        <table:table-row table:style-name="ro1">
          <table:table-cell office:value-type="float" office:value="0.011091899" calcext:value-type="float">
            <text:p>0,011091899</text:p>
          </table:table-cell>
          <table:table-cell office:value-type="float" office:value="0.01221539" calcext:value-type="float">
            <text:p>0,01221539</text:p>
          </table:table-cell>
          <table:table-cell office:value-type="float" office:value="0.060412967" calcext:value-type="float">
            <text:p>0,060412967</text:p>
          </table:table-cell>
          <table:table-cell office:value-type="float" office:value="0.014924755" calcext:value-type="float">
            <text:p>0,014924755</text:p>
          </table:table-cell>
          <table:table-cell/>
        </table:table-row>
        <table:table-row table:style-name="ro1">
          <table:table-cell office:value-type="float" office:value="0.026521198" calcext:value-type="float">
            <text:p>0,026521198</text:p>
          </table:table-cell>
          <table:table-cell office:value-type="float" office:value="0.004239928" calcext:value-type="float">
            <text:p>0,004239928</text:p>
          </table:table-cell>
          <table:table-cell office:value-type="float" office:value="0.056153282" calcext:value-type="float">
            <text:p>0,056153282</text:p>
          </table:table-cell>
          <table:table-cell office:value-type="float" office:value="0.00522328" calcext:value-type="float">
            <text:p>0,00522328</text:p>
          </table:table-cell>
          <table:table-cell/>
        </table:table-row>
        <table:table-row table:style-name="ro1">
          <table:table-cell office:value-type="float" office:value="0.003681852" calcext:value-type="float">
            <text:p>0,003681852</text:p>
          </table:table-cell>
          <table:table-cell office:value-type="float" office:value="0.023209618" calcext:value-type="float">
            <text:p>0,023209618</text:p>
          </table:table-cell>
          <table:table-cell office:value-type="float" office:value="0.069425761" calcext:value-type="float">
            <text:p>0,069425761</text:p>
          </table:table-cell>
          <table:table-cell office:value-type="float" office:value="0.00592242" calcext:value-type="float">
            <text:p>0,00592242</text:p>
          </table:table-cell>
          <table:table-cell/>
        </table:table-row>
        <table:table-row table:style-name="ro1">
          <table:table-cell office:value-type="float" office:value="0.004566981" calcext:value-type="float">
            <text:p>0,004566981</text:p>
          </table:table-cell>
          <table:table-cell office:value-type="float" office:value="0.018777056" calcext:value-type="float">
            <text:p>0,018777056</text:p>
          </table:table-cell>
          <table:table-cell office:value-type="float" office:value="0.086141111" calcext:value-type="float">
            <text:p>0,086141111</text:p>
          </table:table-cell>
          <table:table-cell office:value-type="float" office:value="0.019484411" calcext:value-type="float">
            <text:p>0,019484411</text:p>
          </table:table-cell>
          <table:table-cell/>
        </table:table-row>
        <table:table-row table:style-name="ro1">
          <table:table-cell office:value-type="float" office:value="0.007955746" calcext:value-type="float">
            <text:p>0,007955746</text:p>
          </table:table-cell>
          <table:table-cell office:value-type="float" office:value="0.011086736" calcext:value-type="float">
            <text:p>0,011086736</text:p>
          </table:table-cell>
          <table:table-cell office:value-type="float" office:value="0.057276618" calcext:value-type="float">
            <text:p>0,057276618</text:p>
          </table:table-cell>
          <table:table-cell office:value-type="float" office:value="0.00220826" calcext:value-type="float">
            <text:p>0,00220826</text:p>
          </table:table-cell>
          <table:table-cell/>
        </table:table-row>
        <table:table-row table:style-name="ro1">
          <table:table-cell office:value-type="float" office:value="0.016909715" calcext:value-type="float">
            <text:p>0,016909715</text:p>
          </table:table-cell>
          <table:table-cell office:value-type="float" office:value="0.003049255" calcext:value-type="float">
            <text:p>0,003049255</text:p>
          </table:table-cell>
          <table:table-cell office:value-type="float" office:value="0.033919444" calcext:value-type="float">
            <text:p>0,033919444</text:p>
          </table:table-cell>
          <table:table-cell office:value-type="float" office:value="0.01467751" calcext:value-type="float">
            <text:p>0,01467751</text:p>
          </table:table-cell>
          <table:table-cell/>
        </table:table-row>
        <table:table-row table:style-name="ro1">
          <table:table-cell office:value-type="float" office:value="0.023117261" calcext:value-type="float">
            <text:p>0,023117261</text:p>
          </table:table-cell>
          <table:table-cell office:value-type="float" office:value="0.002498932" calcext:value-type="float">
            <text:p>0,002498932</text:p>
          </table:table-cell>
          <table:table-cell office:value-type="float" office:value="0.026267497" calcext:value-type="float">
            <text:p>0,026267497</text:p>
          </table:table-cell>
          <table:table-cell office:value-type="float" office:value="0.011391043" calcext:value-type="float">
            <text:p>0,011391043</text:p>
          </table:table-cell>
          <table:table-cell/>
        </table:table-row>
        <table:table-row table:style-name="ro1">
          <table:table-cell office:value-type="float" office:value="0.005047409" calcext:value-type="float">
            <text:p>0,005047409</text:p>
          </table:table-cell>
          <table:table-cell office:value-type="float" office:value="0.002450268" calcext:value-type="float">
            <text:p>0,002450268</text:p>
          </table:table-cell>
          <table:table-cell office:value-type="float" office:value="0.010914597" calcext:value-type="float">
            <text:p>0,010914597</text:p>
          </table:table-cell>
          <table:table-cell office:value-type="float" office:value="0.002508359" calcext:value-type="float">
            <text:p>0,002508359</text:p>
          </table:table-cell>
          <table:table-cell/>
        </table:table-row>
        <table:table-row table:style-name="ro1">
          <table:table-cell office:value-type="float" office:value="0.006058974" calcext:value-type="float">
            <text:p>0,006058974</text:p>
          </table:table-cell>
          <table:table-cell office:value-type="float" office:value="0.004146756" calcext:value-type="float">
            <text:p>0,004146756</text:p>
          </table:table-cell>
          <table:table-cell office:value-type="float" office:value="0.047724345" calcext:value-type="float">
            <text:p>0,047724345</text:p>
          </table:table-cell>
          <table:table-cell office:value-type="float" office:value="0.023008527" calcext:value-type="float">
            <text:p>0,023008527</text:p>
          </table:table-cell>
          <table:table-cell/>
        </table:table-row>
        <table:table-row table:style-name="ro1">
          <table:table-cell office:value-type="float" office:value="0.00740874" calcext:value-type="float">
            <text:p>0,00740874</text:p>
          </table:table-cell>
          <table:table-cell office:value-type="float" office:value="0.006334372" calcext:value-type="float">
            <text:p>0,006334372</text:p>
          </table:table-cell>
          <table:table-cell office:value-type="float" office:value="0.02606295" calcext:value-type="float">
            <text:p>0,02606295</text:p>
          </table:table-cell>
          <table:table-cell office:value-type="float" office:value="0.002918109" calcext:value-type="float">
            <text:p>0,002918109</text:p>
          </table:table-cell>
          <table:table-cell/>
        </table:table-row>
        <table:table-row table:style-name="ro1">
          <table:table-cell office:value-type="float" office:value="0.026930861" calcext:value-type="float">
            <text:p>0,026930861</text:p>
          </table:table-cell>
          <table:table-cell office:value-type="float" office:value="0.001796845" calcext:value-type="float">
            <text:p>0,001796845</text:p>
          </table:table-cell>
          <table:table-cell office:value-type="float" office:value="0.020078466" calcext:value-type="float">
            <text:p>0,020078466</text:p>
          </table:table-cell>
          <table:table-cell office:value-type="float" office:value="0.02033378" calcext:value-type="float">
            <text:p>0,02033378</text:p>
          </table:table-cell>
          <table:table-cell/>
        </table:table-row>
        <table:table-row table:style-name="ro1">
          <table:table-cell office:value-type="float" office:value="0.032962622" calcext:value-type="float">
            <text:p>0,032962622</text:p>
          </table:table-cell>
          <table:table-cell office:value-type="float" office:value="0.003257251" calcext:value-type="float">
            <text:p>0,003257251</text:p>
          </table:table-cell>
          <table:table-cell office:value-type="float" office:value="0.05960553" calcext:value-type="float">
            <text:p>0,05960553</text:p>
          </table:table-cell>
          <table:table-cell office:value-type="float" office:value="0.00670627" calcext:value-type="float">
            <text:p>0,00670627</text:p>
          </table:table-cell>
          <table:table-cell/>
        </table:table-row>
        <table:table-row table:style-name="ro1">
          <table:table-cell office:value-type="float" office:value="0.002129564" calcext:value-type="float">
            <text:p>0,002129564</text:p>
          </table:table-cell>
          <table:table-cell office:value-type="float" office:value="0.015863916" calcext:value-type="float">
            <text:p>0,015863916</text:p>
          </table:table-cell>
          <table:table-cell office:value-type="float" office:value="0.044867652" calcext:value-type="float">
            <text:p>0,044867652</text:p>
          </table:table-cell>
          <table:table-cell office:value-type="float" office:value="0.00112796" calcext:value-type="float">
            <text:p>0,00112796</text:p>
          </table:table-cell>
          <table:table-cell/>
        </table:table-row>
        <table:table-row table:style-name="ro1">
          <table:table-cell office:value-type="float" office:value="0.009751081" calcext:value-type="float">
            <text:p>0,009751081</text:p>
          </table:table-cell>
          <table:table-cell office:value-type="float" office:value="0.002515707" calcext:value-type="float">
            <text:p>0,002515707</text:p>
          </table:table-cell>
          <table:table-cell office:value-type="float" office:value="0.031398361" calcext:value-type="float">
            <text:p>0,031398361</text:p>
          </table:table-cell>
          <table:table-cell office:value-type="float" office:value="0.015303802" calcext:value-type="float">
            <text:p>0,015303802</text:p>
          </table:table-cell>
          <table:table-cell/>
        </table:table-row>
        <table:table-row table:style-name="ro1">
          <table:table-cell office:value-type="float" office:value="0.020179626" calcext:value-type="float">
            <text:p>0,020179626</text:p>
          </table:table-cell>
          <table:table-cell office:value-type="float" office:value="0.010756472" calcext:value-type="float">
            <text:p>0,010756472</text:p>
          </table:table-cell>
          <table:table-cell office:value-type="float" office:value="0.027278326" calcext:value-type="float">
            <text:p>0,027278326</text:p>
          </table:table-cell>
          <table:table-cell office:value-type="float" office:value="0.005179294" calcext:value-type="float">
            <text:p>0,005179294</text:p>
          </table:table-cell>
          <table:table-cell/>
        </table:table-row>
        <table:table-row table:style-name="ro1">
          <table:table-cell office:value-type="float" office:value="0.015119024" calcext:value-type="float">
            <text:p>0,015119024</text:p>
          </table:table-cell>
          <table:table-cell office:value-type="float" office:value="0.015911536" calcext:value-type="float">
            <text:p>0,015911536</text:p>
          </table:table-cell>
          <table:table-cell office:value-type="float" office:value="0.010607099" calcext:value-type="float">
            <text:p>0,010607099</text:p>
          </table:table-cell>
          <table:table-cell office:value-type="float" office:value="0.011386009" calcext:value-type="float">
            <text:p>0,011386009</text:p>
          </table:table-cell>
          <table:table-cell/>
        </table:table-row>
        <table:table-row table:style-name="ro1">
          <table:table-cell office:value-type="float" office:value="0.016977824" calcext:value-type="float">
            <text:p>0,016977824</text:p>
          </table:table-cell>
          <table:table-cell office:value-type="float" office:value="0.024449824" calcext:value-type="float">
            <text:p>0,024449824</text:p>
          </table:table-cell>
          <table:table-cell office:value-type="float" office:value="0.02062003" calcext:value-type="float">
            <text:p>0,02062003</text:p>
          </table:table-cell>
          <table:table-cell office:value-type="float" office:value="0.006157361" calcext:value-type="float">
            <text:p>0,006157361</text:p>
          </table:table-cell>
          <table:table-cell/>
        </table:table-row>
        <table:table-row table:style-name="ro1">
          <table:table-cell office:value-type="float" office:value="0.010411954" calcext:value-type="float">
            <text:p>0,010411954</text:p>
          </table:table-cell>
          <table:table-cell office:value-type="float" office:value="0.004322401" calcext:value-type="float">
            <text:p>0,004322401</text:p>
          </table:table-cell>
          <table:table-cell office:value-type="float" office:value="0.039955907" calcext:value-type="float">
            <text:p>0,039955907</text:p>
          </table:table-cell>
          <table:table-cell office:value-type="float" office:value="0.0029451" calcext:value-type="float">
            <text:p>0,0029451</text:p>
          </table:table-cell>
          <table:table-cell/>
        </table:table-row>
        <table:table-row table:style-name="ro1">
          <table:table-cell office:value-type="float" office:value="0.01054784" calcext:value-type="float">
            <text:p>0,01054784</text:p>
          </table:table-cell>
          <table:table-cell office:value-type="float" office:value="0.015721035" calcext:value-type="float">
            <text:p>0,015721035</text:p>
          </table:table-cell>
          <table:table-cell office:value-type="float" office:value="0.016506037" calcext:value-type="float">
            <text:p>0,016506037</text:p>
          </table:table-cell>
          <table:table-cell office:value-type="float" office:value="0.004261828" calcext:value-type="float">
            <text:p>0,004261828</text:p>
          </table:table-cell>
          <table:table-cell/>
        </table:table-row>
        <table:table-row table:style-name="ro1">
          <table:table-cell office:value-type="float" office:value="0.005527301" calcext:value-type="float">
            <text:p>0,005527301</text:p>
          </table:table-cell>
          <table:table-cell office:value-type="float" office:value="0.026416973" calcext:value-type="float">
            <text:p>0,026416973</text:p>
          </table:table-cell>
          <table:table-cell office:value-type="float" office:value="0.029619369" calcext:value-type="float">
            <text:p>0,029619369</text:p>
          </table:table-cell>
          <table:table-cell office:value-type="float" office:value="0.008015006" calcext:value-type="float">
            <text:p>0,008015006</text:p>
          </table:table-cell>
          <table:table-cell/>
        </table:table-row>
        <table:table-row table:style-name="ro1">
          <table:table-cell office:value-type="float" office:value="0.009744095" calcext:value-type="float">
            <text:p>0,009744095</text:p>
          </table:table-cell>
          <table:table-cell office:value-type="float" office:value="0.019119111" calcext:value-type="float">
            <text:p>0,019119111</text:p>
          </table:table-cell>
          <table:table-cell office:value-type="float" office:value="0.051656211" calcext:value-type="float">
            <text:p>0,051656211</text:p>
          </table:table-cell>
          <table:table-cell office:value-type="float" office:value="0.029191613" calcext:value-type="float">
            <text:p>0,029191613</text:p>
          </table:table-cell>
          <table:table-cell/>
        </table:table-row>
        <table:table-row table:style-name="ro1">
          <table:table-cell office:value-type="float" office:value="0.022720057" calcext:value-type="float">
            <text:p>0,022720057</text:p>
          </table:table-cell>
          <table:table-cell office:value-type="float" office:value="0.016580888" calcext:value-type="float">
            <text:p>0,016580888</text:p>
          </table:table-cell>
          <table:table-cell office:value-type="float" office:value="0.061194703" calcext:value-type="float">
            <text:p>0,061194703</text:p>
          </table:table-cell>
          <table:table-cell office:value-type="float" office:value="0.015673692" calcext:value-type="float">
            <text:p>0,015673692</text:p>
          </table:table-cell>
          <table:table-cell/>
        </table:table-row>
        <table:table-row table:style-name="ro1">
          <table:table-cell office:value-type="float" office:value="0.044431933" calcext:value-type="float">
            <text:p>0,044431933</text:p>
          </table:table-cell>
          <table:table-cell office:value-type="float" office:value="0.05148441" calcext:value-type="float">
            <text:p>0,05148441</text:p>
          </table:table-cell>
          <table:table-cell office:value-type="float" office:value="0.023399221" calcext:value-type="float">
            <text:p>0,023399221</text:p>
          </table:table-cell>
          <table:table-cell office:value-type="float" office:value="0.006719888" calcext:value-type="float">
            <text:p>0,006719888</text:p>
          </table:table-cell>
          <table:table-cell/>
        </table:table-row>
        <table:table-row table:style-name="ro1">
          <table:table-cell office:value-type="float" office:value="0.005708876" calcext:value-type="float">
            <text:p>0,005708876</text:p>
          </table:table-cell>
          <table:table-cell office:value-type="float" office:value="0.001041334" calcext:value-type="float">
            <text:p>0,001041334</text:p>
          </table:table-cell>
          <table:table-cell office:value-type="float" office:value="0.032867995" calcext:value-type="float">
            <text:p>0,032867995</text:p>
          </table:table-cell>
          <table:table-cell office:value-type="float" office:value="0.002755929" calcext:value-type="float">
            <text:p>0,00275592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<text:s/>go.rudyc.move_character</text:p>
          </table:table-cell>
          <table:table-cell office:value-type="string" calcext:value-type="string">
            <text:p><text:s/>go.rudyc.receive_chats</text:p>
          </table:table-cell>
          <table:table-cell office:value-type="string" calcext:value-type="string">
            <text:p><text:s/>go.rudyc.roi_character</text:p>
          </table:table-cell>
          <table:table-cell office:value-type="string" calcext:value-type="string">
            <text:p><text:s/>go.rudyc.send_chat</text:p>
          </table:table-cell>
          <table:table-cell/>
        </table:table-row>
        <table:table-row table:style-name="ro1">
          <table:table-cell table:formula="of:=MAX([.A1:.A259])" office:value-type="float" office:value="0.049345034" calcext:value-type="float">
            <text:p>0,049345034</text:p>
          </table:table-cell>
          <table:table-cell table:formula="of:=MAX([.B1:.B259])" office:value-type="float" office:value="0.05148441" calcext:value-type="float">
            <text:p>0,05148441</text:p>
          </table:table-cell>
          <table:table-cell table:formula="of:=MAX([.C1:.C259])" office:value-type="float" office:value="0.089495874" calcext:value-type="float">
            <text:p>0,089495874</text:p>
          </table:table-cell>
          <table:table-cell table:formula="of:=MAX([.D1:.D259])" office:value-type="float" office:value="0.034259392" calcext:value-type="float">
            <text:p>0,034259392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AVERAGE([.A1:.A259])" office:value-type="float" office:value="0.00701230109302326" calcext:value-type="float">
            <text:p>0,007012301093023</text:p>
          </table:table-cell>
          <table:table-cell table:formula="of:=AVERAGE([.B1:.B259])" office:value-type="float" office:value="0.00665243592248062" calcext:value-type="float">
            <text:p>0,006652435922481</text:p>
          </table:table-cell>
          <table:table-cell table:formula="of:=AVERAGE([.C1:.C259])" office:value-type="float" office:value="0.0259505141937985" calcext:value-type="float">
            <text:p>0,025950514193799</text:p>
          </table:table-cell>
          <table:table-cell table:formula="of:=AVERAGE([.D1:.D259])" office:value-type="float" office:value="0.0053537907248062" calcext:value-type="float">
            <text:p>0,00535379072480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formula="of:=MEDIAN([.A1:.A259])" office:value-type="float" office:value="0.0048156975" calcext:value-type="float">
            <text:p>0,0048156975</text:p>
          </table:table-cell>
          <table:table-cell table:formula="of:=MEDIAN([.B1:.B259])" office:value-type="float" office:value="0.004330701" calcext:value-type="float">
            <text:p>0,004330701</text:p>
          </table:table-cell>
          <table:table-cell table:formula="of:=MEDIAN([.C1:.C259])" office:value-type="float" office:value="0.019582548" calcext:value-type="float">
            <text:p>0,019582548</text:p>
          </table:table-cell>
          <table:table-cell table:formula="of:=MEDIAN([.D1:.D259])" office:value-type="float" office:value="0.0031335975" calcext:value-type="float">
            <text:p>0,0031335975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table:formula="of:=MIN([.A1:.A259])" office:value-type="float" office:value="0.00085441" calcext:value-type="float">
            <text:p>0,00085441</text:p>
          </table:table-cell>
          <table:table-cell table:formula="of:=MIN([.B1:.B259])" office:value-type="float" office:value="0.000876658" calcext:value-type="float">
            <text:p>0,000876658</text:p>
          </table:table-cell>
          <table:table-cell table:formula="of:=MIN([.C1:.C259])" office:value-type="float" office:value="0.005755974" calcext:value-type="float">
            <text:p>0,005755974</text:p>
          </table:table-cell>
          <table:table-cell table:formula="of:=MIN([.D1:.D259])" office:value-type="float" office:value="0.000854508" calcext:value-type="float">
            <text:p>0,000854508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[.A264] / [.A265]" office:value-type="float" office:value="7.0369245908586" calcext:value-type="float">
            <text:p>7,0369245908586</text:p>
          </table:table-cell>
          <table:table-cell table:formula="of:=[.B264] / [.B265]" office:value-type="float" office:value="7.73918164713446" calcext:value-type="float">
            <text:p>7,73918164713446</text:p>
          </table:table-cell>
          <table:table-cell table:formula="of:=[.C264] / [.C265]" office:value-type="float" office:value="3.44871293615397" calcext:value-type="float">
            <text:p>3,44871293615397</text:p>
          </table:table-cell>
          <table:table-cell table:formula="of:=[.D264] / [.D265]" office:value-type="float" office:value="6.39909061840293" calcext:value-type="float">
            <text:p>6,39909061840293</text:p>
          </table:table-cell>
          <table:table-cell office:value-type="string" calcext:value-type="string">
            <text:p>Máximo em relação a média</text:p>
          </table:table-cell>
        </table:table-row>
        <table:table-row table:style-name="ro1">
          <table:table-cell table:formula="of:= [.A265] / [.A267]" office:value-type="float" office:value="8.20718518395531" calcext:value-type="float">
            <text:p>8,20718518395531</text:p>
          </table:table-cell>
          <table:table-cell table:formula="of:= [.B265] / [.B267]" office:value-type="float" office:value="7.58840496804982" calcext:value-type="float">
            <text:p>7,58840496804982</text:p>
          </table:table-cell>
          <table:table-cell table:formula="of:= [.C265] / [.C267]" office:value-type="float" office:value="4.50844882096383" calcext:value-type="float">
            <text:p>4,50844882096383</text:p>
          </table:table-cell>
          <table:table-cell table:formula="of:= [.D265] / [.D267]" office:value-type="float" office:value="6.26534886134033" calcext:value-type="float">
            <text:p>6,26534886134033</text:p>
          </table:table-cell>
          <table:table-cell office:value-type="string" calcext:value-type="string">
            <text:p>Mínimo em relação a média</text:p>
          </table:table-cell>
        </table:table-row>
        <table:table-row table:style-name="ro1">
          <table:table-cell table:formula="of:=[.A265] / [.A256]" office:value-type="float" office:value="0.719646215787434" calcext:value-type="float">
            <text:p>0,719646215787434</text:p>
          </table:table-cell>
          <table:table-cell table:formula="of:=[.B265] / [.B256]" office:value-type="float" office:value="0.347946927159982" calcext:value-type="float">
            <text:p>0,347946927159982</text:p>
          </table:table-cell>
          <table:table-cell table:formula="of:=[.C265] / [.C256]" office:value-type="float" office:value="0.502369680071937" calcext:value-type="float">
            <text:p>0,502369680071937</text:p>
          </table:table-cell>
          <table:table-cell table:formula="of:=[.D265] / [.D256]" office:value-type="float" office:value="0.183401675159444" calcext:value-type="float">
            <text:p>0,183401675159444</text:p>
          </table:table-cell>
          <table:table-cell office:value-type="string" calcext:value-type="string">
            <text:p>Média em relação a Medi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22:53:57.399007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1:16:15.133598704</meta:creation-date>
    <dc:date>2019-04-08T23:14:38.244532759</dc:date>
    <meta:editing-duration>PT26M24S</meta:editing-duration>
    <meta:editing-cycles>5</meta:editing-cycles>
    <meta:generator>LibreOffice/6.2.2.2$Linux_X86_64 LibreOffice_project/20$Build-2</meta:generator>
    <meta:document-statistic meta:table-count="3" meta:cell-count="3547" meta:object-count="0"/>
  </office:meta>
</office:document-meta>
</file>